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0.598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1.907cm"/>
    </style:style>
    <style:style style:name="co6" style:family="table-column">
      <style:table-column-properties fo:break-before="auto" style:column-width="0.68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042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2.309cm"/>
    </style:style>
    <style:style style:name="co17" style:family="table-column">
      <style:table-column-properties fo:break-before="auto" style:column-width="2.219cm"/>
    </style:style>
    <style:style style:name="co18" style:family="table-column">
      <style:table-column-properties fo:break-before="auto" style:column-width="1.492cm"/>
    </style:style>
    <style:style style:name="co19" style:family="table-column">
      <style:table-column-properties fo:break-before="auto" style:column-width="0.901cm"/>
    </style:style>
    <style:style style:name="co20" style:family="table-column">
      <style:table-column-properties fo:break-before="auto" style:column-width="0.699cm"/>
    </style:style>
    <style:style style:name="co21" style:family="table-column">
      <style:table-column-properties fo:break-before="auto" style:column-width="3.323cm"/>
    </style:style>
    <style:style style:name="co22" style:family="table-column">
      <style:table-column-properties fo:break-before="auto" style:column-width="3.194cm"/>
    </style:style>
    <style:style style:name="co23" style:family="table-column">
      <style:table-column-properties fo:break-before="auto" style:column-width="1.752cm"/>
    </style:style>
    <style:style style:name="co24" style:family="table-column">
      <style:table-column-properties fo:break-before="auto" style:column-width="0.497cm"/>
    </style:style>
    <style:style style:name="co25" style:family="table-column">
      <style:table-column-properties fo:break-before="auto" style:column-width="1.097cm"/>
    </style:style>
    <style:style style:name="co26" style:family="table-column">
      <style:table-column-properties fo:break-before="auto" style:column-width="0.988cm"/>
    </style:style>
    <style:style style:name="co27" style:family="table-column">
      <style:table-column-properties fo:break-before="auto" style:column-width="1.914cm"/>
    </style:style>
    <style:style style:name="co28" style:family="table-column">
      <style:table-column-properties fo:break-before="auto" style:column-width="0.661cm"/>
    </style:style>
    <style:style style:name="co29" style:family="table-column">
      <style:table-column-properties fo:break-before="auto" style:column-width="1.3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/>
    <style:style style:name="ce3" style:family="table-cell" style:parent-style-name="Default" style:data-style-name="N119"/>
    <style:style style:name="ce4" style:family="table-cell" style:parent-style-name="Default">
      <style:table-cell-properties fo:background-color="#fff5ce"/>
    </style:style>
    <style:style style:name="ce5" style:family="table-cell" style:parent-style-name="Default" style:data-style-name="N0">
      <style:table-cell-properties fo:background-color="#fff5ce"/>
    </style:style>
    <style:style style:name="ce6" style:family="table-cell" style:parent-style-name="Default" style:data-style-name="N119">
      <style:table-cell-properties fo:background-color="#fff5ce"/>
    </style:style>
    <style:style style:name="ce7" style:family="table-cell" style:parent-style-name="Default" style:data-style-name="N119">
      <style:table-cell-properties fo:background-color="transparent"/>
    </style:style>
    <style:style style:name="ce8" style:family="table-cell" style:parent-style-name="Default" style:data-style-name="N3">
      <style:map style:condition="cell-content()&gt;359" style:apply-style-name="Error" style:base-cell-address="Sheet1_2.Q1"/>
    </style:style>
    <style:style style:name="ce9" style:family="table-cell" style:parent-style-name="Default" style:data-style-name="N3">
      <style:table-cell-properties fo:background-color="#fff5ce"/>
      <style:map style:condition="cell-content()&gt;359" style:apply-style-name="Error" style:base-cell-address="Sheet1_2.Q1"/>
    </style:style>
    <style:style style:name="ce21" style:family="table-cell" style:parent-style-name="Default" style:data-style-name="N3">
      <style:map style:condition="cell-content()&gt;359" style:apply-style-name="Error" style:base-cell-address="Sheet1_2.Q65"/>
    </style:style>
    <style:style style:name="ce17" style:family="table-cell" style:parent-style-name="Default" style:data-style-name="N3">
      <style:map style:condition="cell-content()&gt;359" style:apply-style-name="Error" style:base-cell-address="Sheet1_2.Q1"/>
    </style:style>
    <style:style style:name="ce10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e994" fo:border="0.74pt solid #b2b2b2"/>
    </style:style>
    <style:style style:name="ce18" style:family="table-cell" style:parent-style-name="Default" style:data-style-name="N3"/>
    <style:style style:name="ce19" style:family="table-cell" style:parent-style-name="Default" style:data-style-name="N3">
      <style:table-cell-properties fo:background-color="#ffc6c6"/>
    </style:style>
    <style:style style:name="ce20" style:family="table-cell" style:parent-style-name="Default" style:data-style-name="N3">
      <style:table-cell-properties fo:background-color="transparent"/>
    </style:style>
    <style:style style:name="ce26" style:family="table-cell" style:parent-style-name="Default" style:data-style-name="N123"/>
    <style:style style:name="ce27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ce3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IF(([.A2]&gt;[.B2])AND([.A2]&gt;[.C2]);[.A2];&quot;&quot;)" office:value-type="float" office:value="62" calcext:value-type="float">
            <text:p>62</text:p>
          </table:table-cell>
          <table:table-cell table:style-name="ce1" table:formula="of:=IF(([.B2]&gt;[.A2])AND([.B2]&gt;[.C2]);[.B2];&quot;&quot;)">
            <text:p/>
          </table:table-cell>
          <table:table-cell table:style-name="ce1" table:formula="of:=IF(([.C2]&gt;[.A2])AND([.C2]&gt;[.B2]);[.C2];&quot;&quot;)">
            <text:p/>
          </table:table-cell>
          <table:table-cell table:style-name="ce1" table:formula="of:=IF([.E2]&lt;&gt;&quot;&quot;;[.E2];IF([.F2]&lt;&gt;&quot;&quot;;[.F2];[.G2]))" office:value-type="float" office:value="62" calcext:value-type="float">
            <text:p>62</text:p>
          </table:table-cell>
          <table:table-cell table:style-name="ce1"/>
          <table:table-cell table:style-name="ce1" table:formula="of:=IF(([.A2]&lt;[.B2])AND([.A2]&lt;[.C2]);[.A2];&quot;&quot;)">
            <text:p/>
          </table:table-cell>
          <table:table-cell table:style-name="ce1" table:formula="of:=IF(([.B2]&lt;[.A2])AND([.B2]&lt;[.C2]);[.B2];&quot;&quot;)">
            <text:p/>
          </table:table-cell>
          <table:table-cell table:style-name="ce1" table:formula="of:=IF(([.C2]&lt;[.A2])AND([.C2]&lt;[.B2]);[.C2];&quot;&quot;)" office:value-type="float" office:value="43" calcext:value-type="float">
            <text:p>43</text:p>
          </table:table-cell>
          <table:table-cell table:style-name="ce1" table:formula="of:=IF([.J2]&lt;&gt;&quot;&quot;;[.J2];IF([.K2]&lt;&gt;&quot;&quot;;[.K2];[.L2]))" office:value-type="float" office:value="43" calcext:value-type="float">
            <text:p>43</text:p>
          </table:table-cell>
          <table:table-cell table:style-name="ce1"/>
          <table:table-cell table:formula="of:=IF(([.A2]&gt;[.B2])AND([.A2]&gt;[.C2]);IFERROR(([.B2]-[.C2])/([.H2]-[.M2]);0)+1;&quot;&quot;)" office:value-type="float" office:value="1.31578947368421" calcext:value-type="float">
            <text:p>1.316</text:p>
          </table:table-cell>
          <table:table-cell table:formula="of:=IF(([.B2]&gt;[.A2])AND([.B2]&gt;[.C2]);IFERROR(([.C2]-[.A2])/([.H2]-[.M2]);0)+2;&quot;&quot;)">
            <text:p/>
          </table:table-cell>
          <table:table-cell table:formula="of:=IF(([.C2]&gt;[.A2])AND([.C2]&gt;[.B2]);IFERROR(([.A2]-[.B2])/([.H2]-[.M2]);0)+4;&quot;&quot;)">
            <text:p/>
          </table:table-cell>
          <table:table-cell table:formula="of:=IF([.O2]&lt;&gt;&quot;&quot;;[.O2];IF([.P2]&lt;&gt;&quot;&quot;;[.P2];[.Q2]))" office:value-type="float" office:value="1.31578947368421" calcext:value-type="float">
            <text:p>1.316</text:p>
          </table:table-cell>
          <table:table-cell table:style-name="ce1"/>
          <table:table-cell table:style-name="ce1" table:formula="of:=INT(64/5*[.R2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 table:formula="of:=IF(([.A3]&gt;[.B3])AND([.A3]&gt;[.C3]);[.A3];&quot;&quot;)">
            <text:p/>
          </table:table-cell>
          <table:table-cell table:style-name="ce1" table:formula="of:=IF(([.B3]&gt;[.A3])AND([.B3]&gt;[.C3]);[.B3];&quot;&quot;)">
            <text:p/>
          </table:table-cell>
          <table:table-cell table:style-name="ce1" table:formula="of:=IF(([.C3]&gt;[.A3])AND([.C3]&gt;[.B3]);[.C3];&quot;&quot;)" office:value-type="float" office:value="40" calcext:value-type="float">
            <text:p>40</text:p>
          </table:table-cell>
          <table:table-cell table:style-name="ce1" table:formula="of:=IF([.E3]&lt;&gt;&quot;&quot;;[.E3];IF([.F3]&lt;&gt;&quot;&quot;;[.F3];[.G3]))" office:value-type="float" office:value="40" calcext:value-type="float">
            <text:p>40</text:p>
          </table:table-cell>
          <table:table-cell/>
          <table:table-cell table:style-name="ce1" table:formula="of:=IF(([.A3]&lt;[.B3])AND([.A3]&lt;[.C3]);[.A3];&quot;&quot;)" office:value-type="float" office:value="14" calcext:value-type="float">
            <text:p>14</text:p>
          </table:table-cell>
          <table:table-cell table:style-name="ce1" table:formula="of:=IF(([.B3]&lt;[.A3])AND([.B3]&lt;[.C3]);[.B3];&quot;&quot;)">
            <text:p/>
          </table:table-cell>
          <table:table-cell table:style-name="ce1" table:formula="of:=IF(([.C3]&lt;[.A3])AND([.C3]&lt;[.B3]);[.C3];&quot;&quot;)">
            <text:p/>
          </table:table-cell>
          <table:table-cell table:style-name="ce1" table:formula="of:=IF([.J3]&lt;&gt;&quot;&quot;;[.J3];IF([.K3]&lt;&gt;&quot;&quot;;[.K3];[.L3]))" office:value-type="float" office:value="14" calcext:value-type="float">
            <text:p>14</text:p>
          </table:table-cell>
          <table:table-cell table:style-name="ce1"/>
          <table:table-cell table:formula="of:=IF(([.A3]&gt;[.B3])AND([.A3]&gt;[.C3]);IFERROR(([.B3]-[.C3])/([.H3]-[.M3]);0)+1;&quot;&quot;)">
            <text:p/>
          </table:table-cell>
          <table:table-cell table:formula="of:=IF(([.B3]&gt;[.A3])AND([.B3]&gt;[.C3]);IFERROR(([.C3]-[.A3])/([.H3]-[.M3]);0)+2;&quot;&quot;)">
            <text:p/>
          </table:table-cell>
          <table:table-cell table:formula="of:=IF(([.C3]&gt;[.A3])AND([.C3]&gt;[.B3]);IFERROR(([.A3]-[.B3])/([.H3]-[.M3]);0)+4;&quot;&quot;)" office:value-type="float" office:value="3.03846153846154" calcext:value-type="float">
            <text:p>3.038</text:p>
          </table:table-cell>
          <table:table-cell table:formula="of:=IF([.O3]&lt;&gt;&quot;&quot;;[.O3];IF([.P3]&lt;&gt;&quot;&quot;;[.P3];[.Q3]))" office:value-type="float" office:value="3.03846153846154" calcext:value-type="float">
            <text:p>3.038</text:p>
          </table:table-cell>
          <table:table-cell table:style-name="ce1"/>
          <table:table-cell table:style-name="ce1" table:formula="of:=INT(64/5*[.R3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IF(([.A4]&gt;[.B4])AND([.A4]&gt;[.C4]);[.A4];&quot;&quot;)">
            <text:p/>
          </table:table-cell>
          <table:table-cell table:style-name="ce1" table:formula="of:=IF(([.B4]&gt;[.A4])AND([.B4]&gt;[.C4]);[.B4];&quot;&quot;)" office:value-type="float" office:value="62" calcext:value-type="float">
            <text:p>62</text:p>
          </table:table-cell>
          <table:table-cell table:style-name="ce1" table:formula="of:=IF(([.C4]&gt;[.A4])AND([.C4]&gt;[.B4]);[.C4];&quot;&quot;)">
            <text:p/>
          </table:table-cell>
          <table:table-cell table:style-name="ce1" table:formula="of:=IF([.E4]&lt;&gt;&quot;&quot;;[.E4];IF([.F4]&lt;&gt;&quot;&quot;;[.F4];[.G4]))" office:value-type="float" office:value="62" calcext:value-type="float">
            <text:p>62</text:p>
          </table:table-cell>
          <table:table-cell/>
          <table:table-cell table:style-name="ce1" table:formula="of:=IF(([.A4]&lt;[.B4])AND([.A4]&lt;[.C4]);[.A4];&quot;&quot;)">
            <text:p/>
          </table:table-cell>
          <table:table-cell table:style-name="ce1" table:formula="of:=IF(([.B4]&lt;[.A4])AND([.B4]&lt;[.C4]);[.B4];&quot;&quot;)">
            <text:p/>
          </table:table-cell>
          <table:table-cell table:style-name="ce1" table:formula="of:=IF(([.C4]&lt;[.A4])AND([.C4]&lt;[.B4]);[.C4];&quot;&quot;)">
            <text:p/>
          </table:table-cell>
          <table:table-cell table:style-name="ce1" table:formula="of:=IF([.J4]&lt;&gt;&quot;&quot;;[.J4];IF([.K4]&lt;&gt;&quot;&quot;;[.K4];[.L4]))">
            <text:p/>
          </table:table-cell>
          <table:table-cell table:style-name="ce1"/>
          <table:table-cell table:formula="of:=IF(([.A4]&gt;[.B4])AND([.A4]&gt;[.C4]);IFERROR(([.B4]-[.C4])/([.H4]-[.M4]);0)+1;&quot;&quot;)">
            <text:p/>
          </table:table-cell>
          <table:table-cell table:formula="of:=IF(([.B4]&gt;[.A4])AND([.B4]&gt;[.C4]);IFERROR(([.C4]-[.A4])/([.H4]-[.M4]);0)+2;&quot;&quot;)" office:value-type="float" office:value="2" calcext:value-type="float">
            <text:p>2.000</text:p>
          </table:table-cell>
          <table:table-cell table:formula="of:=IF(([.C4]&gt;[.A4])AND([.C4]&gt;[.B4]);IFERROR(([.A4]-[.B4])/([.H4]-[.M4]);0)+4;&quot;&quot;)">
            <text:p/>
          </table:table-cell>
          <table:table-cell table:formula="of:=IF([.O4]&lt;&gt;&quot;&quot;;[.O4];IF([.P4]&lt;&gt;&quot;&quot;;[.P4];[.Q4]))" office:value-type="float" office:value="2" calcext:value-type="float">
            <text:p>2.000</text:p>
          </table:table-cell>
          <table:table-cell table:style-name="ce1"/>
          <table:table-cell table:style-name="ce1" table:formula="of:=INT(64/5*[.R4])" office:value-type="float" office:value="25" calcext:value-type="float">
            <text:p>25</text:p>
          </table:table-cell>
          <table:table-cell table:style-name="ce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5]&gt;[.B5])AND([.A5]&gt;[.C5]);[.A5];&quot;&quot;)">
            <text:p/>
          </table:table-cell>
          <table:table-cell table:style-name="ce1" table:formula="of:=IF(([.B5]&gt;[.A5])AND([.B5]&gt;[.C5]);[.B5];&quot;&quot;)">
            <text:p/>
          </table:table-cell>
          <table:table-cell table:style-name="ce1" table:formula="of:=IF(([.C5]&gt;[.A5])AND([.C5]&gt;[.B5]);[.C5];&quot;&quot;)" office:value-type="float" office:value="28" calcext:value-type="float">
            <text:p>28</text:p>
          </table:table-cell>
          <table:table-cell table:style-name="ce1" table:formula="of:=IF([.E5]&lt;&gt;&quot;&quot;;[.E5];IF([.F5]&lt;&gt;&quot;&quot;;[.F5];[.G5]))" office:value-type="float" office:value="28" calcext:value-type="float">
            <text:p>28</text:p>
          </table:table-cell>
          <table:table-cell/>
          <table:table-cell table:style-name="ce1" table:formula="of:=IF(([.A5]&lt;[.B5])AND([.A5]&lt;[.C5]);[.A5];&quot;&quot;)">
            <text:p/>
          </table:table-cell>
          <table:table-cell table:style-name="ce1" table:formula="of:=IF(([.B5]&lt;[.A5])AND([.B5]&lt;[.C5]);[.B5];&quot;&quot;)" office:value-type="float" office:value="4" calcext:value-type="float">
            <text:p>4</text:p>
          </table:table-cell>
          <table:table-cell table:style-name="ce1" table:formula="of:=IF(([.C5]&lt;[.A5])AND([.C5]&lt;[.B5]);[.C5];&quot;&quot;)">
            <text:p/>
          </table:table-cell>
          <table:table-cell table:style-name="ce1" table:formula="of:=IF([.J5]&lt;&gt;&quot;&quot;;[.J5];IF([.K5]&lt;&gt;&quot;&quot;;[.K5];[.L5]))" office:value-type="float" office:value="4" calcext:value-type="float">
            <text:p>4</text:p>
          </table:table-cell>
          <table:table-cell table:style-name="ce1"/>
          <table:table-cell table:formula="of:=IF(([.A5]&gt;[.B5])AND([.A5]&gt;[.C5]);IFERROR(([.B5]-[.C5])/([.H5]-[.M5]);0)+1;&quot;&quot;)">
            <text:p/>
          </table:table-cell>
          <table:table-cell table:formula="of:=IF(([.B5]&gt;[.A5])AND([.B5]&gt;[.C5]);IFERROR(([.C5]-[.A5])/([.H5]-[.M5]);0)+2;&quot;&quot;)">
            <text:p/>
          </table:table-cell>
          <table:table-cell table:formula="of:=IF(([.C5]&gt;[.A5])AND([.C5]&gt;[.B5]);IFERROR(([.A5]-[.B5])/([.H5]-[.M5]);0)+4;&quot;&quot;)" office:value-type="float" office:value="4.79166666666667" calcext:value-type="float">
            <text:p>4.792</text:p>
          </table:table-cell>
          <table:table-cell table:formula="of:=IF([.O5]&lt;&gt;&quot;&quot;;[.O5];IF([.P5]&lt;&gt;&quot;&quot;;[.P5];[.Q5]))" office:value-type="float" office:value="4.79166666666667" calcext:value-type="float">
            <text:p>4.792</text:p>
          </table:table-cell>
          <table:table-cell table:style-name="ce1"/>
          <table:table-cell table:style-name="ce1" table:formula="of:=INT(64/5*[.R5])" office:value-type="float" office:value="61" calcext:value-type="float">
            <text:p>61</text:p>
          </table:table-cell>
          <table:table-cell table:style-name="ce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IF(([.A6]&gt;[.B6])AND([.A6]&gt;[.C6]);[.A6];&quot;&quot;)">
            <text:p/>
          </table:table-cell>
          <table:table-cell table:style-name="ce1" table:formula="of:=IF(([.B6]&gt;[.A6])AND([.B6]&gt;[.C6]);[.B6];&quot;&quot;)">
            <text:p/>
          </table:table-cell>
          <table:table-cell table:style-name="ce1" table:formula="of:=IF(([.C6]&gt;[.A6])AND([.C6]&gt;[.B6]);[.C6];&quot;&quot;)" office:value-type="float" office:value="52" calcext:value-type="float">
            <text:p>52</text:p>
          </table:table-cell>
          <table:table-cell table:style-name="ce1" table:formula="of:=IF([.E6]&lt;&gt;&quot;&quot;;[.E6];IF([.F6]&lt;&gt;&quot;&quot;;[.F6];[.G6]))" office:value-type="float" office:value="52" calcext:value-type="float">
            <text:p>52</text:p>
          </table:table-cell>
          <table:table-cell/>
          <table:table-cell table:style-name="ce1" table:formula="of:=IF(([.A6]&lt;[.B6])AND([.A6]&lt;[.C6]);[.A6];&quot;&quot;)">
            <text:p/>
          </table:table-cell>
          <table:table-cell table:style-name="ce1" table:formula="of:=IF(([.B6]&lt;[.A6])AND([.B6]&lt;[.C6]);[.B6];&quot;&quot;)" office:value-type="float" office:value="39" calcext:value-type="float">
            <text:p>39</text:p>
          </table:table-cell>
          <table:table-cell table:style-name="ce1" table:formula="of:=IF(([.C6]&lt;[.A6])AND([.C6]&lt;[.B6]);[.C6];&quot;&quot;)">
            <text:p/>
          </table:table-cell>
          <table:table-cell table:style-name="ce1" table:formula="of:=IF([.J6]&lt;&gt;&quot;&quot;;[.J6];IF([.K6]&lt;&gt;&quot;&quot;;[.K6];[.L6]))" office:value-type="float" office:value="39" calcext:value-type="float">
            <text:p>39</text:p>
          </table:table-cell>
          <table:table-cell table:style-name="ce1"/>
          <table:table-cell table:formula="of:=IF(([.A6]&gt;[.B6])AND([.A6]&gt;[.C6]);IFERROR(([.B6]-[.C6])/([.H6]-[.M6]);0)+1;&quot;&quot;)">
            <text:p/>
          </table:table-cell>
          <table:table-cell table:formula="of:=IF(([.B6]&gt;[.A6])AND([.B6]&gt;[.C6]);IFERROR(([.C6]-[.A6])/([.H6]-[.M6]);0)+2;&quot;&quot;)">
            <text:p/>
          </table:table-cell>
          <table:table-cell table:formula="of:=IF(([.C6]&gt;[.A6])AND([.C6]&gt;[.B6]);IFERROR(([.A6]-[.B6])/([.H6]-[.M6]);0)+4;&quot;&quot;)" office:value-type="float" office:value="4.53846153846154" calcext:value-type="float">
            <text:p>4.538</text:p>
          </table:table-cell>
          <table:table-cell table:formula="of:=IF([.O6]&lt;&gt;&quot;&quot;;[.O6];IF([.P6]&lt;&gt;&quot;&quot;;[.P6];[.Q6]))" office:value-type="float" office:value="4.53846153846154" calcext:value-type="float">
            <text:p>4.538</text:p>
          </table:table-cell>
          <table:table-cell table:style-name="ce1"/>
          <table:table-cell table:style-name="ce1" table:formula="of:=INT(64/5*[.R6])" office:value-type="float" office:value="58" calcext:value-type="float">
            <text:p>58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F(([.A7]&gt;[.B7])AND([.A7]&gt;[.C7]);[.A7];&quot;&quot;)" office:value-type="float" office:value="60" calcext:value-type="float">
            <text:p>60</text:p>
          </table:table-cell>
          <table:table-cell table:style-name="ce1" table:formula="of:=IF(([.B7]&gt;[.A7])AND([.B7]&gt;[.C7]);[.B7];&quot;&quot;)">
            <text:p/>
          </table:table-cell>
          <table:table-cell table:style-name="ce1" table:formula="of:=IF(([.C7]&gt;[.A7])AND([.C7]&gt;[.B7]);[.C7];&quot;&quot;)">
            <text:p/>
          </table:table-cell>
          <table:table-cell table:style-name="ce1" table:formula="of:=IF([.E7]&lt;&gt;&quot;&quot;;[.E7];IF([.F7]&lt;&gt;&quot;&quot;;[.F7];[.G7]))" office:value-type="float" office:value="60" calcext:value-type="float">
            <text:p>60</text:p>
          </table:table-cell>
          <table:table-cell/>
          <table:table-cell table:style-name="ce1" table:formula="of:=IF(([.A7]&lt;[.B7])AND([.A7]&lt;[.C7]);[.A7];&quot;&quot;)">
            <text:p/>
          </table:table-cell>
          <table:table-cell table:style-name="ce1" table:formula="of:=IF(([.B7]&lt;[.A7])AND([.B7]&lt;[.C7]);[.B7];&quot;&quot;)">
            <text:p/>
          </table:table-cell>
          <table:table-cell table:style-name="ce1" table:formula="of:=IF(([.C7]&lt;[.A7])AND([.C7]&lt;[.B7]);[.C7];&quot;&quot;)" office:value-type="float" office:value="1" calcext:value-type="float">
            <text:p>1</text:p>
          </table:table-cell>
          <table:table-cell table:style-name="ce1" table:formula="of:=IF([.J7]&lt;&gt;&quot;&quot;;[.J7];IF([.K7]&lt;&gt;&quot;&quot;;[.K7];[.L7]))" office:value-type="float" office:value="1" calcext:value-type="float">
            <text:p>1</text:p>
          </table:table-cell>
          <table:table-cell table:style-name="ce1"/>
          <table:table-cell table:formula="of:=IF(([.A7]&gt;[.B7])AND([.A7]&gt;[.C7]);IFERROR(([.B7]-[.C7])/([.H7]-[.M7]);0)+1;&quot;&quot;)" office:value-type="float" office:value="1.38983050847458" calcext:value-type="float">
            <text:p>1.390</text:p>
          </table:table-cell>
          <table:table-cell table:formula="of:=IF(([.B7]&gt;[.A7])AND([.B7]&gt;[.C7]);IFERROR(([.C7]-[.A7])/([.H7]-[.M7]);0)+2;&quot;&quot;)">
            <text:p/>
          </table:table-cell>
          <table:table-cell table:formula="of:=IF(([.C7]&gt;[.A7])AND([.C7]&gt;[.B7]);IFERROR(([.A7]-[.B7])/([.H7]-[.M7]);0)+4;&quot;&quot;)">
            <text:p/>
          </table:table-cell>
          <table:table-cell table:formula="of:=IF([.O7]&lt;&gt;&quot;&quot;;[.O7];IF([.P7]&lt;&gt;&quot;&quot;;[.P7];[.Q7]))" office:value-type="float" office:value="1.38983050847458" calcext:value-type="float">
            <text:p>1.390</text:p>
          </table:table-cell>
          <table:table-cell table:style-name="ce1"/>
          <table:table-cell table:style-name="ce1" table:formula="of:=INT(64/5*[.R7])" office:value-type="float" office:value="17" calcext:value-type="float">
            <text:p>17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IF(([.A8]&gt;[.B8])AND([.A8]&gt;[.C8]);[.A8];&quot;&quot;)">
            <text:p/>
          </table:table-cell>
          <table:table-cell table:style-name="ce1" table:formula="of:=IF(([.B8]&gt;[.A8])AND([.B8]&gt;[.C8]);[.B8];&quot;&quot;)" office:value-type="float" office:value="30" calcext:value-type="float">
            <text:p>30</text:p>
          </table:table-cell>
          <table:table-cell table:style-name="ce1" table:formula="of:=IF(([.C8]&gt;[.A8])AND([.C8]&gt;[.B8]);[.C8];&quot;&quot;)">
            <text:p/>
          </table:table-cell>
          <table:table-cell table:style-name="ce1" table:formula="of:=IF([.E8]&lt;&gt;&quot;&quot;;[.E8];IF([.F8]&lt;&gt;&quot;&quot;;[.F8];[.G8]))" office:value-type="float" office:value="30" calcext:value-type="float">
            <text:p>30</text:p>
          </table:table-cell>
          <table:table-cell/>
          <table:table-cell table:style-name="ce1" table:formula="of:=IF(([.A8]&lt;[.B8])AND([.A8]&lt;[.C8]);[.A8];&quot;&quot;)">
            <text:p/>
          </table:table-cell>
          <table:table-cell table:style-name="ce1" table:formula="of:=IF(([.B8]&lt;[.A8])AND([.B8]&lt;[.C8]);[.B8];&quot;&quot;)">
            <text:p/>
          </table:table-cell>
          <table:table-cell table:style-name="ce1" table:formula="of:=IF(([.C8]&lt;[.A8])AND([.C8]&lt;[.B8]);[.C8];&quot;&quot;)" office:value-type="float" office:value="2" calcext:value-type="float">
            <text:p>2</text:p>
          </table:table-cell>
          <table:table-cell table:style-name="ce1" table:formula="of:=IF([.J8]&lt;&gt;&quot;&quot;;[.J8];IF([.K8]&lt;&gt;&quot;&quot;;[.K8];[.L8]))" office:value-type="float" office:value="2" calcext:value-type="float">
            <text:p>2</text:p>
          </table:table-cell>
          <table:table-cell table:style-name="ce1"/>
          <table:table-cell table:formula="of:=IF(([.A8]&gt;[.B8])AND([.A8]&gt;[.C8]);IFERROR(([.B8]-[.C8])/([.H8]-[.M8]);0)+1;&quot;&quot;)">
            <text:p/>
          </table:table-cell>
          <table:table-cell table:formula="of:=IF(([.B8]&gt;[.A8])AND([.B8]&gt;[.C8]);IFERROR(([.C8]-[.A8])/([.H8]-[.M8]);0)+2;&quot;&quot;)" office:value-type="float" office:value="1.92857142857143" calcext:value-type="float">
            <text:p>1.929</text:p>
          </table:table-cell>
          <table:table-cell table:formula="of:=IF(([.C8]&gt;[.A8])AND([.C8]&gt;[.B8]);IFERROR(([.A8]-[.B8])/([.H8]-[.M8]);0)+4;&quot;&quot;)">
            <text:p/>
          </table:table-cell>
          <table:table-cell table:formula="of:=IF([.O8]&lt;&gt;&quot;&quot;;[.O8];IF([.P8]&lt;&gt;&quot;&quot;;[.P8];[.Q8]))" office:value-type="float" office:value="1.92857142857143" calcext:value-type="float">
            <text:p>1.929</text:p>
          </table:table-cell>
          <table:table-cell table:style-name="ce1"/>
          <table:table-cell table:style-name="ce1" table:formula="of:=INT(64/5*[.R8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IF(([.A9]&gt;[.B9])AND([.A9]&gt;[.C9]);[.A9];&quot;&quot;)" office:value-type="float" office:value="47" calcext:value-type="float">
            <text:p>47</text:p>
          </table:table-cell>
          <table:table-cell table:style-name="ce1" table:formula="of:=IF(([.B9]&gt;[.A9])AND([.B9]&gt;[.C9]);[.B9];&quot;&quot;)">
            <text:p/>
          </table:table-cell>
          <table:table-cell table:style-name="ce1" table:formula="of:=IF(([.C9]&gt;[.A9])AND([.C9]&gt;[.B9]);[.C9];&quot;&quot;)">
            <text:p/>
          </table:table-cell>
          <table:table-cell table:style-name="ce1" table:formula="of:=IF([.E9]&lt;&gt;&quot;&quot;;[.E9];IF([.F9]&lt;&gt;&quot;&quot;;[.F9];[.G9]))" office:value-type="float" office:value="47" calcext:value-type="float">
            <text:p>47</text:p>
          </table:table-cell>
          <table:table-cell/>
          <table:table-cell table:style-name="ce1" table:formula="of:=IF(([.A9]&lt;[.B9])AND([.A9]&lt;[.C9]);[.A9];&quot;&quot;)">
            <text:p/>
          </table:table-cell>
          <table:table-cell table:style-name="ce1" table:formula="of:=IF(([.B9]&lt;[.A9])AND([.B9]&lt;[.C9]);[.B9];&quot;&quot;)" office:value-type="float" office:value="23" calcext:value-type="float">
            <text:p>23</text:p>
          </table:table-cell>
          <table:table-cell table:style-name="ce1" table:formula="of:=IF(([.C9]&lt;[.A9])AND([.C9]&lt;[.B9]);[.C9];&quot;&quot;)">
            <text:p/>
          </table:table-cell>
          <table:table-cell table:style-name="ce1" table:formula="of:=IF([.J9]&lt;&gt;&quot;&quot;;[.J9];IF([.K9]&lt;&gt;&quot;&quot;;[.K9];[.L9]))" office:value-type="float" office:value="23" calcext:value-type="float">
            <text:p>23</text:p>
          </table:table-cell>
          <table:table-cell table:style-name="ce1"/>
          <table:table-cell table:formula="of:=IF(([.A9]&gt;[.B9])AND([.A9]&gt;[.C9]);IFERROR(([.B9]-[.C9])/([.H9]-[.M9]);0)+1;&quot;&quot;)" office:value-type="float" office:value="0.416666666666667" calcext:value-type="float">
            <text:p>0.417</text:p>
          </table:table-cell>
          <table:table-cell table:formula="of:=IF(([.B9]&gt;[.A9])AND([.B9]&gt;[.C9]);IFERROR(([.C9]-[.A9])/([.H9]-[.M9]);0)+2;&quot;&quot;)">
            <text:p/>
          </table:table-cell>
          <table:table-cell table:formula="of:=IF(([.C9]&gt;[.A9])AND([.C9]&gt;[.B9]);IFERROR(([.A9]-[.B9])/([.H9]-[.M9]);0)+4;&quot;&quot;)">
            <text:p/>
          </table:table-cell>
          <table:table-cell table:formula="of:=IF([.O9]&lt;&gt;&quot;&quot;;[.O9];IF([.P9]&lt;&gt;&quot;&quot;;[.P9];[.Q9]))" office:value-type="float" office:value="0.416666666666667" calcext:value-type="float">
            <text:p>0.417</text:p>
          </table:table-cell>
          <table:table-cell table:style-name="ce1"/>
          <table:table-cell table:style-name="ce1" table:formula="of:=INT(64/5*[.R9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IF(([.A10]&gt;[.B10])AND([.A10]&gt;[.C10]);[.A10];&quot;&quot;)">
            <text:p/>
          </table:table-cell>
          <table:table-cell table:style-name="ce1" table:formula="of:=IF(([.B10]&gt;[.A10])AND([.B10]&gt;[.C10]);[.B10];&quot;&quot;)" office:value-type="float" office:value="22" calcext:value-type="float">
            <text:p>22</text:p>
          </table:table-cell>
          <table:table-cell table:style-name="ce1" table:formula="of:=IF(([.C10]&gt;[.A10])AND([.C10]&gt;[.B10]);[.C10];&quot;&quot;)">
            <text:p/>
          </table:table-cell>
          <table:table-cell table:style-name="ce1" table:formula="of:=IF([.E10]&lt;&gt;&quot;&quot;;[.E10];IF([.F10]&lt;&gt;&quot;&quot;;[.F10];[.G10]))" office:value-type="float" office:value="22" calcext:value-type="float">
            <text:p>22</text:p>
          </table:table-cell>
          <table:table-cell/>
          <table:table-cell table:style-name="ce1" table:formula="of:=IF(([.A10]&lt;[.B10])AND([.A10]&lt;[.C10]);[.A10];&quot;&quot;)" office:value-type="float" office:value="2" calcext:value-type="float">
            <text:p>2</text:p>
          </table:table-cell>
          <table:table-cell table:style-name="ce1" table:formula="of:=IF(([.B10]&lt;[.A10])AND([.B10]&lt;[.C10]);[.B10];&quot;&quot;)">
            <text:p/>
          </table:table-cell>
          <table:table-cell table:style-name="ce1" table:formula="of:=IF(([.C10]&lt;[.A10])AND([.C10]&lt;[.B10]);[.C10];&quot;&quot;)">
            <text:p/>
          </table:table-cell>
          <table:table-cell table:style-name="ce1" table:formula="of:=IF([.J10]&lt;&gt;&quot;&quot;;[.J10];IF([.K10]&lt;&gt;&quot;&quot;;[.K10];[.L10]))" office:value-type="float" office:value="2" calcext:value-type="float">
            <text:p>2</text:p>
          </table:table-cell>
          <table:table-cell table:style-name="ce1"/>
          <table:table-cell table:formula="of:=IF(([.A10]&gt;[.B10])AND([.A10]&gt;[.C10]);IFERROR(([.B10]-[.C10])/([.H10]-[.M10]);0)+1;&quot;&quot;)">
            <text:p/>
          </table:table-cell>
          <table:table-cell table:formula="of:=IF(([.B10]&gt;[.A10])AND([.B10]&gt;[.C10]);IFERROR(([.C10]-[.A10])/([.H10]-[.M10]);0)+2;&quot;&quot;)" office:value-type="float" office:value="2.9" calcext:value-type="float">
            <text:p>2.900</text:p>
          </table:table-cell>
          <table:table-cell table:formula="of:=IF(([.C10]&gt;[.A10])AND([.C10]&gt;[.B10]);IFERROR(([.A10]-[.B10])/([.H10]-[.M10]);0)+4;&quot;&quot;)">
            <text:p/>
          </table:table-cell>
          <table:table-cell table:formula="of:=IF([.O10]&lt;&gt;&quot;&quot;;[.O10];IF([.P10]&lt;&gt;&quot;&quot;;[.P10];[.Q10]))" office:value-type="float" office:value="2.9" calcext:value-type="float">
            <text:p>2.900</text:p>
          </table:table-cell>
          <table:table-cell table:style-name="ce1"/>
          <table:table-cell table:style-name="ce1" table:formula="of:=INT(64/5*[.R10])" office:value-type="float" office:value="37" calcext:value-type="float">
            <text:p>37</text:p>
          </table:table-cell>
          <table:table-cell table:style-name="ce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IF(([.A11]&gt;[.B11])AND([.A11]&gt;[.C11]);[.A11];&quot;&quot;)">
            <text:p/>
          </table:table-cell>
          <table:table-cell table:style-name="ce1" table:formula="of:=IF(([.B11]&gt;[.A11])AND([.B11]&gt;[.C11]);[.B11];&quot;&quot;)">
            <text:p/>
          </table:table-cell>
          <table:table-cell table:style-name="ce1" table:formula="of:=IF(([.C11]&gt;[.A11])AND([.C11]&gt;[.B11]);[.C11];&quot;&quot;)" office:value-type="float" office:value="51" calcext:value-type="float">
            <text:p>51</text:p>
          </table:table-cell>
          <table:table-cell table:style-name="ce1" table:formula="of:=IF([.E11]&lt;&gt;&quot;&quot;;[.E11];IF([.F11]&lt;&gt;&quot;&quot;;[.F11];[.G11]))" office:value-type="float" office:value="51" calcext:value-type="float">
            <text:p>51</text:p>
          </table:table-cell>
          <table:table-cell/>
          <table:table-cell table:style-name="ce1" table:formula="of:=IF(([.A11]&lt;[.B11])AND([.A11]&lt;[.C11]);[.A11];&quot;&quot;)" office:value-type="float" office:value="33" calcext:value-type="float">
            <text:p>33</text:p>
          </table:table-cell>
          <table:table-cell table:style-name="ce1" table:formula="of:=IF(([.B11]&lt;[.A11])AND([.B11]&lt;[.C11]);[.B11];&quot;&quot;)">
            <text:p/>
          </table:table-cell>
          <table:table-cell table:style-name="ce1" table:formula="of:=IF(([.C11]&lt;[.A11])AND([.C11]&lt;[.B11]);[.C11];&quot;&quot;)">
            <text:p/>
          </table:table-cell>
          <table:table-cell table:style-name="ce1" table:formula="of:=IF([.J11]&lt;&gt;&quot;&quot;;[.J11];IF([.K11]&lt;&gt;&quot;&quot;;[.K11];[.L11]))" office:value-type="float" office:value="33" calcext:value-type="float">
            <text:p>33</text:p>
          </table:table-cell>
          <table:table-cell table:style-name="ce1"/>
          <table:table-cell table:formula="of:=IF(([.A11]&gt;[.B11])AND([.A11]&gt;[.C11]);IFERROR(([.B11]-[.C11])/([.H11]-[.M11]);0)+1;&quot;&quot;)">
            <text:p/>
          </table:table-cell>
          <table:table-cell table:formula="of:=IF(([.B11]&gt;[.A11])AND([.B11]&gt;[.C11]);IFERROR(([.C11]-[.A11])/([.H11]-[.M11]);0)+2;&quot;&quot;)">
            <text:p/>
          </table:table-cell>
          <table:table-cell table:formula="of:=IF(([.C11]&gt;[.A11])AND([.C11]&gt;[.B11]);IFERROR(([.A11]-[.B11])/([.H11]-[.M11]);0)+4;&quot;&quot;)" office:value-type="float" office:value="3.27777777777778" calcext:value-type="float">
            <text:p>3.278</text:p>
          </table:table-cell>
          <table:table-cell table:formula="of:=IF([.O11]&lt;&gt;&quot;&quot;;[.O11];IF([.P11]&lt;&gt;&quot;&quot;;[.P11];[.Q11]))" office:value-type="float" office:value="3.27777777777778" calcext:value-type="float">
            <text:p>3.278</text:p>
          </table:table-cell>
          <table:table-cell table:style-name="ce1"/>
          <table:table-cell table:style-name="ce1" table:formula="of:=INT(64/5*[.R11])" office:value-type="float" office:value="41" calcext:value-type="float">
            <text:p>41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 table:formula="of:=IF(([.A12]&gt;[.B12])AND([.A12]&gt;[.C12]);[.A12];&quot;&quot;)">
            <text:p/>
          </table:table-cell>
          <table:table-cell table:style-name="ce1" table:formula="of:=IF(([.B12]&gt;[.A12])AND([.B12]&gt;[.C12]);[.B12];&quot;&quot;)">
            <text:p/>
          </table:table-cell>
          <table:table-cell table:style-name="ce1" table:formula="of:=IF(([.C12]&gt;[.A12])AND([.C12]&gt;[.B12]);[.C12];&quot;&quot;)" office:value-type="float" office:value="39" calcext:value-type="float">
            <text:p>39</text:p>
          </table:table-cell>
          <table:table-cell table:style-name="ce1" table:formula="of:=IF([.E12]&lt;&gt;&quot;&quot;;[.E12];IF([.F12]&lt;&gt;&quot;&quot;;[.F12];[.G12]))" office:value-type="float" office:value="39" calcext:value-type="float">
            <text:p>39</text:p>
          </table:table-cell>
          <table:table-cell/>
          <table:table-cell table:style-name="ce1" table:formula="of:=IF(([.A12]&lt;[.B12])AND([.A12]&lt;[.C12]);[.A12];&quot;&quot;)" office:value-type="float" office:value="7" calcext:value-type="float">
            <text:p>7</text:p>
          </table:table-cell>
          <table:table-cell table:style-name="ce1" table:formula="of:=IF(([.B12]&lt;[.A12])AND([.B12]&lt;[.C12]);[.B12];&quot;&quot;)">
            <text:p/>
          </table:table-cell>
          <table:table-cell table:style-name="ce1" table:formula="of:=IF(([.C12]&lt;[.A12])AND([.C12]&lt;[.B12]);[.C12];&quot;&quot;)">
            <text:p/>
          </table:table-cell>
          <table:table-cell table:style-name="ce1" table:formula="of:=IF([.J12]&lt;&gt;&quot;&quot;;[.J12];IF([.K12]&lt;&gt;&quot;&quot;;[.K12];[.L12]))" office:value-type="float" office:value="7" calcext:value-type="float">
            <text:p>7</text:p>
          </table:table-cell>
          <table:table-cell table:style-name="ce1"/>
          <table:table-cell table:formula="of:=IF(([.A12]&gt;[.B12])AND([.A12]&gt;[.C12]);IFERROR(([.B12]-[.C12])/([.H12]-[.M12]);0)+1;&quot;&quot;)">
            <text:p/>
          </table:table-cell>
          <table:table-cell table:formula="of:=IF(([.B12]&gt;[.A12])AND([.B12]&gt;[.C12]);IFERROR(([.C12]-[.A12])/([.H12]-[.M12]);0)+2;&quot;&quot;)">
            <text:p/>
          </table:table-cell>
          <table:table-cell table:formula="of:=IF(([.C12]&gt;[.A12])AND([.C12]&gt;[.B12]);IFERROR(([.A12]-[.B12])/([.H12]-[.M12]);0)+4;&quot;&quot;)" office:value-type="float" office:value="3.28125" calcext:value-type="float">
            <text:p>3.281</text:p>
          </table:table-cell>
          <table:table-cell table:formula="of:=IF([.O12]&lt;&gt;&quot;&quot;;[.O12];IF([.P12]&lt;&gt;&quot;&quot;;[.P12];[.Q12]))" office:value-type="float" office:value="3.28125" calcext:value-type="float">
            <text:p>3.281</text:p>
          </table:table-cell>
          <table:table-cell table:style-name="ce1"/>
          <table:table-cell table:style-name="ce1" table:formula="of:=INT(64/5*[.R12])" office:value-type="float" office:value="42" calcext:value-type="float">
            <text:p>42</text:p>
          </table:table-cell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IF(([.A13]&gt;[.B13])AND([.A13]&gt;[.C13]);[.A13];&quot;&quot;)">
            <text:p/>
          </table:table-cell>
          <table:table-cell table:style-name="ce1" table:formula="of:=IF(([.B13]&gt;[.A13])AND([.B13]&gt;[.C13]);[.B13];&quot;&quot;)" office:value-type="float" office:value="34" calcext:value-type="float">
            <text:p>34</text:p>
          </table:table-cell>
          <table:table-cell table:style-name="ce1" table:formula="of:=IF(([.C13]&gt;[.A13])AND([.C13]&gt;[.B13]);[.C13];&quot;&quot;)">
            <text:p/>
          </table:table-cell>
          <table:table-cell table:style-name="ce1" table:formula="of:=IF([.E13]&lt;&gt;&quot;&quot;;[.E13];IF([.F13]&lt;&gt;&quot;&quot;;[.F13];[.G13]))" office:value-type="float" office:value="34" calcext:value-type="float">
            <text:p>34</text:p>
          </table:table-cell>
          <table:table-cell/>
          <table:table-cell table:style-name="ce1" table:formula="of:=IF(([.A13]&lt;[.B13])AND([.A13]&lt;[.C13]);[.A13];&quot;&quot;)" office:value-type="float" office:value="5" calcext:value-type="float">
            <text:p>5</text:p>
          </table:table-cell>
          <table:table-cell table:style-name="ce1" table:formula="of:=IF(([.B13]&lt;[.A13])AND([.B13]&lt;[.C13]);[.B13];&quot;&quot;)">
            <text:p/>
          </table:table-cell>
          <table:table-cell table:style-name="ce1" table:formula="of:=IF(([.C13]&lt;[.A13])AND([.C13]&lt;[.B13]);[.C13];&quot;&quot;)">
            <text:p/>
          </table:table-cell>
          <table:table-cell table:style-name="ce1" table:formula="of:=IF([.J13]&lt;&gt;&quot;&quot;;[.J13];IF([.K13]&lt;&gt;&quot;&quot;;[.K13];[.L13]))" office:value-type="float" office:value="5" calcext:value-type="float">
            <text:p>5</text:p>
          </table:table-cell>
          <table:table-cell table:style-name="ce1"/>
          <table:table-cell table:formula="of:=IF(([.A13]&gt;[.B13])AND([.A13]&gt;[.C13]);IFERROR(([.B13]-[.C13])/([.H13]-[.M13]);0)+1;&quot;&quot;)">
            <text:p/>
          </table:table-cell>
          <table:table-cell table:formula="of:=IF(([.B13]&gt;[.A13])AND([.B13]&gt;[.C13]);IFERROR(([.C13]-[.A13])/([.H13]-[.M13]);0)+2;&quot;&quot;)" office:value-type="float" office:value="2.37931034482759" calcext:value-type="float">
            <text:p>2.379</text:p>
          </table:table-cell>
          <table:table-cell table:formula="of:=IF(([.C13]&gt;[.A13])AND([.C13]&gt;[.B13]);IFERROR(([.A13]-[.B13])/([.H13]-[.M13]);0)+4;&quot;&quot;)">
            <text:p/>
          </table:table-cell>
          <table:table-cell table:formula="of:=IF([.O13]&lt;&gt;&quot;&quot;;[.O13];IF([.P13]&lt;&gt;&quot;&quot;;[.P13];[.Q13]))" office:value-type="float" office:value="2.37931034482759" calcext:value-type="float">
            <text:p>2.379</text:p>
          </table:table-cell>
          <table:table-cell table:style-name="ce1"/>
          <table:table-cell table:style-name="ce1" table:formula="of:=INT(64/5*[.R13])" office:value-type="float" office:value="30" calcext:value-type="float">
            <text:p>30</text:p>
          </table:table-cell>
          <table:table-cell table:style-name="ce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IF(([.A14]&gt;[.B14])AND([.A14]&gt;[.C14]);[.A14];&quot;&quot;)">
            <text:p/>
          </table:table-cell>
          <table:table-cell table:style-name="ce1" table:formula="of:=IF(([.B14]&gt;[.A14])AND([.B14]&gt;[.C14]);[.B14];&quot;&quot;)">
            <text:p/>
          </table:table-cell>
          <table:table-cell table:style-name="ce1" table:formula="of:=IF(([.C14]&gt;[.A14])AND([.C14]&gt;[.B14]);[.C14];&quot;&quot;)" office:value-type="float" office:value="61" calcext:value-type="float">
            <text:p>61</text:p>
          </table:table-cell>
          <table:table-cell table:style-name="ce1" table:formula="of:=IF([.E14]&lt;&gt;&quot;&quot;;[.E14];IF([.F14]&lt;&gt;&quot;&quot;;[.F14];[.G14]))" office:value-type="float" office:value="61" calcext:value-type="float">
            <text:p>61</text:p>
          </table:table-cell>
          <table:table-cell/>
          <table:table-cell table:style-name="ce1" table:formula="of:=IF(([.A14]&lt;[.B14])AND([.A14]&lt;[.C14]);[.A14];&quot;&quot;)" office:value-type="float" office:value="12" calcext:value-type="float">
            <text:p>12</text:p>
          </table:table-cell>
          <table:table-cell table:style-name="ce1" table:formula="of:=IF(([.B14]&lt;[.A14])AND([.B14]&lt;[.C14]);[.B14];&quot;&quot;)">
            <text:p/>
          </table:table-cell>
          <table:table-cell table:style-name="ce1" table:formula="of:=IF(([.C14]&lt;[.A14])AND([.C14]&lt;[.B14]);[.C14];&quot;&quot;)">
            <text:p/>
          </table:table-cell>
          <table:table-cell table:style-name="ce1" table:formula="of:=IF([.J14]&lt;&gt;&quot;&quot;;[.J14];IF([.K14]&lt;&gt;&quot;&quot;;[.K14];[.L14]))" office:value-type="float" office:value="12" calcext:value-type="float">
            <text:p>12</text:p>
          </table:table-cell>
          <table:table-cell table:style-name="ce1"/>
          <table:table-cell table:formula="of:=IF(([.A14]&gt;[.B14])AND([.A14]&gt;[.C14]);IFERROR(([.B14]-[.C14])/([.H14]-[.M14]);0)+1;&quot;&quot;)">
            <text:p/>
          </table:table-cell>
          <table:table-cell table:formula="of:=IF(([.B14]&gt;[.A14])AND([.B14]&gt;[.C14]);IFERROR(([.C14]-[.A14])/([.H14]-[.M14]);0)+2;&quot;&quot;)">
            <text:p/>
          </table:table-cell>
          <table:table-cell table:formula="of:=IF(([.C14]&gt;[.A14])AND([.C14]&gt;[.B14]);IFERROR(([.A14]-[.B14])/([.H14]-[.M14]);0)+4;&quot;&quot;)" office:value-type="float" office:value="3.48979591836735" calcext:value-type="float">
            <text:p>3.490</text:p>
          </table:table-cell>
          <table:table-cell table:formula="of:=IF([.O14]&lt;&gt;&quot;&quot;;[.O14];IF([.P14]&lt;&gt;&quot;&quot;;[.P14];[.Q14]))" office:value-type="float" office:value="3.48979591836735" calcext:value-type="float">
            <text:p>3.490</text:p>
          </table:table-cell>
          <table:table-cell table:style-name="ce1"/>
          <table:table-cell table:style-name="ce1" table:formula="of:=INT(64/5*[.R14])" office:value-type="float" office:value="44" calcext:value-type="float">
            <text:p>44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 table:formula="of:=IF(([.A15]&gt;[.B15])AND([.A15]&gt;[.C15]);[.A15];&quot;&quot;)" office:value-type="float" office:value="60" calcext:value-type="float">
            <text:p>60</text:p>
          </table:table-cell>
          <table:table-cell table:style-name="ce1" table:formula="of:=IF(([.B15]&gt;[.A15])AND([.B15]&gt;[.C15]);[.B15];&quot;&quot;)">
            <text:p/>
          </table:table-cell>
          <table:table-cell table:style-name="ce1" table:formula="of:=IF(([.C15]&gt;[.A15])AND([.C15]&gt;[.B15]);[.C15];&quot;&quot;)">
            <text:p/>
          </table:table-cell>
          <table:table-cell table:style-name="ce1" table:formula="of:=IF([.E15]&lt;&gt;&quot;&quot;;[.E15];IF([.F15]&lt;&gt;&quot;&quot;;[.F15];[.G15]))" office:value-type="float" office:value="60" calcext:value-type="float">
            <text:p>60</text:p>
          </table:table-cell>
          <table:table-cell/>
          <table:table-cell table:style-name="ce1" table:formula="of:=IF(([.A15]&lt;[.B15])AND([.A15]&lt;[.C15]);[.A15];&quot;&quot;)">
            <text:p/>
          </table:table-cell>
          <table:table-cell table:style-name="ce1" table:formula="of:=IF(([.B15]&lt;[.A15])AND([.B15]&lt;[.C15]);[.B15];&quot;&quot;)" office:value-type="float" office:value="26" calcext:value-type="float">
            <text:p>26</text:p>
          </table:table-cell>
          <table:table-cell table:style-name="ce1" table:formula="of:=IF(([.C15]&lt;[.A15])AND([.C15]&lt;[.B15]);[.C15];&quot;&quot;)">
            <text:p/>
          </table:table-cell>
          <table:table-cell table:style-name="ce1" table:formula="of:=IF([.J15]&lt;&gt;&quot;&quot;;[.J15];IF([.K15]&lt;&gt;&quot;&quot;;[.K15];[.L15]))" office:value-type="float" office:value="26" calcext:value-type="float">
            <text:p>26</text:p>
          </table:table-cell>
          <table:table-cell table:style-name="ce1"/>
          <table:table-cell table:formula="of:=IF(([.A15]&gt;[.B15])AND([.A15]&gt;[.C15]);IFERROR(([.B15]-[.C15])/([.H15]-[.M15]);0)+1;&quot;&quot;)" office:value-type="float" office:value="0.852941176470588" calcext:value-type="float">
            <text:p>0.853</text:p>
          </table:table-cell>
          <table:table-cell table:formula="of:=IF(([.B15]&gt;[.A15])AND([.B15]&gt;[.C15]);IFERROR(([.C15]-[.A15])/([.H15]-[.M15]);0)+2;&quot;&quot;)">
            <text:p/>
          </table:table-cell>
          <table:table-cell table:formula="of:=IF(([.C15]&gt;[.A15])AND([.C15]&gt;[.B15]);IFERROR(([.A15]-[.B15])/([.H15]-[.M15]);0)+4;&quot;&quot;)">
            <text:p/>
          </table:table-cell>
          <table:table-cell table:formula="of:=IF([.O15]&lt;&gt;&quot;&quot;;[.O15];IF([.P15]&lt;&gt;&quot;&quot;;[.P15];[.Q15]))" office:value-type="float" office:value="0.852941176470588" calcext:value-type="float">
            <text:p>0.853</text:p>
          </table:table-cell>
          <table:table-cell table:style-name="ce1"/>
          <table:table-cell table:style-name="ce1" table:formula="of:=INT(64/5*[.R15])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table:formula="of:=IF(([.A16]&gt;[.B16])AND([.A16]&gt;[.C16]);[.A16];&quot;&quot;)">
            <text:p/>
          </table:table-cell>
          <table:table-cell table:style-name="ce1" table:formula="of:=IF(([.B16]&gt;[.A16])AND([.B16]&gt;[.C16]);[.B16];&quot;&quot;)" office:value-type="float" office:value="55" calcext:value-type="float">
            <text:p>55</text:p>
          </table:table-cell>
          <table:table-cell table:style-name="ce1" table:formula="of:=IF(([.C16]&gt;[.A16])AND([.C16]&gt;[.B16]);[.C16];&quot;&quot;)">
            <text:p/>
          </table:table-cell>
          <table:table-cell table:style-name="ce1" table:formula="of:=IF([.E16]&lt;&gt;&quot;&quot;;[.E16];IF([.F16]&lt;&gt;&quot;&quot;;[.F16];[.G16]))" office:value-type="float" office:value="55" calcext:value-type="float">
            <text:p>55</text:p>
          </table:table-cell>
          <table:table-cell/>
          <table:table-cell table:style-name="ce1" table:formula="of:=IF(([.A16]&lt;[.B16])AND([.A16]&lt;[.C16]);[.A16];&quot;&quot;)">
            <text:p/>
          </table:table-cell>
          <table:table-cell table:style-name="ce1" table:formula="of:=IF(([.B16]&lt;[.A16])AND([.B16]&lt;[.C16]);[.B16];&quot;&quot;)">
            <text:p/>
          </table:table-cell>
          <table:table-cell table:style-name="ce1" table:formula="of:=IF(([.C16]&lt;[.A16])AND([.C16]&lt;[.B16]);[.C16];&quot;&quot;)" office:value-type="float" office:value="33" calcext:value-type="float">
            <text:p>33</text:p>
          </table:table-cell>
          <table:table-cell table:style-name="ce1" table:formula="of:=IF([.J16]&lt;&gt;&quot;&quot;;[.J16];IF([.K16]&lt;&gt;&quot;&quot;;[.K16];[.L16]))" office:value-type="float" office:value="33" calcext:value-type="float">
            <text:p>33</text:p>
          </table:table-cell>
          <table:table-cell table:style-name="ce1"/>
          <table:table-cell table:formula="of:=IF(([.A16]&gt;[.B16])AND([.A16]&gt;[.C16]);IFERROR(([.B16]-[.C16])/([.H16]-[.M16]);0)+1;&quot;&quot;)">
            <text:p/>
          </table:table-cell>
          <table:table-cell table:formula="of:=IF(([.B16]&gt;[.A16])AND([.B16]&gt;[.C16]);IFERROR(([.C16]-[.A16])/([.H16]-[.M16]);0)+2;&quot;&quot;)" office:value-type="float" office:value="1.27272727272727" calcext:value-type="float">
            <text:p>1.273</text:p>
          </table:table-cell>
          <table:table-cell table:formula="of:=IF(([.C16]&gt;[.A16])AND([.C16]&gt;[.B16]);IFERROR(([.A16]-[.B16])/([.H16]-[.M16]);0)+4;&quot;&quot;)">
            <text:p/>
          </table:table-cell>
          <table:table-cell table:formula="of:=IF([.O16]&lt;&gt;&quot;&quot;;[.O16];IF([.P16]&lt;&gt;&quot;&quot;;[.P16];[.Q16]))" office:value-type="float" office:value="1.27272727272727" calcext:value-type="float">
            <text:p>1.273</text:p>
          </table:table-cell>
          <table:table-cell table:style-name="ce1"/>
          <table:table-cell table:style-name="ce1" table:formula="of:=INT(64/5*[.R16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IF(([.A17]&gt;[.B17])AND([.A17]&gt;[.C17]);[.A17];&quot;&quot;)">
            <text:p/>
          </table:table-cell>
          <table:table-cell table:style-name="ce1" table:formula="of:=IF(([.B17]&gt;[.A17])AND([.B17]&gt;[.C17]);[.B17];&quot;&quot;)">
            <text:p/>
          </table:table-cell>
          <table:table-cell table:style-name="ce1" table:formula="of:=IF(([.C17]&gt;[.A17])AND([.C17]&gt;[.B17]);[.C17];&quot;&quot;)" office:value-type="float" office:value="49" calcext:value-type="float">
            <text:p>49</text:p>
          </table:table-cell>
          <table:table-cell table:style-name="ce1" table:formula="of:=IF([.E17]&lt;&gt;&quot;&quot;;[.E17];IF([.F17]&lt;&gt;&quot;&quot;;[.F17];[.G17]))" office:value-type="float" office:value="49" calcext:value-type="float">
            <text:p>49</text:p>
          </table:table-cell>
          <table:table-cell/>
          <table:table-cell table:style-name="ce1" table:formula="of:=IF(([.A17]&lt;[.B17])AND([.A17]&lt;[.C17]);[.A17];&quot;&quot;)">
            <text:p/>
          </table:table-cell>
          <table:table-cell table:style-name="ce1" table:formula="of:=IF(([.B17]&lt;[.A17])AND([.B17]&lt;[.C17]);[.B17];&quot;&quot;)" office:value-type="float" office:value="14" calcext:value-type="float">
            <text:p>14</text:p>
          </table:table-cell>
          <table:table-cell table:style-name="ce1" table:formula="of:=IF(([.C17]&lt;[.A17])AND([.C17]&lt;[.B17]);[.C17];&quot;&quot;)">
            <text:p/>
          </table:table-cell>
          <table:table-cell table:style-name="ce1" table:formula="of:=IF([.J17]&lt;&gt;&quot;&quot;;[.J17];IF([.K17]&lt;&gt;&quot;&quot;;[.K17];[.L17]))" office:value-type="float" office:value="14" calcext:value-type="float">
            <text:p>14</text:p>
          </table:table-cell>
          <table:table-cell table:style-name="ce1"/>
          <table:table-cell table:formula="of:=IF(([.A17]&gt;[.B17])AND([.A17]&gt;[.C17]);IFERROR(([.B17]-[.C17])/([.H17]-[.M17]);0)+1;&quot;&quot;)">
            <text:p/>
          </table:table-cell>
          <table:table-cell table:formula="of:=IF(([.B17]&gt;[.A17])AND([.B17]&gt;[.C17]);IFERROR(([.C17]-[.A17])/([.H17]-[.M17]);0)+2;&quot;&quot;)">
            <text:p/>
          </table:table-cell>
          <table:table-cell table:formula="of:=IF(([.C17]&gt;[.A17])AND([.C17]&gt;[.B17]);IFERROR(([.A17]-[.B17])/([.H17]-[.M17]);0)+4;&quot;&quot;)" office:value-type="float" office:value="4.88571428571429" calcext:value-type="float">
            <text:p>4.886</text:p>
          </table:table-cell>
          <table:table-cell table:formula="of:=IF([.O17]&lt;&gt;&quot;&quot;;[.O17];IF([.P17]&lt;&gt;&quot;&quot;;[.P17];[.Q17]))" office:value-type="float" office:value="4.88571428571429" calcext:value-type="float">
            <text:p>4.886</text:p>
          </table:table-cell>
          <table:table-cell table:style-name="ce1"/>
          <table:table-cell table:style-name="ce1" table:formula="of:=INT(64/5*[.R17])" office:value-type="float" office:value="62" calcext:value-type="float">
            <text:p>62</text:p>
          </table:table-cell>
          <table:table-cell table:style-name="ce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IF(([.A18]&gt;[.B18])AND([.A18]&gt;[.C18]);[.A18];&quot;&quot;)">
            <text:p/>
          </table:table-cell>
          <table:table-cell table:style-name="ce1" table:formula="of:=IF(([.B18]&gt;[.A18])AND([.B18]&gt;[.C18]);[.B18];&quot;&quot;)" office:value-type="float" office:value="42" calcext:value-type="float">
            <text:p>42</text:p>
          </table:table-cell>
          <table:table-cell table:style-name="ce1" table:formula="of:=IF(([.C18]&gt;[.A18])AND([.C18]&gt;[.B18]);[.C18];&quot;&quot;)">
            <text:p/>
          </table:table-cell>
          <table:table-cell table:style-name="ce1" table:formula="of:=IF([.E18]&lt;&gt;&quot;&quot;;[.E18];IF([.F18]&lt;&gt;&quot;&quot;;[.F18];[.G18]))" office:value-type="float" office:value="42" calcext:value-type="float">
            <text:p>42</text:p>
          </table:table-cell>
          <table:table-cell/>
          <table:table-cell table:style-name="ce1" table:formula="of:=IF(([.A18]&lt;[.B18])AND([.A18]&lt;[.C18]);[.A18];&quot;&quot;)">
            <text:p/>
          </table:table-cell>
          <table:table-cell table:style-name="ce1" table:formula="of:=IF(([.B18]&lt;[.A18])AND([.B18]&lt;[.C18]);[.B18];&quot;&quot;)">
            <text:p/>
          </table:table-cell>
          <table:table-cell table:style-name="ce1" table:formula="of:=IF(([.C18]&lt;[.A18])AND([.C18]&lt;[.B18]);[.C18];&quot;&quot;)" office:value-type="float" office:value="24" calcext:value-type="float">
            <text:p>24</text:p>
          </table:table-cell>
          <table:table-cell table:style-name="ce1" table:formula="of:=IF([.J18]&lt;&gt;&quot;&quot;;[.J18];IF([.K18]&lt;&gt;&quot;&quot;;[.K18];[.L18]))" office:value-type="float" office:value="24" calcext:value-type="float">
            <text:p>24</text:p>
          </table:table-cell>
          <table:table-cell table:style-name="ce1"/>
          <table:table-cell table:formula="of:=IF(([.A18]&gt;[.B18])AND([.A18]&gt;[.C18]);IFERROR(([.B18]-[.C18])/([.H18]-[.M18]);0)+1;&quot;&quot;)">
            <text:p/>
          </table:table-cell>
          <table:table-cell table:formula="of:=IF(([.B18]&gt;[.A18])AND([.B18]&gt;[.C18]);IFERROR(([.C18]-[.A18])/([.H18]-[.M18]);0)+2;&quot;&quot;)" office:value-type="float" office:value="1.27777777777778" calcext:value-type="float">
            <text:p>1.278</text:p>
          </table:table-cell>
          <table:table-cell table:formula="of:=IF(([.C18]&gt;[.A18])AND([.C18]&gt;[.B18]);IFERROR(([.A18]-[.B18])/([.H18]-[.M18]);0)+4;&quot;&quot;)">
            <text:p/>
          </table:table-cell>
          <table:table-cell table:formula="of:=IF([.O18]&lt;&gt;&quot;&quot;;[.O18];IF([.P18]&lt;&gt;&quot;&quot;;[.P18];[.Q18]))" office:value-type="float" office:value="1.27777777777778" calcext:value-type="float">
            <text:p>1.278</text:p>
          </table:table-cell>
          <table:table-cell table:style-name="ce1"/>
          <table:table-cell table:style-name="ce1" table:formula="of:=INT(64/5*[.R18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19]&gt;[.B19])AND([.A19]&gt;[.C19]);[.A19];&quot;&quot;)">
            <text:p/>
          </table:table-cell>
          <table:table-cell table:style-name="ce1" table:formula="of:=IF(([.B19]&gt;[.A19])AND([.B19]&gt;[.C19]);[.B19];&quot;&quot;)">
            <text:p/>
          </table:table-cell>
          <table:table-cell table:style-name="ce1" table:formula="of:=IF(([.C19]&gt;[.A19])AND([.C19]&gt;[.B19]);[.C19];&quot;&quot;)" office:value-type="float" office:value="63" calcext:value-type="float">
            <text:p>63</text:p>
          </table:table-cell>
          <table:table-cell table:style-name="ce1" table:formula="of:=IF([.E19]&lt;&gt;&quot;&quot;;[.E19];IF([.F19]&lt;&gt;&quot;&quot;;[.F19];[.G19]))" office:value-type="float" office:value="63" calcext:value-type="float">
            <text:p>63</text:p>
          </table:table-cell>
          <table:table-cell/>
          <table:table-cell table:style-name="ce1" table:formula="of:=IF(([.A19]&lt;[.B19])AND([.A19]&lt;[.C19]);[.A19];&quot;&quot;)" office:value-type="float" office:value="1" calcext:value-type="float">
            <text:p>1</text:p>
          </table:table-cell>
          <table:table-cell table:style-name="ce1" table:formula="of:=IF(([.B19]&lt;[.A19])AND([.B19]&lt;[.C19]);[.B19];&quot;&quot;)">
            <text:p/>
          </table:table-cell>
          <table:table-cell table:style-name="ce1" table:formula="of:=IF(([.C19]&lt;[.A19])AND([.C19]&lt;[.B19]);[.C19];&quot;&quot;)">
            <text:p/>
          </table:table-cell>
          <table:table-cell table:style-name="ce1" table:formula="of:=IF([.J19]&lt;&gt;&quot;&quot;;[.J19];IF([.K19]&lt;&gt;&quot;&quot;;[.K19];[.L19]))" office:value-type="float" office:value="1" calcext:value-type="float">
            <text:p>1</text:p>
          </table:table-cell>
          <table:table-cell table:style-name="ce1"/>
          <table:table-cell table:formula="of:=IF(([.A19]&gt;[.B19])AND([.A19]&gt;[.C19]);IFERROR(([.B19]-[.C19])/([.H19]-[.M19]);0)+1;&quot;&quot;)">
            <text:p/>
          </table:table-cell>
          <table:table-cell table:formula="of:=IF(([.B19]&gt;[.A19])AND([.B19]&gt;[.C19]);IFERROR(([.C19]-[.A19])/([.H19]-[.M19]);0)+2;&quot;&quot;)">
            <text:p/>
          </table:table-cell>
          <table:table-cell table:formula="of:=IF(([.C19]&gt;[.A19])AND([.C19]&gt;[.B19]);IFERROR(([.A19]-[.B19])/([.H19]-[.M19]);0)+4;&quot;&quot;)" office:value-type="float" office:value="3.01612903225806" calcext:value-type="float">
            <text:p>3.016</text:p>
          </table:table-cell>
          <table:table-cell table:formula="of:=IF([.O19]&lt;&gt;&quot;&quot;;[.O19];IF([.P19]&lt;&gt;&quot;&quot;;[.P19];[.Q19]))" office:value-type="float" office:value="3.01612903225806" calcext:value-type="float">
            <text:p>3.016</text:p>
          </table:table-cell>
          <table:table-cell table:style-name="ce1"/>
          <table:table-cell table:style-name="ce1" table:formula="of:=INT(64/5*[.R19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IF(([.A20]&gt;[.B20])AND([.A20]&gt;[.C20]);[.A20];&quot;&quot;)">
            <text:p/>
          </table:table-cell>
          <table:table-cell table:style-name="ce1" table:formula="of:=IF(([.B20]&gt;[.A20])AND([.B20]&gt;[.C20]);[.B20];&quot;&quot;)">
            <text:p/>
          </table:table-cell>
          <table:table-cell table:style-name="ce1" table:formula="of:=IF(([.C20]&gt;[.A20])AND([.C20]&gt;[.B20]);[.C20];&quot;&quot;)" office:value-type="float" office:value="54" calcext:value-type="float">
            <text:p>54</text:p>
          </table:table-cell>
          <table:table-cell table:style-name="ce1" table:formula="of:=IF([.E20]&lt;&gt;&quot;&quot;;[.E20];IF([.F20]&lt;&gt;&quot;&quot;;[.F20];[.G20]))" office:value-type="float" office:value="54" calcext:value-type="float">
            <text:p>54</text:p>
          </table:table-cell>
          <table:table-cell/>
          <table:table-cell table:style-name="ce1" table:formula="of:=IF(([.A20]&lt;[.B20])AND([.A20]&lt;[.C20]);[.A20];&quot;&quot;)">
            <text:p/>
          </table:table-cell>
          <table:table-cell table:style-name="ce1" table:formula="of:=IF(([.B20]&lt;[.A20])AND([.B20]&lt;[.C20]);[.B20];&quot;&quot;)" office:value-type="float" office:value="7" calcext:value-type="float">
            <text:p>7</text:p>
          </table:table-cell>
          <table:table-cell table:style-name="ce1" table:formula="of:=IF(([.C20]&lt;[.A20])AND([.C20]&lt;[.B20]);[.C20];&quot;&quot;)">
            <text:p/>
          </table:table-cell>
          <table:table-cell table:style-name="ce1" table:formula="of:=IF([.J20]&lt;&gt;&quot;&quot;;[.J20];IF([.K20]&lt;&gt;&quot;&quot;;[.K20];[.L20]))" office:value-type="float" office:value="7" calcext:value-type="float">
            <text:p>7</text:p>
          </table:table-cell>
          <table:table-cell table:style-name="ce1"/>
          <table:table-cell table:formula="of:=IF(([.A20]&gt;[.B20])AND([.A20]&gt;[.C20]);IFERROR(([.B20]-[.C20])/([.H20]-[.M20]);0)+1;&quot;&quot;)">
            <text:p/>
          </table:table-cell>
          <table:table-cell table:formula="of:=IF(([.B20]&gt;[.A20])AND([.B20]&gt;[.C20]);IFERROR(([.C20]-[.A20])/([.H20]-[.M20]);0)+2;&quot;&quot;)">
            <text:p/>
          </table:table-cell>
          <table:table-cell table:formula="of:=IF(([.C20]&gt;[.A20])AND([.C20]&gt;[.B20]);IFERROR(([.A20]-[.B20])/([.H20]-[.M20]);0)+4;&quot;&quot;)" office:value-type="float" office:value="4.51063829787234" calcext:value-type="float">
            <text:p>4.511</text:p>
          </table:table-cell>
          <table:table-cell table:formula="of:=IF([.O20]&lt;&gt;&quot;&quot;;[.O20];IF([.P20]&lt;&gt;&quot;&quot;;[.P20];[.Q20]))" office:value-type="float" office:value="4.51063829787234" calcext:value-type="float">
            <text:p>4.511</text:p>
          </table:table-cell>
          <table:table-cell table:style-name="ce1"/>
          <table:table-cell table:style-name="ce1" table:formula="of:=INT(64/5*[.R20])" office:value-type="float" office:value="57" calcext:value-type="float">
            <text:p>57</text:p>
          </table:table-cell>
          <table:table-cell table:style-name="ce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IF(([.A21]&gt;[.B21])AND([.A21]&gt;[.C21]);[.A21];&quot;&quot;)" office:value-type="float" office:value="36" calcext:value-type="float">
            <text:p>36</text:p>
          </table:table-cell>
          <table:table-cell table:style-name="ce1" table:formula="of:=IF(([.B21]&gt;[.A21])AND([.B21]&gt;[.C21]);[.B21];&quot;&quot;)">
            <text:p/>
          </table:table-cell>
          <table:table-cell table:style-name="ce1" table:formula="of:=IF(([.C21]&gt;[.A21])AND([.C21]&gt;[.B21]);[.C21];&quot;&quot;)">
            <text:p/>
          </table:table-cell>
          <table:table-cell table:style-name="ce1" table:formula="of:=IF([.E21]&lt;&gt;&quot;&quot;;[.E21];IF([.F21]&lt;&gt;&quot;&quot;;[.F21];[.G21]))" office:value-type="float" office:value="36" calcext:value-type="float">
            <text:p>36</text:p>
          </table:table-cell>
          <table:table-cell/>
          <table:table-cell table:style-name="ce1" table:formula="of:=IF(([.A21]&lt;[.B21])AND([.A21]&lt;[.C21]);[.A21];&quot;&quot;)">
            <text:p/>
          </table:table-cell>
          <table:table-cell table:style-name="ce1" table:formula="of:=IF(([.B21]&lt;[.A21])AND([.B21]&lt;[.C21]);[.B21];&quot;&quot;)">
            <text:p/>
          </table:table-cell>
          <table:table-cell table:style-name="ce1" table:formula="of:=IF(([.C21]&lt;[.A21])AND([.C21]&lt;[.B21]);[.C21];&quot;&quot;)" office:value-type="float" office:value="19" calcext:value-type="float">
            <text:p>19</text:p>
          </table:table-cell>
          <table:table-cell table:style-name="ce1" table:formula="of:=IF([.J21]&lt;&gt;&quot;&quot;;[.J21];IF([.K21]&lt;&gt;&quot;&quot;;[.K21];[.L21]))" office:value-type="float" office:value="19" calcext:value-type="float">
            <text:p>19</text:p>
          </table:table-cell>
          <table:table-cell table:style-name="ce1"/>
          <table:table-cell table:formula="of:=IF(([.A21]&gt;[.B21])AND([.A21]&gt;[.C21]);IFERROR(([.B21]-[.C21])/([.H21]-[.M21]);0)+1;&quot;&quot;)" office:value-type="float" office:value="1.17647058823529" calcext:value-type="float">
            <text:p>1.176</text:p>
          </table:table-cell>
          <table:table-cell table:formula="of:=IF(([.B21]&gt;[.A21])AND([.B21]&gt;[.C21]);IFERROR(([.C21]-[.A21])/([.H21]-[.M21]);0)+2;&quot;&quot;)">
            <text:p/>
          </table:table-cell>
          <table:table-cell table:formula="of:=IF(([.C21]&gt;[.A21])AND([.C21]&gt;[.B21]);IFERROR(([.A21]-[.B21])/([.H21]-[.M21]);0)+4;&quot;&quot;)">
            <text:p/>
          </table:table-cell>
          <table:table-cell table:formula="of:=IF([.O21]&lt;&gt;&quot;&quot;;[.O21];IF([.P21]&lt;&gt;&quot;&quot;;[.P21];[.Q21]))" office:value-type="float" office:value="1.17647058823529" calcext:value-type="float">
            <text:p>1.176</text:p>
          </table:table-cell>
          <table:table-cell table:style-name="ce1"/>
          <table:table-cell table:style-name="ce1" table:formula="of:=INT(64/5*[.R21])" office:value-type="float" office:value="15" calcext:value-type="float">
            <text:p>15</text:p>
          </table:table-cell>
          <table:table-cell table:style-name="ce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table:formula="of:=IF(([.A22]&gt;[.B22])AND([.A22]&gt;[.C22]);[.A22];&quot;&quot;)" office:value-type="float" office:value="48" calcext:value-type="float">
            <text:p>48</text:p>
          </table:table-cell>
          <table:table-cell table:style-name="ce1" table:formula="of:=IF(([.B22]&gt;[.A22])AND([.B22]&gt;[.C22]);[.B22];&quot;&quot;)">
            <text:p/>
          </table:table-cell>
          <table:table-cell table:style-name="ce1" table:formula="of:=IF(([.C22]&gt;[.A22])AND([.C22]&gt;[.B22]);[.C22];&quot;&quot;)">
            <text:p/>
          </table:table-cell>
          <table:table-cell table:style-name="ce1" table:formula="of:=IF([.E22]&lt;&gt;&quot;&quot;;[.E22];IF([.F22]&lt;&gt;&quot;&quot;;[.F22];[.G22]))" office:value-type="float" office:value="48" calcext:value-type="float">
            <text:p>48</text:p>
          </table:table-cell>
          <table:table-cell/>
          <table:table-cell table:style-name="ce1" table:formula="of:=IF(([.A22]&lt;[.B22])AND([.A22]&lt;[.C22]);[.A22];&quot;&quot;)">
            <text:p/>
          </table:table-cell>
          <table:table-cell table:style-name="ce1" table:formula="of:=IF(([.B22]&lt;[.A22])AND([.B22]&lt;[.C22]);[.B22];&quot;&quot;)" office:value-type="float" office:value="26" calcext:value-type="float">
            <text:p>26</text:p>
          </table:table-cell>
          <table:table-cell table:style-name="ce1" table:formula="of:=IF(([.C22]&lt;[.A22])AND([.C22]&lt;[.B22]);[.C22];&quot;&quot;)">
            <text:p/>
          </table:table-cell>
          <table:table-cell table:style-name="ce1" table:formula="of:=IF([.J22]&lt;&gt;&quot;&quot;;[.J22];IF([.K22]&lt;&gt;&quot;&quot;;[.K22];[.L22]))" office:value-type="float" office:value="26" calcext:value-type="float">
            <text:p>26</text:p>
          </table:table-cell>
          <table:table-cell table:style-name="ce1"/>
          <table:table-cell table:formula="of:=IF(([.A22]&gt;[.B22])AND([.A22]&gt;[.C22]);IFERROR(([.B22]-[.C22])/([.H22]-[.M22]);0)+1;&quot;&quot;)" office:value-type="float" office:value="0.454545454545455" calcext:value-type="float">
            <text:p>0.455</text:p>
          </table:table-cell>
          <table:table-cell table:formula="of:=IF(([.B22]&gt;[.A22])AND([.B22]&gt;[.C22]);IFERROR(([.C22]-[.A22])/([.H22]-[.M22]);0)+2;&quot;&quot;)">
            <text:p/>
          </table:table-cell>
          <table:table-cell table:formula="of:=IF(([.C22]&gt;[.A22])AND([.C22]&gt;[.B22]);IFERROR(([.A22]-[.B22])/([.H22]-[.M22]);0)+4;&quot;&quot;)">
            <text:p/>
          </table:table-cell>
          <table:table-cell table:formula="of:=IF([.O22]&lt;&gt;&quot;&quot;;[.O22];IF([.P22]&lt;&gt;&quot;&quot;;[.P22];[.Q22]))" office:value-type="float" office:value="0.454545454545455" calcext:value-type="float">
            <text:p>0.455</text:p>
          </table:table-cell>
          <table:table-cell table:style-name="ce1"/>
          <table:table-cell table:style-name="ce1" table:formula="of:=INT(64/5*[.R22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IF(([.A23]&gt;[.B23])AND([.A23]&gt;[.C23]);[.A23];&quot;&quot;)" office:value-type="float" office:value="61" calcext:value-type="float">
            <text:p>61</text:p>
          </table:table-cell>
          <table:table-cell table:style-name="ce1" table:formula="of:=IF(([.B23]&gt;[.A23])AND([.B23]&gt;[.C23]);[.B23];&quot;&quot;)">
            <text:p/>
          </table:table-cell>
          <table:table-cell table:style-name="ce1" table:formula="of:=IF(([.C23]&gt;[.A23])AND([.C23]&gt;[.B23]);[.C23];&quot;&quot;)">
            <text:p/>
          </table:table-cell>
          <table:table-cell table:style-name="ce1" table:formula="of:=IF([.E23]&lt;&gt;&quot;&quot;;[.E23];IF([.F23]&lt;&gt;&quot;&quot;;[.F23];[.G23]))" office:value-type="float" office:value="61" calcext:value-type="float">
            <text:p>61</text:p>
          </table:table-cell>
          <table:table-cell/>
          <table:table-cell table:style-name="ce1" table:formula="of:=IF(([.A23]&lt;[.B23])AND([.A23]&lt;[.C23]);[.A23];&quot;&quot;)">
            <text:p/>
          </table:table-cell>
          <table:table-cell table:style-name="ce1" table:formula="of:=IF(([.B23]&lt;[.A23])AND([.B23]&lt;[.C23]);[.B23];&quot;&quot;)">
            <text:p/>
          </table:table-cell>
          <table:table-cell table:style-name="ce1" table:formula="of:=IF(([.C23]&lt;[.A23])AND([.C23]&lt;[.B23]);[.C23];&quot;&quot;)" office:value-type="float" office:value="12" calcext:value-type="float">
            <text:p>12</text:p>
          </table:table-cell>
          <table:table-cell table:style-name="ce1" table:formula="of:=IF([.J23]&lt;&gt;&quot;&quot;;[.J23];IF([.K23]&lt;&gt;&quot;&quot;;[.K23];[.L23]))" office:value-type="float" office:value="12" calcext:value-type="float">
            <text:p>12</text:p>
          </table:table-cell>
          <table:table-cell table:style-name="ce1"/>
          <table:table-cell table:formula="of:=IF(([.A23]&gt;[.B23])AND([.A23]&gt;[.C23]);IFERROR(([.B23]-[.C23])/([.H23]-[.M23]);0)+1;&quot;&quot;)" office:value-type="float" office:value="1.30612244897959" calcext:value-type="float">
            <text:p>1.306</text:p>
          </table:table-cell>
          <table:table-cell table:formula="of:=IF(([.B23]&gt;[.A23])AND([.B23]&gt;[.C23]);IFERROR(([.C23]-[.A23])/([.H23]-[.M23]);0)+2;&quot;&quot;)">
            <text:p/>
          </table:table-cell>
          <table:table-cell table:formula="of:=IF(([.C23]&gt;[.A23])AND([.C23]&gt;[.B23]);IFERROR(([.A23]-[.B23])/([.H23]-[.M23]);0)+4;&quot;&quot;)">
            <text:p/>
          </table:table-cell>
          <table:table-cell table:formula="of:=IF([.O23]&lt;&gt;&quot;&quot;;[.O23];IF([.P23]&lt;&gt;&quot;&quot;;[.P23];[.Q23]))" office:value-type="float" office:value="1.30612244897959" calcext:value-type="float">
            <text:p>1.306</text:p>
          </table:table-cell>
          <table:table-cell table:style-name="ce1"/>
          <table:table-cell table:style-name="ce1" table:formula="of:=INT(64/5*[.R23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IF(([.A24]&gt;[.B24])AND([.A24]&gt;[.C24]);[.A24];&quot;&quot;)">
            <text:p/>
          </table:table-cell>
          <table:table-cell table:style-name="ce1" table:formula="of:=IF(([.B24]&gt;[.A24])AND([.B24]&gt;[.C24]);[.B24];&quot;&quot;)" office:value-type="float" office:value="54" calcext:value-type="float">
            <text:p>54</text:p>
          </table:table-cell>
          <table:table-cell table:style-name="ce1" table:formula="of:=IF(([.C24]&gt;[.A24])AND([.C24]&gt;[.B24]);[.C24];&quot;&quot;)">
            <text:p/>
          </table:table-cell>
          <table:table-cell table:style-name="ce1" table:formula="of:=IF([.E24]&lt;&gt;&quot;&quot;;[.E24];IF([.F24]&lt;&gt;&quot;&quot;;[.F24];[.G24]))" office:value-type="float" office:value="54" calcext:value-type="float">
            <text:p>54</text:p>
          </table:table-cell>
          <table:table-cell/>
          <table:table-cell table:style-name="ce1" table:formula="of:=IF(([.A24]&lt;[.B24])AND([.A24]&lt;[.C24]);[.A24];&quot;&quot;)">
            <text:p/>
          </table:table-cell>
          <table:table-cell table:style-name="ce1" table:formula="of:=IF(([.B24]&lt;[.A24])AND([.B24]&lt;[.C24]);[.B24];&quot;&quot;)">
            <text:p/>
          </table:table-cell>
          <table:table-cell table:style-name="ce1" table:formula="of:=IF(([.C24]&lt;[.A24])AND([.C24]&lt;[.B24]);[.C24];&quot;&quot;)" office:value-type="float" office:value="26" calcext:value-type="float">
            <text:p>26</text:p>
          </table:table-cell>
          <table:table-cell table:style-name="ce1" table:formula="of:=IF([.J24]&lt;&gt;&quot;&quot;;[.J24];IF([.K24]&lt;&gt;&quot;&quot;;[.K24];[.L24]))" office:value-type="float" office:value="26" calcext:value-type="float">
            <text:p>26</text:p>
          </table:table-cell>
          <table:table-cell table:style-name="ce1"/>
          <table:table-cell table:formula="of:=IF(([.A24]&gt;[.B24])AND([.A24]&gt;[.C24]);IFERROR(([.B24]-[.C24])/([.H24]-[.M24]);0)+1;&quot;&quot;)">
            <text:p/>
          </table:table-cell>
          <table:table-cell table:formula="of:=IF(([.B24]&gt;[.A24])AND([.B24]&gt;[.C24]);IFERROR(([.C24]-[.A24])/([.H24]-[.M24]);0)+2;&quot;&quot;)" office:value-type="float" office:value="1.71428571428571" calcext:value-type="float">
            <text:p>1.714</text:p>
          </table:table-cell>
          <table:table-cell table:formula="of:=IF(([.C24]&gt;[.A24])AND([.C24]&gt;[.B24]);IFERROR(([.A24]-[.B24])/([.H24]-[.M24]);0)+4;&quot;&quot;)">
            <text:p/>
          </table:table-cell>
          <table:table-cell table:formula="of:=IF([.O24]&lt;&gt;&quot;&quot;;[.O24];IF([.P24]&lt;&gt;&quot;&quot;;[.P24];[.Q24]))" office:value-type="float" office:value="1.71428571428571" calcext:value-type="float">
            <text:p>1.714</text:p>
          </table:table-cell>
          <table:table-cell table:style-name="ce1"/>
          <table:table-cell table:style-name="ce1" table:formula="of:=INT(64/5*[.R24])" office:value-type="float" office:value="21" calcext:value-type="float">
            <text:p>21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IF(([.A25]&gt;[.B25])AND([.A25]&gt;[.C25]);[.A25];&quot;&quot;)">
            <text:p/>
          </table:table-cell>
          <table:table-cell table:style-name="ce1" table:formula="of:=IF(([.B25]&gt;[.A25])AND([.B25]&gt;[.C25]);[.B25];&quot;&quot;)">
            <text:p/>
          </table:table-cell>
          <table:table-cell table:style-name="ce1" table:formula="of:=IF(([.C25]&gt;[.A25])AND([.C25]&gt;[.B25]);[.C25];&quot;&quot;)" office:value-type="float" office:value="51" calcext:value-type="float">
            <text:p>51</text:p>
          </table:table-cell>
          <table:table-cell table:style-name="ce1" table:formula="of:=IF([.E25]&lt;&gt;&quot;&quot;;[.E25];IF([.F25]&lt;&gt;&quot;&quot;;[.F25];[.G25]))" office:value-type="float" office:value="51" calcext:value-type="float">
            <text:p>51</text:p>
          </table:table-cell>
          <table:table-cell/>
          <table:table-cell table:style-name="ce1" table:formula="of:=IF(([.A25]&lt;[.B25])AND([.A25]&lt;[.C25]);[.A25];&quot;&quot;)" office:value-type="float" office:value="2" calcext:value-type="float">
            <text:p>2</text:p>
          </table:table-cell>
          <table:table-cell table:style-name="ce1" table:formula="of:=IF(([.B25]&lt;[.A25])AND([.B25]&lt;[.C25]);[.B25];&quot;&quot;)">
            <text:p/>
          </table:table-cell>
          <table:table-cell table:style-name="ce1" table:formula="of:=IF(([.C25]&lt;[.A25])AND([.C25]&lt;[.B25]);[.C25];&quot;&quot;)">
            <text:p/>
          </table:table-cell>
          <table:table-cell table:style-name="ce1" table:formula="of:=IF([.J25]&lt;&gt;&quot;&quot;;[.J25];IF([.K25]&lt;&gt;&quot;&quot;;[.K25];[.L25]))" office:value-type="float" office:value="2" calcext:value-type="float">
            <text:p>2</text:p>
          </table:table-cell>
          <table:table-cell table:style-name="ce1"/>
          <table:table-cell table:formula="of:=IF(([.A25]&gt;[.B25])AND([.A25]&gt;[.C25]);IFERROR(([.B25]-[.C25])/([.H25]-[.M25]);0)+1;&quot;&quot;)">
            <text:p/>
          </table:table-cell>
          <table:table-cell table:formula="of:=IF(([.B25]&gt;[.A25])AND([.B25]&gt;[.C25]);IFERROR(([.C25]-[.A25])/([.H25]-[.M25]);0)+2;&quot;&quot;)">
            <text:p/>
          </table:table-cell>
          <table:table-cell table:formula="of:=IF(([.C25]&gt;[.A25])AND([.C25]&gt;[.B25]);IFERROR(([.A25]-[.B25])/([.H25]-[.M25]);0)+4;&quot;&quot;)" office:value-type="float" office:value="3.97959183673469" calcext:value-type="float">
            <text:p>3.980</text:p>
          </table:table-cell>
          <table:table-cell table:formula="of:=IF([.O25]&lt;&gt;&quot;&quot;;[.O25];IF([.P25]&lt;&gt;&quot;&quot;;[.P25];[.Q25]))" office:value-type="float" office:value="3.97959183673469" calcext:value-type="float">
            <text:p>3.980</text:p>
          </table:table-cell>
          <table:table-cell table:style-name="ce1"/>
          <table:table-cell table:style-name="ce1" table:formula="of:=INT(64/5*[.R25])" office:value-type="float" office:value="50" calcext:value-type="float">
            <text:p>50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IF(([.A26]&gt;[.B26])AND([.A26]&gt;[.C26]);[.A26];&quot;&quot;)" office:value-type="float" office:value="60" calcext:value-type="float">
            <text:p>60</text:p>
          </table:table-cell>
          <table:table-cell table:style-name="ce1" table:formula="of:=IF(([.B26]&gt;[.A26])AND([.B26]&gt;[.C26]);[.B26];&quot;&quot;)">
            <text:p/>
          </table:table-cell>
          <table:table-cell table:style-name="ce1" table:formula="of:=IF(([.C26]&gt;[.A26])AND([.C26]&gt;[.B26]);[.C26];&quot;&quot;)">
            <text:p/>
          </table:table-cell>
          <table:table-cell table:style-name="ce1" table:formula="of:=IF([.E26]&lt;&gt;&quot;&quot;;[.E26];IF([.F26]&lt;&gt;&quot;&quot;;[.F26];[.G26]))" office:value-type="float" office:value="60" calcext:value-type="float">
            <text:p>60</text:p>
          </table:table-cell>
          <table:table-cell/>
          <table:table-cell table:style-name="ce1" table:formula="of:=IF(([.A26]&lt;[.B26])AND([.A26]&lt;[.C26]);[.A26];&quot;&quot;)">
            <text:p/>
          </table:table-cell>
          <table:table-cell table:style-name="ce1" table:formula="of:=IF(([.B26]&lt;[.A26])AND([.B26]&lt;[.C26]);[.B26];&quot;&quot;)">
            <text:p/>
          </table:table-cell>
          <table:table-cell table:style-name="ce1" table:formula="of:=IF(([.C26]&lt;[.A26])AND([.C26]&lt;[.B26]);[.C26];&quot;&quot;)" office:value-type="float" office:value="10" calcext:value-type="float">
            <text:p>10</text:p>
          </table:table-cell>
          <table:table-cell table:style-name="ce1" table:formula="of:=IF([.J26]&lt;&gt;&quot;&quot;;[.J26];IF([.K26]&lt;&gt;&quot;&quot;;[.K26];[.L26]))" office:value-type="float" office:value="10" calcext:value-type="float">
            <text:p>10</text:p>
          </table:table-cell>
          <table:table-cell table:style-name="ce1"/>
          <table:table-cell table:formula="of:=IF(([.A26]&gt;[.B26])AND([.A26]&gt;[.C26]);IFERROR(([.B26]-[.C26])/([.H26]-[.M26]);0)+1;&quot;&quot;)" office:value-type="float" office:value="1.72" calcext:value-type="float">
            <text:p>1.720</text:p>
          </table:table-cell>
          <table:table-cell table:formula="of:=IF(([.B26]&gt;[.A26])AND([.B26]&gt;[.C26]);IFERROR(([.C26]-[.A26])/([.H26]-[.M26]);0)+2;&quot;&quot;)">
            <text:p/>
          </table:table-cell>
          <table:table-cell table:formula="of:=IF(([.C26]&gt;[.A26])AND([.C26]&gt;[.B26]);IFERROR(([.A26]-[.B26])/([.H26]-[.M26]);0)+4;&quot;&quot;)">
            <text:p/>
          </table:table-cell>
          <table:table-cell table:formula="of:=IF([.O26]&lt;&gt;&quot;&quot;;[.O26];IF([.P26]&lt;&gt;&quot;&quot;;[.P26];[.Q26]))" office:value-type="float" office:value="1.72" calcext:value-type="float">
            <text:p>1.720</text:p>
          </table:table-cell>
          <table:table-cell table:style-name="ce1"/>
          <table:table-cell table:style-name="ce1" table:formula="of:=INT(64/5*[.R26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" table:formula="of:=IF(([.A27]&gt;[.B27])AND([.A27]&gt;[.C27]);[.A27];&quot;&quot;)" office:value-type="float" office:value="59" calcext:value-type="float">
            <text:p>59</text:p>
          </table:table-cell>
          <table:table-cell table:style-name="ce1" table:formula="of:=IF(([.B27]&gt;[.A27])AND([.B27]&gt;[.C27]);[.B27];&quot;&quot;)">
            <text:p/>
          </table:table-cell>
          <table:table-cell table:style-name="ce1" table:formula="of:=IF(([.C27]&gt;[.A27])AND([.C27]&gt;[.B27]);[.C27];&quot;&quot;)">
            <text:p/>
          </table:table-cell>
          <table:table-cell table:style-name="ce1" table:formula="of:=IF([.E27]&lt;&gt;&quot;&quot;;[.E27];IF([.F27]&lt;&gt;&quot;&quot;;[.F27];[.G27]))" office:value-type="float" office:value="59" calcext:value-type="float">
            <text:p>59</text:p>
          </table:table-cell>
          <table:table-cell/>
          <table:table-cell table:style-name="ce1" table:formula="of:=IF(([.A27]&lt;[.B27])AND([.A27]&lt;[.C27]);[.A27];&quot;&quot;)">
            <text:p/>
          </table:table-cell>
          <table:table-cell table:style-name="ce1" table:formula="of:=IF(([.B27]&lt;[.A27])AND([.B27]&lt;[.C27]);[.B27];&quot;&quot;)">
            <text:p/>
          </table:table-cell>
          <table:table-cell table:style-name="ce1" table:formula="of:=IF(([.C27]&lt;[.A27])AND([.C27]&lt;[.B27]);[.C27];&quot;&quot;)" office:value-type="float" office:value="27" calcext:value-type="float">
            <text:p>27</text:p>
          </table:table-cell>
          <table:table-cell table:style-name="ce1" table:formula="of:=IF([.J27]&lt;&gt;&quot;&quot;;[.J27];IF([.K27]&lt;&gt;&quot;&quot;;[.K27];[.L27]))" office:value-type="float" office:value="27" calcext:value-type="float">
            <text:p>27</text:p>
          </table:table-cell>
          <table:table-cell table:style-name="ce1"/>
          <table:table-cell table:formula="of:=IF(([.A27]&gt;[.B27])AND([.A27]&gt;[.C27]);IFERROR(([.B27]-[.C27])/([.H27]-[.M27]);0)+1;&quot;&quot;)" office:value-type="float" office:value="1.5" calcext:value-type="float">
            <text:p>1.500</text:p>
          </table:table-cell>
          <table:table-cell table:formula="of:=IF(([.B27]&gt;[.A27])AND([.B27]&gt;[.C27]);IFERROR(([.C27]-[.A27])/([.H27]-[.M27]);0)+2;&quot;&quot;)">
            <text:p/>
          </table:table-cell>
          <table:table-cell table:formula="of:=IF(([.C27]&gt;[.A27])AND([.C27]&gt;[.B27]);IFERROR(([.A27]-[.B27])/([.H27]-[.M27]);0)+4;&quot;&quot;)">
            <text:p/>
          </table:table-cell>
          <table:table-cell table:formula="of:=IF([.O27]&lt;&gt;&quot;&quot;;[.O27];IF([.P27]&lt;&gt;&quot;&quot;;[.P27];[.Q27]))" office:value-type="float" office:value="1.5" calcext:value-type="float">
            <text:p>1.500</text:p>
          </table:table-cell>
          <table:table-cell table:style-name="ce1"/>
          <table:table-cell table:style-name="ce1" table:formula="of:=INT(64/5*[.R27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28]&gt;[.B28])AND([.A28]&gt;[.C28]);[.A28];&quot;&quot;)" office:value-type="float" office:value="28" calcext:value-type="float">
            <text:p>28</text:p>
          </table:table-cell>
          <table:table-cell table:style-name="ce1" table:formula="of:=IF(([.B28]&gt;[.A28])AND([.B28]&gt;[.C28]);[.B28];&quot;&quot;)">
            <text:p/>
          </table:table-cell>
          <table:table-cell table:style-name="ce1" table:formula="of:=IF(([.C28]&gt;[.A28])AND([.C28]&gt;[.B28]);[.C28];&quot;&quot;)">
            <text:p/>
          </table:table-cell>
          <table:table-cell table:style-name="ce1" table:formula="of:=IF([.E28]&lt;&gt;&quot;&quot;;[.E28];IF([.F28]&lt;&gt;&quot;&quot;;[.F28];[.G28]))" office:value-type="float" office:value="28" calcext:value-type="float">
            <text:p>28</text:p>
          </table:table-cell>
          <table:table-cell/>
          <table:table-cell table:style-name="ce1" table:formula="of:=IF(([.A28]&lt;[.B28])AND([.A28]&lt;[.C28]);[.A28];&quot;&quot;)">
            <text:p/>
          </table:table-cell>
          <table:table-cell table:style-name="ce1" table:formula="of:=IF(([.B28]&lt;[.A28])AND([.B28]&lt;[.C28]);[.B28];&quot;&quot;)">
            <text:p/>
          </table:table-cell>
          <table:table-cell table:style-name="ce1" table:formula="of:=IF(([.C28]&lt;[.A28])AND([.C28]&lt;[.B28]);[.C28];&quot;&quot;)" office:value-type="float" office:value="0" calcext:value-type="float">
            <text:p>0</text:p>
          </table:table-cell>
          <table:table-cell table:style-name="ce1" table:formula="of:=IF([.J28]&lt;&gt;&quot;&quot;;[.J28];IF([.K28]&lt;&gt;&quot;&quot;;[.K28];[.L28]))" office:value-type="float" office:value="0" calcext:value-type="float">
            <text:p>0</text:p>
          </table:table-cell>
          <table:table-cell table:style-name="ce1"/>
          <table:table-cell table:formula="of:=IF(([.A28]&gt;[.B28])AND([.A28]&gt;[.C28]);IFERROR(([.B28]-[.C28])/([.H28]-[.M28]);0)+1;&quot;&quot;)" office:value-type="float" office:value="1.75" calcext:value-type="float">
            <text:p>1.750</text:p>
          </table:table-cell>
          <table:table-cell table:formula="of:=IF(([.B28]&gt;[.A28])AND([.B28]&gt;[.C28]);IFERROR(([.C28]-[.A28])/([.H28]-[.M28]);0)+2;&quot;&quot;)">
            <text:p/>
          </table:table-cell>
          <table:table-cell table:formula="of:=IF(([.C28]&gt;[.A28])AND([.C28]&gt;[.B28]);IFERROR(([.A28]-[.B28])/([.H28]-[.M28]);0)+4;&quot;&quot;)">
            <text:p/>
          </table:table-cell>
          <table:table-cell table:formula="of:=IF([.O28]&lt;&gt;&quot;&quot;;[.O28];IF([.P28]&lt;&gt;&quot;&quot;;[.P28];[.Q28]))" office:value-type="float" office:value="1.75" calcext:value-type="float">
            <text:p>1.750</text:p>
          </table:table-cell>
          <table:table-cell table:style-name="ce1"/>
          <table:table-cell table:style-name="ce1" table:formula="of:=INT(64/5*[.R28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IF(([.A29]&gt;[.B29])AND([.A29]&gt;[.C29]);[.A29];&quot;&quot;)">
            <text:p/>
          </table:table-cell>
          <table:table-cell table:style-name="ce1" table:formula="of:=IF(([.B29]&gt;[.A29])AND([.B29]&gt;[.C29]);[.B29];&quot;&quot;)" office:value-type="float" office:value="55" calcext:value-type="float">
            <text:p>55</text:p>
          </table:table-cell>
          <table:table-cell table:style-name="ce1" table:formula="of:=IF(([.C29]&gt;[.A29])AND([.C29]&gt;[.B29]);[.C29];&quot;&quot;)">
            <text:p/>
          </table:table-cell>
          <table:table-cell table:style-name="ce1" table:formula="of:=IF([.E29]&lt;&gt;&quot;&quot;;[.E29];IF([.F29]&lt;&gt;&quot;&quot;;[.F29];[.G29]))" office:value-type="float" office:value="55" calcext:value-type="float">
            <text:p>55</text:p>
          </table:table-cell>
          <table:table-cell/>
          <table:table-cell table:style-name="ce1" table:formula="of:=IF(([.A29]&lt;[.B29])AND([.A29]&lt;[.C29]);[.A29];&quot;&quot;)">
            <text:p/>
          </table:table-cell>
          <table:table-cell table:style-name="ce1" table:formula="of:=IF(([.B29]&lt;[.A29])AND([.B29]&lt;[.C29]);[.B29];&quot;&quot;)">
            <text:p/>
          </table:table-cell>
          <table:table-cell table:style-name="ce1" table:formula="of:=IF(([.C29]&lt;[.A29])AND([.C29]&lt;[.B29]);[.C29];&quot;&quot;)" office:value-type="float" office:value="37" calcext:value-type="float">
            <text:p>37</text:p>
          </table:table-cell>
          <table:table-cell table:style-name="ce1" table:formula="of:=IF([.J29]&lt;&gt;&quot;&quot;;[.J29];IF([.K29]&lt;&gt;&quot;&quot;;[.K29];[.L29]))" office:value-type="float" office:value="37" calcext:value-type="float">
            <text:p>37</text:p>
          </table:table-cell>
          <table:table-cell table:style-name="ce1"/>
          <table:table-cell table:formula="of:=IF(([.A29]&gt;[.B29])AND([.A29]&gt;[.C29]);IFERROR(([.B29]-[.C29])/([.H29]-[.M29]);0)+1;&quot;&quot;)">
            <text:p/>
          </table:table-cell>
          <table:table-cell table:formula="of:=IF(([.B29]&gt;[.A29])AND([.B29]&gt;[.C29]);IFERROR(([.C29]-[.A29])/([.H29]-[.M29]);0)+2;&quot;&quot;)" office:value-type="float" office:value="1.27777777777778" calcext:value-type="float">
            <text:p>1.278</text:p>
          </table:table-cell>
          <table:table-cell table:formula="of:=IF(([.C29]&gt;[.A29])AND([.C29]&gt;[.B29]);IFERROR(([.A29]-[.B29])/([.H29]-[.M29]);0)+4;&quot;&quot;)">
            <text:p/>
          </table:table-cell>
          <table:table-cell table:formula="of:=IF([.O29]&lt;&gt;&quot;&quot;;[.O29];IF([.P29]&lt;&gt;&quot;&quot;;[.P29];[.Q29]))" office:value-type="float" office:value="1.27777777777778" calcext:value-type="float">
            <text:p>1.278</text:p>
          </table:table-cell>
          <table:table-cell table:style-name="ce1"/>
          <table:table-cell table:style-name="ce1" table:formula="of:=INT(64/5*[.R29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F(([.A30]&gt;[.B30])AND([.A30]&gt;[.C30]);[.A30];&quot;&quot;)">
            <text:p/>
          </table:table-cell>
          <table:table-cell table:style-name="ce1" table:formula="of:=IF(([.B30]&gt;[.A30])AND([.B30]&gt;[.C30]);[.B30];&quot;&quot;)" office:value-type="float" office:value="2" calcext:value-type="float">
            <text:p>2</text:p>
          </table:table-cell>
          <table:table-cell table:style-name="ce1" table:formula="of:=IF(([.C30]&gt;[.A30])AND([.C30]&gt;[.B30]);[.C30];&quot;&quot;)">
            <text:p/>
          </table:table-cell>
          <table:table-cell table:style-name="ce1" table:formula="of:=IF([.E30]&lt;&gt;&quot;&quot;;[.E30];IF([.F30]&lt;&gt;&quot;&quot;;[.F30];[.G30]))" office:value-type="float" office:value="2" calcext:value-type="float">
            <text:p>2</text:p>
          </table:table-cell>
          <table:table-cell/>
          <table:table-cell table:style-name="ce1" table:formula="of:=IF(([.A30]&lt;[.B30])AND([.A30]&lt;[.C30]);[.A30];&quot;&quot;)" office:value-type="float" office:value="0" calcext:value-type="float">
            <text:p>0</text:p>
          </table:table-cell>
          <table:table-cell table:style-name="ce1" table:formula="of:=IF(([.B30]&lt;[.A30])AND([.B30]&lt;[.C30]);[.B30];&quot;&quot;)">
            <text:p/>
          </table:table-cell>
          <table:table-cell table:style-name="ce1" table:formula="of:=IF(([.C30]&lt;[.A30])AND([.C30]&lt;[.B30]);[.C30];&quot;&quot;)">
            <text:p/>
          </table:table-cell>
          <table:table-cell table:style-name="ce1" table:formula="of:=IF([.J30]&lt;&gt;&quot;&quot;;[.J30];IF([.K30]&lt;&gt;&quot;&quot;;[.K30];[.L30]))" office:value-type="float" office:value="0" calcext:value-type="float">
            <text:p>0</text:p>
          </table:table-cell>
          <table:table-cell table:style-name="ce1"/>
          <table:table-cell table:formula="of:=IF(([.A30]&gt;[.B30])AND([.A30]&gt;[.C30]);IFERROR(([.B30]-[.C30])/([.H30]-[.M30]);0)+1;&quot;&quot;)">
            <text:p/>
          </table:table-cell>
          <table:table-cell table:formula="of:=IF(([.B30]&gt;[.A30])AND([.B30]&gt;[.C30]);IFERROR(([.C30]-[.A30])/([.H30]-[.M30]);0)+2;&quot;&quot;)" office:value-type="float" office:value="2.5" calcext:value-type="float">
            <text:p>2.500</text:p>
          </table:table-cell>
          <table:table-cell table:formula="of:=IF(([.C30]&gt;[.A30])AND([.C30]&gt;[.B30]);IFERROR(([.A30]-[.B30])/([.H30]-[.M30]);0)+4;&quot;&quot;)">
            <text:p/>
          </table:table-cell>
          <table:table-cell table:formula="of:=IF([.O30]&lt;&gt;&quot;&quot;;[.O30];IF([.P30]&lt;&gt;&quot;&quot;;[.P30];[.Q30]))" office:value-type="float" office:value="2.5" calcext:value-type="float">
            <text:p>2.500</text:p>
          </table:table-cell>
          <table:table-cell table:style-name="ce1"/>
          <table:table-cell table:style-name="ce1" table:formula="of:=INT(64/5*[.R30])" office:value-type="float" office:value="32" calcext:value-type="float">
            <text:p>32</text:p>
          </table:table-cell>
          <table:table-cell table:style-name="ce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table:formula="of:=IF(([.A31]&gt;[.B31])AND([.A31]&gt;[.C31]);[.A31];&quot;&quot;)">
            <text:p/>
          </table:table-cell>
          <table:table-cell table:style-name="ce1" table:formula="of:=IF(([.B31]&gt;[.A31])AND([.B31]&gt;[.C31]);[.B31];&quot;&quot;)" office:value-type="float" office:value="58" calcext:value-type="float">
            <text:p>58</text:p>
          </table:table-cell>
          <table:table-cell table:style-name="ce1" table:formula="of:=IF(([.C31]&gt;[.A31])AND([.C31]&gt;[.B31]);[.C31];&quot;&quot;)">
            <text:p/>
          </table:table-cell>
          <table:table-cell table:style-name="ce1" table:formula="of:=IF([.E31]&lt;&gt;&quot;&quot;;[.E31];IF([.F31]&lt;&gt;&quot;&quot;;[.F31];[.G31]))" office:value-type="float" office:value="58" calcext:value-type="float">
            <text:p>58</text:p>
          </table:table-cell>
          <table:table-cell/>
          <table:table-cell table:style-name="ce1" table:formula="of:=IF(([.A31]&lt;[.B31])AND([.A31]&lt;[.C31]);[.A31];&quot;&quot;)" office:value-type="float" office:value="39" calcext:value-type="float">
            <text:p>39</text:p>
          </table:table-cell>
          <table:table-cell table:style-name="ce1" table:formula="of:=IF(([.B31]&lt;[.A31])AND([.B31]&lt;[.C31]);[.B31];&quot;&quot;)">
            <text:p/>
          </table:table-cell>
          <table:table-cell table:style-name="ce1" table:formula="of:=IF(([.C31]&lt;[.A31])AND([.C31]&lt;[.B31]);[.C31];&quot;&quot;)">
            <text:p/>
          </table:table-cell>
          <table:table-cell table:style-name="ce1" table:formula="of:=IF([.J31]&lt;&gt;&quot;&quot;;[.J31];IF([.K31]&lt;&gt;&quot;&quot;;[.K31];[.L31]))" office:value-type="float" office:value="39" calcext:value-type="float">
            <text:p>39</text:p>
          </table:table-cell>
          <table:table-cell table:style-name="ce1"/>
          <table:table-cell table:formula="of:=IF(([.A31]&gt;[.B31])AND([.A31]&gt;[.C31]);IFERROR(([.B31]-[.C31])/([.H31]-[.M31]);0)+1;&quot;&quot;)">
            <text:p/>
          </table:table-cell>
          <table:table-cell table:formula="of:=IF(([.B31]&gt;[.A31])AND([.B31]&gt;[.C31]);IFERROR(([.C31]-[.A31])/([.H31]-[.M31]);0)+2;&quot;&quot;)" office:value-type="float" office:value="2.73684210526316" calcext:value-type="float">
            <text:p>2.737</text:p>
          </table:table-cell>
          <table:table-cell table:formula="of:=IF(([.C31]&gt;[.A31])AND([.C31]&gt;[.B31]);IFERROR(([.A31]-[.B31])/([.H31]-[.M31]);0)+4;&quot;&quot;)">
            <text:p/>
          </table:table-cell>
          <table:table-cell table:formula="of:=IF([.O31]&lt;&gt;&quot;&quot;;[.O31];IF([.P31]&lt;&gt;&quot;&quot;;[.P31];[.Q31]))" office:value-type="float" office:value="2.73684210526316" calcext:value-type="float">
            <text:p>2.737</text:p>
          </table:table-cell>
          <table:table-cell table:style-name="ce1"/>
          <table:table-cell table:style-name="ce1" table:formula="of:=INT(64/5*[.R31])" office:value-type="float" office:value="35" calcext:value-type="float">
            <text:p>35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IF(([.A32]&gt;[.B32])AND([.A32]&gt;[.C32]);[.A32];&quot;&quot;)">
            <text:p/>
          </table:table-cell>
          <table:table-cell table:style-name="ce1" table:formula="of:=IF(([.B32]&gt;[.A32])AND([.B32]&gt;[.C32]);[.B32];&quot;&quot;)" office:value-type="float" office:value="45" calcext:value-type="float">
            <text:p>45</text:p>
          </table:table-cell>
          <table:table-cell table:style-name="ce1" table:formula="of:=IF(([.C32]&gt;[.A32])AND([.C32]&gt;[.B32]);[.C32];&quot;&quot;)">
            <text:p/>
          </table:table-cell>
          <table:table-cell table:style-name="ce1" table:formula="of:=IF([.E32]&lt;&gt;&quot;&quot;;[.E32];IF([.F32]&lt;&gt;&quot;&quot;;[.F32];[.G32]))" office:value-type="float" office:value="45" calcext:value-type="float">
            <text:p>45</text:p>
          </table:table-cell>
          <table:table-cell/>
          <table:table-cell table:style-name="ce1" table:formula="of:=IF(([.A32]&lt;[.B32])AND([.A32]&lt;[.C32]);[.A32];&quot;&quot;)" office:value-type="float" office:value="7" calcext:value-type="float">
            <text:p>7</text:p>
          </table:table-cell>
          <table:table-cell table:style-name="ce1" table:formula="of:=IF(([.B32]&lt;[.A32])AND([.B32]&lt;[.C32]);[.B32];&quot;&quot;)">
            <text:p/>
          </table:table-cell>
          <table:table-cell table:style-name="ce1" table:formula="of:=IF(([.C32]&lt;[.A32])AND([.C32]&lt;[.B32]);[.C32];&quot;&quot;)">
            <text:p/>
          </table:table-cell>
          <table:table-cell table:style-name="ce1" table:formula="of:=IF([.J32]&lt;&gt;&quot;&quot;;[.J32];IF([.K32]&lt;&gt;&quot;&quot;;[.K32];[.L32]))" office:value-type="float" office:value="7" calcext:value-type="float">
            <text:p>7</text:p>
          </table:table-cell>
          <table:table-cell table:style-name="ce1"/>
          <table:table-cell table:formula="of:=IF(([.A32]&gt;[.B32])AND([.A32]&gt;[.C32]);IFERROR(([.B32]-[.C32])/([.H32]-[.M32]);0)+1;&quot;&quot;)">
            <text:p/>
          </table:table-cell>
          <table:table-cell table:formula="of:=IF(([.B32]&gt;[.A32])AND([.B32]&gt;[.C32]);IFERROR(([.C32]-[.A32])/([.H32]-[.M32]);0)+2;&quot;&quot;)" office:value-type="float" office:value="2.31578947368421" calcext:value-type="float">
            <text:p>2.316</text:p>
          </table:table-cell>
          <table:table-cell table:formula="of:=IF(([.C32]&gt;[.A32])AND([.C32]&gt;[.B32]);IFERROR(([.A32]-[.B32])/([.H32]-[.M32]);0)+4;&quot;&quot;)">
            <text:p/>
          </table:table-cell>
          <table:table-cell table:formula="of:=IF([.O32]&lt;&gt;&quot;&quot;;[.O32];IF([.P32]&lt;&gt;&quot;&quot;;[.P32];[.Q32]))" office:value-type="float" office:value="2.31578947368421" calcext:value-type="float">
            <text:p>2.316</text:p>
          </table:table-cell>
          <table:table-cell table:style-name="ce1"/>
          <table:table-cell table:style-name="ce1" table:formula="of:=INT(64/5*[.R32])" office:value-type="float" office:value="29" calcext:value-type="float">
            <text:p>29</text:p>
          </table:table-cell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33]&gt;[.B33])AND([.A33]&gt;[.C33]);[.A33];&quot;&quot;)">
            <text:p/>
          </table:table-cell>
          <table:table-cell table:style-name="ce1" table:formula="of:=IF(([.B33]&gt;[.A33])AND([.B33]&gt;[.C33]);[.B33];&quot;&quot;)">
            <text:p/>
          </table:table-cell>
          <table:table-cell table:style-name="ce1" table:formula="of:=IF(([.C33]&gt;[.A33])AND([.C33]&gt;[.B33]);[.C33];&quot;&quot;)" office:value-type="float" office:value="63" calcext:value-type="float">
            <text:p>63</text:p>
          </table:table-cell>
          <table:table-cell table:style-name="ce1" table:formula="of:=IF([.E33]&lt;&gt;&quot;&quot;;[.E33];IF([.F33]&lt;&gt;&quot;&quot;;[.F33];[.G33]))" office:value-type="float" office:value="63" calcext:value-type="float">
            <text:p>63</text:p>
          </table:table-cell>
          <table:table-cell/>
          <table:table-cell table:style-name="ce1" table:formula="of:=IF(([.A33]&lt;[.B33])AND([.A33]&lt;[.C33]);[.A33];&quot;&quot;)" office:value-type="float" office:value="0" calcext:value-type="float">
            <text:p>0</text:p>
          </table:table-cell>
          <table:table-cell table:style-name="ce1" table:formula="of:=IF(([.B33]&lt;[.A33])AND([.B33]&lt;[.C33]);[.B33];&quot;&quot;)">
            <text:p/>
          </table:table-cell>
          <table:table-cell table:style-name="ce1" table:formula="of:=IF(([.C33]&lt;[.A33])AND([.C33]&lt;[.B33]);[.C33];&quot;&quot;)">
            <text:p/>
          </table:table-cell>
          <table:table-cell table:style-name="ce1" table:formula="of:=IF([.J33]&lt;&gt;&quot;&quot;;[.J33];IF([.K33]&lt;&gt;&quot;&quot;;[.K33];[.L33]))" office:value-type="float" office:value="0" calcext:value-type="float">
            <text:p>0</text:p>
          </table:table-cell>
          <table:table-cell table:style-name="ce1"/>
          <table:table-cell table:formula="of:=IF(([.A33]&gt;[.B33])AND([.A33]&gt;[.C33]);IFERROR(([.B33]-[.C33])/([.H33]-[.M33]);0)+1;&quot;&quot;)">
            <text:p/>
          </table:table-cell>
          <table:table-cell table:formula="of:=IF(([.B33]&gt;[.A33])AND([.B33]&gt;[.C33]);IFERROR(([.C33]-[.A33])/([.H33]-[.M33]);0)+2;&quot;&quot;)">
            <text:p/>
          </table:table-cell>
          <table:table-cell table:formula="of:=IF(([.C33]&gt;[.A33])AND([.C33]&gt;[.B33]);IFERROR(([.A33]-[.B33])/([.H33]-[.M33]);0)+4;&quot;&quot;)" office:value-type="float" office:value="3.98412698412698" calcext:value-type="float">
            <text:p>3.984</text:p>
          </table:table-cell>
          <table:table-cell table:formula="of:=IF([.O33]&lt;&gt;&quot;&quot;;[.O33];IF([.P33]&lt;&gt;&quot;&quot;;[.P33];[.Q33]))" office:value-type="float" office:value="3.98412698412698" calcext:value-type="float">
            <text:p>3.984</text:p>
          </table:table-cell>
          <table:table-cell table:style-name="ce1"/>
          <table:table-cell table:style-name="ce1" table:formula="of:=INT(64/5*[.R33])" office:value-type="float" office:value="50" calcext:value-type="float">
            <text:p>50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IF(([.A34]&gt;[.B34])AND([.A34]&gt;[.C34]);[.A34];&quot;&quot;)">
            <text:p/>
          </table:table-cell>
          <table:table-cell table:style-name="ce1" table:formula="of:=IF(([.B34]&gt;[.A34])AND([.B34]&gt;[.C34]);[.B34];&quot;&quot;)" office:value-type="float" office:value="63" calcext:value-type="float">
            <text:p>63</text:p>
          </table:table-cell>
          <table:table-cell table:style-name="ce1" table:formula="of:=IF(([.C34]&gt;[.A34])AND([.C34]&gt;[.B34]);[.C34];&quot;&quot;)">
            <text:p/>
          </table:table-cell>
          <table:table-cell table:style-name="ce1" table:formula="of:=IF([.E34]&lt;&gt;&quot;&quot;;[.E34];IF([.F34]&lt;&gt;&quot;&quot;;[.F34];[.G34]))" office:value-type="float" office:value="63" calcext:value-type="float">
            <text:p>63</text:p>
          </table:table-cell>
          <table:table-cell/>
          <table:table-cell table:style-name="ce1" table:formula="of:=IF(([.A34]&lt;[.B34])AND([.A34]&lt;[.C34]);[.A34];&quot;&quot;)" office:value-type="float" office:value="1" calcext:value-type="float">
            <text:p>1</text:p>
          </table:table-cell>
          <table:table-cell table:style-name="ce1" table:formula="of:=IF(([.B34]&lt;[.A34])AND([.B34]&lt;[.C34]);[.B34];&quot;&quot;)">
            <text:p/>
          </table:table-cell>
          <table:table-cell table:style-name="ce1" table:formula="of:=IF(([.C34]&lt;[.A34])AND([.C34]&lt;[.B34]);[.C34];&quot;&quot;)">
            <text:p/>
          </table:table-cell>
          <table:table-cell table:style-name="ce1" table:formula="of:=IF([.J34]&lt;&gt;&quot;&quot;;[.J34];IF([.K34]&lt;&gt;&quot;&quot;;[.K34];[.L34]))" office:value-type="float" office:value="1" calcext:value-type="float">
            <text:p>1</text:p>
          </table:table-cell>
          <table:table-cell table:style-name="ce1"/>
          <table:table-cell table:formula="of:=IF(([.A34]&gt;[.B34])AND([.A34]&gt;[.C34]);IFERROR(([.B34]-[.C34])/([.H34]-[.M34]);0)+1;&quot;&quot;)">
            <text:p/>
          </table:table-cell>
          <table:table-cell table:formula="of:=IF(([.B34]&gt;[.A34])AND([.B34]&gt;[.C34]);IFERROR(([.C34]-[.A34])/([.H34]-[.M34]);0)+2;&quot;&quot;)" office:value-type="float" office:value="2.98387096774194" calcext:value-type="float">
            <text:p>2.984</text:p>
          </table:table-cell>
          <table:table-cell table:formula="of:=IF(([.C34]&gt;[.A34])AND([.C34]&gt;[.B34]);IFERROR(([.A34]-[.B34])/([.H34]-[.M34]);0)+4;&quot;&quot;)">
            <text:p/>
          </table:table-cell>
          <table:table-cell table:formula="of:=IF([.O34]&lt;&gt;&quot;&quot;;[.O34];IF([.P34]&lt;&gt;&quot;&quot;;[.P34];[.Q34]))" office:value-type="float" office:value="2.98387096774194" calcext:value-type="float">
            <text:p>2.984</text:p>
          </table:table-cell>
          <table:table-cell table:style-name="ce1"/>
          <table:table-cell table:style-name="ce1" table:formula="of:=INT(64/5*[.R34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IF(([.A35]&gt;[.B35])AND([.A35]&gt;[.C35]);[.A35];&quot;&quot;)" office:value-type="float" office:value="50" calcext:value-type="float">
            <text:p>50</text:p>
          </table:table-cell>
          <table:table-cell table:style-name="ce1" table:formula="of:=IF(([.B35]&gt;[.A35])AND([.B35]&gt;[.C35]);[.B35];&quot;&quot;)">
            <text:p/>
          </table:table-cell>
          <table:table-cell table:style-name="ce1" table:formula="of:=IF(([.C35]&gt;[.A35])AND([.C35]&gt;[.B35]);[.C35];&quot;&quot;)">
            <text:p/>
          </table:table-cell>
          <table:table-cell table:style-name="ce1" table:formula="of:=IF([.E35]&lt;&gt;&quot;&quot;;[.E35];IF([.F35]&lt;&gt;&quot;&quot;;[.F35];[.G35]))" office:value-type="float" office:value="50" calcext:value-type="float">
            <text:p>50</text:p>
          </table:table-cell>
          <table:table-cell/>
          <table:table-cell table:style-name="ce1" table:formula="of:=IF(([.A35]&lt;[.B35])AND([.A35]&lt;[.C35]);[.A35];&quot;&quot;)">
            <text:p/>
          </table:table-cell>
          <table:table-cell table:style-name="ce1" table:formula="of:=IF(([.B35]&lt;[.A35])AND([.B35]&lt;[.C35]);[.B35];&quot;&quot;)" office:value-type="float" office:value="27" calcext:value-type="float">
            <text:p>27</text:p>
          </table:table-cell>
          <table:table-cell table:style-name="ce1" table:formula="of:=IF(([.C35]&lt;[.A35])AND([.C35]&lt;[.B35]);[.C35];&quot;&quot;)">
            <text:p/>
          </table:table-cell>
          <table:table-cell table:style-name="ce1" table:formula="of:=IF([.J35]&lt;&gt;&quot;&quot;;[.J35];IF([.K35]&lt;&gt;&quot;&quot;;[.K35];[.L35]))" office:value-type="float" office:value="27" calcext:value-type="float">
            <text:p>27</text:p>
          </table:table-cell>
          <table:table-cell table:style-name="ce1"/>
          <table:table-cell table:formula="of:=IF(([.A35]&gt;[.B35])AND([.A35]&gt;[.C35]);IFERROR(([.B35]-[.C35])/([.H35]-[.M35]);0)+1;&quot;&quot;)" office:value-type="float" office:value="0.0869565217391305" calcext:value-type="float">
            <text:p>0.087</text:p>
          </table:table-cell>
          <table:table-cell table:formula="of:=IF(([.B35]&gt;[.A35])AND([.B35]&gt;[.C35]);IFERROR(([.C35]-[.A35])/([.H35]-[.M35]);0)+2;&quot;&quot;)">
            <text:p/>
          </table:table-cell>
          <table:table-cell table:formula="of:=IF(([.C35]&gt;[.A35])AND([.C35]&gt;[.B35]);IFERROR(([.A35]-[.B35])/([.H35]-[.M35]);0)+4;&quot;&quot;)">
            <text:p/>
          </table:table-cell>
          <table:table-cell table:formula="of:=IF([.O35]&lt;&gt;&quot;&quot;;[.O35];IF([.P35]&lt;&gt;&quot;&quot;;[.P35];[.Q35]))" office:value-type="float" office:value="0.0869565217391305" calcext:value-type="float">
            <text:p>0.087</text:p>
          </table:table-cell>
          <table:table-cell table:style-name="ce1"/>
          <table:table-cell table:style-name="ce1" table:formula="of:=INT(64/5*[.R35])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" table:formula="of:=IF(([.A36]&gt;[.B36])AND([.A36]&gt;[.C36]);[.A36];&quot;&quot;)" office:value-type="float" office:value="56" calcext:value-type="float">
            <text:p>56</text:p>
          </table:table-cell>
          <table:table-cell table:style-name="ce1" table:formula="of:=IF(([.B36]&gt;[.A36])AND([.B36]&gt;[.C36]);[.B36];&quot;&quot;)">
            <text:p/>
          </table:table-cell>
          <table:table-cell table:style-name="ce1" table:formula="of:=IF(([.C36]&gt;[.A36])AND([.C36]&gt;[.B36]);[.C36];&quot;&quot;)">
            <text:p/>
          </table:table-cell>
          <table:table-cell table:style-name="ce1" table:formula="of:=IF([.E36]&lt;&gt;&quot;&quot;;[.E36];IF([.F36]&lt;&gt;&quot;&quot;;[.F36];[.G36]))" office:value-type="float" office:value="56" calcext:value-type="float">
            <text:p>56</text:p>
          </table:table-cell>
          <table:table-cell/>
          <table:table-cell table:style-name="ce1" table:formula="of:=IF(([.A36]&lt;[.B36])AND([.A36]&lt;[.C36]);[.A36];&quot;&quot;)">
            <text:p/>
          </table:table-cell>
          <table:table-cell table:style-name="ce1" table:formula="of:=IF(([.B36]&lt;[.A36])AND([.B36]&lt;[.C36]);[.B36];&quot;&quot;)" office:value-type="float" office:value="7" calcext:value-type="float">
            <text:p>7</text:p>
          </table:table-cell>
          <table:table-cell table:style-name="ce1" table:formula="of:=IF(([.C36]&lt;[.A36])AND([.C36]&lt;[.B36]);[.C36];&quot;&quot;)">
            <text:p/>
          </table:table-cell>
          <table:table-cell table:style-name="ce1" table:formula="of:=IF([.J36]&lt;&gt;&quot;&quot;;[.J36];IF([.K36]&lt;&gt;&quot;&quot;;[.K36];[.L36]))" office:value-type="float" office:value="7" calcext:value-type="float">
            <text:p>7</text:p>
          </table:table-cell>
          <table:table-cell table:style-name="ce1"/>
          <table:table-cell table:formula="of:=IF(([.A36]&gt;[.B36])AND([.A36]&gt;[.C36]);IFERROR(([.B36]-[.C36])/([.H36]-[.M36]);0)+1;&quot;&quot;)" office:value-type="float" office:value="0.183673469387755" calcext:value-type="float">
            <text:p>0.184</text:p>
          </table:table-cell>
          <table:table-cell table:formula="of:=IF(([.B36]&gt;[.A36])AND([.B36]&gt;[.C36]);IFERROR(([.C36]-[.A36])/([.H36]-[.M36]);0)+2;&quot;&quot;)">
            <text:p/>
          </table:table-cell>
          <table:table-cell table:formula="of:=IF(([.C36]&gt;[.A36])AND([.C36]&gt;[.B36]);IFERROR(([.A36]-[.B36])/([.H36]-[.M36]);0)+4;&quot;&quot;)">
            <text:p/>
          </table:table-cell>
          <table:table-cell table:formula="of:=IF([.O36]&lt;&gt;&quot;&quot;;[.O36];IF([.P36]&lt;&gt;&quot;&quot;;[.P36];[.Q36]))" office:value-type="float" office:value="0.183673469387755" calcext:value-type="float">
            <text:p>0.184</text:p>
          </table:table-cell>
          <table:table-cell table:style-name="ce1"/>
          <table:table-cell table:style-name="ce1" table:formula="of:=INT(64/5*[.R36])" office:value-type="float" office:value="2" calcext:value-type="float">
            <text:p>2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37]&gt;[.B37])AND([.A37]&gt;[.C37]);[.A37];&quot;&quot;)">
            <text:p/>
          </table:table-cell>
          <table:table-cell table:style-name="ce1" table:formula="of:=IF(([.B37]&gt;[.A37])AND([.B37]&gt;[.C37]);[.B37];&quot;&quot;)">
            <text:p/>
          </table:table-cell>
          <table:table-cell table:style-name="ce1" table:formula="of:=IF(([.C37]&gt;[.A37])AND([.C37]&gt;[.B37]);[.C37];&quot;&quot;)" office:value-type="float" office:value="63" calcext:value-type="float">
            <text:p>63</text:p>
          </table:table-cell>
          <table:table-cell table:style-name="ce1" table:formula="of:=IF([.E37]&lt;&gt;&quot;&quot;;[.E37];IF([.F37]&lt;&gt;&quot;&quot;;[.F37];[.G37]))" office:value-type="float" office:value="63" calcext:value-type="float">
            <text:p>63</text:p>
          </table:table-cell>
          <table:table-cell/>
          <table:table-cell table:style-name="ce1" table:formula="of:=IF(([.A37]&lt;[.B37])AND([.A37]&lt;[.C37]);[.A37];&quot;&quot;)" office:value-type="float" office:value="61" calcext:value-type="float">
            <text:p>61</text:p>
          </table:table-cell>
          <table:table-cell table:style-name="ce1" table:formula="of:=IF(([.B37]&lt;[.A37])AND([.B37]&lt;[.C37]);[.B37];&quot;&quot;)">
            <text:p/>
          </table:table-cell>
          <table:table-cell table:style-name="ce1" table:formula="of:=IF(([.C37]&lt;[.A37])AND([.C37]&lt;[.B37]);[.C37];&quot;&quot;)">
            <text:p/>
          </table:table-cell>
          <table:table-cell table:style-name="ce1" table:formula="of:=IF([.J37]&lt;&gt;&quot;&quot;;[.J37];IF([.K37]&lt;&gt;&quot;&quot;;[.K37];[.L37]))" office:value-type="float" office:value="61" calcext:value-type="float">
            <text:p>61</text:p>
          </table:table-cell>
          <table:table-cell table:style-name="ce1"/>
          <table:table-cell table:formula="of:=IF(([.A37]&gt;[.B37])AND([.A37]&gt;[.C37]);IFERROR(([.B37]-[.C37])/([.H37]-[.M37]);0)+1;&quot;&quot;)">
            <text:p/>
          </table:table-cell>
          <table:table-cell table:formula="of:=IF(([.B37]&gt;[.A37])AND([.B37]&gt;[.C37]);IFERROR(([.C37]-[.A37])/([.H37]-[.M37]);0)+2;&quot;&quot;)">
            <text:p/>
          </table:table-cell>
          <table:table-cell table:formula="of:=IF(([.C37]&gt;[.A37])AND([.C37]&gt;[.B37]);IFERROR(([.A37]-[.B37])/([.H37]-[.M37]);0)+4;&quot;&quot;)" office:value-type="float" office:value="3.5" calcext:value-type="float">
            <text:p>3.500</text:p>
          </table:table-cell>
          <table:table-cell table:formula="of:=IF([.O37]&lt;&gt;&quot;&quot;;[.O37];IF([.P37]&lt;&gt;&quot;&quot;;[.P37];[.Q37]))" office:value-type="float" office:value="3.5" calcext:value-type="float">
            <text:p>3.500</text:p>
          </table:table-cell>
          <table:table-cell table:style-name="ce1"/>
          <table:table-cell table:style-name="ce1" table:formula="of:=INT(64/5*[.R37])" office:value-type="float" office:value="44" calcext:value-type="float">
            <text:p>44</text:p>
          </table:table-cell>
          <table:table-cell table:style-name="ce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IF(([.A38]&gt;[.B38])AND([.A38]&gt;[.C38]);[.A38];&quot;&quot;)">
            <text:p/>
          </table:table-cell>
          <table:table-cell table:style-name="ce1" table:formula="of:=IF(([.B38]&gt;[.A38])AND([.B38]&gt;[.C38]);[.B38];&quot;&quot;)" office:value-type="float" office:value="47" calcext:value-type="float">
            <text:p>47</text:p>
          </table:table-cell>
          <table:table-cell table:style-name="ce1" table:formula="of:=IF(([.C38]&gt;[.A38])AND([.C38]&gt;[.B38]);[.C38];&quot;&quot;)">
            <text:p/>
          </table:table-cell>
          <table:table-cell table:style-name="ce1" table:formula="of:=IF([.E38]&lt;&gt;&quot;&quot;;[.E38];IF([.F38]&lt;&gt;&quot;&quot;;[.F38];[.G38]))" office:value-type="float" office:value="47" calcext:value-type="float">
            <text:p>47</text:p>
          </table:table-cell>
          <table:table-cell/>
          <table:table-cell table:style-name="ce1" table:formula="of:=IF(([.A38]&lt;[.B38])AND([.A38]&lt;[.C38]);[.A38];&quot;&quot;)" office:value-type="float" office:value="35" calcext:value-type="float">
            <text:p>35</text:p>
          </table:table-cell>
          <table:table-cell table:style-name="ce1" table:formula="of:=IF(([.B38]&lt;[.A38])AND([.B38]&lt;[.C38]);[.B38];&quot;&quot;)">
            <text:p/>
          </table:table-cell>
          <table:table-cell table:style-name="ce1" table:formula="of:=IF(([.C38]&lt;[.A38])AND([.C38]&lt;[.B38]);[.C38];&quot;&quot;)">
            <text:p/>
          </table:table-cell>
          <table:table-cell table:style-name="ce1" table:formula="of:=IF([.J38]&lt;&gt;&quot;&quot;;[.J38];IF([.K38]&lt;&gt;&quot;&quot;;[.K38];[.L38]))" office:value-type="float" office:value="35" calcext:value-type="float">
            <text:p>35</text:p>
          </table:table-cell>
          <table:table-cell table:style-name="ce1"/>
          <table:table-cell table:formula="of:=IF(([.A38]&gt;[.B38])AND([.A38]&gt;[.C38]);IFERROR(([.B38]-[.C38])/([.H38]-[.M38]);0)+1;&quot;&quot;)">
            <text:p/>
          </table:table-cell>
          <table:table-cell table:formula="of:=IF(([.B38]&gt;[.A38])AND([.B38]&gt;[.C38]);IFERROR(([.C38]-[.A38])/([.H38]-[.M38]);0)+2;&quot;&quot;)" office:value-type="float" office:value="2.66666666666667" calcext:value-type="float">
            <text:p>2.667</text:p>
          </table:table-cell>
          <table:table-cell table:formula="of:=IF(([.C38]&gt;[.A38])AND([.C38]&gt;[.B38]);IFERROR(([.A38]-[.B38])/([.H38]-[.M38]);0)+4;&quot;&quot;)">
            <text:p/>
          </table:table-cell>
          <table:table-cell table:formula="of:=IF([.O38]&lt;&gt;&quot;&quot;;[.O38];IF([.P38]&lt;&gt;&quot;&quot;;[.P38];[.Q38]))" office:value-type="float" office:value="2.66666666666667" calcext:value-type="float">
            <text:p>2.667</text:p>
          </table:table-cell>
          <table:table-cell table:style-name="ce1"/>
          <table:table-cell table:style-name="ce1" table:formula="of:=INT(64/5*[.R38])" office:value-type="float" office:value="34" calcext:value-type="float">
            <text:p>34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IF(([.A39]&gt;[.B39])AND([.A39]&gt;[.C39]);[.A39];&quot;&quot;)">
            <text:p/>
          </table:table-cell>
          <table:table-cell table:style-name="ce1" table:formula="of:=IF(([.B39]&gt;[.A39])AND([.B39]&gt;[.C39]);[.B39];&quot;&quot;)">
            <text:p/>
          </table:table-cell>
          <table:table-cell table:style-name="ce1" table:formula="of:=IF(([.C39]&gt;[.A39])AND([.C39]&gt;[.B39]);[.C39];&quot;&quot;)" office:value-type="float" office:value="48" calcext:value-type="float">
            <text:p>48</text:p>
          </table:table-cell>
          <table:table-cell table:style-name="ce1" table:formula="of:=IF([.E39]&lt;&gt;&quot;&quot;;[.E39];IF([.F39]&lt;&gt;&quot;&quot;;[.F39];[.G39]))" office:value-type="float" office:value="48" calcext:value-type="float">
            <text:p>48</text:p>
          </table:table-cell>
          <table:table-cell/>
          <table:table-cell table:style-name="ce1" table:formula="of:=IF(([.A39]&lt;[.B39])AND([.A39]&lt;[.C39]);[.A39];&quot;&quot;)">
            <text:p/>
          </table:table-cell>
          <table:table-cell table:style-name="ce1" table:formula="of:=IF(([.B39]&lt;[.A39])AND([.B39]&lt;[.C39]);[.B39];&quot;&quot;)" office:value-type="float" office:value="1" calcext:value-type="float">
            <text:p>1</text:p>
          </table:table-cell>
          <table:table-cell table:style-name="ce1" table:formula="of:=IF(([.C39]&lt;[.A39])AND([.C39]&lt;[.B39]);[.C39];&quot;&quot;)">
            <text:p/>
          </table:table-cell>
          <table:table-cell table:style-name="ce1" table:formula="of:=IF([.J39]&lt;&gt;&quot;&quot;;[.J39];IF([.K39]&lt;&gt;&quot;&quot;;[.K39];[.L39]))" office:value-type="float" office:value="1" calcext:value-type="float">
            <text:p>1</text:p>
          </table:table-cell>
          <table:table-cell table:style-name="ce1"/>
          <table:table-cell table:formula="of:=IF(([.A39]&gt;[.B39])AND([.A39]&gt;[.C39]);IFERROR(([.B39]-[.C39])/([.H39]-[.M39]);0)+1;&quot;&quot;)">
            <text:p/>
          </table:table-cell>
          <table:table-cell table:formula="of:=IF(([.B39]&gt;[.A39])AND([.B39]&gt;[.C39]);IFERROR(([.C39]-[.A39])/([.H39]-[.M39]);0)+2;&quot;&quot;)">
            <text:p/>
          </table:table-cell>
          <table:table-cell table:formula="of:=IF(([.C39]&gt;[.A39])AND([.C39]&gt;[.B39]);IFERROR(([.A39]-[.B39])/([.H39]-[.M39]);0)+4;&quot;&quot;)" office:value-type="float" office:value="4.27659574468085" calcext:value-type="float">
            <text:p>4.277</text:p>
          </table:table-cell>
          <table:table-cell table:formula="of:=IF([.O39]&lt;&gt;&quot;&quot;;[.O39];IF([.P39]&lt;&gt;&quot;&quot;;[.P39];[.Q39]))" office:value-type="float" office:value="4.27659574468085" calcext:value-type="float">
            <text:p>4.277</text:p>
          </table:table-cell>
          <table:table-cell table:style-name="ce1"/>
          <table:table-cell table:style-name="ce1" table:formula="of:=INT(64/5*[.R39])" office:value-type="float" office:value="54" calcext:value-type="float">
            <text:p>54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IF(([.A40]&gt;[.B40])AND([.A40]&gt;[.C40]);[.A40];&quot;&quot;)" office:value-type="float" office:value="63" calcext:value-type="float">
            <text:p>63</text:p>
          </table:table-cell>
          <table:table-cell table:style-name="ce1" table:formula="of:=IF(([.B40]&gt;[.A40])AND([.B40]&gt;[.C40]);[.B40];&quot;&quot;)">
            <text:p/>
          </table:table-cell>
          <table:table-cell table:style-name="ce1" table:formula="of:=IF(([.C40]&gt;[.A40])AND([.C40]&gt;[.B40]);[.C40];&quot;&quot;)">
            <text:p/>
          </table:table-cell>
          <table:table-cell table:style-name="ce1" table:formula="of:=IF([.E40]&lt;&gt;&quot;&quot;;[.E40];IF([.F40]&lt;&gt;&quot;&quot;;[.F40];[.G40]))" office:value-type="float" office:value="63" calcext:value-type="float">
            <text:p>63</text:p>
          </table:table-cell>
          <table:table-cell/>
          <table:table-cell table:style-name="ce1" table:formula="of:=IF(([.A40]&lt;[.B40])AND([.A40]&lt;[.C40]);[.A40];&quot;&quot;)">
            <text:p/>
          </table:table-cell>
          <table:table-cell table:style-name="ce1" table:formula="of:=IF(([.B40]&lt;[.A40])AND([.B40]&lt;[.C40]);[.B40];&quot;&quot;)">
            <text:p/>
          </table:table-cell>
          <table:table-cell table:style-name="ce1" table:formula="of:=IF(([.C40]&lt;[.A40])AND([.C40]&lt;[.B40]);[.C40];&quot;&quot;)" office:value-type="float" office:value="61" calcext:value-type="float">
            <text:p>61</text:p>
          </table:table-cell>
          <table:table-cell table:style-name="ce1" table:formula="of:=IF([.J40]&lt;&gt;&quot;&quot;;[.J40];IF([.K40]&lt;&gt;&quot;&quot;;[.K40];[.L40]))" office:value-type="float" office:value="61" calcext:value-type="float">
            <text:p>61</text:p>
          </table:table-cell>
          <table:table-cell table:style-name="ce1"/>
          <table:table-cell table:formula="of:=IF(([.A40]&gt;[.B40])AND([.A40]&gt;[.C40]);IFERROR(([.B40]-[.C40])/([.H40]-[.M40]);0)+1;&quot;&quot;)" office:value-type="float" office:value="1.5" calcext:value-type="float">
            <text:p>1.500</text:p>
          </table:table-cell>
          <table:table-cell table:formula="of:=IF(([.B40]&gt;[.A40])AND([.B40]&gt;[.C40]);IFERROR(([.C40]-[.A40])/([.H40]-[.M40]);0)+2;&quot;&quot;)">
            <text:p/>
          </table:table-cell>
          <table:table-cell table:formula="of:=IF(([.C40]&gt;[.A40])AND([.C40]&gt;[.B40]);IFERROR(([.A40]-[.B40])/([.H40]-[.M40]);0)+4;&quot;&quot;)">
            <text:p/>
          </table:table-cell>
          <table:table-cell table:formula="of:=IF([.O40]&lt;&gt;&quot;&quot;;[.O40];IF([.P40]&lt;&gt;&quot;&quot;;[.P40];[.Q40]))" office:value-type="float" office:value="1.5" calcext:value-type="float">
            <text:p>1.500</text:p>
          </table:table-cell>
          <table:table-cell table:style-name="ce1"/>
          <table:table-cell table:style-name="ce1" table:formula="of:=INT(64/5*[.R40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41]&gt;[.B41])AND([.A41]&gt;[.C41]);[.A41];&quot;&quot;)">
            <text:p/>
          </table:table-cell>
          <table:table-cell table:style-name="ce1" table:formula="of:=IF(([.B41]&gt;[.A41])AND([.B41]&gt;[.C41]);[.B41];&quot;&quot;)" office:value-type="float" office:value="30" calcext:value-type="float">
            <text:p>30</text:p>
          </table:table-cell>
          <table:table-cell table:style-name="ce1" table:formula="of:=IF(([.C41]&gt;[.A41])AND([.C41]&gt;[.B41]);[.C41];&quot;&quot;)">
            <text:p/>
          </table:table-cell>
          <table:table-cell table:style-name="ce1" table:formula="of:=IF([.E41]&lt;&gt;&quot;&quot;;[.E41];IF([.F41]&lt;&gt;&quot;&quot;;[.F41];[.G41]))" office:value-type="float" office:value="30" calcext:value-type="float">
            <text:p>30</text:p>
          </table:table-cell>
          <table:table-cell/>
          <table:table-cell table:style-name="ce1" table:formula="of:=IF(([.A41]&lt;[.B41])AND([.A41]&lt;[.C41]);[.A41];&quot;&quot;)">
            <text:p/>
          </table:table-cell>
          <table:table-cell table:style-name="ce1" table:formula="of:=IF(([.B41]&lt;[.A41])AND([.B41]&lt;[.C41]);[.B41];&quot;&quot;)">
            <text:p/>
          </table:table-cell>
          <table:table-cell table:style-name="ce1" table:formula="of:=IF(([.C41]&lt;[.A41])AND([.C41]&lt;[.B41]);[.C41];&quot;&quot;)" office:value-type="float" office:value="0" calcext:value-type="float">
            <text:p>0</text:p>
          </table:table-cell>
          <table:table-cell table:style-name="ce1" table:formula="of:=IF([.J41]&lt;&gt;&quot;&quot;;[.J41];IF([.K41]&lt;&gt;&quot;&quot;;[.K41];[.L41]))" office:value-type="float" office:value="0" calcext:value-type="float">
            <text:p>0</text:p>
          </table:table-cell>
          <table:table-cell table:style-name="ce1"/>
          <table:table-cell table:formula="of:=IF(([.A41]&gt;[.B41])AND([.A41]&gt;[.C41]);IFERROR(([.B41]-[.C41])/([.H41]-[.M41]);0)+1;&quot;&quot;)">
            <text:p/>
          </table:table-cell>
          <table:table-cell table:formula="of:=IF(([.B41]&gt;[.A41])AND([.B41]&gt;[.C41]);IFERROR(([.C41]-[.A41])/([.H41]-[.M41]);0)+2;&quot;&quot;)" office:value-type="float" office:value="1.9" calcext:value-type="float">
            <text:p>1.900</text:p>
          </table:table-cell>
          <table:table-cell table:formula="of:=IF(([.C41]&gt;[.A41])AND([.C41]&gt;[.B41]);IFERROR(([.A41]-[.B41])/([.H41]-[.M41]);0)+4;&quot;&quot;)">
            <text:p/>
          </table:table-cell>
          <table:table-cell table:formula="of:=IF([.O41]&lt;&gt;&quot;&quot;;[.O41];IF([.P41]&lt;&gt;&quot;&quot;;[.P41];[.Q41]))" office:value-type="float" office:value="1.9" calcext:value-type="float">
            <text:p>1.900</text:p>
          </table:table-cell>
          <table:table-cell table:style-name="ce1"/>
          <table:table-cell table:style-name="ce1" table:formula="of:=INT(64/5*[.R41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IF(([.A42]&gt;[.B42])AND([.A42]&gt;[.C42]);[.A42];&quot;&quot;)">
            <text:p/>
          </table:table-cell>
          <table:table-cell table:style-name="ce1" table:formula="of:=IF(([.B42]&gt;[.A42])AND([.B42]&gt;[.C42]);[.B42];&quot;&quot;)">
            <text:p/>
          </table:table-cell>
          <table:table-cell table:style-name="ce1" table:formula="of:=IF(([.C42]&gt;[.A42])AND([.C42]&gt;[.B42]);[.C42];&quot;&quot;)" office:value-type="float" office:value="54" calcext:value-type="float">
            <text:p>54</text:p>
          </table:table-cell>
          <table:table-cell table:style-name="ce1" table:formula="of:=IF([.E42]&lt;&gt;&quot;&quot;;[.E42];IF([.F42]&lt;&gt;&quot;&quot;;[.F42];[.G42]))" office:value-type="float" office:value="54" calcext:value-type="float">
            <text:p>54</text:p>
          </table:table-cell>
          <table:table-cell/>
          <table:table-cell table:style-name="ce1" table:formula="of:=IF(([.A42]&lt;[.B42])AND([.A42]&lt;[.C42]);[.A42];&quot;&quot;)" office:value-type="float" office:value="10" calcext:value-type="float">
            <text:p>10</text:p>
          </table:table-cell>
          <table:table-cell table:style-name="ce1" table:formula="of:=IF(([.B42]&lt;[.A42])AND([.B42]&lt;[.C42]);[.B42];&quot;&quot;)">
            <text:p/>
          </table:table-cell>
          <table:table-cell table:style-name="ce1" table:formula="of:=IF(([.C42]&lt;[.A42])AND([.C42]&lt;[.B42]);[.C42];&quot;&quot;)">
            <text:p/>
          </table:table-cell>
          <table:table-cell table:style-name="ce1" table:formula="of:=IF([.J42]&lt;&gt;&quot;&quot;;[.J42];IF([.K42]&lt;&gt;&quot;&quot;;[.K42];[.L42]))" office:value-type="float" office:value="10" calcext:value-type="float">
            <text:p>10</text:p>
          </table:table-cell>
          <table:table-cell table:style-name="ce1"/>
          <table:table-cell table:formula="of:=IF(([.A42]&gt;[.B42])AND([.A42]&gt;[.C42]);IFERROR(([.B42]-[.C42])/([.H42]-[.M42]);0)+1;&quot;&quot;)">
            <text:p/>
          </table:table-cell>
          <table:table-cell table:formula="of:=IF(([.B42]&gt;[.A42])AND([.B42]&gt;[.C42]);IFERROR(([.C42]-[.A42])/([.H42]-[.M42]);0)+2;&quot;&quot;)">
            <text:p/>
          </table:table-cell>
          <table:table-cell table:formula="of:=IF(([.C42]&gt;[.A42])AND([.C42]&gt;[.B42]);IFERROR(([.A42]-[.B42])/([.H42]-[.M42]);0)+4;&quot;&quot;)" office:value-type="float" office:value="3.34090909090909" calcext:value-type="float">
            <text:p>3.341</text:p>
          </table:table-cell>
          <table:table-cell table:formula="of:=IF([.O42]&lt;&gt;&quot;&quot;;[.O42];IF([.P42]&lt;&gt;&quot;&quot;;[.P42];[.Q42]))" office:value-type="float" office:value="3.34090909090909" calcext:value-type="float">
            <text:p>3.341</text:p>
          </table:table-cell>
          <table:table-cell table:style-name="ce1"/>
          <table:table-cell table:style-name="ce1" table:formula="of:=INT(64/5*[.R42])" office:value-type="float" office:value="42" calcext:value-type="float">
            <text:p>42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43]&gt;[.B43])AND([.A43]&gt;[.C43]);[.A43];&quot;&quot;)" office:value-type="float" office:value="63" calcext:value-type="float">
            <text:p>63</text:p>
          </table:table-cell>
          <table:table-cell table:style-name="ce1" table:formula="of:=IF(([.B43]&gt;[.A43])AND([.B43]&gt;[.C43]);[.B43];&quot;&quot;)">
            <text:p/>
          </table:table-cell>
          <table:table-cell table:style-name="ce1" table:formula="of:=IF(([.C43]&gt;[.A43])AND([.C43]&gt;[.B43]);[.C43];&quot;&quot;)">
            <text:p/>
          </table:table-cell>
          <table:table-cell table:style-name="ce1" table:formula="of:=IF([.E43]&lt;&gt;&quot;&quot;;[.E43];IF([.F43]&lt;&gt;&quot;&quot;;[.F43];[.G43]))" office:value-type="float" office:value="63" calcext:value-type="float">
            <text:p>63</text:p>
          </table:table-cell>
          <table:table-cell/>
          <table:table-cell table:style-name="ce1" table:formula="of:=IF(([.A43]&lt;[.B43])AND([.A43]&lt;[.C43]);[.A43];&quot;&quot;)">
            <text:p/>
          </table:table-cell>
          <table:table-cell table:style-name="ce1" table:formula="of:=IF(([.B43]&lt;[.A43])AND([.B43]&lt;[.C43]);[.B43];&quot;&quot;)">
            <text:p/>
          </table:table-cell>
          <table:table-cell table:style-name="ce1" table:formula="of:=IF(([.C43]&lt;[.A43])AND([.C43]&lt;[.B43]);[.C43];&quot;&quot;)" office:value-type="float" office:value="0" calcext:value-type="float">
            <text:p>0</text:p>
          </table:table-cell>
          <table:table-cell table:style-name="ce1" table:formula="of:=IF([.J43]&lt;&gt;&quot;&quot;;[.J43];IF([.K43]&lt;&gt;&quot;&quot;;[.K43];[.L43]))" office:value-type="float" office:value="0" calcext:value-type="float">
            <text:p>0</text:p>
          </table:table-cell>
          <table:table-cell table:style-name="ce1"/>
          <table:table-cell table:formula="of:=IF(([.A43]&gt;[.B43])AND([.A43]&gt;[.C43]);IFERROR(([.B43]-[.C43])/([.H43]-[.M43]);0)+1;&quot;&quot;)" office:value-type="float" office:value="1.01587301587302" calcext:value-type="float">
            <text:p>1.016</text:p>
          </table:table-cell>
          <table:table-cell table:formula="of:=IF(([.B43]&gt;[.A43])AND([.B43]&gt;[.C43]);IFERROR(([.C43]-[.A43])/([.H43]-[.M43]);0)+2;&quot;&quot;)">
            <text:p/>
          </table:table-cell>
          <table:table-cell table:formula="of:=IF(([.C43]&gt;[.A43])AND([.C43]&gt;[.B43]);IFERROR(([.A43]-[.B43])/([.H43]-[.M43]);0)+4;&quot;&quot;)">
            <text:p/>
          </table:table-cell>
          <table:table-cell table:formula="of:=IF([.O43]&lt;&gt;&quot;&quot;;[.O43];IF([.P43]&lt;&gt;&quot;&quot;;[.P43];[.Q43]))" office:value-type="float" office:value="1.01587301587302" calcext:value-type="float">
            <text:p>1.016</text:p>
          </table:table-cell>
          <table:table-cell table:style-name="ce1"/>
          <table:table-cell table:style-name="ce1" table:formula="of:=INT(64/5*[.R43])" office:value-type="float" office:value="13" calcext:value-type="float">
            <text:p>13</text:p>
          </table:table-cell>
          <table:table-cell table:style-name="ce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IF(([.A44]&gt;[.B44])AND([.A44]&gt;[.C44]);[.A44];&quot;&quot;)">
            <text:p/>
          </table:table-cell>
          <table:table-cell table:style-name="ce1" table:formula="of:=IF(([.B44]&gt;[.A44])AND([.B44]&gt;[.C44]);[.B44];&quot;&quot;)" office:value-type="float" office:value="59" calcext:value-type="float">
            <text:p>59</text:p>
          </table:table-cell>
          <table:table-cell table:style-name="ce1" table:formula="of:=IF(([.C44]&gt;[.A44])AND([.C44]&gt;[.B44]);[.C44];&quot;&quot;)">
            <text:p/>
          </table:table-cell>
          <table:table-cell table:style-name="ce1" table:formula="of:=IF([.E44]&lt;&gt;&quot;&quot;;[.E44];IF([.F44]&lt;&gt;&quot;&quot;;[.F44];[.G44]))" office:value-type="float" office:value="59" calcext:value-type="float">
            <text:p>59</text:p>
          </table:table-cell>
          <table:table-cell/>
          <table:table-cell table:style-name="ce1" table:formula="of:=IF(([.A44]&lt;[.B44])AND([.A44]&lt;[.C44]);[.A44];&quot;&quot;)" office:value-type="float" office:value="19" calcext:value-type="float">
            <text:p>19</text:p>
          </table:table-cell>
          <table:table-cell table:style-name="ce1" table:formula="of:=IF(([.B44]&lt;[.A44])AND([.B44]&lt;[.C44]);[.B44];&quot;&quot;)">
            <text:p/>
          </table:table-cell>
          <table:table-cell table:style-name="ce1" table:formula="of:=IF(([.C44]&lt;[.A44])AND([.C44]&lt;[.B44]);[.C44];&quot;&quot;)">
            <text:p/>
          </table:table-cell>
          <table:table-cell table:style-name="ce1" table:formula="of:=IF([.J44]&lt;&gt;&quot;&quot;;[.J44];IF([.K44]&lt;&gt;&quot;&quot;;[.K44];[.L44]))" office:value-type="float" office:value="19" calcext:value-type="float">
            <text:p>19</text:p>
          </table:table-cell>
          <table:table-cell table:style-name="ce1"/>
          <table:table-cell table:formula="of:=IF(([.A44]&gt;[.B44])AND([.A44]&gt;[.C44]);IFERROR(([.B44]-[.C44])/([.H44]-[.M44]);0)+1;&quot;&quot;)">
            <text:p/>
          </table:table-cell>
          <table:table-cell table:formula="of:=IF(([.B44]&gt;[.A44])AND([.B44]&gt;[.C44]);IFERROR(([.C44]-[.A44])/([.H44]-[.M44]);0)+2;&quot;&quot;)" office:value-type="float" office:value="2.275" calcext:value-type="float">
            <text:p>2.275</text:p>
          </table:table-cell>
          <table:table-cell table:formula="of:=IF(([.C44]&gt;[.A44])AND([.C44]&gt;[.B44]);IFERROR(([.A44]-[.B44])/([.H44]-[.M44]);0)+4;&quot;&quot;)">
            <text:p/>
          </table:table-cell>
          <table:table-cell table:formula="of:=IF([.O44]&lt;&gt;&quot;&quot;;[.O44];IF([.P44]&lt;&gt;&quot;&quot;;[.P44];[.Q44]))" office:value-type="float" office:value="2.275" calcext:value-type="float">
            <text:p>2.275</text:p>
          </table:table-cell>
          <table:table-cell table:style-name="ce1"/>
          <table:table-cell table:style-name="ce1" table:formula="of:=INT(64/5*[.R44])" office:value-type="float" office:value="29" calcext:value-type="float">
            <text:p>29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IF(([.A45]&gt;[.B45])AND([.A45]&gt;[.C45]);[.A45];&quot;&quot;)" office:value-type="float" office:value="60" calcext:value-type="float">
            <text:p>60</text:p>
          </table:table-cell>
          <table:table-cell table:style-name="ce1" table:formula="of:=IF(([.B45]&gt;[.A45])AND([.B45]&gt;[.C45]);[.B45];&quot;&quot;)">
            <text:p/>
          </table:table-cell>
          <table:table-cell table:style-name="ce1" table:formula="of:=IF(([.C45]&gt;[.A45])AND([.C45]&gt;[.B45]);[.C45];&quot;&quot;)">
            <text:p/>
          </table:table-cell>
          <table:table-cell table:style-name="ce1" table:formula="of:=IF([.E45]&lt;&gt;&quot;&quot;;[.E45];IF([.F45]&lt;&gt;&quot;&quot;;[.F45];[.G45]))" office:value-type="float" office:value="60" calcext:value-type="float">
            <text:p>60</text:p>
          </table:table-cell>
          <table:table-cell/>
          <table:table-cell table:style-name="ce1" table:formula="of:=IF(([.A45]&lt;[.B45])AND([.A45]&lt;[.C45]);[.A45];&quot;&quot;)">
            <text:p/>
          </table:table-cell>
          <table:table-cell table:style-name="ce1" table:formula="of:=IF(([.B45]&lt;[.A45])AND([.B45]&lt;[.C45]);[.B45];&quot;&quot;)" office:value-type="float" office:value="4" calcext:value-type="float">
            <text:p>4</text:p>
          </table:table-cell>
          <table:table-cell table:style-name="ce1" table:formula="of:=IF(([.C45]&lt;[.A45])AND([.C45]&lt;[.B45]);[.C45];&quot;&quot;)">
            <text:p/>
          </table:table-cell>
          <table:table-cell table:style-name="ce1" table:formula="of:=IF([.J45]&lt;&gt;&quot;&quot;;[.J45];IF([.K45]&lt;&gt;&quot;&quot;;[.K45];[.L45]))" office:value-type="float" office:value="4" calcext:value-type="float">
            <text:p>4</text:p>
          </table:table-cell>
          <table:table-cell table:style-name="ce1"/>
          <table:table-cell table:formula="of:=IF(([.A45]&gt;[.B45])AND([.A45]&gt;[.C45]);IFERROR(([.B45]-[.C45])/([.H45]-[.M45]);0)+1;&quot;&quot;)" office:value-type="float" office:value="0.946428571428571" calcext:value-type="float">
            <text:p>0.946</text:p>
          </table:table-cell>
          <table:table-cell table:formula="of:=IF(([.B45]&gt;[.A45])AND([.B45]&gt;[.C45]);IFERROR(([.C45]-[.A45])/([.H45]-[.M45]);0)+2;&quot;&quot;)">
            <text:p/>
          </table:table-cell>
          <table:table-cell table:formula="of:=IF(([.C45]&gt;[.A45])AND([.C45]&gt;[.B45]);IFERROR(([.A45]-[.B45])/([.H45]-[.M45]);0)+4;&quot;&quot;)">
            <text:p/>
          </table:table-cell>
          <table:table-cell table:formula="of:=IF([.O45]&lt;&gt;&quot;&quot;;[.O45];IF([.P45]&lt;&gt;&quot;&quot;;[.P45];[.Q45]))" office:value-type="float" office:value="0.946428571428571" calcext:value-type="float">
            <text:p>0.946</text:p>
          </table:table-cell>
          <table:table-cell table:style-name="ce1"/>
          <table:table-cell table:style-name="ce1" table:formula="of:=INT(64/5*[.R45])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46]&gt;[.B46])AND([.A46]&gt;[.C46]);[.A46];&quot;&quot;)" office:value-type="float" office:value="50" calcext:value-type="float">
            <text:p>50</text:p>
          </table:table-cell>
          <table:table-cell table:style-name="ce1" table:formula="of:=IF(([.B46]&gt;[.A46])AND([.B46]&gt;[.C46]);[.B46];&quot;&quot;)">
            <text:p/>
          </table:table-cell>
          <table:table-cell table:style-name="ce1" table:formula="of:=IF(([.C46]&gt;[.A46])AND([.C46]&gt;[.B46]);[.C46];&quot;&quot;)">
            <text:p/>
          </table:table-cell>
          <table:table-cell table:style-name="ce1" table:formula="of:=IF([.E46]&lt;&gt;&quot;&quot;;[.E46];IF([.F46]&lt;&gt;&quot;&quot;;[.F46];[.G46]))" office:value-type="float" office:value="50" calcext:value-type="float">
            <text:p>50</text:p>
          </table:table-cell>
          <table:table-cell/>
          <table:table-cell table:style-name="ce1" table:formula="of:=IF(([.A46]&lt;[.B46])AND([.A46]&lt;[.C46]);[.A46];&quot;&quot;)">
            <text:p/>
          </table:table-cell>
          <table:table-cell table:style-name="ce1" table:formula="of:=IF(([.B46]&lt;[.A46])AND([.B46]&lt;[.C46]);[.B46];&quot;&quot;)" office:value-type="float" office:value="25" calcext:value-type="float">
            <text:p>25</text:p>
          </table:table-cell>
          <table:table-cell table:style-name="ce1" table:formula="of:=IF(([.C46]&lt;[.A46])AND([.C46]&lt;[.B46]);[.C46];&quot;&quot;)">
            <text:p/>
          </table:table-cell>
          <table:table-cell table:style-name="ce1" table:formula="of:=IF([.J46]&lt;&gt;&quot;&quot;;[.J46];IF([.K46]&lt;&gt;&quot;&quot;;[.K46];[.L46]))" office:value-type="float" office:value="25" calcext:value-type="float">
            <text:p>25</text:p>
          </table:table-cell>
          <table:table-cell table:style-name="ce1"/>
          <table:table-cell table:formula="of:=IF(([.A46]&gt;[.B46])AND([.A46]&gt;[.C46]);IFERROR(([.B46]-[.C46])/([.H46]-[.M46]);0)+1;&quot;&quot;)" office:value-type="float" office:value="0.88" calcext:value-type="float">
            <text:p>0.880</text:p>
          </table:table-cell>
          <table:table-cell table:formula="of:=IF(([.B46]&gt;[.A46])AND([.B46]&gt;[.C46]);IFERROR(([.C46]-[.A46])/([.H46]-[.M46]);0)+2;&quot;&quot;)">
            <text:p/>
          </table:table-cell>
          <table:table-cell table:formula="of:=IF(([.C46]&gt;[.A46])AND([.C46]&gt;[.B46]);IFERROR(([.A46]-[.B46])/([.H46]-[.M46]);0)+4;&quot;&quot;)">
            <text:p/>
          </table:table-cell>
          <table:table-cell table:formula="of:=IF([.O46]&lt;&gt;&quot;&quot;;[.O46];IF([.P46]&lt;&gt;&quot;&quot;;[.P46];[.Q46]))" office:value-type="float" office:value="0.88" calcext:value-type="float">
            <text:p>0.880</text:p>
          </table:table-cell>
          <table:table-cell table:style-name="ce1"/>
          <table:table-cell table:style-name="ce1" table:formula="of:=INT(64/5*[.R46])" office:value-type="float" office:value="11" calcext:value-type="float">
            <text:p>11</text:p>
          </table:table-cell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IF(([.A47]&gt;[.B47])AND([.A47]&gt;[.C47]);[.A47];&quot;&quot;)">
            <text:p/>
          </table:table-cell>
          <table:table-cell table:style-name="ce1" table:formula="of:=IF(([.B47]&gt;[.A47])AND([.B47]&gt;[.C47]);[.B47];&quot;&quot;)">
            <text:p/>
          </table:table-cell>
          <table:table-cell table:style-name="ce1" table:formula="of:=IF(([.C47]&gt;[.A47])AND([.C47]&gt;[.B47]);[.C47];&quot;&quot;)" office:value-type="float" office:value="49" calcext:value-type="float">
            <text:p>49</text:p>
          </table:table-cell>
          <table:table-cell table:style-name="ce1" table:formula="of:=IF([.E47]&lt;&gt;&quot;&quot;;[.E47];IF([.F47]&lt;&gt;&quot;&quot;;[.F47];[.G47]))" office:value-type="float" office:value="49" calcext:value-type="float">
            <text:p>49</text:p>
          </table:table-cell>
          <table:table-cell/>
          <table:table-cell table:style-name="ce1" table:formula="of:=IF(([.A47]&lt;[.B47])AND([.A47]&lt;[.C47]);[.A47];&quot;&quot;)" office:value-type="float" office:value="9" calcext:value-type="float">
            <text:p>9</text:p>
          </table:table-cell>
          <table:table-cell table:style-name="ce1" table:formula="of:=IF(([.B47]&lt;[.A47])AND([.B47]&lt;[.C47]);[.B47];&quot;&quot;)">
            <text:p/>
          </table:table-cell>
          <table:table-cell table:style-name="ce1" table:formula="of:=IF(([.C47]&lt;[.A47])AND([.C47]&lt;[.B47]);[.C47];&quot;&quot;)">
            <text:p/>
          </table:table-cell>
          <table:table-cell table:style-name="ce1" table:formula="of:=IF([.J47]&lt;&gt;&quot;&quot;;[.J47];IF([.K47]&lt;&gt;&quot;&quot;;[.K47];[.L47]))" office:value-type="float" office:value="9" calcext:value-type="float">
            <text:p>9</text:p>
          </table:table-cell>
          <table:table-cell table:style-name="ce1"/>
          <table:table-cell table:formula="of:=IF(([.A47]&gt;[.B47])AND([.A47]&gt;[.C47]);IFERROR(([.B47]-[.C47])/([.H47]-[.M47]);0)+1;&quot;&quot;)">
            <text:p/>
          </table:table-cell>
          <table:table-cell table:formula="of:=IF(([.B47]&gt;[.A47])AND([.B47]&gt;[.C47]);IFERROR(([.C47]-[.A47])/([.H47]-[.M47]);0)+2;&quot;&quot;)">
            <text:p/>
          </table:table-cell>
          <table:table-cell table:formula="of:=IF(([.C47]&gt;[.A47])AND([.C47]&gt;[.B47]);IFERROR(([.A47]-[.B47])/([.H47]-[.M47]);0)+4;&quot;&quot;)" office:value-type="float" office:value="3.7" calcext:value-type="float">
            <text:p>3.700</text:p>
          </table:table-cell>
          <table:table-cell table:formula="of:=IF([.O47]&lt;&gt;&quot;&quot;;[.O47];IF([.P47]&lt;&gt;&quot;&quot;;[.P47];[.Q47]))" office:value-type="float" office:value="3.7" calcext:value-type="float">
            <text:p>3.700</text:p>
          </table:table-cell>
          <table:table-cell table:style-name="ce1"/>
          <table:table-cell table:style-name="ce1" table:formula="of:=INT(64/5*[.R47])" office:value-type="float" office:value="47" calcext:value-type="float">
            <text:p>47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table:formula="of:=IF(([.A48]&gt;[.B48])AND([.A48]&gt;[.C48]);[.A48];&quot;&quot;)">
            <text:p/>
          </table:table-cell>
          <table:table-cell table:style-name="ce1" table:formula="of:=IF(([.B48]&gt;[.A48])AND([.B48]&gt;[.C48]);[.B48];&quot;&quot;)">
            <text:p/>
          </table:table-cell>
          <table:table-cell table:style-name="ce1" table:formula="of:=IF(([.C48]&gt;[.A48])AND([.C48]&gt;[.B48]);[.C48];&quot;&quot;)" office:value-type="float" office:value="56" calcext:value-type="float">
            <text:p>56</text:p>
          </table:table-cell>
          <table:table-cell table:style-name="ce1" table:formula="of:=IF([.E48]&lt;&gt;&quot;&quot;;[.E48];IF([.F48]&lt;&gt;&quot;&quot;;[.F48];[.G48]))" office:value-type="float" office:value="56" calcext:value-type="float">
            <text:p>56</text:p>
          </table:table-cell>
          <table:table-cell/>
          <table:table-cell table:style-name="ce1" table:formula="of:=IF(([.A48]&lt;[.B48])AND([.A48]&lt;[.C48]);[.A48];&quot;&quot;)">
            <text:p/>
          </table:table-cell>
          <table:table-cell table:style-name="ce1" table:formula="of:=IF(([.B48]&lt;[.A48])AND([.B48]&lt;[.C48]);[.B48];&quot;&quot;)" office:value-type="float" office:value="0" calcext:value-type="float">
            <text:p>0</text:p>
          </table:table-cell>
          <table:table-cell table:style-name="ce1" table:formula="of:=IF(([.C48]&lt;[.A48])AND([.C48]&lt;[.B48]);[.C48];&quot;&quot;)">
            <text:p/>
          </table:table-cell>
          <table:table-cell table:style-name="ce1" table:formula="of:=IF([.J48]&lt;&gt;&quot;&quot;;[.J48];IF([.K48]&lt;&gt;&quot;&quot;;[.K48];[.L48]))" office:value-type="float" office:value="0" calcext:value-type="float">
            <text:p>0</text:p>
          </table:table-cell>
          <table:table-cell table:style-name="ce1"/>
          <table:table-cell table:formula="of:=IF(([.A48]&gt;[.B48])AND([.A48]&gt;[.C48]);IFERROR(([.B48]-[.C48])/([.H48]-[.M48]);0)+1;&quot;&quot;)">
            <text:p/>
          </table:table-cell>
          <table:table-cell table:formula="of:=IF(([.B48]&gt;[.A48])AND([.B48]&gt;[.C48]);IFERROR(([.C48]-[.A48])/([.H48]-[.M48]);0)+2;&quot;&quot;)">
            <text:p/>
          </table:table-cell>
          <table:table-cell table:formula="of:=IF(([.C48]&gt;[.A48])AND([.C48]&gt;[.B48]);IFERROR(([.A48]-[.B48])/([.H48]-[.M48]);0)+4;&quot;&quot;)" office:value-type="float" office:value="4.05357142857143" calcext:value-type="float">
            <text:p>4.054</text:p>
          </table:table-cell>
          <table:table-cell table:formula="of:=IF([.O48]&lt;&gt;&quot;&quot;;[.O48];IF([.P48]&lt;&gt;&quot;&quot;;[.P48];[.Q48]))" office:value-type="float" office:value="4.05357142857143" calcext:value-type="float">
            <text:p>4.054</text:p>
          </table:table-cell>
          <table:table-cell table:style-name="ce1"/>
          <table:table-cell table:style-name="ce1" table:formula="of:=INT(64/5*[.R48])" office:value-type="float" office:value="51" calcext:value-type="float">
            <text:p>51</text:p>
          </table:table-cell>
          <table:table-cell table:style-name="ce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table:formula="of:=IF(([.A49]&gt;[.B49])AND([.A49]&gt;[.C49]);[.A49];&quot;&quot;)" office:value-type="float" office:value="44" calcext:value-type="float">
            <text:p>44</text:p>
          </table:table-cell>
          <table:table-cell table:style-name="ce1" table:formula="of:=IF(([.B49]&gt;[.A49])AND([.B49]&gt;[.C49]);[.B49];&quot;&quot;)">
            <text:p/>
          </table:table-cell>
          <table:table-cell table:style-name="ce1" table:formula="of:=IF(([.C49]&gt;[.A49])AND([.C49]&gt;[.B49]);[.C49];&quot;&quot;)">
            <text:p/>
          </table:table-cell>
          <table:table-cell table:style-name="ce1" table:formula="of:=IF([.E49]&lt;&gt;&quot;&quot;;[.E49];IF([.F49]&lt;&gt;&quot;&quot;;[.F49];[.G49]))" office:value-type="float" office:value="44" calcext:value-type="float">
            <text:p>44</text:p>
          </table:table-cell>
          <table:table-cell/>
          <table:table-cell table:style-name="ce1" table:formula="of:=IF(([.A49]&lt;[.B49])AND([.A49]&lt;[.C49]);[.A49];&quot;&quot;)">
            <text:p/>
          </table:table-cell>
          <table:table-cell table:style-name="ce1" table:formula="of:=IF(([.B49]&lt;[.A49])AND([.B49]&lt;[.C49]);[.B49];&quot;&quot;)" office:value-type="float" office:value="26" calcext:value-type="float">
            <text:p>26</text:p>
          </table:table-cell>
          <table:table-cell table:style-name="ce1" table:formula="of:=IF(([.C49]&lt;[.A49])AND([.C49]&lt;[.B49]);[.C49];&quot;&quot;)">
            <text:p/>
          </table:table-cell>
          <table:table-cell table:style-name="ce1" table:formula="of:=IF([.J49]&lt;&gt;&quot;&quot;;[.J49];IF([.K49]&lt;&gt;&quot;&quot;;[.K49];[.L49]))" office:value-type="float" office:value="26" calcext:value-type="float">
            <text:p>26</text:p>
          </table:table-cell>
          <table:table-cell table:style-name="ce1"/>
          <table:table-cell table:formula="of:=IF(([.A49]&gt;[.B49])AND([.A49]&gt;[.C49]);IFERROR(([.B49]-[.C49])/([.H49]-[.M49]);0)+1;&quot;&quot;)" office:value-type="float" office:value="0.666666666666667" calcext:value-type="float">
            <text:p>0.667</text:p>
          </table:table-cell>
          <table:table-cell table:formula="of:=IF(([.B49]&gt;[.A49])AND([.B49]&gt;[.C49]);IFERROR(([.C49]-[.A49])/([.H49]-[.M49]);0)+2;&quot;&quot;)">
            <text:p/>
          </table:table-cell>
          <table:table-cell table:formula="of:=IF(([.C49]&gt;[.A49])AND([.C49]&gt;[.B49]);IFERROR(([.A49]-[.B49])/([.H49]-[.M49]);0)+4;&quot;&quot;)">
            <text:p/>
          </table:table-cell>
          <table:table-cell table:formula="of:=IF([.O49]&lt;&gt;&quot;&quot;;[.O49];IF([.P49]&lt;&gt;&quot;&quot;;[.P49];[.Q49]))" office:value-type="float" office:value="0.666666666666667" calcext:value-type="float">
            <text:p>0.667</text:p>
          </table:table-cell>
          <table:table-cell table:style-name="ce1"/>
          <table:table-cell table:style-name="ce1" table:formula="of:=INT(64/5*[.R49])" office:value-type="float" office:value="8" calcext:value-type="float">
            <text:p>8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IF(([.A50]&gt;[.B50])AND([.A50]&gt;[.C50]);[.A50];&quot;&quot;)" office:value-type="float" office:value="63" calcext:value-type="float">
            <text:p>63</text:p>
          </table:table-cell>
          <table:table-cell table:style-name="ce1" table:formula="of:=IF(([.B50]&gt;[.A50])AND([.B50]&gt;[.C50]);[.B50];&quot;&quot;)">
            <text:p/>
          </table:table-cell>
          <table:table-cell table:style-name="ce1" table:formula="of:=IF(([.C50]&gt;[.A50])AND([.C50]&gt;[.B50]);[.C50];&quot;&quot;)">
            <text:p/>
          </table:table-cell>
          <table:table-cell table:style-name="ce1" table:formula="of:=IF([.E50]&lt;&gt;&quot;&quot;;[.E50];IF([.F50]&lt;&gt;&quot;&quot;;[.F50];[.G50]))" office:value-type="float" office:value="63" calcext:value-type="float">
            <text:p>63</text:p>
          </table:table-cell>
          <table:table-cell/>
          <table:table-cell table:style-name="ce1" table:formula="of:=IF(([.A50]&lt;[.B50])AND([.A50]&lt;[.C50]);[.A50];&quot;&quot;)">
            <text:p/>
          </table:table-cell>
          <table:table-cell table:style-name="ce1" table:formula="of:=IF(([.B50]&lt;[.A50])AND([.B50]&lt;[.C50]);[.B50];&quot;&quot;)" office:value-type="float" office:value="1" calcext:value-type="float">
            <text:p>1</text:p>
          </table:table-cell>
          <table:table-cell table:style-name="ce1" table:formula="of:=IF(([.C50]&lt;[.A50])AND([.C50]&lt;[.B50]);[.C50];&quot;&quot;)">
            <text:p/>
          </table:table-cell>
          <table:table-cell table:style-name="ce1" table:formula="of:=IF([.J50]&lt;&gt;&quot;&quot;;[.J50];IF([.K50]&lt;&gt;&quot;&quot;;[.K50];[.L50]))" office:value-type="float" office:value="1" calcext:value-type="float">
            <text:p>1</text:p>
          </table:table-cell>
          <table:table-cell table:style-name="ce1"/>
          <table:table-cell table:formula="of:=IF(([.A50]&gt;[.B50])AND([.A50]&gt;[.C50]);IFERROR(([.B50]-[.C50])/([.H50]-[.M50]);0)+1;&quot;&quot;)" office:value-type="float" office:value="0.0161290322580645" calcext:value-type="float">
            <text:p>0.016</text:p>
          </table:table-cell>
          <table:table-cell table:formula="of:=IF(([.B50]&gt;[.A50])AND([.B50]&gt;[.C50]);IFERROR(([.C50]-[.A50])/([.H50]-[.M50]);0)+2;&quot;&quot;)">
            <text:p/>
          </table:table-cell>
          <table:table-cell table:formula="of:=IF(([.C50]&gt;[.A50])AND([.C50]&gt;[.B50]);IFERROR(([.A50]-[.B50])/([.H50]-[.M50]);0)+4;&quot;&quot;)">
            <text:p/>
          </table:table-cell>
          <table:table-cell table:formula="of:=IF([.O50]&lt;&gt;&quot;&quot;;[.O50];IF([.P50]&lt;&gt;&quot;&quot;;[.P50];[.Q50]))" office:value-type="float" office:value="0.0161290322580645" calcext:value-type="float">
            <text:p>0.016</text:p>
          </table:table-cell>
          <table:table-cell table:style-name="ce1"/>
          <table:table-cell table:style-name="ce1" table:formula="of:=INT(64/5*[.R50]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IF(([.A51]&gt;[.B51])AND([.A51]&gt;[.C51]);[.A51];&quot;&quot;)">
            <text:p/>
          </table:table-cell>
          <table:table-cell table:style-name="ce1" table:formula="of:=IF(([.B51]&gt;[.A51])AND([.B51]&gt;[.C51]);[.B51];&quot;&quot;)">
            <text:p/>
          </table:table-cell>
          <table:table-cell table:style-name="ce1" table:formula="of:=IF(([.C51]&gt;[.A51])AND([.C51]&gt;[.B51]);[.C51];&quot;&quot;)" office:value-type="float" office:value="52" calcext:value-type="float">
            <text:p>52</text:p>
          </table:table-cell>
          <table:table-cell table:style-name="ce1" table:formula="of:=IF([.E51]&lt;&gt;&quot;&quot;;[.E51];IF([.F51]&lt;&gt;&quot;&quot;;[.F51];[.G51]))" office:value-type="float" office:value="52" calcext:value-type="float">
            <text:p>52</text:p>
          </table:table-cell>
          <table:table-cell/>
          <table:table-cell table:style-name="ce1" table:formula="of:=IF(([.A51]&lt;[.B51])AND([.A51]&lt;[.C51]);[.A51];&quot;&quot;)" office:value-type="float" office:value="45" calcext:value-type="float">
            <text:p>45</text:p>
          </table:table-cell>
          <table:table-cell table:style-name="ce1" table:formula="of:=IF(([.B51]&lt;[.A51])AND([.B51]&lt;[.C51]);[.B51];&quot;&quot;)">
            <text:p/>
          </table:table-cell>
          <table:table-cell table:style-name="ce1" table:formula="of:=IF(([.C51]&lt;[.A51])AND([.C51]&lt;[.B51]);[.C51];&quot;&quot;)">
            <text:p/>
          </table:table-cell>
          <table:table-cell table:style-name="ce1" table:formula="of:=IF([.J51]&lt;&gt;&quot;&quot;;[.J51];IF([.K51]&lt;&gt;&quot;&quot;;[.K51];[.L51]))" office:value-type="float" office:value="45" calcext:value-type="float">
            <text:p>45</text:p>
          </table:table-cell>
          <table:table-cell table:style-name="ce1"/>
          <table:table-cell table:formula="of:=IF(([.A51]&gt;[.B51])AND([.A51]&gt;[.C51]);IFERROR(([.B51]-[.C51])/([.H51]-[.M51]);0)+1;&quot;&quot;)">
            <text:p/>
          </table:table-cell>
          <table:table-cell table:formula="of:=IF(([.B51]&gt;[.A51])AND([.B51]&gt;[.C51]);IFERROR(([.C51]-[.A51])/([.H51]-[.M51]);0)+2;&quot;&quot;)">
            <text:p/>
          </table:table-cell>
          <table:table-cell table:formula="of:=IF(([.C51]&gt;[.A51])AND([.C51]&gt;[.B51]);IFERROR(([.A51]-[.B51])/([.H51]-[.M51]);0)+4;&quot;&quot;)" office:value-type="float" office:value="3.57142857142857" calcext:value-type="float">
            <text:p>3.571</text:p>
          </table:table-cell>
          <table:table-cell table:formula="of:=IF([.O51]&lt;&gt;&quot;&quot;;[.O51];IF([.P51]&lt;&gt;&quot;&quot;;[.P51];[.Q51]))" office:value-type="float" office:value="3.57142857142857" calcext:value-type="float">
            <text:p>3.571</text:p>
          </table:table-cell>
          <table:table-cell table:style-name="ce1"/>
          <table:table-cell table:style-name="ce1" table:formula="of:=INT(64/5*[.R51])" office:value-type="float" office:value="45" calcext:value-type="float">
            <text:p>45</text:p>
          </table:table-cell>
          <table:table-cell table:style-name="ce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IF(([.A52]&gt;[.B52])AND([.A52]&gt;[.C52]);[.A52];&quot;&quot;)" office:value-type="float" office:value="32" calcext:value-type="float">
            <text:p>32</text:p>
          </table:table-cell>
          <table:table-cell table:style-name="ce1" table:formula="of:=IF(([.B52]&gt;[.A52])AND([.B52]&gt;[.C52]);[.B52];&quot;&quot;)">
            <text:p/>
          </table:table-cell>
          <table:table-cell table:style-name="ce1" table:formula="of:=IF(([.C52]&gt;[.A52])AND([.C52]&gt;[.B52]);[.C52];&quot;&quot;)">
            <text:p/>
          </table:table-cell>
          <table:table-cell table:style-name="ce1" table:formula="of:=IF([.E52]&lt;&gt;&quot;&quot;;[.E52];IF([.F52]&lt;&gt;&quot;&quot;;[.F52];[.G52]))" office:value-type="float" office:value="32" calcext:value-type="float">
            <text:p>32</text:p>
          </table:table-cell>
          <table:table-cell/>
          <table:table-cell table:style-name="ce1" table:formula="of:=IF(([.A52]&lt;[.B52])AND([.A52]&lt;[.C52]);[.A52];&quot;&quot;)">
            <text:p/>
          </table:table-cell>
          <table:table-cell table:style-name="ce1" table:formula="of:=IF(([.B52]&lt;[.A52])AND([.B52]&lt;[.C52]);[.B52];&quot;&quot;)">
            <text:p/>
          </table:table-cell>
          <table:table-cell table:style-name="ce1" table:formula="of:=IF(([.C52]&lt;[.A52])AND([.C52]&lt;[.B52]);[.C52];&quot;&quot;)" office:value-type="float" office:value="3" calcext:value-type="float">
            <text:p>3</text:p>
          </table:table-cell>
          <table:table-cell table:style-name="ce1" table:formula="of:=IF([.J52]&lt;&gt;&quot;&quot;;[.J52];IF([.K52]&lt;&gt;&quot;&quot;;[.K52];[.L52]))" office:value-type="float" office:value="3" calcext:value-type="float">
            <text:p>3</text:p>
          </table:table-cell>
          <table:table-cell table:style-name="ce1"/>
          <table:table-cell table:formula="of:=IF(([.A52]&gt;[.B52])AND([.A52]&gt;[.C52]);IFERROR(([.B52]-[.C52])/([.H52]-[.M52]);0)+1;&quot;&quot;)" office:value-type="float" office:value="1.79310344827586" calcext:value-type="float">
            <text:p>1.793</text:p>
          </table:table-cell>
          <table:table-cell table:formula="of:=IF(([.B52]&gt;[.A52])AND([.B52]&gt;[.C52]);IFERROR(([.C52]-[.A52])/([.H52]-[.M52]);0)+2;&quot;&quot;)">
            <text:p/>
          </table:table-cell>
          <table:table-cell table:formula="of:=IF(([.C52]&gt;[.A52])AND([.C52]&gt;[.B52]);IFERROR(([.A52]-[.B52])/([.H52]-[.M52]);0)+4;&quot;&quot;)">
            <text:p/>
          </table:table-cell>
          <table:table-cell table:formula="of:=IF([.O52]&lt;&gt;&quot;&quot;;[.O52];IF([.P52]&lt;&gt;&quot;&quot;;[.P52];[.Q52]))" office:value-type="float" office:value="1.79310344827586" calcext:value-type="float">
            <text:p>1.793</text:p>
          </table:table-cell>
          <table:table-cell table:style-name="ce1"/>
          <table:table-cell table:style-name="ce1" table:formula="of:=INT(64/5*[.R52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table:formula="of:=IF(([.A53]&gt;[.B53])AND([.A53]&gt;[.C53]);[.A53];&quot;&quot;)">
            <text:p/>
          </table:table-cell>
          <table:table-cell table:style-name="ce1" table:formula="of:=IF(([.B53]&gt;[.A53])AND([.B53]&gt;[.C53]);[.B53];&quot;&quot;)">
            <text:p/>
          </table:table-cell>
          <table:table-cell table:style-name="ce1" table:formula="of:=IF(([.C53]&gt;[.A53])AND([.C53]&gt;[.B53]);[.C53];&quot;&quot;)" office:value-type="float" office:value="15" calcext:value-type="float">
            <text:p>15</text:p>
          </table:table-cell>
          <table:table-cell table:style-name="ce1" table:formula="of:=IF([.E53]&lt;&gt;&quot;&quot;;[.E53];IF([.F53]&lt;&gt;&quot;&quot;;[.F53];[.G53]))" office:value-type="float" office:value="15" calcext:value-type="float">
            <text:p>15</text:p>
          </table:table-cell>
          <table:table-cell/>
          <table:table-cell table:style-name="ce1" table:formula="of:=IF(([.A53]&lt;[.B53])AND([.A53]&lt;[.C53]);[.A53];&quot;&quot;)">
            <text:p/>
          </table:table-cell>
          <table:table-cell table:style-name="ce1" table:formula="of:=IF(([.B53]&lt;[.A53])AND([.B53]&lt;[.C53]);[.B53];&quot;&quot;)" office:value-type="float" office:value="0" calcext:value-type="float">
            <text:p>0</text:p>
          </table:table-cell>
          <table:table-cell table:style-name="ce1" table:formula="of:=IF(([.C53]&lt;[.A53])AND([.C53]&lt;[.B53]);[.C53];&quot;&quot;)">
            <text:p/>
          </table:table-cell>
          <table:table-cell table:style-name="ce1" table:formula="of:=IF([.J53]&lt;&gt;&quot;&quot;;[.J53];IF([.K53]&lt;&gt;&quot;&quot;;[.K53];[.L53]))" office:value-type="float" office:value="0" calcext:value-type="float">
            <text:p>0</text:p>
          </table:table-cell>
          <table:table-cell table:style-name="ce1"/>
          <table:table-cell table:formula="of:=IF(([.A53]&gt;[.B53])AND([.A53]&gt;[.C53]);IFERROR(([.B53]-[.C53])/([.H53]-[.M53]);0)+1;&quot;&quot;)">
            <text:p/>
          </table:table-cell>
          <table:table-cell table:formula="of:=IF(([.B53]&gt;[.A53])AND([.B53]&gt;[.C53]);IFERROR(([.C53]-[.A53])/([.H53]-[.M53]);0)+2;&quot;&quot;)">
            <text:p/>
          </table:table-cell>
          <table:table-cell table:formula="of:=IF(([.C53]&gt;[.A53])AND([.C53]&gt;[.B53]);IFERROR(([.A53]-[.B53])/([.H53]-[.M53]);0)+4;&quot;&quot;)" office:value-type="float" office:value="4.93333333333333" calcext:value-type="float">
            <text:p>4.933</text:p>
          </table:table-cell>
          <table:table-cell table:formula="of:=IF([.O53]&lt;&gt;&quot;&quot;;[.O53];IF([.P53]&lt;&gt;&quot;&quot;;[.P53];[.Q53]))" office:value-type="float" office:value="4.93333333333333" calcext:value-type="float">
            <text:p>4.933</text:p>
          </table:table-cell>
          <table:table-cell table:style-name="ce1"/>
          <table:table-cell table:style-name="ce1" table:formula="of:=INT(64/5*[.R53])" office:value-type="float" office:value="63" calcext:value-type="float">
            <text:p>63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table:formula="of:=IF(([.A54]&gt;[.B54])AND([.A54]&gt;[.C54]);[.A54];&quot;&quot;)">
            <text:p/>
          </table:table-cell>
          <table:table-cell table:style-name="ce1" table:formula="of:=IF(([.B54]&gt;[.A54])AND([.B54]&gt;[.C54]);[.B54];&quot;&quot;)">
            <text:p/>
          </table:table-cell>
          <table:table-cell table:style-name="ce1" table:formula="of:=IF(([.C54]&gt;[.A54])AND([.C54]&gt;[.B54]);[.C54];&quot;&quot;)" office:value-type="float" office:value="57" calcext:value-type="float">
            <text:p>57</text:p>
          </table:table-cell>
          <table:table-cell table:style-name="ce1" table:formula="of:=IF([.E54]&lt;&gt;&quot;&quot;;[.E54];IF([.F54]&lt;&gt;&quot;&quot;;[.F54];[.G54]))" office:value-type="float" office:value="57" calcext:value-type="float">
            <text:p>57</text:p>
          </table:table-cell>
          <table:table-cell/>
          <table:table-cell table:style-name="ce1" table:formula="of:=IF(([.A54]&lt;[.B54])AND([.A54]&lt;[.C54]);[.A54];&quot;&quot;)">
            <text:p/>
          </table:table-cell>
          <table:table-cell table:style-name="ce1" table:formula="of:=IF(([.B54]&lt;[.A54])AND([.B54]&lt;[.C54]);[.B54];&quot;&quot;)" office:value-type="float" office:value="3" calcext:value-type="float">
            <text:p>3</text:p>
          </table:table-cell>
          <table:table-cell table:style-name="ce1" table:formula="of:=IF(([.C54]&lt;[.A54])AND([.C54]&lt;[.B54]);[.C54];&quot;&quot;)">
            <text:p/>
          </table:table-cell>
          <table:table-cell table:style-name="ce1" table:formula="of:=IF([.J54]&lt;&gt;&quot;&quot;;[.J54];IF([.K54]&lt;&gt;&quot;&quot;;[.K54];[.L54]))" office:value-type="float" office:value="3" calcext:value-type="float">
            <text:p>3</text:p>
          </table:table-cell>
          <table:table-cell table:style-name="ce1"/>
          <table:table-cell table:formula="of:=IF(([.A54]&gt;[.B54])AND([.A54]&gt;[.C54]);IFERROR(([.B54]-[.C54])/([.H54]-[.M54]);0)+1;&quot;&quot;)">
            <text:p/>
          </table:table-cell>
          <table:table-cell table:formula="of:=IF(([.B54]&gt;[.A54])AND([.B54]&gt;[.C54]);IFERROR(([.C54]-[.A54])/([.H54]-[.M54]);0)+2;&quot;&quot;)">
            <text:p/>
          </table:table-cell>
          <table:table-cell table:formula="of:=IF(([.C54]&gt;[.A54])AND([.C54]&gt;[.B54]);IFERROR(([.A54]-[.B54])/([.H54]-[.M54]);0)+4;&quot;&quot;)" office:value-type="float" office:value="4.12962962962963" calcext:value-type="float">
            <text:p>4.130</text:p>
          </table:table-cell>
          <table:table-cell table:formula="of:=IF([.O54]&lt;&gt;&quot;&quot;;[.O54];IF([.P54]&lt;&gt;&quot;&quot;;[.P54];[.Q54]))" office:value-type="float" office:value="4.12962962962963" calcext:value-type="float">
            <text:p>4.130</text:p>
          </table:table-cell>
          <table:table-cell table:style-name="ce1"/>
          <table:table-cell table:style-name="ce1" table:formula="of:=INT(64/5*[.R54])" office:value-type="float" office:value="52" calcext:value-type="float">
            <text:p>52</text:p>
          </table:table-cell>
          <table:table-cell table:style-name="ce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IF(([.A55]&gt;[.B55])AND([.A55]&gt;[.C55]);[.A55];&quot;&quot;)">
            <text:p/>
          </table:table-cell>
          <table:table-cell table:style-name="ce1" table:formula="of:=IF(([.B55]&gt;[.A55])AND([.B55]&gt;[.C55]);[.B55];&quot;&quot;)" office:value-type="float" office:value="48" calcext:value-type="float">
            <text:p>48</text:p>
          </table:table-cell>
          <table:table-cell table:style-name="ce1" table:formula="of:=IF(([.C55]&gt;[.A55])AND([.C55]&gt;[.B55]);[.C55];&quot;&quot;)">
            <text:p/>
          </table:table-cell>
          <table:table-cell table:style-name="ce1" table:formula="of:=IF([.E55]&lt;&gt;&quot;&quot;;[.E55];IF([.F55]&lt;&gt;&quot;&quot;;[.F55];[.G55]))" office:value-type="float" office:value="48" calcext:value-type="float">
            <text:p>48</text:p>
          </table:table-cell>
          <table:table-cell/>
          <table:table-cell table:style-name="ce1" table:formula="of:=IF(([.A55]&lt;[.B55])AND([.A55]&lt;[.C55]);[.A55];&quot;&quot;)">
            <text:p/>
          </table:table-cell>
          <table:table-cell table:style-name="ce1" table:formula="of:=IF(([.B55]&lt;[.A55])AND([.B55]&lt;[.C55]);[.B55];&quot;&quot;)">
            <text:p/>
          </table:table-cell>
          <table:table-cell table:style-name="ce1" table:formula="of:=IF(([.C55]&lt;[.A55])AND([.C55]&lt;[.B55]);[.C55];&quot;&quot;)" office:value-type="float" office:value="30" calcext:value-type="float">
            <text:p>30</text:p>
          </table:table-cell>
          <table:table-cell table:style-name="ce1" table:formula="of:=IF([.J55]&lt;&gt;&quot;&quot;;[.J55];IF([.K55]&lt;&gt;&quot;&quot;;[.K55];[.L55]))" office:value-type="float" office:value="30" calcext:value-type="float">
            <text:p>30</text:p>
          </table:table-cell>
          <table:table-cell table:style-name="ce1"/>
          <table:table-cell table:formula="of:=IF(([.A55]&gt;[.B55])AND([.A55]&gt;[.C55]);IFERROR(([.B55]-[.C55])/([.H55]-[.M55]);0)+1;&quot;&quot;)">
            <text:p/>
          </table:table-cell>
          <table:table-cell table:formula="of:=IF(([.B55]&gt;[.A55])AND([.B55]&gt;[.C55]);IFERROR(([.C55]-[.A55])/([.H55]-[.M55]);0)+2;&quot;&quot;)" office:value-type="float" office:value="1.05555555555556" calcext:value-type="float">
            <text:p>1.056</text:p>
          </table:table-cell>
          <table:table-cell table:formula="of:=IF(([.C55]&gt;[.A55])AND([.C55]&gt;[.B55]);IFERROR(([.A55]-[.B55])/([.H55]-[.M55]);0)+4;&quot;&quot;)">
            <text:p/>
          </table:table-cell>
          <table:table-cell table:formula="of:=IF([.O55]&lt;&gt;&quot;&quot;;[.O55];IF([.P55]&lt;&gt;&quot;&quot;;[.P55];[.Q55]))" office:value-type="float" office:value="1.05555555555556" calcext:value-type="float">
            <text:p>1.056</text:p>
          </table:table-cell>
          <table:table-cell table:style-name="ce1"/>
          <table:table-cell table:style-name="ce1" table:formula="of:=INT(64/5*[.R55])" office:value-type="float" office:value="13" calcext:value-type="float">
            <text:p>13</text:p>
          </table:table-cell>
          <table:table-cell table:style-name="ce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" table:formula="of:=IF(([.A56]&gt;[.B56])AND([.A56]&gt;[.C56]);[.A56];&quot;&quot;)">
            <text:p/>
          </table:table-cell>
          <table:table-cell table:style-name="ce1" table:formula="of:=IF(([.B56]&gt;[.A56])AND([.B56]&gt;[.C56]);[.B56];&quot;&quot;)">
            <text:p/>
          </table:table-cell>
          <table:table-cell table:style-name="ce1" table:formula="of:=IF(([.C56]&gt;[.A56])AND([.C56]&gt;[.B56]);[.C56];&quot;&quot;)" office:value-type="float" office:value="55" calcext:value-type="float">
            <text:p>55</text:p>
          </table:table-cell>
          <table:table-cell table:style-name="ce1" table:formula="of:=IF([.E56]&lt;&gt;&quot;&quot;;[.E56];IF([.F56]&lt;&gt;&quot;&quot;;[.F56];[.G56]))" office:value-type="float" office:value="55" calcext:value-type="float">
            <text:p>55</text:p>
          </table:table-cell>
          <table:table-cell/>
          <table:table-cell table:style-name="ce1" table:formula="of:=IF(([.A56]&lt;[.B56])AND([.A56]&lt;[.C56]);[.A56];&quot;&quot;)" office:value-type="float" office:value="39" calcext:value-type="float">
            <text:p>39</text:p>
          </table:table-cell>
          <table:table-cell table:style-name="ce1" table:formula="of:=IF(([.B56]&lt;[.A56])AND([.B56]&lt;[.C56]);[.B56];&quot;&quot;)">
            <text:p/>
          </table:table-cell>
          <table:table-cell table:style-name="ce1" table:formula="of:=IF(([.C56]&lt;[.A56])AND([.C56]&lt;[.B56]);[.C56];&quot;&quot;)">
            <text:p/>
          </table:table-cell>
          <table:table-cell table:style-name="ce1" table:formula="of:=IF([.J56]&lt;&gt;&quot;&quot;;[.J56];IF([.K56]&lt;&gt;&quot;&quot;;[.K56];[.L56]))" office:value-type="float" office:value="39" calcext:value-type="float">
            <text:p>39</text:p>
          </table:table-cell>
          <table:table-cell table:style-name="ce1"/>
          <table:table-cell table:formula="of:=IF(([.A56]&gt;[.B56])AND([.A56]&gt;[.C56]);IFERROR(([.B56]-[.C56])/([.H56]-[.M56]);0)+1;&quot;&quot;)">
            <text:p/>
          </table:table-cell>
          <table:table-cell table:formula="of:=IF(([.B56]&gt;[.A56])AND([.B56]&gt;[.C56]);IFERROR(([.C56]-[.A56])/([.H56]-[.M56]);0)+2;&quot;&quot;)">
            <text:p/>
          </table:table-cell>
          <table:table-cell table:formula="of:=IF(([.C56]&gt;[.A56])AND([.C56]&gt;[.B56]);IFERROR(([.A56]-[.B56])/([.H56]-[.M56]);0)+4;&quot;&quot;)" office:value-type="float" office:value="3.875" calcext:value-type="float">
            <text:p>3.875</text:p>
          </table:table-cell>
          <table:table-cell table:formula="of:=IF([.O56]&lt;&gt;&quot;&quot;;[.O56];IF([.P56]&lt;&gt;&quot;&quot;;[.P56];[.Q56]))" office:value-type="float" office:value="3.875" calcext:value-type="float">
            <text:p>3.875</text:p>
          </table:table-cell>
          <table:table-cell table:style-name="ce1"/>
          <table:table-cell table:style-name="ce1" table:formula="of:=INT(64/5*[.R56])" office:value-type="float" office:value="49" calcext:value-type="float">
            <text:p>49</text:p>
          </table:table-cell>
          <table:table-cell table:style-name="ce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57]&gt;[.B57])AND([.A57]&gt;[.C57]);[.A57];&quot;&quot;)">
            <text:p/>
          </table:table-cell>
          <table:table-cell table:style-name="ce1" table:formula="of:=IF(([.B57]&gt;[.A57])AND([.B57]&gt;[.C57]);[.B57];&quot;&quot;)" office:value-type="float" office:value="40" calcext:value-type="float">
            <text:p>40</text:p>
          </table:table-cell>
          <table:table-cell table:style-name="ce1" table:formula="of:=IF(([.C57]&gt;[.A57])AND([.C57]&gt;[.B57]);[.C57];&quot;&quot;)">
            <text:p/>
          </table:table-cell>
          <table:table-cell table:style-name="ce1" table:formula="of:=IF([.E57]&lt;&gt;&quot;&quot;;[.E57];IF([.F57]&lt;&gt;&quot;&quot;;[.F57];[.G57]))" office:value-type="float" office:value="40" calcext:value-type="float">
            <text:p>40</text:p>
          </table:table-cell>
          <table:table-cell/>
          <table:table-cell table:style-name="ce1" table:formula="of:=IF(([.A57]&lt;[.B57])AND([.A57]&lt;[.C57]);[.A57];&quot;&quot;)">
            <text:p/>
          </table:table-cell>
          <table:table-cell table:style-name="ce1" table:formula="of:=IF(([.B57]&lt;[.A57])AND([.B57]&lt;[.C57]);[.B57];&quot;&quot;)">
            <text:p/>
          </table:table-cell>
          <table:table-cell table:style-name="ce1" table:formula="of:=IF(([.C57]&lt;[.A57])AND([.C57]&lt;[.B57]);[.C57];&quot;&quot;)" office:value-type="float" office:value="0" calcext:value-type="float">
            <text:p>0</text:p>
          </table:table-cell>
          <table:table-cell table:style-name="ce1" table:formula="of:=IF([.J57]&lt;&gt;&quot;&quot;;[.J57];IF([.K57]&lt;&gt;&quot;&quot;;[.K57];[.L57]))" office:value-type="float" office:value="0" calcext:value-type="float">
            <text:p>0</text:p>
          </table:table-cell>
          <table:table-cell table:style-name="ce1"/>
          <table:table-cell table:formula="of:=IF(([.A57]&gt;[.B57])AND([.A57]&gt;[.C57]);IFERROR(([.B57]-[.C57])/([.H57]-[.M57]);0)+1;&quot;&quot;)">
            <text:p/>
          </table:table-cell>
          <table:table-cell table:formula="of:=IF(([.B57]&gt;[.A57])AND([.B57]&gt;[.C57]);IFERROR(([.C57]-[.A57])/([.H57]-[.M57]);0)+2;&quot;&quot;)" office:value-type="float" office:value="1.5" calcext:value-type="float">
            <text:p>1.500</text:p>
          </table:table-cell>
          <table:table-cell table:formula="of:=IF(([.C57]&gt;[.A57])AND([.C57]&gt;[.B57]);IFERROR(([.A57]-[.B57])/([.H57]-[.M57]);0)+4;&quot;&quot;)">
            <text:p/>
          </table:table-cell>
          <table:table-cell table:formula="of:=IF([.O57]&lt;&gt;&quot;&quot;;[.O57];IF([.P57]&lt;&gt;&quot;&quot;;[.P57];[.Q57]))" office:value-type="float" office:value="1.5" calcext:value-type="float">
            <text:p>1.500</text:p>
          </table:table-cell>
          <table:table-cell table:style-name="ce1"/>
          <table:table-cell table:style-name="ce1" table:formula="of:=INT(64/5*[.R57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58]&gt;[.B58])AND([.A58]&gt;[.C58]);[.A58];&quot;&quot;)">
            <text:p/>
          </table:table-cell>
          <table:table-cell table:style-name="ce1" table:formula="of:=IF(([.B58]&gt;[.A58])AND([.B58]&gt;[.C58]);[.B58];&quot;&quot;)" office:value-type="float" office:value="37" calcext:value-type="float">
            <text:p>37</text:p>
          </table:table-cell>
          <table:table-cell table:style-name="ce1" table:formula="of:=IF(([.C58]&gt;[.A58])AND([.C58]&gt;[.B58]);[.C58];&quot;&quot;)">
            <text:p/>
          </table:table-cell>
          <table:table-cell table:style-name="ce1" table:formula="of:=IF([.E58]&lt;&gt;&quot;&quot;;[.E58];IF([.F58]&lt;&gt;&quot;&quot;;[.F58];[.G58]))" office:value-type="float" office:value="37" calcext:value-type="float">
            <text:p>37</text:p>
          </table:table-cell>
          <table:table-cell/>
          <table:table-cell table:style-name="ce1" table:formula="of:=IF(([.A58]&lt;[.B58])AND([.A58]&lt;[.C58]);[.A58];&quot;&quot;)" office:value-type="float" office:value="27" calcext:value-type="float">
            <text:p>27</text:p>
          </table:table-cell>
          <table:table-cell table:style-name="ce1" table:formula="of:=IF(([.B58]&lt;[.A58])AND([.B58]&lt;[.C58]);[.B58];&quot;&quot;)">
            <text:p/>
          </table:table-cell>
          <table:table-cell table:style-name="ce1" table:formula="of:=IF(([.C58]&lt;[.A58])AND([.C58]&lt;[.B58]);[.C58];&quot;&quot;)">
            <text:p/>
          </table:table-cell>
          <table:table-cell table:style-name="ce1" table:formula="of:=IF([.J58]&lt;&gt;&quot;&quot;;[.J58];IF([.K58]&lt;&gt;&quot;&quot;;[.K58];[.L58]))" office:value-type="float" office:value="27" calcext:value-type="float">
            <text:p>27</text:p>
          </table:table-cell>
          <table:table-cell table:style-name="ce1"/>
          <table:table-cell table:formula="of:=IF(([.A58]&gt;[.B58])AND([.A58]&gt;[.C58]);IFERROR(([.B58]-[.C58])/([.H58]-[.M58]);0)+1;&quot;&quot;)">
            <text:p/>
          </table:table-cell>
          <table:table-cell table:formula="of:=IF(([.B58]&gt;[.A58])AND([.B58]&gt;[.C58]);IFERROR(([.C58]-[.A58])/([.H58]-[.M58]);0)+2;&quot;&quot;)" office:value-type="float" office:value="2.1" calcext:value-type="float">
            <text:p>2.100</text:p>
          </table:table-cell>
          <table:table-cell table:formula="of:=IF(([.C58]&gt;[.A58])AND([.C58]&gt;[.B58]);IFERROR(([.A58]-[.B58])/([.H58]-[.M58]);0)+4;&quot;&quot;)">
            <text:p/>
          </table:table-cell>
          <table:table-cell table:formula="of:=IF([.O58]&lt;&gt;&quot;&quot;;[.O58];IF([.P58]&lt;&gt;&quot;&quot;;[.P58];[.Q58]))" office:value-type="float" office:value="2.1" calcext:value-type="float">
            <text:p>2.100</text:p>
          </table:table-cell>
          <table:table-cell table:style-name="ce1"/>
          <table:table-cell table:style-name="ce1" table:formula="of:=INT(64/5*[.R58])" office:value-type="float" office:value="26" calcext:value-type="float">
            <text:p>26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59]&gt;[.B59])AND([.A59]&gt;[.C59]);[.A59];&quot;&quot;)">
            <text:p/>
          </table:table-cell>
          <table:table-cell table:style-name="ce1" table:formula="of:=IF(([.B59]&gt;[.A59])AND([.B59]&gt;[.C59]);[.B59];&quot;&quot;)" office:value-type="float" office:value="63" calcext:value-type="float">
            <text:p>63</text:p>
          </table:table-cell>
          <table:table-cell table:style-name="ce1" table:formula="of:=IF(([.C59]&gt;[.A59])AND([.C59]&gt;[.B59]);[.C59];&quot;&quot;)">
            <text:p/>
          </table:table-cell>
          <table:table-cell table:style-name="ce1" table:formula="of:=IF([.E59]&lt;&gt;&quot;&quot;;[.E59];IF([.F59]&lt;&gt;&quot;&quot;;[.F59];[.G59]))" office:value-type="float" office:value="63" calcext:value-type="float">
            <text:p>63</text:p>
          </table:table-cell>
          <table:table-cell/>
          <table:table-cell table:style-name="ce1" table:formula="of:=IF(([.A59]&lt;[.B59])AND([.A59]&lt;[.C59]);[.A59];&quot;&quot;)">
            <text:p/>
          </table:table-cell>
          <table:table-cell table:style-name="ce1" table:formula="of:=IF(([.B59]&lt;[.A59])AND([.B59]&lt;[.C59]);[.B59];&quot;&quot;)">
            <text:p/>
          </table:table-cell>
          <table:table-cell table:style-name="ce1" table:formula="of:=IF(([.C59]&lt;[.A59])AND([.C59]&lt;[.B59]);[.C59];&quot;&quot;)" office:value-type="float" office:value="0" calcext:value-type="float">
            <text:p>0</text:p>
          </table:table-cell>
          <table:table-cell table:style-name="ce1" table:formula="of:=IF([.J59]&lt;&gt;&quot;&quot;;[.J59];IF([.K59]&lt;&gt;&quot;&quot;;[.K59];[.L59]))" office:value-type="float" office:value="0" calcext:value-type="float">
            <text:p>0</text:p>
          </table:table-cell>
          <table:table-cell table:style-name="ce1"/>
          <table:table-cell table:formula="of:=IF(([.A59]&gt;[.B59])AND([.A59]&gt;[.C59]);IFERROR(([.B59]-[.C59])/([.H59]-[.M59]);0)+1;&quot;&quot;)">
            <text:p/>
          </table:table-cell>
          <table:table-cell table:formula="of:=IF(([.B59]&gt;[.A59])AND([.B59]&gt;[.C59]);IFERROR(([.C59]-[.A59])/([.H59]-[.M59]);0)+2;&quot;&quot;)" office:value-type="float" office:value="1.98412698412698" calcext:value-type="float">
            <text:p>1.984</text:p>
          </table:table-cell>
          <table:table-cell table:formula="of:=IF(([.C59]&gt;[.A59])AND([.C59]&gt;[.B59]);IFERROR(([.A59]-[.B59])/([.H59]-[.M59]);0)+4;&quot;&quot;)">
            <text:p/>
          </table:table-cell>
          <table:table-cell table:formula="of:=IF([.O59]&lt;&gt;&quot;&quot;;[.O59];IF([.P59]&lt;&gt;&quot;&quot;;[.P59];[.Q59]))" office:value-type="float" office:value="1.98412698412698" calcext:value-type="float">
            <text:p>1.984</text:p>
          </table:table-cell>
          <table:table-cell table:style-name="ce1"/>
          <table:table-cell table:style-name="ce1" table:formula="of:=INT(64/5*[.R59])" office:value-type="float" office:value="25" calcext:value-type="float">
            <text:p>25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table:formula="of:=IF(([.A60]&gt;[.B60])AND([.A60]&gt;[.C60]);[.A60];&quot;&quot;)" office:value-type="float" office:value="60" calcext:value-type="float">
            <text:p>60</text:p>
          </table:table-cell>
          <table:table-cell table:style-name="ce1" table:formula="of:=IF(([.B60]&gt;[.A60])AND([.B60]&gt;[.C60]);[.B60];&quot;&quot;)">
            <text:p/>
          </table:table-cell>
          <table:table-cell table:style-name="ce1" table:formula="of:=IF(([.C60]&gt;[.A60])AND([.C60]&gt;[.B60]);[.C60];&quot;&quot;)">
            <text:p/>
          </table:table-cell>
          <table:table-cell table:style-name="ce1" table:formula="of:=IF([.E60]&lt;&gt;&quot;&quot;;[.E60];IF([.F60]&lt;&gt;&quot;&quot;;[.F60];[.G60]))" office:value-type="float" office:value="60" calcext:value-type="float">
            <text:p>60</text:p>
          </table:table-cell>
          <table:table-cell/>
          <table:table-cell table:style-name="ce1" table:formula="of:=IF(([.A60]&lt;[.B60])AND([.A60]&lt;[.C60]);[.A60];&quot;&quot;)">
            <text:p/>
          </table:table-cell>
          <table:table-cell table:style-name="ce1" table:formula="of:=IF(([.B60]&lt;[.A60])AND([.B60]&lt;[.C60]);[.B60];&quot;&quot;)" office:value-type="float" office:value="41" calcext:value-type="float">
            <text:p>41</text:p>
          </table:table-cell>
          <table:table-cell table:style-name="ce1" table:formula="of:=IF(([.C60]&lt;[.A60])AND([.C60]&lt;[.B60]);[.C60];&quot;&quot;)">
            <text:p/>
          </table:table-cell>
          <table:table-cell table:style-name="ce1" table:formula="of:=IF([.J60]&lt;&gt;&quot;&quot;;[.J60];IF([.K60]&lt;&gt;&quot;&quot;;[.K60];[.L60]))" office:value-type="float" office:value="41" calcext:value-type="float">
            <text:p>41</text:p>
          </table:table-cell>
          <table:table-cell table:style-name="ce1"/>
          <table:table-cell table:formula="of:=IF(([.A60]&gt;[.B60])AND([.A60]&gt;[.C60]);IFERROR(([.B60]-[.C60])/([.H60]-[.M60]);0)+1;&quot;&quot;)" office:value-type="float" office:value="0.842105263157895" calcext:value-type="float">
            <text:p>0.842</text:p>
          </table:table-cell>
          <table:table-cell table:formula="of:=IF(([.B60]&gt;[.A60])AND([.B60]&gt;[.C60]);IFERROR(([.C60]-[.A60])/([.H60]-[.M60]);0)+2;&quot;&quot;)">
            <text:p/>
          </table:table-cell>
          <table:table-cell table:formula="of:=IF(([.C60]&gt;[.A60])AND([.C60]&gt;[.B60]);IFERROR(([.A60]-[.B60])/([.H60]-[.M60]);0)+4;&quot;&quot;)">
            <text:p/>
          </table:table-cell>
          <table:table-cell table:formula="of:=IF([.O60]&lt;&gt;&quot;&quot;;[.O60];IF([.P60]&lt;&gt;&quot;&quot;;[.P60];[.Q60]))" office:value-type="float" office:value="0.842105263157895" calcext:value-type="float">
            <text:p>0.842</text:p>
          </table:table-cell>
          <table:table-cell table:style-name="ce1"/>
          <table:table-cell table:style-name="ce1" table:formula="of:=INT(64/5*[.R60])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IF(([.A61]&gt;[.B61])AND([.A61]&gt;[.C61]);[.A61];&quot;&quot;)" office:value-type="float" office:value="59" calcext:value-type="float">
            <text:p>59</text:p>
          </table:table-cell>
          <table:table-cell table:style-name="ce1" table:formula="of:=IF(([.B61]&gt;[.A61])AND([.B61]&gt;[.C61]);[.B61];&quot;&quot;)">
            <text:p/>
          </table:table-cell>
          <table:table-cell table:style-name="ce1" table:formula="of:=IF(([.C61]&gt;[.A61])AND([.C61]&gt;[.B61]);[.C61];&quot;&quot;)">
            <text:p/>
          </table:table-cell>
          <table:table-cell table:style-name="ce1" table:formula="of:=IF([.E61]&lt;&gt;&quot;&quot;;[.E61];IF([.F61]&lt;&gt;&quot;&quot;;[.F61];[.G61]))" office:value-type="float" office:value="59" calcext:value-type="float">
            <text:p>59</text:p>
          </table:table-cell>
          <table:table-cell/>
          <table:table-cell table:style-name="ce1" table:formula="of:=IF(([.A61]&lt;[.B61])AND([.A61]&lt;[.C61]);[.A61];&quot;&quot;)">
            <text:p/>
          </table:table-cell>
          <table:table-cell table:style-name="ce1" table:formula="of:=IF(([.B61]&lt;[.A61])AND([.B61]&lt;[.C61]);[.B61];&quot;&quot;)">
            <text:p/>
          </table:table-cell>
          <table:table-cell table:style-name="ce1" table:formula="of:=IF(([.C61]&lt;[.A61])AND([.C61]&lt;[.B61]);[.C61];&quot;&quot;)" office:value-type="float" office:value="24" calcext:value-type="float">
            <text:p>24</text:p>
          </table:table-cell>
          <table:table-cell table:style-name="ce1" table:formula="of:=IF([.J61]&lt;&gt;&quot;&quot;;[.J61];IF([.K61]&lt;&gt;&quot;&quot;;[.K61];[.L61]))" office:value-type="float" office:value="24" calcext:value-type="float">
            <text:p>24</text:p>
          </table:table-cell>
          <table:table-cell table:style-name="ce1"/>
          <table:table-cell table:formula="of:=IF(([.A61]&gt;[.B61])AND([.A61]&gt;[.C61]);IFERROR(([.B61]-[.C61])/([.H61]-[.M61]);0)+1;&quot;&quot;)" office:value-type="float" office:value="1.4" calcext:value-type="float">
            <text:p>1.400</text:p>
          </table:table-cell>
          <table:table-cell table:formula="of:=IF(([.B61]&gt;[.A61])AND([.B61]&gt;[.C61]);IFERROR(([.C61]-[.A61])/([.H61]-[.M61]);0)+2;&quot;&quot;)">
            <text:p/>
          </table:table-cell>
          <table:table-cell table:formula="of:=IF(([.C61]&gt;[.A61])AND([.C61]&gt;[.B61]);IFERROR(([.A61]-[.B61])/([.H61]-[.M61]);0)+4;&quot;&quot;)">
            <text:p/>
          </table:table-cell>
          <table:table-cell table:formula="of:=IF([.O61]&lt;&gt;&quot;&quot;;[.O61];IF([.P61]&lt;&gt;&quot;&quot;;[.P61];[.Q61]))" office:value-type="float" office:value="1.4" calcext:value-type="float">
            <text:p>1.400</text:p>
          </table:table-cell>
          <table:table-cell table:style-name="ce1"/>
          <table:table-cell table:style-name="ce1" table:formula="of:=INT(64/5*[.R61])" office:value-type="float" office:value="17" calcext:value-type="float">
            <text:p>17</text:p>
          </table:table-cell>
          <table:table-cell table:style-name="ce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IF(([.A62]&gt;[.B62])AND([.A62]&gt;[.C62]);[.A62];&quot;&quot;)" office:value-type="float" office:value="56" calcext:value-type="float">
            <text:p>56</text:p>
          </table:table-cell>
          <table:table-cell table:style-name="ce1" table:formula="of:=IF(([.B62]&gt;[.A62])AND([.B62]&gt;[.C62]);[.B62];&quot;&quot;)">
            <text:p/>
          </table:table-cell>
          <table:table-cell table:style-name="ce1" table:formula="of:=IF(([.C62]&gt;[.A62])AND([.C62]&gt;[.B62]);[.C62];&quot;&quot;)">
            <text:p/>
          </table:table-cell>
          <table:table-cell table:style-name="ce1" table:formula="of:=IF([.E62]&lt;&gt;&quot;&quot;;[.E62];IF([.F62]&lt;&gt;&quot;&quot;;[.F62];[.G62]))" office:value-type="float" office:value="56" calcext:value-type="float">
            <text:p>56</text:p>
          </table:table-cell>
          <table:table-cell/>
          <table:table-cell table:style-name="ce1" table:formula="of:=IF(([.A62]&lt;[.B62])AND([.A62]&lt;[.C62]);[.A62];&quot;&quot;)">
            <text:p/>
          </table:table-cell>
          <table:table-cell table:style-name="ce1" table:formula="of:=IF(([.B62]&lt;[.A62])AND([.B62]&lt;[.C62]);[.B62];&quot;&quot;)">
            <text:p/>
          </table:table-cell>
          <table:table-cell table:style-name="ce1" table:formula="of:=IF(([.C62]&lt;[.A62])AND([.C62]&lt;[.B62]);[.C62];&quot;&quot;)" office:value-type="float" office:value="16" calcext:value-type="float">
            <text:p>16</text:p>
          </table:table-cell>
          <table:table-cell table:style-name="ce1" table:formula="of:=IF([.J62]&lt;&gt;&quot;&quot;;[.J62];IF([.K62]&lt;&gt;&quot;&quot;;[.K62];[.L62]))" office:value-type="float" office:value="16" calcext:value-type="float">
            <text:p>16</text:p>
          </table:table-cell>
          <table:table-cell table:style-name="ce1"/>
          <table:table-cell table:formula="of:=IF(([.A62]&gt;[.B62])AND([.A62]&gt;[.C62]);IFERROR(([.B62]-[.C62])/([.H62]-[.M62]);0)+1;&quot;&quot;)" office:value-type="float" office:value="1.925" calcext:value-type="float">
            <text:p>1.925</text:p>
          </table:table-cell>
          <table:table-cell table:formula="of:=IF(([.B62]&gt;[.A62])AND([.B62]&gt;[.C62]);IFERROR(([.C62]-[.A62])/([.H62]-[.M62]);0)+2;&quot;&quot;)">
            <text:p/>
          </table:table-cell>
          <table:table-cell table:formula="of:=IF(([.C62]&gt;[.A62])AND([.C62]&gt;[.B62]);IFERROR(([.A62]-[.B62])/([.H62]-[.M62]);0)+4;&quot;&quot;)">
            <text:p/>
          </table:table-cell>
          <table:table-cell table:formula="of:=IF([.O62]&lt;&gt;&quot;&quot;;[.O62];IF([.P62]&lt;&gt;&quot;&quot;;[.P62];[.Q62]))" office:value-type="float" office:value="1.925" calcext:value-type="float">
            <text:p>1.925</text:p>
          </table:table-cell>
          <table:table-cell table:style-name="ce1"/>
          <table:table-cell table:style-name="ce1" table:formula="of:=INT(64/5*[.R62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63]&gt;[.B63])AND([.A63]&gt;[.C63]);[.A63];&quot;&quot;)">
            <text:p/>
          </table:table-cell>
          <table:table-cell table:style-name="ce1" table:formula="of:=IF(([.B63]&gt;[.A63])AND([.B63]&gt;[.C63]);[.B63];&quot;&quot;)" office:value-type="float" office:value="35" calcext:value-type="float">
            <text:p>35</text:p>
          </table:table-cell>
          <table:table-cell table:style-name="ce1" table:formula="of:=IF(([.C63]&gt;[.A63])AND([.C63]&gt;[.B63]);[.C63];&quot;&quot;)">
            <text:p/>
          </table:table-cell>
          <table:table-cell table:style-name="ce1" table:formula="of:=IF([.E63]&lt;&gt;&quot;&quot;;[.E63];IF([.F63]&lt;&gt;&quot;&quot;;[.F63];[.G63]))" office:value-type="float" office:value="35" calcext:value-type="float">
            <text:p>35</text:p>
          </table:table-cell>
          <table:table-cell/>
          <table:table-cell table:style-name="ce1" table:formula="of:=IF(([.A63]&lt;[.B63])AND([.A63]&lt;[.C63]);[.A63];&quot;&quot;)" office:value-type="float" office:value="2" calcext:value-type="float">
            <text:p>2</text:p>
          </table:table-cell>
          <table:table-cell table:style-name="ce1" table:formula="of:=IF(([.B63]&lt;[.A63])AND([.B63]&lt;[.C63]);[.B63];&quot;&quot;)">
            <text:p/>
          </table:table-cell>
          <table:table-cell table:style-name="ce1" table:formula="of:=IF(([.C63]&lt;[.A63])AND([.C63]&lt;[.B63]);[.C63];&quot;&quot;)">
            <text:p/>
          </table:table-cell>
          <table:table-cell table:style-name="ce1" table:formula="of:=IF([.J63]&lt;&gt;&quot;&quot;;[.J63];IF([.K63]&lt;&gt;&quot;&quot;;[.K63];[.L63]))" office:value-type="float" office:value="2" calcext:value-type="float">
            <text:p>2</text:p>
          </table:table-cell>
          <table:table-cell table:style-name="ce1"/>
          <table:table-cell table:formula="of:=IF(([.A63]&gt;[.B63])AND([.A63]&gt;[.C63]);IFERROR(([.B63]-[.C63])/([.H63]-[.M63]);0)+1;&quot;&quot;)">
            <text:p/>
          </table:table-cell>
          <table:table-cell table:formula="of:=IF(([.B63]&gt;[.A63])AND([.B63]&gt;[.C63]);IFERROR(([.C63]-[.A63])/([.H63]-[.M63]);0)+2;&quot;&quot;)" office:value-type="float" office:value="2.78787878787879" calcext:value-type="float">
            <text:p>2.788</text:p>
          </table:table-cell>
          <table:table-cell table:formula="of:=IF(([.C63]&gt;[.A63])AND([.C63]&gt;[.B63]);IFERROR(([.A63]-[.B63])/([.H63]-[.M63]);0)+4;&quot;&quot;)">
            <text:p/>
          </table:table-cell>
          <table:table-cell table:formula="of:=IF([.O63]&lt;&gt;&quot;&quot;;[.O63];IF([.P63]&lt;&gt;&quot;&quot;;[.P63];[.Q63]))" office:value-type="float" office:value="2.78787878787879" calcext:value-type="float">
            <text:p>2.788</text:p>
          </table:table-cell>
          <table:table-cell table:style-name="ce1"/>
          <table:table-cell table:style-name="ce1" table:formula="of:=INT(64/5*[.R63])" office:value-type="float" office:value="35" calcext:value-type="float">
            <text:p>35</text:p>
          </table:table-cell>
          <table:table-cell table:style-name="ce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table:formula="of:=IF(([.A64]&gt;[.B64])AND([.A64]&gt;[.C64]);[.A64];&quot;&quot;)" office:value-type="float" office:value="49" calcext:value-type="float">
            <text:p>49</text:p>
          </table:table-cell>
          <table:table-cell table:style-name="ce1" table:formula="of:=IF(([.B64]&gt;[.A64])AND([.B64]&gt;[.C64]);[.B64];&quot;&quot;)">
            <text:p/>
          </table:table-cell>
          <table:table-cell table:style-name="ce1" table:formula="of:=IF(([.C64]&gt;[.A64])AND([.C64]&gt;[.B64]);[.C64];&quot;&quot;)">
            <text:p/>
          </table:table-cell>
          <table:table-cell table:style-name="ce1" table:formula="of:=IF([.E64]&lt;&gt;&quot;&quot;;[.E64];IF([.F64]&lt;&gt;&quot;&quot;;[.F64];[.G64]))" office:value-type="float" office:value="49" calcext:value-type="float">
            <text:p>49</text:p>
          </table:table-cell>
          <table:table-cell/>
          <table:table-cell table:style-name="ce1" table:formula="of:=IF(([.A64]&lt;[.B64])AND([.A64]&lt;[.C64]);[.A64];&quot;&quot;)">
            <text:p/>
          </table:table-cell>
          <table:table-cell table:style-name="ce1" table:formula="of:=IF(([.B64]&lt;[.A64])AND([.B64]&lt;[.C64]);[.B64];&quot;&quot;)" office:value-type="float" office:value="12" calcext:value-type="float">
            <text:p>12</text:p>
          </table:table-cell>
          <table:table-cell table:style-name="ce1" table:formula="of:=IF(([.C64]&lt;[.A64])AND([.C64]&lt;[.B64]);[.C64];&quot;&quot;)">
            <text:p/>
          </table:table-cell>
          <table:table-cell table:style-name="ce1" table:formula="of:=IF([.J64]&lt;&gt;&quot;&quot;;[.J64];IF([.K64]&lt;&gt;&quot;&quot;;[.K64];[.L64]))" office:value-type="float" office:value="12" calcext:value-type="float">
            <text:p>12</text:p>
          </table:table-cell>
          <table:table-cell table:style-name="ce1"/>
          <table:table-cell table:formula="of:=IF(([.A64]&gt;[.B64])AND([.A64]&gt;[.C64]);IFERROR(([.B64]-[.C64])/([.H64]-[.M64]);0)+1;&quot;&quot;)" office:value-type="float" office:value="0.972972972972973" calcext:value-type="float">
            <text:p>0.973</text:p>
          </table:table-cell>
          <table:table-cell table:formula="of:=IF(([.B64]&gt;[.A64])AND([.B64]&gt;[.C64]);IFERROR(([.C64]-[.A64])/([.H64]-[.M64]);0)+2;&quot;&quot;)">
            <text:p/>
          </table:table-cell>
          <table:table-cell table:formula="of:=IF(([.C64]&gt;[.A64])AND([.C64]&gt;[.B64]);IFERROR(([.A64]-[.B64])/([.H64]-[.M64]);0)+4;&quot;&quot;)">
            <text:p/>
          </table:table-cell>
          <table:table-cell table:formula="of:=IF([.O64]&lt;&gt;&quot;&quot;;[.O64];IF([.P64]&lt;&gt;&quot;&quot;;[.P64];[.Q64]))" office:value-type="float" office:value="0.972972972972973" calcext:value-type="float">
            <text:p>0.973</text:p>
          </table:table-cell>
          <table:table-cell table:style-name="ce1"/>
          <table:table-cell table:style-name="ce1" table:formula="of:=INT(64/5*[.R64])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IF(([.A65]&gt;[.B65])AND([.A65]&gt;[.C65]);[.A65];&quot;&quot;)" office:value-type="float" office:value="61" calcext:value-type="float">
            <text:p>61</text:p>
          </table:table-cell>
          <table:table-cell table:style-name="ce1" table:formula="of:=IF(([.B65]&gt;[.A65])AND([.B65]&gt;[.C65]);[.B65];&quot;&quot;)">
            <text:p/>
          </table:table-cell>
          <table:table-cell table:style-name="ce1" table:formula="of:=IF(([.C65]&gt;[.A65])AND([.C65]&gt;[.B65]);[.C65];&quot;&quot;)">
            <text:p/>
          </table:table-cell>
          <table:table-cell table:style-name="ce1" table:formula="of:=IF([.E65]&lt;&gt;&quot;&quot;;[.E65];IF([.F65]&lt;&gt;&quot;&quot;;[.F65];[.G65]))" office:value-type="float" office:value="61" calcext:value-type="float">
            <text:p>61</text:p>
          </table:table-cell>
          <table:table-cell/>
          <table:table-cell table:style-name="ce1" table:formula="of:=IF(([.A65]&lt;[.B65])AND([.A65]&lt;[.C65]);[.A65];&quot;&quot;)">
            <text:p/>
          </table:table-cell>
          <table:table-cell table:style-name="ce1" table:formula="of:=IF(([.B65]&lt;[.A65])AND([.B65]&lt;[.C65]);[.B65];&quot;&quot;)">
            <text:p/>
          </table:table-cell>
          <table:table-cell table:style-name="ce1" table:formula="of:=IF(([.C65]&lt;[.A65])AND([.C65]&lt;[.B65]);[.C65];&quot;&quot;)" office:value-type="float" office:value="2" calcext:value-type="float">
            <text:p>2</text:p>
          </table:table-cell>
          <table:table-cell table:style-name="ce1" table:formula="of:=IF([.J65]&lt;&gt;&quot;&quot;;[.J65];IF([.K65]&lt;&gt;&quot;&quot;;[.K65];[.L65]))" office:value-type="float" office:value="2" calcext:value-type="float">
            <text:p>2</text:p>
          </table:table-cell>
          <table:table-cell table:style-name="ce1"/>
          <table:table-cell table:formula="of:=IF(([.A65]&gt;[.B65])AND([.A65]&gt;[.C65]);IFERROR(([.B65]-[.C65])/([.H65]-[.M65]);0)+1;&quot;&quot;)" office:value-type="float" office:value="1.40677966101695" calcext:value-type="float">
            <text:p>1.407</text:p>
          </table:table-cell>
          <table:table-cell table:formula="of:=IF(([.B65]&gt;[.A65])AND([.B65]&gt;[.C65]);IFERROR(([.C65]-[.A65])/([.H65]-[.M65]);0)+2;&quot;&quot;)">
            <text:p/>
          </table:table-cell>
          <table:table-cell table:formula="of:=IF(([.C65]&gt;[.A65])AND([.C65]&gt;[.B65]);IFERROR(([.A65]-[.B65])/([.H65]-[.M65]);0)+4;&quot;&quot;)">
            <text:p/>
          </table:table-cell>
          <table:table-cell table:formula="of:=IF([.O65]&lt;&gt;&quot;&quot;;[.O65];IF([.P65]&lt;&gt;&quot;&quot;;[.P65];[.Q65]))" office:value-type="float" office:value="1.40677966101695" calcext:value-type="float">
            <text:p>1.407</text:p>
          </table:table-cell>
          <table:table-cell table:style-name="ce1"/>
          <table:table-cell table:style-name="ce1" table:formula="of:=INT(64/5*[.R65])" office:value-type="float" office:value="18" calcext:value-type="float">
            <text:p>18</text:p>
          </table:table-cell>
          <table:table-cell table:style-name="ce1"/>
        </table:table-row>
        <table:table-row table:style-name="ro1" table:number-rows-repeated="104851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1_2" table:style-name="ta1">
        <office:forms form:automatic-focus="false" form:apply-design-mode="false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2" table:default-cell-style-name="ce3"/>
        <table:table-column table:style-name="co15" table:default-cell-style-name="ce3"/>
        <table:table-column table:style-name="co11" table:default-cell-style-name="ce3"/>
        <table:table-column table:style-name="co16" table:default-cell-style-name="ce3"/>
        <table:table-column table:style-name="co17" table:default-cell-style-name="ce3"/>
        <table:table-column table:style-name="co11" table:default-cell-style-name="ce3"/>
        <table:table-column table:style-name="co18" table:default-cell-style-name="ce3"/>
        <table:table-column table:style-name="co11" table:default-cell-style-name="Default"/>
        <table:table-column table:style-name="co18" table:default-cell-style-name="ce8"/>
        <table:table-column table:style-name="co11" table:default-cell-style-name="ce8"/>
        <table:table-column table:style-name="co11" table:default-cell-style-name="Default"/>
        <table:table-column table:style-name="co19" table:number-columns-repeated="3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7" table:number-columns-repeated="16358"/>
        <table:table-row table:style-name="ro1">
          <table:table-cell office:value-type="string" calcext:value-type="string">
            <text:p>R 6b</text:p>
          </table:table-cell>
          <table:table-cell office:value-type="string" calcext:value-type="string">
            <text:p>G 6b</text:p>
          </table:table-cell>
          <table:table-cell office:value-type="string" calcext:value-type="string">
            <text:p>B 6b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Dec-ize R</text:p>
          </table:table-cell>
          <table:table-cell office:value-type="string" calcext:value-type="string">
            <text:p>Dec-ize G</text:p>
          </table:table-cell>
          <table:table-cell office:value-type="string" calcext:value-type="string">
            <text:p>Dec-ize B</text:p>
          </table:table-cell>
          <table:table-cell/>
          <table:table-cell office:value-type="string" calcext:value-type="string">
            <text:p>Dec-ize max</text:p>
          </table:table-cell>
          <table:table-cell office:value-type="string" calcext:value-type="string">
            <text:p>Dec-ize min</text:p>
          </table:table-cell>
          <table:table-cell/>
          <table:table-cell office:value-type="string" calcext:value-type="string">
            <text:p>Hue</text:p>
          </table:table-cell>
          <table:table-cell/>
          <table:table-cell office:value-type="string" calcext:value-type="string">
            <text:p>Hue 360</text:p>
          </table:table-cell>
          <table:table-cell office:value-type="string" calcext:value-type="string">
            <text:p>Hue 6b</text:p>
          </table:table-cell>
          <table:table-cell/>
          <table:table-cell office:value-type="string" calcext:value-type="string">
            <text:p>R 8b</text:p>
          </table:table-cell>
          <table:table-cell office:value-type="string" calcext:value-type="string">
            <text:p>G 8b</text:p>
          </table:table-cell>
          <table:table-cell office:value-type="string" calcext:value-type="string">
            <text:p>B 8b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MAX([.A2:.C2])" office:value-type="float" office:value="62" calcext:value-type="float">
            <text:p>62</text:p>
          </table:table-cell>
          <table:table-cell table:style-name="ce1" table:formula="of:=MIN([.A2:.C2])" office:value-type="float" office:value="43" calcext:value-type="float">
            <text:p>43</text:p>
          </table:table-cell>
          <table:table-cell table:style-name="ce1"/>
          <table:table-cell table:formula="of:=[.A2]/[.X$2]" office:value-type="float" office:value="0.984126984126984" calcext:value-type="float">
            <text:p>0.984</text:p>
          </table:table-cell>
          <table:table-cell table:formula="of:=[.B2]/[.X$2]" office:value-type="float" office:value="0.777777777777778" calcext:value-type="float">
            <text:p>0.778</text:p>
          </table:table-cell>
          <table:table-cell table:formula="of:=[.C2]/[.X$2]" office:value-type="float" office:value="0.682539682539683" calcext:value-type="float">
            <text:p>0.683</text:p>
          </table:table-cell>
          <table:table-cell/>
          <table:table-cell table:formula="of:=MAX([.H2:.J2])" office:value-type="float" office:value="0.984126984126984" calcext:value-type="float">
            <text:p>0.984</text:p>
          </table:table-cell>
          <table:table-cell table:formula="of:=MIN([.H2:.J2])" office:value-type="float" office:value="0.682539682539683" calcext:value-type="float">
            <text:p>0.683</text:p>
          </table:table-cell>
          <table:table-cell/>
          <table:table-cell table:formula="of:=IF([.H2]=[.L2];MOD(([.I2]-[.J2])/([.L2]-[.M2]);[.X$4]);IF([.I2]=[.L2];[.X$5]+(([.J2]-[.H2])/([.L2]-[.M2]));IF([.J2]=[.L2];[.X$6]+(([.H2]-[.I2])/([.L2]-[.M2]));&quot;&quot;)))" office:value-type="float" office:value="0.315789473684211" calcext:value-type="float">
            <text:p>0.316</text:p>
          </table:table-cell>
          <table:table-cell table:style-name="ce1"/>
          <table:table-cell table:formula="of:=[.O2]*[.X$3]" office:value-type="float" office:value="18.9473684210526" calcext:value-type="float">
            <text:p>19</text:p>
          </table:table-cell>
          <table:table-cell table:formula="of:=[.Q2]/5.625" office:value-type="float" office:value="3.36842105263158" calcext:value-type="float">
            <text:p>3</text:p>
          </table:table-cell>
          <table:table-cell table:style-name="ce1"/>
          <table:table-cell table:style-name="ce10" table:formula="of:=[.A2]*4" office:value-type="float" office:value="248" calcext:value-type="float">
            <text:p>248</text:p>
          </table:table-cell>
          <table:table-cell table:style-name="ce10" table:formula="of:=[.B2]*4" office:value-type="float" office:value="196" calcext:value-type="float">
            <text:p>196</text:p>
          </table:table-cell>
          <table:table-cell table:style-name="ce10" table:formula="of:=[.C2]*4" office:value-type="float" office:value="172" calcext:value-type="float">
            <text:p>17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table:number-columns-repeated="3" office:value-type="float" office:value="14" calcext:value-type="float">
            <text:p>14</text:p>
          </table:table-cell>
          <table:table-cell/>
          <table:table-cell table:style-name="ce1" table:formula="of:=MAX([.A3:.C3])" office:value-type="float" office:value="14" calcext:value-type="float">
            <text:p>14</text:p>
          </table:table-cell>
          <table:table-cell table:style-name="ce1" table:formula="of:=MIN([.A3:.C3])" office:value-type="float" office:value="14" calcext:value-type="float">
            <text:p>14</text:p>
          </table:table-cell>
          <table:table-cell table:style-name="ce1"/>
          <table:table-cell table:formula="of:=[.A3]/[.X$2]" office:value-type="float" office:value="0.222222222222222" calcext:value-type="float">
            <text:p>0.222</text:p>
          </table:table-cell>
          <table:table-cell table:formula="of:=[.B3]/[.X$2]" office:value-type="float" office:value="0.222222222222222" calcext:value-type="float">
            <text:p>0.222</text:p>
          </table:table-cell>
          <table:table-cell table:formula="of:=[.C3]/[.X$2]" office:value-type="float" office:value="0.222222222222222" calcext:value-type="float">
            <text:p>0.222</text:p>
          </table:table-cell>
          <table:table-cell/>
          <table:table-cell table:formula="of:=MAX([.H3:.J3])" office:value-type="float" office:value="0.222222222222222" calcext:value-type="float">
            <text:p>0.222</text:p>
          </table:table-cell>
          <table:table-cell table:formula="of:=MIN([.H3:.J3])" office:value-type="float" office:value="0.222222222222222" calcext:value-type="float">
            <text:p>0.222</text:p>
          </table:table-cell>
          <table:table-cell/>
          <table:table-cell table:formula="of:=IF([.H3]=[.L3];MOD(([.I3]-[.J3])/([.L3]-[.M3]);[.X$4]);IF([.I3]=[.L3];[.X$5]+(([.J3]-[.H3])/([.L3]-[.M3]));IF([.J3]=[.L3];[.X$6]+(([.H3]-[.I3])/([.L3]-[.M3]));&quot;&quot;)))" office:value-type="string" office:string-value="" calcext:value-type="error">
            <text:p>#DIV/0!</text:p>
          </table:table-cell>
          <table:table-cell table:style-name="ce1"/>
          <table:table-cell table:formula="of:=[.O3]*[.X$3]" office:value-type="string" office:string-value="" calcext:value-type="error">
            <text:p>#DIV/0!</text:p>
          </table:table-cell>
          <table:table-cell table:formula="of:=[.Q3]/5.625" office:value-type="string" office:string-value="" calcext:value-type="error">
            <text:p>#DIV/0!</text:p>
          </table:table-cell>
          <table:table-cell table:style-name="ce1"/>
          <table:table-cell table:style-name="ce10" table:formula="of:=[.A3]*4" office:value-type="float" office:value="56" calcext:value-type="float">
            <text:p>56</text:p>
          </table:table-cell>
          <table:table-cell table:style-name="ce10" table:formula="of:=[.B3]*4" office:value-type="float" office:value="56" calcext:value-type="float">
            <text:p>56</text:p>
          </table:table-cell>
          <table:table-cell table:style-name="ce10" table:formula="of:=[.C3]*4" office:value-type="float" office:value="56" calcext:value-type="float">
            <text:p>5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MAX([.A4:.C4])" office:value-type="float" office:value="62" calcext:value-type="float">
            <text:p>62</text:p>
          </table:table-cell>
          <table:table-cell table:style-name="ce1" table:formula="of:=MIN([.A4:.C4])" office:value-type="float" office:value="26" calcext:value-type="float">
            <text:p>26</text:p>
          </table:table-cell>
          <table:table-cell table:style-name="ce1"/>
          <table:table-cell table:formula="of:=[.A4]/[.X$2]" office:value-type="float" office:value="0.412698412698413" calcext:value-type="float">
            <text:p>0.413</text:p>
          </table:table-cell>
          <table:table-cell table:formula="of:=[.B4]/[.X$2]" office:value-type="float" office:value="0.984126984126984" calcext:value-type="float">
            <text:p>0.984</text:p>
          </table:table-cell>
          <table:table-cell table:formula="of:=[.C4]/[.X$2]" office:value-type="float" office:value="0.412698412698413" calcext:value-type="float">
            <text:p>0.413</text:p>
          </table:table-cell>
          <table:table-cell/>
          <table:table-cell table:formula="of:=MAX([.H4:.J4])" office:value-type="float" office:value="0.984126984126984" calcext:value-type="float">
            <text:p>0.984</text:p>
          </table:table-cell>
          <table:table-cell table:formula="of:=MIN([.H4:.J4])" office:value-type="float" office:value="0.412698412698413" calcext:value-type="float">
            <text:p>0.413</text:p>
          </table:table-cell>
          <table:table-cell/>
          <table:table-cell table:formula="of:=IF([.H4]=[.L4];MOD(([.I4]-[.J4])/([.L4]-[.M4]);[.X$4]);IF([.I4]=[.L4];[.X$5]+(([.J4]-[.H4])/([.L4]-[.M4]));IF([.J4]=[.L4];[.X$6]+(([.H4]-[.I4])/([.L4]-[.M4]));&quot;&quot;)))" office:value-type="float" office:value="2" calcext:value-type="float">
            <text:p>2.000</text:p>
          </table:table-cell>
          <table:table-cell table:style-name="ce1"/>
          <table:table-cell table:formula="of:=[.O4]*[.X$3]" office:value-type="float" office:value="120" calcext:value-type="float">
            <text:p>120</text:p>
          </table:table-cell>
          <table:table-cell table:formula="of:=[.Q4]/5.625" office:value-type="float" office:value="21.3333333333333" calcext:value-type="float">
            <text:p>21</text:p>
          </table:table-cell>
          <table:table-cell table:style-name="ce1"/>
          <table:table-cell table:style-name="ce10" table:formula="of:=[.A4]*4" office:value-type="float" office:value="104" calcext:value-type="float">
            <text:p>104</text:p>
          </table:table-cell>
          <table:table-cell table:style-name="ce10" table:formula="of:=[.B4]*4" office:value-type="float" office:value="248" calcext:value-type="float">
            <text:p>248</text:p>
          </table:table-cell>
          <table:table-cell table:style-name="ce10" table:formula="of:=[.C4]*4" office:value-type="float" office:value="104" calcext:value-type="float">
            <text:p>10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5:.C5])" office:value-type="float" office:value="28" calcext:value-type="float">
            <text:p>28</text:p>
          </table:table-cell>
          <table:table-cell table:style-name="ce1" table:formula="of:=MIN([.A5:.C5])" office:value-type="float" office:value="4" calcext:value-type="float">
            <text:p>4</text:p>
          </table:table-cell>
          <table:table-cell table:style-name="ce1"/>
          <table:table-cell table:formula="of:=[.A5]/[.X$2]" office:value-type="float" office:value="0.365079365079365" calcext:value-type="float">
            <text:p>0.365</text:p>
          </table:table-cell>
          <table:table-cell table:formula="of:=[.B5]/[.X$2]" office:value-type="float" office:value="0.0634920634920635" calcext:value-type="float">
            <text:p>0.063</text:p>
          </table:table-cell>
          <table:table-cell table:formula="of:=[.C5]/[.X$2]" office:value-type="float" office:value="0.444444444444444" calcext:value-type="float">
            <text:p>0.444</text:p>
          </table:table-cell>
          <table:table-cell/>
          <table:table-cell table:formula="of:=MAX([.H5:.J5])" office:value-type="float" office:value="0.444444444444444" calcext:value-type="float">
            <text:p>0.444</text:p>
          </table:table-cell>
          <table:table-cell table:formula="of:=MIN([.H5:.J5])" office:value-type="float" office:value="0.0634920634920635" calcext:value-type="float">
            <text:p>0.063</text:p>
          </table:table-cell>
          <table:table-cell/>
          <table:table-cell table:formula="of:=IF([.H5]=[.L5];MOD(([.I5]-[.J5])/([.L5]-[.M5]);[.X$4]);IF([.I5]=[.L5];[.X$5]+(([.J5]-[.H5])/([.L5]-[.M5]));IF([.J5]=[.L5];[.X$6]+(([.H5]-[.I5])/([.L5]-[.M5]));&quot;&quot;)))" office:value-type="float" office:value="4.79166666666667" calcext:value-type="float">
            <text:p>4.792</text:p>
          </table:table-cell>
          <table:table-cell table:style-name="ce1"/>
          <table:table-cell table:formula="of:=[.O5]*[.X$3]" office:value-type="float" office:value="287.5" calcext:value-type="float">
            <text:p>288</text:p>
          </table:table-cell>
          <table:table-cell table:formula="of:=[.Q5]/5.625" office:value-type="float" office:value="51.1111111111111" calcext:value-type="float">
            <text:p>51</text:p>
          </table:table-cell>
          <table:table-cell table:style-name="ce1"/>
          <table:table-cell table:style-name="ce10" table:formula="of:=[.A5]*4" office:value-type="float" office:value="92" calcext:value-type="float">
            <text:p>92</text:p>
          </table:table-cell>
          <table:table-cell table:style-name="ce10" table:formula="of:=[.B5]*4" office:value-type="float" office:value="16" calcext:value-type="float">
            <text:p>16</text:p>
          </table:table-cell>
          <table:table-cell table:style-name="ce10" table:formula="of:=[.C5]*4" office:value-type="float" office:value="112" calcext:value-type="float">
            <text:p>1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MAX([.A6:.C6])" office:value-type="float" office:value="52" calcext:value-type="float">
            <text:p>52</text:p>
          </table:table-cell>
          <table:table-cell table:style-name="ce1" table:formula="of:=MIN([.A6:.C6])" office:value-type="float" office:value="39" calcext:value-type="float">
            <text:p>39</text:p>
          </table:table-cell>
          <table:table-cell table:style-name="ce1"/>
          <table:table-cell table:formula="of:=[.A6]/[.X$2]" office:value-type="float" office:value="0.73015873015873" calcext:value-type="float">
            <text:p>0.730</text:p>
          </table:table-cell>
          <table:table-cell table:formula="of:=[.B6]/[.X$2]" office:value-type="float" office:value="0.619047619047619" calcext:value-type="float">
            <text:p>0.619</text:p>
          </table:table-cell>
          <table:table-cell table:formula="of:=[.C6]/[.X$2]" office:value-type="float" office:value="0.825396825396825" calcext:value-type="float">
            <text:p>0.825</text:p>
          </table:table-cell>
          <table:table-cell/>
          <table:table-cell table:formula="of:=MAX([.H6:.J6])" office:value-type="float" office:value="0.825396825396825" calcext:value-type="float">
            <text:p>0.825</text:p>
          </table:table-cell>
          <table:table-cell table:formula="of:=MIN([.H6:.J6])" office:value-type="float" office:value="0.619047619047619" calcext:value-type="float">
            <text:p>0.619</text:p>
          </table:table-cell>
          <table:table-cell/>
          <table:table-cell table:formula="of:=IF([.H6]=[.L6];MOD(([.I6]-[.J6])/([.L6]-[.M6]);[.X$4]);IF([.I6]=[.L6];[.X$5]+(([.J6]-[.H6])/([.L6]-[.M6]));IF([.J6]=[.L6];[.X$6]+(([.H6]-[.I6])/([.L6]-[.M6]));&quot;&quot;)))" office:value-type="float" office:value="4.53846153846154" calcext:value-type="float">
            <text:p>4.538</text:p>
          </table:table-cell>
          <table:table-cell table:style-name="ce1"/>
          <table:table-cell table:formula="of:=[.O6]*[.X$3]" office:value-type="float" office:value="272.307692307692" calcext:value-type="float">
            <text:p>272</text:p>
          </table:table-cell>
          <table:table-cell table:formula="of:=[.Q6]/5.625" office:value-type="float" office:value="48.4102564102564" calcext:value-type="float">
            <text:p>48</text:p>
          </table:table-cell>
          <table:table-cell table:style-name="ce1"/>
          <table:table-cell table:style-name="ce10" table:formula="of:=[.A6]*4" office:value-type="float" office:value="184" calcext:value-type="float">
            <text:p>184</text:p>
          </table:table-cell>
          <table:table-cell table:style-name="ce10" table:formula="of:=[.B6]*4" office:value-type="float" office:value="156" calcext:value-type="float">
            <text:p>156</text:p>
          </table:table-cell>
          <table:table-cell table:style-name="ce10" table:formula="of:=[.C6]*4" office:value-type="float" office:value="208" calcext:value-type="float">
            <text:p>20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MAX([.A7:.C7])" office:value-type="float" office:value="60" calcext:value-type="float">
            <text:p>60</text:p>
          </table:table-cell>
          <table:table-cell table:style-name="ce1" table:formula="of:=MIN([.A7:.C7])" office:value-type="float" office:value="1" calcext:value-type="float">
            <text:p>1</text:p>
          </table:table-cell>
          <table:table-cell table:style-name="ce1"/>
          <table:table-cell table:formula="of:=[.A7]/[.X$2]" office:value-type="float" office:value="0.952380952380952" calcext:value-type="float">
            <text:p>0.952</text:p>
          </table:table-cell>
          <table:table-cell table:formula="of:=[.B7]/[.X$2]" office:value-type="float" office:value="0.380952380952381" calcext:value-type="float">
            <text:p>0.381</text:p>
          </table:table-cell>
          <table:table-cell table:formula="of:=[.C7]/[.X$2]" office:value-type="float" office:value="0.0158730158730159" calcext:value-type="float">
            <text:p>0.016</text:p>
          </table:table-cell>
          <table:table-cell/>
          <table:table-cell table:formula="of:=MAX([.H7:.J7])" office:value-type="float" office:value="0.952380952380952" calcext:value-type="float">
            <text:p>0.952</text:p>
          </table:table-cell>
          <table:table-cell table:formula="of:=MIN([.H7:.J7])" office:value-type="float" office:value="0.0158730158730159" calcext:value-type="float">
            <text:p>0.016</text:p>
          </table:table-cell>
          <table:table-cell/>
          <table:table-cell table:formula="of:=IF([.H7]=[.L7];MOD(([.I7]-[.J7])/([.L7]-[.M7]);[.X$4]);IF([.I7]=[.L7];[.X$5]+(([.J7]-[.H7])/([.L7]-[.M7]));IF([.J7]=[.L7];[.X$6]+(([.H7]-[.I7])/([.L7]-[.M7]));&quot;&quot;)))" office:value-type="float" office:value="0.389830508474576" calcext:value-type="float">
            <text:p>0.390</text:p>
          </table:table-cell>
          <table:table-cell table:style-name="ce1"/>
          <table:table-cell table:formula="of:=[.O7]*[.X$3]" office:value-type="float" office:value="23.3898305084746" calcext:value-type="float">
            <text:p>23</text:p>
          </table:table-cell>
          <table:table-cell table:formula="of:=[.Q7]/5.625" office:value-type="float" office:value="4.15819209039548" calcext:value-type="float">
            <text:p>4</text:p>
          </table:table-cell>
          <table:table-cell table:style-name="ce1"/>
          <table:table-cell table:style-name="ce10" table:formula="of:=[.A7]*4" office:value-type="float" office:value="240" calcext:value-type="float">
            <text:p>240</text:p>
          </table:table-cell>
          <table:table-cell table:style-name="ce10" table:formula="of:=[.B7]*4" office:value-type="float" office:value="96" calcext:value-type="float">
            <text:p>96</text:p>
          </table:table-cell>
          <table:table-cell table:style-name="ce10" table:formula="of:=[.C7]*4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MAX([.A8:.C8])" office:value-type="float" office:value="30" calcext:value-type="float">
            <text:p>30</text:p>
          </table:table-cell>
          <table:table-cell table:style-name="ce1" table:formula="of:=MIN([.A8:.C8])" office:value-type="float" office:value="2" calcext:value-type="float">
            <text:p>2</text:p>
          </table:table-cell>
          <table:table-cell table:style-name="ce1"/>
          <table:table-cell table:formula="of:=[.A8]/[.X$2]" office:value-type="float" office:value="0.0634920634920635" calcext:value-type="float">
            <text:p>0.063</text:p>
          </table:table-cell>
          <table:table-cell table:formula="of:=[.B8]/[.X$2]" office:value-type="float" office:value="0.476190476190476" calcext:value-type="float">
            <text:p>0.476</text:p>
          </table:table-cell>
          <table:table-cell table:formula="of:=[.C8]/[.X$2]" office:value-type="float" office:value="0.0317460317460317" calcext:value-type="float">
            <text:p>0.032</text:p>
          </table:table-cell>
          <table:table-cell/>
          <table:table-cell table:formula="of:=MAX([.H8:.J8])" office:value-type="float" office:value="0.476190476190476" calcext:value-type="float">
            <text:p>0.476</text:p>
          </table:table-cell>
          <table:table-cell table:formula="of:=MIN([.H8:.J8])" office:value-type="float" office:value="0.0317460317460317" calcext:value-type="float">
            <text:p>0.032</text:p>
          </table:table-cell>
          <table:table-cell/>
          <table:table-cell table:formula="of:=IF([.H8]=[.L8];MOD(([.I8]-[.J8])/([.L8]-[.M8]);[.X$4]);IF([.I8]=[.L8];[.X$5]+(([.J8]-[.H8])/([.L8]-[.M8]));IF([.J8]=[.L8];[.X$6]+(([.H8]-[.I8])/([.L8]-[.M8]));&quot;&quot;)))" office:value-type="float" office:value="1.92857142857143" calcext:value-type="float">
            <text:p>1.929</text:p>
          </table:table-cell>
          <table:table-cell table:style-name="ce1"/>
          <table:table-cell table:formula="of:=[.O8]*[.X$3]" office:value-type="float" office:value="115.714285714286" calcext:value-type="float">
            <text:p>116</text:p>
          </table:table-cell>
          <table:table-cell table:formula="of:=[.Q8]/5.625" office:value-type="float" office:value="20.5714285714286" calcext:value-type="float">
            <text:p>21</text:p>
          </table:table-cell>
          <table:table-cell table:style-name="ce1"/>
          <table:table-cell table:style-name="ce10" table:formula="of:=[.A8]*4" office:value-type="float" office:value="16" calcext:value-type="float">
            <text:p>16</text:p>
          </table:table-cell>
          <table:table-cell table:style-name="ce10" table:formula="of:=[.B8]*4" office:value-type="float" office:value="120" calcext:value-type="float">
            <text:p>120</text:p>
          </table:table-cell>
          <table:table-cell table:style-name="ce10" table:formula="of:=[.C8]*4"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MAX([.A9:.C9])" office:value-type="float" office:value="47" calcext:value-type="float">
            <text:p>47</text:p>
          </table:table-cell>
          <table:table-cell table:style-name="ce1" table:formula="of:=MIN([.A9:.C9])" office:value-type="float" office:value="23" calcext:value-type="float">
            <text:p>23</text:p>
          </table:table-cell>
          <table:table-cell table:style-name="ce1"/>
          <table:table-cell table:formula="of:=[.A9]/[.X$2]" office:value-type="float" office:value="0.746031746031746" calcext:value-type="float">
            <text:p>0.746</text:p>
          </table:table-cell>
          <table:table-cell table:formula="of:=[.B9]/[.X$2]" office:value-type="float" office:value="0.365079365079365" calcext:value-type="float">
            <text:p>0.365</text:p>
          </table:table-cell>
          <table:table-cell table:formula="of:=[.C9]/[.X$2]" office:value-type="float" office:value="0.587301587301587" calcext:value-type="float">
            <text:p>0.587</text:p>
          </table:table-cell>
          <table:table-cell/>
          <table:table-cell table:formula="of:=MAX([.H9:.J9])" office:value-type="float" office:value="0.746031746031746" calcext:value-type="float">
            <text:p>0.746</text:p>
          </table:table-cell>
          <table:table-cell table:formula="of:=MIN([.H9:.J9])" office:value-type="float" office:value="0.365079365079365" calcext:value-type="float">
            <text:p>0.365</text:p>
          </table:table-cell>
          <table:table-cell/>
          <table:table-cell table:formula="of:=IF([.H9]=[.L9];MOD(([.I9]-[.J9])/([.L9]-[.M9]);[.X$4]);IF([.I9]=[.L9];[.X$5]+(([.J9]-[.H9])/([.L9]-[.M9]));IF([.J9]=[.L9];[.X$6]+(([.H9]-[.I9])/([.L9]-[.M9]));&quot;&quot;)))" office:value-type="float" office:value="5.41666666666667" calcext:value-type="float">
            <text:p>5.417</text:p>
          </table:table-cell>
          <table:table-cell table:style-name="ce1"/>
          <table:table-cell table:formula="of:=[.O9]*[.X$3]" office:value-type="float" office:value="325" calcext:value-type="float">
            <text:p>325</text:p>
          </table:table-cell>
          <table:table-cell table:formula="of:=[.Q9]/5.625" office:value-type="float" office:value="57.7777777777778" calcext:value-type="float">
            <text:p>58</text:p>
          </table:table-cell>
          <table:table-cell table:style-name="ce1"/>
          <table:table-cell table:style-name="ce10" table:formula="of:=[.A9]*4" office:value-type="float" office:value="188" calcext:value-type="float">
            <text:p>188</text:p>
          </table:table-cell>
          <table:table-cell table:style-name="ce10" table:formula="of:=[.B9]*4" office:value-type="float" office:value="92" calcext:value-type="float">
            <text:p>92</text:p>
          </table:table-cell>
          <table:table-cell table:style-name="ce10" table:formula="of:=[.C9]*4" office:value-type="float" office:value="148" calcext:value-type="float">
            <text:p>1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MAX([.A10:.C10])" office:value-type="float" office:value="22" calcext:value-type="float">
            <text:p>22</text:p>
          </table:table-cell>
          <table:table-cell table:style-name="ce1" table:formula="of:=MIN([.A10:.C10])" office:value-type="float" office:value="2" calcext:value-type="float">
            <text:p>2</text:p>
          </table:table-cell>
          <table:table-cell table:style-name="ce1"/>
          <table:table-cell table:formula="of:=[.A10]/[.X$2]" office:value-type="float" office:value="0.0317460317460317" calcext:value-type="float">
            <text:p>0.032</text:p>
          </table:table-cell>
          <table:table-cell table:formula="of:=[.B10]/[.X$2]" office:value-type="float" office:value="0.349206349206349" calcext:value-type="float">
            <text:p>0.349</text:p>
          </table:table-cell>
          <table:table-cell table:formula="of:=[.C10]/[.X$2]" office:value-type="float" office:value="0.317460317460317" calcext:value-type="float">
            <text:p>0.317</text:p>
          </table:table-cell>
          <table:table-cell/>
          <table:table-cell table:formula="of:=MAX([.H10:.J10])" office:value-type="float" office:value="0.349206349206349" calcext:value-type="float">
            <text:p>0.349</text:p>
          </table:table-cell>
          <table:table-cell table:formula="of:=MIN([.H10:.J10])" office:value-type="float" office:value="0.0317460317460317" calcext:value-type="float">
            <text:p>0.032</text:p>
          </table:table-cell>
          <table:table-cell/>
          <table:table-cell table:formula="of:=IF([.H10]=[.L10];MOD(([.I10]-[.J10])/([.L10]-[.M10]);[.X$4]);IF([.I10]=[.L10];[.X$5]+(([.J10]-[.H10])/([.L10]-[.M10]));IF([.J10]=[.L10];[.X$6]+(([.H10]-[.I10])/([.L10]-[.M10]));&quot;&quot;)))" office:value-type="float" office:value="2.9" calcext:value-type="float">
            <text:p>2.900</text:p>
          </table:table-cell>
          <table:table-cell table:style-name="ce1"/>
          <table:table-cell table:formula="of:=[.O10]*[.X$3]" office:value-type="float" office:value="174" calcext:value-type="float">
            <text:p>174</text:p>
          </table:table-cell>
          <table:table-cell table:formula="of:=[.Q10]/5.625" office:value-type="float" office:value="30.9333333333333" calcext:value-type="float">
            <text:p>31</text:p>
          </table:table-cell>
          <table:table-cell table:style-name="ce1"/>
          <table:table-cell table:style-name="ce10" table:formula="of:=[.A10]*4" office:value-type="float" office:value="8" calcext:value-type="float">
            <text:p>8</text:p>
          </table:table-cell>
          <table:table-cell table:style-name="ce10" table:formula="of:=[.B10]*4" office:value-type="float" office:value="88" calcext:value-type="float">
            <text:p>88</text:p>
          </table:table-cell>
          <table:table-cell table:style-name="ce10" table:formula="of:=[.C10]*4" office:value-type="float" office:value="80" calcext:value-type="float">
            <text:p>8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MAX([.A11:.C11])" office:value-type="float" office:value="51" calcext:value-type="float">
            <text:p>51</text:p>
          </table:table-cell>
          <table:table-cell table:style-name="ce1" table:formula="of:=MIN([.A11:.C11])" office:value-type="float" office:value="33" calcext:value-type="float">
            <text:p>33</text:p>
          </table:table-cell>
          <table:table-cell table:style-name="ce1"/>
          <table:table-cell table:formula="of:=[.A11]/[.X$2]" office:value-type="float" office:value="0.523809523809524" calcext:value-type="float">
            <text:p>0.524</text:p>
          </table:table-cell>
          <table:table-cell table:formula="of:=[.B11]/[.X$2]" office:value-type="float" office:value="0.73015873015873" calcext:value-type="float">
            <text:p>0.730</text:p>
          </table:table-cell>
          <table:table-cell table:formula="of:=[.C11]/[.X$2]" office:value-type="float" office:value="0.80952380952381" calcext:value-type="float">
            <text:p>0.810</text:p>
          </table:table-cell>
          <table:table-cell/>
          <table:table-cell table:formula="of:=MAX([.H11:.J11])" office:value-type="float" office:value="0.80952380952381" calcext:value-type="float">
            <text:p>0.810</text:p>
          </table:table-cell>
          <table:table-cell table:formula="of:=MIN([.H11:.J11])" office:value-type="float" office:value="0.523809523809524" calcext:value-type="float">
            <text:p>0.524</text:p>
          </table:table-cell>
          <table:table-cell/>
          <table:table-cell table:formula="of:=IF([.H11]=[.L11];MOD(([.I11]-[.J11])/([.L11]-[.M11]);[.X$4]);IF([.I11]=[.L11];[.X$5]+(([.J11]-[.H11])/([.L11]-[.M11]));IF([.J11]=[.L11];[.X$6]+(([.H11]-[.I11])/([.L11]-[.M11]));&quot;&quot;)))" office:value-type="float" office:value="3.27777777777778" calcext:value-type="float">
            <text:p>3.278</text:p>
          </table:table-cell>
          <table:table-cell table:style-name="ce1"/>
          <table:table-cell table:formula="of:=[.O11]*[.X$3]" office:value-type="float" office:value="196.666666666667" calcext:value-type="float">
            <text:p>197</text:p>
          </table:table-cell>
          <table:table-cell table:formula="of:=[.Q11]/5.625" office:value-type="float" office:value="34.962962962963" calcext:value-type="float">
            <text:p>35</text:p>
          </table:table-cell>
          <table:table-cell table:style-name="ce1"/>
          <table:table-cell table:style-name="ce10" table:formula="of:=[.A11]*4" office:value-type="float" office:value="132" calcext:value-type="float">
            <text:p>132</text:p>
          </table:table-cell>
          <table:table-cell table:style-name="ce10" table:formula="of:=[.B11]*4" office:value-type="float" office:value="184" calcext:value-type="float">
            <text:p>184</text:p>
          </table:table-cell>
          <table:table-cell table:style-name="ce10" table:formula="of:=[.C11]*4" office:value-type="float" office:value="204" calcext:value-type="float">
            <text:p>2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5" table:formula="of:=MAX([.A12:.C12])" office:value-type="float" office:value="63" calcext:value-type="float">
            <text:p>63</text:p>
          </table:table-cell>
          <table:table-cell table:style-name="ce5" table:formula="of:=MIN([.A12:.C12])" office:value-type="float" office:value="0" calcext:value-type="float">
            <text:p>0</text:p>
          </table:table-cell>
          <table:table-cell table:style-name="ce5"/>
          <table:table-cell table:style-name="ce6" table:formula="of:=[.A12]/[.X$2]" office:value-type="float" office:value="1" calcext:value-type="float">
            <text:p>1.000</text:p>
          </table:table-cell>
          <table:table-cell table:style-name="ce6" table:formula="of:=[.B12]/[.X$2]" office:value-type="float" office:value="0" calcext:value-type="float">
            <text:p>0.000</text:p>
          </table:table-cell>
          <table:table-cell table:style-name="ce6" table:formula="of:=[.C12]/[.X$2]" office:value-type="float" office:value="0.0476190476190476" calcext:value-type="float">
            <text:p>0.048</text:p>
          </table:table-cell>
          <table:table-cell table:style-name="ce6"/>
          <table:table-cell table:style-name="ce6" table:formula="of:=MAX([.H12:.J12])" office:value-type="float" office:value="1" calcext:value-type="float">
            <text:p>1.000</text:p>
          </table:table-cell>
          <table:table-cell table:style-name="ce6" table:formula="of:=MIN([.H12:.J12])" office:value-type="float" office:value="0" calcext:value-type="float">
            <text:p>0.000</text:p>
          </table:table-cell>
          <table:table-cell table:style-name="ce6"/>
          <table:table-cell table:style-name="ce6" table:formula="of:=IF([.H12]=[.L12];MOD(([.I12]-[.J12])/([.L12]-[.M12]);[.X$4]);IF([.I12]=[.L12];[.X$5]+(([.J12]-[.H12])/([.L12]-[.M12]));IF([.J12]=[.L12];[.X$6]+(([.H12]-[.I12])/([.L12]-[.M12]));&quot;&quot;)))" office:value-type="float" office:value="5.95238095238095" calcext:value-type="float">
            <text:p>5.952</text:p>
          </table:table-cell>
          <table:table-cell table:style-name="ce5"/>
          <table:table-cell table:style-name="ce9" table:formula="of:=[.O12]*[.X$3]" office:value-type="float" office:value="357.142857142857" calcext:value-type="float">
            <text:p>357</text:p>
          </table:table-cell>
          <table:table-cell table:style-name="ce9" table:formula="of:=[.Q12]/5.625" office:value-type="float" office:value="63.4920634920635" calcext:value-type="float">
            <text:p>63</text:p>
          </table:table-cell>
          <table:table-cell table:style-name="ce5"/>
          <table:table-cell table:style-name="ce4" table:formula="of:=[.A12]*4" office:value-type="float" office:value="252" calcext:value-type="float">
            <text:p>252</text:p>
          </table:table-cell>
          <table:table-cell table:style-name="ce4" table:formula="of:=[.B12]*4" office:value-type="float" office:value="0" calcext:value-type="float">
            <text:p>0</text:p>
          </table:table-cell>
          <table:table-cell table:style-name="ce4" table:formula="of:=[.C12]*4" office:value-type="float" office:value="12" calcext:value-type="float">
            <text:p>12</text:p>
          </table:table-cell>
          <table:table-cell table:style-name="ce4" table:number-columns-repeated="163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MAX([.A13:.C13])" office:value-type="float" office:value="34" calcext:value-type="float">
            <text:p>34</text:p>
          </table:table-cell>
          <table:table-cell table:style-name="ce1" table:formula="of:=MIN([.A13:.C13])" office:value-type="float" office:value="5" calcext:value-type="float">
            <text:p>5</text:p>
          </table:table-cell>
          <table:table-cell table:style-name="ce1"/>
          <table:table-cell table:formula="of:=[.A13]/[.X$2]" office:value-type="float" office:value="0.0793650793650794" calcext:value-type="float">
            <text:p>0.079</text:p>
          </table:table-cell>
          <table:table-cell table:formula="of:=[.B13]/[.X$2]" office:value-type="float" office:value="0.53968253968254" calcext:value-type="float">
            <text:p>0.540</text:p>
          </table:table-cell>
          <table:table-cell table:formula="of:=[.C13]/[.X$2]" office:value-type="float" office:value="0.253968253968254" calcext:value-type="float">
            <text:p>0.254</text:p>
          </table:table-cell>
          <table:table-cell/>
          <table:table-cell table:formula="of:=MAX([.H13:.J13])" office:value-type="float" office:value="0.53968253968254" calcext:value-type="float">
            <text:p>0.540</text:p>
          </table:table-cell>
          <table:table-cell table:formula="of:=MIN([.H13:.J13])" office:value-type="float" office:value="0.0793650793650794" calcext:value-type="float">
            <text:p>0.079</text:p>
          </table:table-cell>
          <table:table-cell/>
          <table:table-cell table:formula="of:=IF([.H13]=[.L13];MOD(([.I13]-[.J13])/([.L13]-[.M13]);[.X$4]);IF([.I13]=[.L13];[.X$5]+(([.J13]-[.H13])/([.L13]-[.M13]));IF([.J13]=[.L13];[.X$6]+(([.H13]-[.I13])/([.L13]-[.M13]));&quot;&quot;)))" office:value-type="float" office:value="2.37931034482759" calcext:value-type="float">
            <text:p>2.379</text:p>
          </table:table-cell>
          <table:table-cell table:style-name="ce1"/>
          <table:table-cell table:formula="of:=[.O13]*[.X$3]" office:value-type="float" office:value="142.758620689655" calcext:value-type="float">
            <text:p>143</text:p>
          </table:table-cell>
          <table:table-cell table:formula="of:=[.Q13]/5.625" office:value-type="float" office:value="25.3793103448276" calcext:value-type="float">
            <text:p>25</text:p>
          </table:table-cell>
          <table:table-cell table:style-name="ce1"/>
          <table:table-cell table:style-name="ce10" table:formula="of:=[.A13]*4" office:value-type="float" office:value="20" calcext:value-type="float">
            <text:p>20</text:p>
          </table:table-cell>
          <table:table-cell table:style-name="ce10" table:formula="of:=[.B13]*4" office:value-type="float" office:value="136" calcext:value-type="float">
            <text:p>136</text:p>
          </table:table-cell>
          <table:table-cell table:style-name="ce10" table:formula="of:=[.C13]*4" office:value-type="float" office:value="64" calcext:value-type="float">
            <text:p>6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MAX([.A14:.C14])" office:value-type="float" office:value="61" calcext:value-type="float">
            <text:p>61</text:p>
          </table:table-cell>
          <table:table-cell table:style-name="ce1" table:formula="of:=MIN([.A14:.C14])" office:value-type="float" office:value="12" calcext:value-type="float">
            <text:p>12</text:p>
          </table:table-cell>
          <table:table-cell table:style-name="ce1"/>
          <table:table-cell table:formula="of:=[.A14]/[.X$2]" office:value-type="float" office:value="0.19047619047619" calcext:value-type="float">
            <text:p>0.190</text:p>
          </table:table-cell>
          <table:table-cell table:formula="of:=[.B14]/[.X$2]" office:value-type="float" office:value="0.587301587301587" calcext:value-type="float">
            <text:p>0.587</text:p>
          </table:table-cell>
          <table:table-cell table:formula="of:=[.C14]/[.X$2]" office:value-type="float" office:value="0.968253968253968" calcext:value-type="float">
            <text:p>0.968</text:p>
          </table:table-cell>
          <table:table-cell/>
          <table:table-cell table:formula="of:=MAX([.H14:.J14])" office:value-type="float" office:value="0.968253968253968" calcext:value-type="float">
            <text:p>0.968</text:p>
          </table:table-cell>
          <table:table-cell table:formula="of:=MIN([.H14:.J14])" office:value-type="float" office:value="0.19047619047619" calcext:value-type="float">
            <text:p>0.190</text:p>
          </table:table-cell>
          <table:table-cell/>
          <table:table-cell table:formula="of:=IF([.H14]=[.L14];MOD(([.I14]-[.J14])/([.L14]-[.M14]);[.X$4]);IF([.I14]=[.L14];[.X$5]+(([.J14]-[.H14])/([.L14]-[.M14]));IF([.J14]=[.L14];[.X$6]+(([.H14]-[.I14])/([.L14]-[.M14]));&quot;&quot;)))" office:value-type="float" office:value="3.48979591836735" calcext:value-type="float">
            <text:p>3.490</text:p>
          </table:table-cell>
          <table:table-cell table:style-name="ce1"/>
          <table:table-cell table:formula="of:=[.O14]*[.X$3]" office:value-type="float" office:value="209.387755102041" calcext:value-type="float">
            <text:p>209</text:p>
          </table:table-cell>
          <table:table-cell table:formula="of:=[.Q14]/5.625" office:value-type="float" office:value="37.2244897959184" calcext:value-type="float">
            <text:p>37</text:p>
          </table:table-cell>
          <table:table-cell table:style-name="ce1"/>
          <table:table-cell table:style-name="ce10" table:formula="of:=[.A14]*4" office:value-type="float" office:value="48" calcext:value-type="float">
            <text:p>48</text:p>
          </table:table-cell>
          <table:table-cell table:style-name="ce10" table:formula="of:=[.B14]*4" office:value-type="float" office:value="148" calcext:value-type="float">
            <text:p>148</text:p>
          </table:table-cell>
          <table:table-cell table:style-name="ce10" table:formula="of:=[.C14]*4" office:value-type="float" office:value="244" calcext:value-type="float">
            <text:p>24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5" table:formula="of:=MAX([.A15:.C15])" office:value-type="float" office:value="32" calcext:value-type="float">
            <text:p>32</text:p>
          </table:table-cell>
          <table:table-cell table:style-name="ce5" table:formula="of:=MIN([.A15:.C15])" office:value-type="float" office:value="0" calcext:value-type="float">
            <text:p>0</text:p>
          </table:table-cell>
          <table:table-cell table:style-name="ce5"/>
          <table:table-cell table:style-name="ce6" table:formula="of:=[.A15]/[.X$2]" office:value-type="float" office:value="0" calcext:value-type="float">
            <text:p>0.000</text:p>
          </table:table-cell>
          <table:table-cell table:style-name="ce6" table:formula="of:=[.B15]/[.X$2]" office:value-type="float" office:value="0.507936507936508" calcext:value-type="float">
            <text:p>0.508</text:p>
          </table:table-cell>
          <table:table-cell table:style-name="ce6" table:formula="of:=[.C15]/[.X$2]" office:value-type="float" office:value="0" calcext:value-type="float">
            <text:p>0.000</text:p>
          </table:table-cell>
          <table:table-cell table:style-name="ce6"/>
          <table:table-cell table:style-name="ce6" table:formula="of:=MAX([.H15:.J15])" office:value-type="float" office:value="0.507936507936508" calcext:value-type="float">
            <text:p>0.508</text:p>
          </table:table-cell>
          <table:table-cell table:style-name="ce6" table:formula="of:=MIN([.H15:.J15])" office:value-type="float" office:value="0" calcext:value-type="float">
            <text:p>0.000</text:p>
          </table:table-cell>
          <table:table-cell table:style-name="ce6"/>
          <table:table-cell table:style-name="ce6" table:formula="of:=IF([.H15]=[.L15];MOD(([.I15]-[.J15])/([.L15]-[.M15]);[.X$4]);IF([.I15]=[.L15];[.X$5]+(([.J15]-[.H15])/([.L15]-[.M15]));IF([.J15]=[.L15];[.X$6]+(([.H15]-[.I15])/([.L15]-[.M15]));&quot;&quot;)))" office:value-type="float" office:value="2" calcext:value-type="float">
            <text:p>2.000</text:p>
          </table:table-cell>
          <table:table-cell table:style-name="ce5"/>
          <table:table-cell table:style-name="ce9" table:formula="of:=[.O15]*[.X$3]" office:value-type="float" office:value="120" calcext:value-type="float">
            <text:p>120</text:p>
          </table:table-cell>
          <table:table-cell table:style-name="ce9" table:formula="of:=[.Q15]/5.625" office:value-type="float" office:value="21.3333333333333" calcext:value-type="float">
            <text:p>21</text:p>
          </table:table-cell>
          <table:table-cell table:style-name="ce5"/>
          <table:table-cell table:style-name="ce4" table:formula="of:=[.A15]*4" office:value-type="float" office:value="0" calcext:value-type="float">
            <text:p>0</text:p>
          </table:table-cell>
          <table:table-cell table:style-name="ce4" table:formula="of:=[.B15]*4" office:value-type="float" office:value="128" calcext:value-type="float">
            <text:p>128</text:p>
          </table:table-cell>
          <table:table-cell table:style-name="ce4" table:formula="of:=[.C15]*4" office:value-type="float" office:value="0" calcext:value-type="float">
            <text:p>0</text:p>
          </table:table-cell>
          <table:table-cell table:style-name="ce4" table:number-columns-repeated="1636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table:formula="of:=MAX([.A16:.C16])" office:value-type="float" office:value="55" calcext:value-type="float">
            <text:p>55</text:p>
          </table:table-cell>
          <table:table-cell table:style-name="ce1" table:formula="of:=MIN([.A16:.C16])" office:value-type="float" office:value="33" calcext:value-type="float">
            <text:p>33</text:p>
          </table:table-cell>
          <table:table-cell table:style-name="ce1"/>
          <table:table-cell table:formula="of:=[.A16]/[.X$2]" office:value-type="float" office:value="0.777777777777778" calcext:value-type="float">
            <text:p>0.778</text:p>
          </table:table-cell>
          <table:table-cell table:formula="of:=[.B16]/[.X$2]" office:value-type="float" office:value="0.873015873015873" calcext:value-type="float">
            <text:p>0.873</text:p>
          </table:table-cell>
          <table:table-cell table:formula="of:=[.C16]/[.X$2]" office:value-type="float" office:value="0.523809523809524" calcext:value-type="float">
            <text:p>0.524</text:p>
          </table:table-cell>
          <table:table-cell/>
          <table:table-cell table:formula="of:=MAX([.H16:.J16])" office:value-type="float" office:value="0.873015873015873" calcext:value-type="float">
            <text:p>0.873</text:p>
          </table:table-cell>
          <table:table-cell table:formula="of:=MIN([.H16:.J16])" office:value-type="float" office:value="0.523809523809524" calcext:value-type="float">
            <text:p>0.524</text:p>
          </table:table-cell>
          <table:table-cell/>
          <table:table-cell table:formula="of:=IF([.H16]=[.L16];MOD(([.I16]-[.J16])/([.L16]-[.M16]);[.X$4]);IF([.I16]=[.L16];[.X$5]+(([.J16]-[.H16])/([.L16]-[.M16]));IF([.J16]=[.L16];[.X$6]+(([.H16]-[.I16])/([.L16]-[.M16]));&quot;&quot;)))" office:value-type="float" office:value="1.27272727272727" calcext:value-type="float">
            <text:p>1.273</text:p>
          </table:table-cell>
          <table:table-cell table:style-name="ce1"/>
          <table:table-cell table:formula="of:=[.O16]*[.X$3]" office:value-type="float" office:value="76.3636363636364" calcext:value-type="float">
            <text:p>76</text:p>
          </table:table-cell>
          <table:table-cell table:formula="of:=[.Q16]/5.625" office:value-type="float" office:value="13.5757575757576" calcext:value-type="float">
            <text:p>14</text:p>
          </table:table-cell>
          <table:table-cell table:style-name="ce1"/>
          <table:table-cell table:style-name="ce10" table:formula="of:=[.A16]*4" office:value-type="float" office:value="196" calcext:value-type="float">
            <text:p>196</text:p>
          </table:table-cell>
          <table:table-cell table:style-name="ce10" table:formula="of:=[.B16]*4" office:value-type="float" office:value="220" calcext:value-type="float">
            <text:p>220</text:p>
          </table:table-cell>
          <table:table-cell table:style-name="ce10" table:formula="of:=[.C16]*4" office:value-type="float" office:value="132" calcext:value-type="float">
            <text:p>13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style-name="ce1" table:formula="of:=MAX([.A17:.C17])" office:value-type="float" office:value="0" calcext:value-type="float">
            <text:p>0</text:p>
          </table:table-cell>
          <table:table-cell table:style-name="ce1" table:formula="of:=MIN([.A17:.C17])" office:value-type="float" office:value="0" calcext:value-type="float">
            <text:p>0</text:p>
          </table:table-cell>
          <table:table-cell table:style-name="ce1"/>
          <table:table-cell table:formula="of:=[.A17]/[.X$2]" office:value-type="float" office:value="0" calcext:value-type="float">
            <text:p>0.000</text:p>
          </table:table-cell>
          <table:table-cell table:formula="of:=[.B17]/[.X$2]" office:value-type="float" office:value="0" calcext:value-type="float">
            <text:p>0.000</text:p>
          </table:table-cell>
          <table:table-cell table:formula="of:=[.C17]/[.X$2]" office:value-type="float" office:value="0" calcext:value-type="float">
            <text:p>0.000</text:p>
          </table:table-cell>
          <table:table-cell/>
          <table:table-cell table:formula="of:=MAX([.H17:.J17])" office:value-type="float" office:value="0" calcext:value-type="float">
            <text:p>0.000</text:p>
          </table:table-cell>
          <table:table-cell table:formula="of:=MIN([.H17:.J17])" office:value-type="float" office:value="0" calcext:value-type="float">
            <text:p>0.000</text:p>
          </table:table-cell>
          <table:table-cell/>
          <table:table-cell table:formula="of:=IF([.H17]=[.L17];MOD(([.I17]-[.J17])/([.L17]-[.M17]);[.X$4]);IF([.I17]=[.L17];[.X$5]+(([.J17]-[.H17])/([.L17]-[.M17]));IF([.J17]=[.L17];[.X$6]+(([.H17]-[.I17])/([.L17]-[.M17]));&quot;&quot;)))" office:value-type="string" office:string-value="" calcext:value-type="error">
            <text:p>#DIV/0!</text:p>
          </table:table-cell>
          <table:table-cell table:style-name="ce1"/>
          <table:table-cell table:formula="of:=[.O17]*[.X$3]" office:value-type="string" office:string-value="" calcext:value-type="error">
            <text:p>#DIV/0!</text:p>
          </table:table-cell>
          <table:table-cell table:formula="of:=[.Q17]/5.625" office:value-type="string" office:string-value="" calcext:value-type="error">
            <text:p>#DIV/0!</text:p>
          </table:table-cell>
          <table:table-cell table:style-name="ce1"/>
          <table:table-cell table:style-name="ce10" table:formula="of:=[.A17]*4" office:value-type="float" office:value="0" calcext:value-type="float">
            <text:p>0</text:p>
          </table:table-cell>
          <table:table-cell table:style-name="ce10" table:formula="of:=[.B17]*4" office:value-type="float" office:value="0" calcext:value-type="float">
            <text:p>0</text:p>
          </table:table-cell>
          <table:table-cell table:style-name="ce10" table:formula="of:=[.C17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MAX([.A18:.C18])" office:value-type="float" office:value="42" calcext:value-type="float">
            <text:p>42</text:p>
          </table:table-cell>
          <table:table-cell table:style-name="ce1" table:formula="of:=MIN([.A18:.C18])" office:value-type="float" office:value="24" calcext:value-type="float">
            <text:p>24</text:p>
          </table:table-cell>
          <table:table-cell table:style-name="ce1"/>
          <table:table-cell table:formula="of:=[.A18]/[.X$2]" office:value-type="float" office:value="0.587301587301587" calcext:value-type="float">
            <text:p>0.587</text:p>
          </table:table-cell>
          <table:table-cell table:formula="of:=[.B18]/[.X$2]" office:value-type="float" office:value="0.666666666666667" calcext:value-type="float">
            <text:p>0.667</text:p>
          </table:table-cell>
          <table:table-cell table:formula="of:=[.C18]/[.X$2]" office:value-type="float" office:value="0.380952380952381" calcext:value-type="float">
            <text:p>0.381</text:p>
          </table:table-cell>
          <table:table-cell/>
          <table:table-cell table:formula="of:=MAX([.H18:.J18])" office:value-type="float" office:value="0.666666666666667" calcext:value-type="float">
            <text:p>0.667</text:p>
          </table:table-cell>
          <table:table-cell table:formula="of:=MIN([.H18:.J18])" office:value-type="float" office:value="0.380952380952381" calcext:value-type="float">
            <text:p>0.381</text:p>
          </table:table-cell>
          <table:table-cell/>
          <table:table-cell table:formula="of:=IF([.H18]=[.L18];MOD(([.I18]-[.J18])/([.L18]-[.M18]);[.X$4]);IF([.I18]=[.L18];[.X$5]+(([.J18]-[.H18])/([.L18]-[.M18]));IF([.J18]=[.L18];[.X$6]+(([.H18]-[.I18])/([.L18]-[.M18]));&quot;&quot;)))" office:value-type="float" office:value="1.27777777777778" calcext:value-type="float">
            <text:p>1.278</text:p>
          </table:table-cell>
          <table:table-cell table:style-name="ce1"/>
          <table:table-cell table:formula="of:=[.O18]*[.X$3]" office:value-type="float" office:value="76.6666666666667" calcext:value-type="float">
            <text:p>77</text:p>
          </table:table-cell>
          <table:table-cell table:formula="of:=[.Q18]/5.625" office:value-type="float" office:value="13.6296296296296" calcext:value-type="float">
            <text:p>14</text:p>
          </table:table-cell>
          <table:table-cell table:style-name="ce1"/>
          <table:table-cell table:style-name="ce10" table:formula="of:=[.A18]*4" office:value-type="float" office:value="148" calcext:value-type="float">
            <text:p>148</text:p>
          </table:table-cell>
          <table:table-cell table:style-name="ce10" table:formula="of:=[.B18]*4" office:value-type="float" office:value="168" calcext:value-type="float">
            <text:p>168</text:p>
          </table:table-cell>
          <table:table-cell table:style-name="ce10" table:formula="of:=[.C18]*4" office:value-type="float" office:value="96" calcext:value-type="float">
            <text:p>9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MAX([.A19:.C19])" office:value-type="float" office:value="63" calcext:value-type="float">
            <text:p>63</text:p>
          </table:table-cell>
          <table:table-cell table:style-name="ce1" table:formula="of:=MIN([.A19:.C19])" office:value-type="float" office:value="1" calcext:value-type="float">
            <text:p>1</text:p>
          </table:table-cell>
          <table:table-cell table:style-name="ce1"/>
          <table:table-cell table:formula="of:=[.A19]/[.X$2]" office:value-type="float" office:value="0.0158730158730159" calcext:value-type="float">
            <text:p>0.016</text:p>
          </table:table-cell>
          <table:table-cell table:formula="of:=[.B19]/[.X$2]" office:value-type="float" office:value="0.984126984126984" calcext:value-type="float">
            <text:p>0.984</text:p>
          </table:table-cell>
          <table:table-cell table:formula="of:=[.C19]/[.X$2]" office:value-type="float" office:value="1" calcext:value-type="float">
            <text:p>1.000</text:p>
          </table:table-cell>
          <table:table-cell/>
          <table:table-cell table:formula="of:=MAX([.H19:.J19])" office:value-type="float" office:value="1" calcext:value-type="float">
            <text:p>1.000</text:p>
          </table:table-cell>
          <table:table-cell table:formula="of:=MIN([.H19:.J19])" office:value-type="float" office:value="0.0158730158730159" calcext:value-type="float">
            <text:p>0.016</text:p>
          </table:table-cell>
          <table:table-cell/>
          <table:table-cell table:formula="of:=IF([.H19]=[.L19];MOD(([.I19]-[.J19])/([.L19]-[.M19]);[.X$4]);IF([.I19]=[.L19];[.X$5]+(([.J19]-[.H19])/([.L19]-[.M19]));IF([.J19]=[.L19];[.X$6]+(([.H19]-[.I19])/([.L19]-[.M19]));&quot;&quot;)))" office:value-type="float" office:value="3.01612903225807" calcext:value-type="float">
            <text:p>3.016</text:p>
          </table:table-cell>
          <table:table-cell table:style-name="ce1"/>
          <table:table-cell table:formula="of:=[.O19]*[.X$3]" office:value-type="float" office:value="180.967741935484" calcext:value-type="float">
            <text:p>181</text:p>
          </table:table-cell>
          <table:table-cell table:formula="of:=[.Q19]/5.625" office:value-type="float" office:value="32.1720430107527" calcext:value-type="float">
            <text:p>32</text:p>
          </table:table-cell>
          <table:table-cell table:style-name="ce1"/>
          <table:table-cell table:style-name="ce10" table:formula="of:=[.A19]*4" office:value-type="float" office:value="4" calcext:value-type="float">
            <text:p>4</text:p>
          </table:table-cell>
          <table:table-cell table:style-name="ce10" table:formula="of:=[.B19]*4" office:value-type="float" office:value="248" calcext:value-type="float">
            <text:p>248</text:p>
          </table:table-cell>
          <table:table-cell table:style-name="ce10" table:formula="of:=[.C19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MAX([.A20:.C20])" office:value-type="float" office:value="54" calcext:value-type="float">
            <text:p>54</text:p>
          </table:table-cell>
          <table:table-cell table:style-name="ce1" table:formula="of:=MIN([.A20:.C20])" office:value-type="float" office:value="7" calcext:value-type="float">
            <text:p>7</text:p>
          </table:table-cell>
          <table:table-cell table:style-name="ce1"/>
          <table:table-cell table:formula="of:=[.A20]/[.X$2]" office:value-type="float" office:value="0.492063492063492" calcext:value-type="float">
            <text:p>0.492</text:p>
          </table:table-cell>
          <table:table-cell table:formula="of:=[.B20]/[.X$2]" office:value-type="float" office:value="0.111111111111111" calcext:value-type="float">
            <text:p>0.111</text:p>
          </table:table-cell>
          <table:table-cell table:formula="of:=[.C20]/[.X$2]" office:value-type="float" office:value="0.857142857142857" calcext:value-type="float">
            <text:p>0.857</text:p>
          </table:table-cell>
          <table:table-cell/>
          <table:table-cell table:formula="of:=MAX([.H20:.J20])" office:value-type="float" office:value="0.857142857142857" calcext:value-type="float">
            <text:p>0.857</text:p>
          </table:table-cell>
          <table:table-cell table:formula="of:=MIN([.H20:.J20])" office:value-type="float" office:value="0.111111111111111" calcext:value-type="float">
            <text:p>0.111</text:p>
          </table:table-cell>
          <table:table-cell/>
          <table:table-cell table:formula="of:=IF([.H20]=[.L20];MOD(([.I20]-[.J20])/([.L20]-[.M20]);[.X$4]);IF([.I20]=[.L20];[.X$5]+(([.J20]-[.H20])/([.L20]-[.M20]));IF([.J20]=[.L20];[.X$6]+(([.H20]-[.I20])/([.L20]-[.M20]));&quot;&quot;)))" office:value-type="float" office:value="4.51063829787234" calcext:value-type="float">
            <text:p>4.511</text:p>
          </table:table-cell>
          <table:table-cell table:style-name="ce1"/>
          <table:table-cell table:formula="of:=[.O20]*[.X$3]" office:value-type="float" office:value="270.63829787234" calcext:value-type="float">
            <text:p>271</text:p>
          </table:table-cell>
          <table:table-cell table:formula="of:=[.Q20]/5.625" office:value-type="float" office:value="48.113475177305" calcext:value-type="float">
            <text:p>48</text:p>
          </table:table-cell>
          <table:table-cell table:style-name="ce1"/>
          <table:table-cell table:style-name="ce10" table:formula="of:=[.A20]*4" office:value-type="float" office:value="124" calcext:value-type="float">
            <text:p>124</text:p>
          </table:table-cell>
          <table:table-cell table:style-name="ce10" table:formula="of:=[.B20]*4" office:value-type="float" office:value="28" calcext:value-type="float">
            <text:p>28</text:p>
          </table:table-cell>
          <table:table-cell table:style-name="ce10" table:formula="of:=[.C20]*4" office:value-type="float" office:value="216" calcext:value-type="float">
            <text:p>21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MAX([.A21:.C21])" office:value-type="float" office:value="1" calcext:value-type="float">
            <text:p>1</text:p>
          </table:table-cell>
          <table:table-cell table:style-name="ce1" table:formula="of:=MIN([.A21:.C21])" office:value-type="float" office:value="0" calcext:value-type="float">
            <text:p>0</text:p>
          </table:table-cell>
          <table:table-cell table:style-name="ce1"/>
          <table:table-cell table:formula="of:=[.A21]/[.X$2]" office:value-type="float" office:value="0.0158730158730159" calcext:value-type="float">
            <text:p>0.016</text:p>
          </table:table-cell>
          <table:table-cell table:formula="of:=[.B21]/[.X$2]" office:value-type="float" office:value="0" calcext:value-type="float">
            <text:p>0.000</text:p>
          </table:table-cell>
          <table:table-cell table:formula="of:=[.C21]/[.X$2]" office:value-type="float" office:value="0" calcext:value-type="float">
            <text:p>0.000</text:p>
          </table:table-cell>
          <table:table-cell/>
          <table:table-cell table:formula="of:=MAX([.H21:.J21])" office:value-type="float" office:value="0.0158730158730159" calcext:value-type="float">
            <text:p>0.016</text:p>
          </table:table-cell>
          <table:table-cell table:formula="of:=MIN([.H21:.J21])" office:value-type="float" office:value="0" calcext:value-type="float">
            <text:p>0.000</text:p>
          </table:table-cell>
          <table:table-cell/>
          <table:table-cell table:formula="of:=IF([.H21]=[.L21];MOD(([.I21]-[.J21])/([.L21]-[.M21]);[.X$4]);IF([.I21]=[.L21];[.X$5]+(([.J21]-[.H21])/([.L21]-[.M21]));IF([.J21]=[.L21];[.X$6]+(([.H21]-[.I21])/([.L21]-[.M21]));&quot;&quot;)))" office:value-type="float" office:value="0" calcext:value-type="float">
            <text:p>0.000</text:p>
          </table:table-cell>
          <table:table-cell table:style-name="ce1"/>
          <table:table-cell table:formula="of:=[.O21]*[.X$3]" office:value-type="float" office:value="0" calcext:value-type="float">
            <text:p>0</text:p>
          </table:table-cell>
          <table:table-cell table:formula="of:=[.Q21]/5.625" office:value-type="float" office:value="0" calcext:value-type="float">
            <text:p>0</text:p>
          </table:table-cell>
          <table:table-cell table:style-name="ce1"/>
          <table:table-cell table:style-name="ce10" table:formula="of:=[.A21]*4" office:value-type="float" office:value="4" calcext:value-type="float">
            <text:p>4</text:p>
          </table:table-cell>
          <table:table-cell table:style-name="ce10" table:formula="of:=[.B21]*4" office:value-type="float" office:value="0" calcext:value-type="float">
            <text:p>0</text:p>
          </table:table-cell>
          <table:table-cell table:style-name="ce10" table:formula="of:=[.C21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table:formula="of:=MAX([.A22:.C22])" office:value-type="float" office:value="48" calcext:value-type="float">
            <text:p>48</text:p>
          </table:table-cell>
          <table:table-cell table:style-name="ce1" table:formula="of:=MIN([.A22:.C22])" office:value-type="float" office:value="26" calcext:value-type="float">
            <text:p>26</text:p>
          </table:table-cell>
          <table:table-cell table:style-name="ce1"/>
          <table:table-cell table:formula="of:=[.A22]/[.X$2]" office:value-type="float" office:value="0.761904761904762" calcext:value-type="float">
            <text:p>0.762</text:p>
          </table:table-cell>
          <table:table-cell table:formula="of:=[.B22]/[.X$2]" office:value-type="float" office:value="0.412698412698413" calcext:value-type="float">
            <text:p>0.413</text:p>
          </table:table-cell>
          <table:table-cell table:formula="of:=[.C22]/[.X$2]" office:value-type="float" office:value="0.603174603174603" calcext:value-type="float">
            <text:p>0.603</text:p>
          </table:table-cell>
          <table:table-cell/>
          <table:table-cell table:formula="of:=MAX([.H22:.J22])" office:value-type="float" office:value="0.761904761904762" calcext:value-type="float">
            <text:p>0.762</text:p>
          </table:table-cell>
          <table:table-cell table:formula="of:=MIN([.H22:.J22])" office:value-type="float" office:value="0.412698412698413" calcext:value-type="float">
            <text:p>0.413</text:p>
          </table:table-cell>
          <table:table-cell/>
          <table:table-cell table:formula="of:=IF([.H22]=[.L22];MOD(([.I22]-[.J22])/([.L22]-[.M22]);[.X$4]);IF([.I22]=[.L22];[.X$5]+(([.J22]-[.H22])/([.L22]-[.M22]));IF([.J22]=[.L22];[.X$6]+(([.H22]-[.I22])/([.L22]-[.M22]));&quot;&quot;)))" office:value-type="float" office:value="5.45454545454546" calcext:value-type="float">
            <text:p>5.455</text:p>
          </table:table-cell>
          <table:table-cell table:style-name="ce1"/>
          <table:table-cell table:formula="of:=[.O22]*[.X$3]" office:value-type="float" office:value="327.272727272727" calcext:value-type="float">
            <text:p>327</text:p>
          </table:table-cell>
          <table:table-cell table:formula="of:=[.Q22]/5.625" office:value-type="float" office:value="58.1818181818182" calcext:value-type="float">
            <text:p>58</text:p>
          </table:table-cell>
          <table:table-cell table:style-name="ce1"/>
          <table:table-cell table:style-name="ce10" table:formula="of:=[.A22]*4" office:value-type="float" office:value="192" calcext:value-type="float">
            <text:p>192</text:p>
          </table:table-cell>
          <table:table-cell table:style-name="ce10" table:formula="of:=[.B22]*4" office:value-type="float" office:value="104" calcext:value-type="float">
            <text:p>104</text:p>
          </table:table-cell>
          <table:table-cell table:style-name="ce10" table:formula="of:=[.C22]*4" office:value-type="float" office:value="152" calcext:value-type="float">
            <text:p>1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MAX([.A23:.C23])" office:value-type="float" office:value="61" calcext:value-type="float">
            <text:p>61</text:p>
          </table:table-cell>
          <table:table-cell table:style-name="ce1" table:formula="of:=MIN([.A23:.C23])" office:value-type="float" office:value="12" calcext:value-type="float">
            <text:p>12</text:p>
          </table:table-cell>
          <table:table-cell table:style-name="ce1"/>
          <table:table-cell table:formula="of:=[.A23]/[.X$2]" office:value-type="float" office:value="0.968253968253968" calcext:value-type="float">
            <text:p>0.968</text:p>
          </table:table-cell>
          <table:table-cell table:formula="of:=[.B23]/[.X$2]" office:value-type="float" office:value="0.428571428571429" calcext:value-type="float">
            <text:p>0.429</text:p>
          </table:table-cell>
          <table:table-cell table:formula="of:=[.C23]/[.X$2]" office:value-type="float" office:value="0.19047619047619" calcext:value-type="float">
            <text:p>0.190</text:p>
          </table:table-cell>
          <table:table-cell/>
          <table:table-cell table:formula="of:=MAX([.H23:.J23])" office:value-type="float" office:value="0.968253968253968" calcext:value-type="float">
            <text:p>0.968</text:p>
          </table:table-cell>
          <table:table-cell table:formula="of:=MIN([.H23:.J23])" office:value-type="float" office:value="0.19047619047619" calcext:value-type="float">
            <text:p>0.190</text:p>
          </table:table-cell>
          <table:table-cell/>
          <table:table-cell table:formula="of:=IF([.H23]=[.L23];MOD(([.I23]-[.J23])/([.L23]-[.M23]);[.X$4]);IF([.I23]=[.L23];[.X$5]+(([.J23]-[.H23])/([.L23]-[.M23]));IF([.J23]=[.L23];[.X$6]+(([.H23]-[.I23])/([.L23]-[.M23]));&quot;&quot;)))" office:value-type="float" office:value="0.306122448979592" calcext:value-type="float">
            <text:p>0.306</text:p>
          </table:table-cell>
          <table:table-cell table:style-name="ce1"/>
          <table:table-cell table:formula="of:=[.O23]*[.X$3]" office:value-type="float" office:value="18.3673469387755" calcext:value-type="float">
            <text:p>18</text:p>
          </table:table-cell>
          <table:table-cell table:formula="of:=[.Q23]/5.625" office:value-type="float" office:value="3.26530612244898" calcext:value-type="float">
            <text:p>3</text:p>
          </table:table-cell>
          <table:table-cell table:style-name="ce1"/>
          <table:table-cell table:style-name="ce10" table:formula="of:=[.A23]*4" office:value-type="float" office:value="244" calcext:value-type="float">
            <text:p>244</text:p>
          </table:table-cell>
          <table:table-cell table:style-name="ce10" table:formula="of:=[.B23]*4" office:value-type="float" office:value="108" calcext:value-type="float">
            <text:p>108</text:p>
          </table:table-cell>
          <table:table-cell table:style-name="ce10" table:formula="of:=[.C23]*4"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MAX([.A24:.C24])" office:value-type="float" office:value="54" calcext:value-type="float">
            <text:p>54</text:p>
          </table:table-cell>
          <table:table-cell table:style-name="ce1" table:formula="of:=MIN([.A24:.C24])" office:value-type="float" office:value="26" calcext:value-type="float">
            <text:p>26</text:p>
          </table:table-cell>
          <table:table-cell table:style-name="ce1"/>
          <table:table-cell table:formula="of:=[.A24]/[.X$2]" office:value-type="float" office:value="0.53968253968254" calcext:value-type="float">
            <text:p>0.540</text:p>
          </table:table-cell>
          <table:table-cell table:style-name="ce7" table:formula="of:=[.B24]/[.X$2]" office:value-type="float" office:value="0.857142857142857" calcext:value-type="float">
            <text:p>0.857</text:p>
          </table:table-cell>
          <table:table-cell table:formula="of:=[.C24]/[.X$2]" office:value-type="float" office:value="0.412698412698413" calcext:value-type="float">
            <text:p>0.413</text:p>
          </table:table-cell>
          <table:table-cell/>
          <table:table-cell table:formula="of:=MAX([.H24:.J24])" office:value-type="float" office:value="0.857142857142857" calcext:value-type="float">
            <text:p>0.857</text:p>
          </table:table-cell>
          <table:table-cell table:formula="of:=MIN([.H24:.J24])" office:value-type="float" office:value="0.412698412698413" calcext:value-type="float">
            <text:p>0.413</text:p>
          </table:table-cell>
          <table:table-cell/>
          <table:table-cell table:formula="of:=IF([.H24]=[.L24];MOD(([.I24]-[.J24])/([.L24]-[.M24]);[.X$4]);IF([.I24]=[.L24];[.X$5]+(([.J24]-[.H24])/([.L24]-[.M24]));IF([.J24]=[.L24];[.X$6]+(([.H24]-[.I24])/([.L24]-[.M24]));&quot;&quot;)))" office:value-type="float" office:value="1.71428571428571" calcext:value-type="float">
            <text:p>1.714</text:p>
          </table:table-cell>
          <table:table-cell table:style-name="ce1"/>
          <table:table-cell table:formula="of:=[.O24]*[.X$3]" office:value-type="float" office:value="102.857142857143" calcext:value-type="float">
            <text:p>103</text:p>
          </table:table-cell>
          <table:table-cell table:formula="of:=[.Q24]/5.625" office:value-type="float" office:value="18.2857142857143" calcext:value-type="float">
            <text:p>18</text:p>
          </table:table-cell>
          <table:table-cell table:style-name="ce1"/>
          <table:table-cell table:style-name="ce10" table:formula="of:=[.A24]*4" office:value-type="float" office:value="136" calcext:value-type="float">
            <text:p>136</text:p>
          </table:table-cell>
          <table:table-cell table:style-name="ce10" table:formula="of:=[.B24]*4" office:value-type="float" office:value="216" calcext:value-type="float">
            <text:p>216</text:p>
          </table:table-cell>
          <table:table-cell table:style-name="ce10" table:formula="of:=[.C24]*4" office:value-type="float" office:value="104" calcext:value-type="float">
            <text:p>1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MAX([.A25:.C25])" office:value-type="float" office:value="51" calcext:value-type="float">
            <text:p>51</text:p>
          </table:table-cell>
          <table:table-cell table:style-name="ce1" table:formula="of:=MIN([.A25:.C25])" office:value-type="float" office:value="2" calcext:value-type="float">
            <text:p>2</text:p>
          </table:table-cell>
          <table:table-cell table:style-name="ce1"/>
          <table:table-cell table:formula="of:=[.A25]/[.X$2]" office:value-type="float" office:value="0.0317460317460317" calcext:value-type="float">
            <text:p>0.032</text:p>
          </table:table-cell>
          <table:table-cell table:formula="of:=[.B25]/[.X$2]" office:value-type="float" office:value="0.0476190476190476" calcext:value-type="float">
            <text:p>0.048</text:p>
          </table:table-cell>
          <table:table-cell table:formula="of:=[.C25]/[.X$2]" office:value-type="float" office:value="0.80952380952381" calcext:value-type="float">
            <text:p>0.810</text:p>
          </table:table-cell>
          <table:table-cell/>
          <table:table-cell table:formula="of:=MAX([.H25:.J25])" office:value-type="float" office:value="0.80952380952381" calcext:value-type="float">
            <text:p>0.810</text:p>
          </table:table-cell>
          <table:table-cell table:formula="of:=MIN([.H25:.J25])" office:value-type="float" office:value="0.0317460317460317" calcext:value-type="float">
            <text:p>0.032</text:p>
          </table:table-cell>
          <table:table-cell/>
          <table:table-cell table:formula="of:=IF([.H25]=[.L25];MOD(([.I25]-[.J25])/([.L25]-[.M25]);[.X$4]);IF([.I25]=[.L25];[.X$5]+(([.J25]-[.H25])/([.L25]-[.M25]));IF([.J25]=[.L25];[.X$6]+(([.H25]-[.I25])/([.L25]-[.M25]));&quot;&quot;)))" office:value-type="float" office:value="3.97959183673469" calcext:value-type="float">
            <text:p>3.980</text:p>
          </table:table-cell>
          <table:table-cell table:style-name="ce1"/>
          <table:table-cell table:formula="of:=[.O25]*[.X$3]" office:value-type="float" office:value="238.775510204082" calcext:value-type="float">
            <text:p>239</text:p>
          </table:table-cell>
          <table:table-cell table:formula="of:=[.Q25]/5.625" office:value-type="float" office:value="42.4489795918367" calcext:value-type="float">
            <text:p>42</text:p>
          </table:table-cell>
          <table:table-cell table:style-name="ce1"/>
          <table:table-cell table:style-name="ce10" table:formula="of:=[.A25]*4" office:value-type="float" office:value="8" calcext:value-type="float">
            <text:p>8</text:p>
          </table:table-cell>
          <table:table-cell table:style-name="ce10" table:formula="of:=[.B25]*4" office:value-type="float" office:value="12" calcext:value-type="float">
            <text:p>12</text:p>
          </table:table-cell>
          <table:table-cell table:style-name="ce10" table:formula="of:=[.C25]*4" office:value-type="float" office:value="204" calcext:value-type="float">
            <text:p>2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MAX([.A26:.C26])" office:value-type="float" office:value="60" calcext:value-type="float">
            <text:p>60</text:p>
          </table:table-cell>
          <table:table-cell table:style-name="ce1" table:formula="of:=MIN([.A26:.C26])" office:value-type="float" office:value="10" calcext:value-type="float">
            <text:p>10</text:p>
          </table:table-cell>
          <table:table-cell table:style-name="ce1"/>
          <table:table-cell table:formula="of:=[.A26]/[.X$2]" office:value-type="float" office:value="0.952380952380952" calcext:value-type="float">
            <text:p>0.952</text:p>
          </table:table-cell>
          <table:table-cell table:formula="of:=[.B26]/[.X$2]" office:value-type="float" office:value="0.73015873015873" calcext:value-type="float">
            <text:p>0.730</text:p>
          </table:table-cell>
          <table:table-cell table:formula="of:=[.C26]/[.X$2]" office:value-type="float" office:value="0.158730158730159" calcext:value-type="float">
            <text:p>0.159</text:p>
          </table:table-cell>
          <table:table-cell/>
          <table:table-cell table:formula="of:=MAX([.H26:.J26])" office:value-type="float" office:value="0.952380952380952" calcext:value-type="float">
            <text:p>0.952</text:p>
          </table:table-cell>
          <table:table-cell table:formula="of:=MIN([.H26:.J26])" office:value-type="float" office:value="0.158730158730159" calcext:value-type="float">
            <text:p>0.159</text:p>
          </table:table-cell>
          <table:table-cell/>
          <table:table-cell table:formula="of:=IF([.H26]=[.L26];MOD(([.I26]-[.J26])/([.L26]-[.M26]);[.X$4]);IF([.I26]=[.L26];[.X$5]+(([.J26]-[.H26])/([.L26]-[.M26]));IF([.J26]=[.L26];[.X$6]+(([.H26]-[.I26])/([.L26]-[.M26]));&quot;&quot;)))" office:value-type="float" office:value="0.72" calcext:value-type="float">
            <text:p>0.720</text:p>
          </table:table-cell>
          <table:table-cell table:style-name="ce1"/>
          <table:table-cell table:formula="of:=[.O26]*[.X$3]" office:value-type="float" office:value="43.2" calcext:value-type="float">
            <text:p>43</text:p>
          </table:table-cell>
          <table:table-cell table:formula="of:=[.Q26]/5.625" office:value-type="float" office:value="7.68" calcext:value-type="float">
            <text:p>8</text:p>
          </table:table-cell>
          <table:table-cell table:style-name="ce1"/>
          <table:table-cell table:style-name="ce10" table:formula="of:=[.A26]*4" office:value-type="float" office:value="240" calcext:value-type="float">
            <text:p>240</text:p>
          </table:table-cell>
          <table:table-cell table:style-name="ce10" table:formula="of:=[.B26]*4" office:value-type="float" office:value="184" calcext:value-type="float">
            <text:p>184</text:p>
          </table:table-cell>
          <table:table-cell table:style-name="ce10" table:formula="of:=[.C26]*4"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3" office:value-type="float" office:value="63" calcext:value-type="float">
            <text:p>63</text:p>
          </table:table-cell>
          <table:table-cell/>
          <table:table-cell table:style-name="ce1" table:formula="of:=MAX([.A27:.C27])" office:value-type="float" office:value="63" calcext:value-type="float">
            <text:p>63</text:p>
          </table:table-cell>
          <table:table-cell table:style-name="ce1" table:formula="of:=MIN([.A27:.C27])" office:value-type="float" office:value="63" calcext:value-type="float">
            <text:p>63</text:p>
          </table:table-cell>
          <table:table-cell table:style-name="ce1"/>
          <table:table-cell table:formula="of:=[.A27]/[.X$2]" office:value-type="float" office:value="1" calcext:value-type="float">
            <text:p>1.000</text:p>
          </table:table-cell>
          <table:table-cell table:formula="of:=[.B27]/[.X$2]" office:value-type="float" office:value="1" calcext:value-type="float">
            <text:p>1.000</text:p>
          </table:table-cell>
          <table:table-cell table:formula="of:=[.C27]/[.X$2]" office:value-type="float" office:value="1" calcext:value-type="float">
            <text:p>1.000</text:p>
          </table:table-cell>
          <table:table-cell/>
          <table:table-cell table:formula="of:=MAX([.H27:.J27])" office:value-type="float" office:value="1" calcext:value-type="float">
            <text:p>1.000</text:p>
          </table:table-cell>
          <table:table-cell table:formula="of:=MIN([.H27:.J27])" office:value-type="float" office:value="1" calcext:value-type="float">
            <text:p>1.000</text:p>
          </table:table-cell>
          <table:table-cell/>
          <table:table-cell table:formula="of:=IF([.H27]=[.L27];MOD(([.I27]-[.J27])/([.L27]-[.M27]);[.X$4]);IF([.I27]=[.L27];[.X$5]+(([.J27]-[.H27])/([.L27]-[.M27]));IF([.J27]=[.L27];[.X$6]+(([.H27]-[.I27])/([.L27]-[.M27]));&quot;&quot;)))" office:value-type="string" office:string-value="" calcext:value-type="error">
            <text:p>#DIV/0!</text:p>
          </table:table-cell>
          <table:table-cell table:style-name="ce1"/>
          <table:table-cell table:formula="of:=[.O27]*[.X$3]" office:value-type="string" office:string-value="" calcext:value-type="error">
            <text:p>#DIV/0!</text:p>
          </table:table-cell>
          <table:table-cell table:formula="of:=[.Q27]/5.625" office:value-type="string" office:string-value="" calcext:value-type="error">
            <text:p>#DIV/0!</text:p>
          </table:table-cell>
          <table:table-cell table:style-name="ce1"/>
          <table:table-cell table:style-name="ce10" table:formula="of:=[.A27]*4" office:value-type="float" office:value="252" calcext:value-type="float">
            <text:p>252</text:p>
          </table:table-cell>
          <table:table-cell table:style-name="ce10" table:formula="of:=[.B27]*4" office:value-type="float" office:value="252" calcext:value-type="float">
            <text:p>252</text:p>
          </table:table-cell>
          <table:table-cell table:style-name="ce10" table:formula="of:=[.C27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5" table:formula="of:=MAX([.A28:.C28])" office:value-type="float" office:value="63" calcext:value-type="float">
            <text:p>63</text:p>
          </table:table-cell>
          <table:table-cell table:style-name="ce5" table:formula="of:=MIN([.A28:.C28])" office:value-type="float" office:value="0" calcext:value-type="float">
            <text:p>0</text:p>
          </table:table-cell>
          <table:table-cell table:style-name="ce5"/>
          <table:table-cell table:style-name="ce6" table:formula="of:=[.A28]/[.X$2]" office:value-type="float" office:value="0.634920634920635" calcext:value-type="float">
            <text:p>0.635</text:p>
          </table:table-cell>
          <table:table-cell table:style-name="ce6" table:formula="of:=[.B28]/[.X$2]" office:value-type="float" office:value="0" calcext:value-type="float">
            <text:p>0.000</text:p>
          </table:table-cell>
          <table:table-cell table:style-name="ce6" table:formula="of:=[.C28]/[.X$2]" office:value-type="float" office:value="1" calcext:value-type="float">
            <text:p>1.000</text:p>
          </table:table-cell>
          <table:table-cell table:style-name="ce6"/>
          <table:table-cell table:style-name="ce6" table:formula="of:=MAX([.H28:.J28])" office:value-type="float" office:value="1" calcext:value-type="float">
            <text:p>1.000</text:p>
          </table:table-cell>
          <table:table-cell table:style-name="ce6" table:formula="of:=MIN([.H28:.J28])" office:value-type="float" office:value="0" calcext:value-type="float">
            <text:p>0.000</text:p>
          </table:table-cell>
          <table:table-cell table:style-name="ce6"/>
          <table:table-cell table:style-name="ce6" table:formula="of:=IF([.H28]=[.L28];MOD(([.I28]-[.J28])/([.L28]-[.M28]);[.X$4]);IF([.I28]=[.L28];[.X$5]+(([.J28]-[.H28])/([.L28]-[.M28]));IF([.J28]=[.L28];[.X$6]+(([.H28]-[.I28])/([.L28]-[.M28]));&quot;&quot;)))" office:value-type="float" office:value="4.63492063492063" calcext:value-type="float">
            <text:p>4.635</text:p>
          </table:table-cell>
          <table:table-cell table:style-name="ce5"/>
          <table:table-cell table:style-name="ce9" table:formula="of:=[.O28]*[.X$3]" office:value-type="float" office:value="278.095238095238" calcext:value-type="float">
            <text:p>278</text:p>
          </table:table-cell>
          <table:table-cell table:style-name="ce9" table:formula="of:=[.Q28]/5.625" office:value-type="float" office:value="49.4391534391534" calcext:value-type="float">
            <text:p>49</text:p>
          </table:table-cell>
          <table:table-cell table:style-name="ce5"/>
          <table:table-cell table:style-name="ce4" table:formula="of:=[.A28]*4" office:value-type="float" office:value="160" calcext:value-type="float">
            <text:p>160</text:p>
          </table:table-cell>
          <table:table-cell table:style-name="ce4" table:formula="of:=[.B28]*4" office:value-type="float" office:value="0" calcext:value-type="float">
            <text:p>0</text:p>
          </table:table-cell>
          <table:table-cell table:style-name="ce4" table:formula="of:=[.C28]*4" office:value-type="float" office:value="252" calcext:value-type="float">
            <text:p>252</text:p>
          </table:table-cell>
          <table:table-cell table:style-name="ce4" table:number-columns-repeated="1636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MAX([.A29:.C29])" office:value-type="float" office:value="55" calcext:value-type="float">
            <text:p>55</text:p>
          </table:table-cell>
          <table:table-cell table:style-name="ce1" table:formula="of:=MIN([.A29:.C29])" office:value-type="float" office:value="37" calcext:value-type="float">
            <text:p>37</text:p>
          </table:table-cell>
          <table:table-cell table:style-name="ce1"/>
          <table:table-cell table:formula="of:=[.A29]/[.X$2]" office:value-type="float" office:value="0.793650793650794" calcext:value-type="float">
            <text:p>0.794</text:p>
          </table:table-cell>
          <table:table-cell table:formula="of:=[.B29]/[.X$2]" office:value-type="float" office:value="0.873015873015873" calcext:value-type="float">
            <text:p>0.873</text:p>
          </table:table-cell>
          <table:table-cell table:formula="of:=[.C29]/[.X$2]" office:value-type="float" office:value="0.587301587301587" calcext:value-type="float">
            <text:p>0.587</text:p>
          </table:table-cell>
          <table:table-cell/>
          <table:table-cell table:formula="of:=MAX([.H29:.J29])" office:value-type="float" office:value="0.873015873015873" calcext:value-type="float">
            <text:p>0.873</text:p>
          </table:table-cell>
          <table:table-cell table:formula="of:=MIN([.H29:.J29])" office:value-type="float" office:value="0.587301587301587" calcext:value-type="float">
            <text:p>0.587</text:p>
          </table:table-cell>
          <table:table-cell/>
          <table:table-cell table:formula="of:=IF([.H29]=[.L29];MOD(([.I29]-[.J29])/([.L29]-[.M29]);[.X$4]);IF([.I29]=[.L29];[.X$5]+(([.J29]-[.H29])/([.L29]-[.M29]));IF([.J29]=[.L29];[.X$6]+(([.H29]-[.I29])/([.L29]-[.M29]));&quot;&quot;)))" office:value-type="float" office:value="1.27777777777778" calcext:value-type="float">
            <text:p>1.278</text:p>
          </table:table-cell>
          <table:table-cell table:style-name="ce1"/>
          <table:table-cell table:formula="of:=[.O29]*[.X$3]" office:value-type="float" office:value="76.6666666666667" calcext:value-type="float">
            <text:p>77</text:p>
          </table:table-cell>
          <table:table-cell table:formula="of:=[.Q29]/5.625" office:value-type="float" office:value="13.6296296296296" calcext:value-type="float">
            <text:p>14</text:p>
          </table:table-cell>
          <table:table-cell table:style-name="ce1"/>
          <table:table-cell table:style-name="ce10" table:formula="of:=[.A29]*4" office:value-type="float" office:value="200" calcext:value-type="float">
            <text:p>200</text:p>
          </table:table-cell>
          <table:table-cell table:style-name="ce10" table:formula="of:=[.B29]*4" office:value-type="float" office:value="220" calcext:value-type="float">
            <text:p>220</text:p>
          </table:table-cell>
          <table:table-cell table:style-name="ce10" table:formula="of:=[.C29]*4" office:value-type="float" office:value="148" calcext:value-type="float">
            <text:p>1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MAX([.A30:.C30])" office:value-type="float" office:value="2" calcext:value-type="float">
            <text:p>2</text:p>
          </table:table-cell>
          <table:table-cell table:style-name="ce1" table:formula="of:=MIN([.A30:.C30])" office:value-type="float" office:value="0" calcext:value-type="float">
            <text:p>0</text:p>
          </table:table-cell>
          <table:table-cell table:style-name="ce1"/>
          <table:table-cell table:formula="of:=[.A30]/[.X$2]" office:value-type="float" office:value="0" calcext:value-type="float">
            <text:p>0.000</text:p>
          </table:table-cell>
          <table:table-cell table:formula="of:=[.B30]/[.X$2]" office:value-type="float" office:value="0.0317460317460317" calcext:value-type="float">
            <text:p>0.032</text:p>
          </table:table-cell>
          <table:table-cell table:formula="of:=[.C30]/[.X$2]" office:value-type="float" office:value="0.0158730158730159" calcext:value-type="float">
            <text:p>0.016</text:p>
          </table:table-cell>
          <table:table-cell/>
          <table:table-cell table:formula="of:=MAX([.H30:.J30])" office:value-type="float" office:value="0.0317460317460317" calcext:value-type="float">
            <text:p>0.032</text:p>
          </table:table-cell>
          <table:table-cell table:formula="of:=MIN([.H30:.J30])" office:value-type="float" office:value="0" calcext:value-type="float">
            <text:p>0.000</text:p>
          </table:table-cell>
          <table:table-cell/>
          <table:table-cell table:formula="of:=IF([.H30]=[.L30];MOD(([.I30]-[.J30])/([.L30]-[.M30]);[.X$4]);IF([.I30]=[.L30];[.X$5]+(([.J30]-[.H30])/([.L30]-[.M30]));IF([.J30]=[.L30];[.X$6]+(([.H30]-[.I30])/([.L30]-[.M30]));&quot;&quot;)))" office:value-type="float" office:value="2.5" calcext:value-type="float">
            <text:p>2.500</text:p>
          </table:table-cell>
          <table:table-cell table:style-name="ce1"/>
          <table:table-cell table:formula="of:=[.O30]*[.X$3]" office:value-type="float" office:value="150" calcext:value-type="float">
            <text:p>150</text:p>
          </table:table-cell>
          <table:table-cell table:formula="of:=[.Q30]/5.625" office:value-type="float" office:value="26.6666666666667" calcext:value-type="float">
            <text:p>27</text:p>
          </table:table-cell>
          <table:table-cell table:style-name="ce1"/>
          <table:table-cell table:style-name="ce10" table:formula="of:=[.A30]*4" office:value-type="float" office:value="0" calcext:value-type="float">
            <text:p>0</text:p>
          </table:table-cell>
          <table:table-cell table:style-name="ce10" table:formula="of:=[.B30]*4" office:value-type="float" office:value="8" calcext:value-type="float">
            <text:p>8</text:p>
          </table:table-cell>
          <table:table-cell table:style-name="ce10" table:formula="of:=[.C30]*4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table:formula="of:=MAX([.A31:.C31])" office:value-type="float" office:value="58" calcext:value-type="float">
            <text:p>58</text:p>
          </table:table-cell>
          <table:table-cell table:style-name="ce1" table:formula="of:=MIN([.A31:.C31])" office:value-type="float" office:value="39" calcext:value-type="float">
            <text:p>39</text:p>
          </table:table-cell>
          <table:table-cell table:style-name="ce1"/>
          <table:table-cell table:formula="of:=[.A31]/[.X$2]" office:value-type="float" office:value="0.619047619047619" calcext:value-type="float">
            <text:p>0.619</text:p>
          </table:table-cell>
          <table:table-cell table:formula="of:=[.B31]/[.X$2]" office:value-type="float" office:value="0.920634920634921" calcext:value-type="float">
            <text:p>0.921</text:p>
          </table:table-cell>
          <table:table-cell table:formula="of:=[.C31]/[.X$2]" office:value-type="float" office:value="0.841269841269841" calcext:value-type="float">
            <text:p>0.841</text:p>
          </table:table-cell>
          <table:table-cell/>
          <table:table-cell table:formula="of:=MAX([.H31:.J31])" office:value-type="float" office:value="0.920634920634921" calcext:value-type="float">
            <text:p>0.921</text:p>
          </table:table-cell>
          <table:table-cell table:formula="of:=MIN([.H31:.J31])" office:value-type="float" office:value="0.619047619047619" calcext:value-type="float">
            <text:p>0.619</text:p>
          </table:table-cell>
          <table:table-cell/>
          <table:table-cell table:formula="of:=IF([.H31]=[.L31];MOD(([.I31]-[.J31])/([.L31]-[.M31]);[.X$4]);IF([.I31]=[.L31];[.X$5]+(([.J31]-[.H31])/([.L31]-[.M31]));IF([.J31]=[.L31];[.X$6]+(([.H31]-[.I31])/([.L31]-[.M31]));&quot;&quot;)))" office:value-type="float" office:value="2.73684210526316" calcext:value-type="float">
            <text:p>2.737</text:p>
          </table:table-cell>
          <table:table-cell table:style-name="ce1"/>
          <table:table-cell table:formula="of:=[.O31]*[.X$3]" office:value-type="float" office:value="164.210526315789" calcext:value-type="float">
            <text:p>164</text:p>
          </table:table-cell>
          <table:table-cell table:formula="of:=[.Q31]/5.625" office:value-type="float" office:value="29.1929824561404" calcext:value-type="float">
            <text:p>29</text:p>
          </table:table-cell>
          <table:table-cell table:style-name="ce1"/>
          <table:table-cell table:style-name="ce10" table:formula="of:=[.A31]*4" office:value-type="float" office:value="156" calcext:value-type="float">
            <text:p>156</text:p>
          </table:table-cell>
          <table:table-cell table:style-name="ce10" table:formula="of:=[.B31]*4" office:value-type="float" office:value="232" calcext:value-type="float">
            <text:p>232</text:p>
          </table:table-cell>
          <table:table-cell table:style-name="ce10" table:formula="of:=[.C31]*4" office:value-type="float" office:value="212" calcext:value-type="float">
            <text:p>2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MAX([.A32:.C32])" office:value-type="float" office:value="45" calcext:value-type="float">
            <text:p>45</text:p>
          </table:table-cell>
          <table:table-cell table:style-name="ce1" table:formula="of:=MIN([.A32:.C32])" office:value-type="float" office:value="7" calcext:value-type="float">
            <text:p>7</text:p>
          </table:table-cell>
          <table:table-cell table:style-name="ce1"/>
          <table:table-cell table:formula="of:=[.A32]/[.X$2]" office:value-type="float" office:value="0.111111111111111" calcext:value-type="float">
            <text:p>0.111</text:p>
          </table:table-cell>
          <table:table-cell table:formula="of:=[.B32]/[.X$2]" office:value-type="float" office:value="0.714285714285714" calcext:value-type="float">
            <text:p>0.714</text:p>
          </table:table-cell>
          <table:table-cell table:formula="of:=[.C32]/[.X$2]" office:value-type="float" office:value="0.301587301587302" calcext:value-type="float">
            <text:p>0.302</text:p>
          </table:table-cell>
          <table:table-cell/>
          <table:table-cell table:formula="of:=MAX([.H32:.J32])" office:value-type="float" office:value="0.714285714285714" calcext:value-type="float">
            <text:p>0.714</text:p>
          </table:table-cell>
          <table:table-cell table:formula="of:=MIN([.H32:.J32])" office:value-type="float" office:value="0.111111111111111" calcext:value-type="float">
            <text:p>0.111</text:p>
          </table:table-cell>
          <table:table-cell/>
          <table:table-cell table:formula="of:=IF([.H32]=[.L32];MOD(([.I32]-[.J32])/([.L32]-[.M32]);[.X$4]);IF([.I32]=[.L32];[.X$5]+(([.J32]-[.H32])/([.L32]-[.M32]));IF([.J32]=[.L32];[.X$6]+(([.H32]-[.I32])/([.L32]-[.M32]));&quot;&quot;)))" office:value-type="float" office:value="2.31578947368421" calcext:value-type="float">
            <text:p>2.316</text:p>
          </table:table-cell>
          <table:table-cell table:style-name="ce1"/>
          <table:table-cell table:formula="of:=[.O32]*[.X$3]" office:value-type="float" office:value="138.947368421053" calcext:value-type="float">
            <text:p>139</text:p>
          </table:table-cell>
          <table:table-cell table:formula="of:=[.Q32]/5.625" office:value-type="float" office:value="24.7017543859649" calcext:value-type="float">
            <text:p>25</text:p>
          </table:table-cell>
          <table:table-cell table:style-name="ce1"/>
          <table:table-cell table:style-name="ce10" table:formula="of:=[.A32]*4" office:value-type="float" office:value="28" calcext:value-type="float">
            <text:p>28</text:p>
          </table:table-cell>
          <table:table-cell table:style-name="ce10" table:formula="of:=[.B32]*4" office:value-type="float" office:value="180" calcext:value-type="float">
            <text:p>180</text:p>
          </table:table-cell>
          <table:table-cell table:style-name="ce10" table:formula="of:=[.C32]*4" office:value-type="float" office:value="76" calcext:value-type="float">
            <text:p>7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5" table:formula="of:=MAX([.A33:.C33])" office:value-type="float" office:value="63" calcext:value-type="float">
            <text:p>63</text:p>
          </table:table-cell>
          <table:table-cell table:style-name="ce5" table:formula="of:=MIN([.A33:.C33])" office:value-type="float" office:value="0" calcext:value-type="float">
            <text:p>0</text:p>
          </table:table-cell>
          <table:table-cell table:style-name="ce5"/>
          <table:table-cell table:style-name="ce6" table:formula="of:=[.A33]/[.X$2]" office:value-type="float" office:value="0" calcext:value-type="float">
            <text:p>0.000</text:p>
          </table:table-cell>
          <table:table-cell table:style-name="ce6" table:formula="of:=[.B33]/[.X$2]" office:value-type="float" office:value="0.0158730158730159" calcext:value-type="float">
            <text:p>0.016</text:p>
          </table:table-cell>
          <table:table-cell table:style-name="ce6" table:formula="of:=[.C33]/[.X$2]" office:value-type="float" office:value="1" calcext:value-type="float">
            <text:p>1.000</text:p>
          </table:table-cell>
          <table:table-cell table:style-name="ce6"/>
          <table:table-cell table:style-name="ce6" table:formula="of:=MAX([.H33:.J33])" office:value-type="float" office:value="1" calcext:value-type="float">
            <text:p>1.000</text:p>
          </table:table-cell>
          <table:table-cell table:style-name="ce6" table:formula="of:=MIN([.H33:.J33])" office:value-type="float" office:value="0" calcext:value-type="float">
            <text:p>0.000</text:p>
          </table:table-cell>
          <table:table-cell table:style-name="ce6"/>
          <table:table-cell table:style-name="ce6" table:formula="of:=IF([.H33]=[.L33];MOD(([.I33]-[.J33])/([.L33]-[.M33]);[.X$4]);IF([.I33]=[.L33];[.X$5]+(([.J33]-[.H33])/([.L33]-[.M33]));IF([.J33]=[.L33];[.X$6]+(([.H33]-[.I33])/([.L33]-[.M33]));&quot;&quot;)))" office:value-type="float" office:value="3.98412698412698" calcext:value-type="float">
            <text:p>3.984</text:p>
          </table:table-cell>
          <table:table-cell table:style-name="ce5"/>
          <table:table-cell table:style-name="ce9" table:formula="of:=[.O33]*[.X$3]" office:value-type="float" office:value="239.047619047619" calcext:value-type="float">
            <text:p>239</text:p>
          </table:table-cell>
          <table:table-cell table:style-name="ce9" table:formula="of:=[.Q33]/5.625" office:value-type="float" office:value="42.4973544973545" calcext:value-type="float">
            <text:p>42</text:p>
          </table:table-cell>
          <table:table-cell table:style-name="ce5"/>
          <table:table-cell table:style-name="ce4" table:formula="of:=[.A33]*4" office:value-type="float" office:value="0" calcext:value-type="float">
            <text:p>0</text:p>
          </table:table-cell>
          <table:table-cell table:style-name="ce4" table:formula="of:=[.B33]*4" office:value-type="float" office:value="4" calcext:value-type="float">
            <text:p>4</text:p>
          </table:table-cell>
          <table:table-cell table:style-name="ce4" table:formula="of:=[.C33]*4" office:value-type="float" office:value="252" calcext:value-type="float">
            <text:p>252</text:p>
          </table:table-cell>
          <table:table-cell table:style-name="ce4"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MAX([.A34:.C34])" office:value-type="float" office:value="63" calcext:value-type="float">
            <text:p>63</text:p>
          </table:table-cell>
          <table:table-cell table:style-name="ce1" table:formula="of:=MIN([.A34:.C34])" office:value-type="float" office:value="1" calcext:value-type="float">
            <text:p>1</text:p>
          </table:table-cell>
          <table:table-cell table:style-name="ce1"/>
          <table:table-cell table:formula="of:=[.A34]/[.X$2]" office:value-type="float" office:value="0.0158730158730159" calcext:value-type="float">
            <text:p>0.016</text:p>
          </table:table-cell>
          <table:table-cell table:formula="of:=[.B34]/[.X$2]" office:value-type="float" office:value="1" calcext:value-type="float">
            <text:p>1.000</text:p>
          </table:table-cell>
          <table:table-cell table:formula="of:=[.C34]/[.X$2]" office:value-type="float" office:value="0.984126984126984" calcext:value-type="float">
            <text:p>0.984</text:p>
          </table:table-cell>
          <table:table-cell/>
          <table:table-cell table:formula="of:=MAX([.H34:.J34])" office:value-type="float" office:value="1" calcext:value-type="float">
            <text:p>1.000</text:p>
          </table:table-cell>
          <table:table-cell table:formula="of:=MIN([.H34:.J34])" office:value-type="float" office:value="0.0158730158730159" calcext:value-type="float">
            <text:p>0.016</text:p>
          </table:table-cell>
          <table:table-cell/>
          <table:table-cell table:formula="of:=IF([.H34]=[.L34];MOD(([.I34]-[.J34])/([.L34]-[.M34]);[.X$4]);IF([.I34]=[.L34];[.X$5]+(([.J34]-[.H34])/([.L34]-[.M34]));IF([.J34]=[.L34];[.X$6]+(([.H34]-[.I34])/([.L34]-[.M34]));&quot;&quot;)))" office:value-type="float" office:value="2.98387096774194" calcext:value-type="float">
            <text:p>2.984</text:p>
          </table:table-cell>
          <table:table-cell table:style-name="ce1"/>
          <table:table-cell table:formula="of:=[.O34]*[.X$3]" office:value-type="float" office:value="179.032258064516" calcext:value-type="float">
            <text:p>179</text:p>
          </table:table-cell>
          <table:table-cell table:formula="of:=[.Q34]/5.625" office:value-type="float" office:value="31.8279569892473" calcext:value-type="float">
            <text:p>32</text:p>
          </table:table-cell>
          <table:table-cell table:style-name="ce1"/>
          <table:table-cell table:style-name="ce10" table:formula="of:=[.A34]*4" office:value-type="float" office:value="4" calcext:value-type="float">
            <text:p>4</text:p>
          </table:table-cell>
          <table:table-cell table:style-name="ce10" table:formula="of:=[.B34]*4" office:value-type="float" office:value="252" calcext:value-type="float">
            <text:p>252</text:p>
          </table:table-cell>
          <table:table-cell table:style-name="ce10" table:formula="of:=[.C34]*4" office:value-type="float" office:value="248" calcext:value-type="float">
            <text:p>2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MAX([.A35:.C35])" office:value-type="float" office:value="50" calcext:value-type="float">
            <text:p>50</text:p>
          </table:table-cell>
          <table:table-cell table:style-name="ce1" table:formula="of:=MIN([.A35:.C35])" office:value-type="float" office:value="27" calcext:value-type="float">
            <text:p>27</text:p>
          </table:table-cell>
          <table:table-cell table:style-name="ce1"/>
          <table:table-cell table:formula="of:=[.A35]/[.X$2]" office:value-type="float" office:value="0.793650793650794" calcext:value-type="float">
            <text:p>0.794</text:p>
          </table:table-cell>
          <table:table-cell table:formula="of:=[.B35]/[.X$2]" office:value-type="float" office:value="0.428571428571429" calcext:value-type="float">
            <text:p>0.429</text:p>
          </table:table-cell>
          <table:table-cell table:formula="of:=[.C35]/[.X$2]" office:value-type="float" office:value="0.761904761904762" calcext:value-type="float">
            <text:p>0.762</text:p>
          </table:table-cell>
          <table:table-cell/>
          <table:table-cell table:formula="of:=MAX([.H35:.J35])" office:value-type="float" office:value="0.793650793650794" calcext:value-type="float">
            <text:p>0.794</text:p>
          </table:table-cell>
          <table:table-cell table:formula="of:=MIN([.H35:.J35])" office:value-type="float" office:value="0.428571428571429" calcext:value-type="float">
            <text:p>0.429</text:p>
          </table:table-cell>
          <table:table-cell/>
          <table:table-cell table:formula="of:=IF([.H35]=[.L35];MOD(([.I35]-[.J35])/([.L35]-[.M35]);[.X$4]);IF([.I35]=[.L35];[.X$5]+(([.J35]-[.H35])/([.L35]-[.M35]));IF([.J35]=[.L35];[.X$6]+(([.H35]-[.I35])/([.L35]-[.M35]));&quot;&quot;)))" office:value-type="float" office:value="5.08695652173913" calcext:value-type="float">
            <text:p>5.087</text:p>
          </table:table-cell>
          <table:table-cell table:style-name="ce1"/>
          <table:table-cell table:formula="of:=[.O35]*[.X$3]" office:value-type="float" office:value="305.217391304348" calcext:value-type="float">
            <text:p>305</text:p>
          </table:table-cell>
          <table:table-cell table:formula="of:=[.Q35]/5.625" office:value-type="float" office:value="54.2608695652174" calcext:value-type="float">
            <text:p>54</text:p>
          </table:table-cell>
          <table:table-cell table:style-name="ce1"/>
          <table:table-cell table:style-name="ce10" table:formula="of:=[.A35]*4" office:value-type="float" office:value="200" calcext:value-type="float">
            <text:p>200</text:p>
          </table:table-cell>
          <table:table-cell table:style-name="ce10" table:formula="of:=[.B35]*4" office:value-type="float" office:value="108" calcext:value-type="float">
            <text:p>108</text:p>
          </table:table-cell>
          <table:table-cell table:style-name="ce10" table:formula="of:=[.C35]*4" office:value-type="float" office:value="192" calcext:value-type="float">
            <text:p>19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" table:formula="of:=MAX([.A36:.C36])" office:value-type="float" office:value="56" calcext:value-type="float">
            <text:p>56</text:p>
          </table:table-cell>
          <table:table-cell table:style-name="ce1" table:formula="of:=MIN([.A36:.C36])" office:value-type="float" office:value="7" calcext:value-type="float">
            <text:p>7</text:p>
          </table:table-cell>
          <table:table-cell table:style-name="ce1"/>
          <table:table-cell table:formula="of:=[.A36]/[.X$2]" office:value-type="float" office:value="0.888888888888889" calcext:value-type="float">
            <text:p>0.889</text:p>
          </table:table-cell>
          <table:table-cell table:formula="of:=[.B36]/[.X$2]" office:value-type="float" office:value="0.111111111111111" calcext:value-type="float">
            <text:p>0.111</text:p>
          </table:table-cell>
          <table:table-cell table:formula="of:=[.C36]/[.X$2]" office:value-type="float" office:value="0.746031746031746" calcext:value-type="float">
            <text:p>0.746</text:p>
          </table:table-cell>
          <table:table-cell/>
          <table:table-cell table:formula="of:=MAX([.H36:.J36])" office:value-type="float" office:value="0.888888888888889" calcext:value-type="float">
            <text:p>0.889</text:p>
          </table:table-cell>
          <table:table-cell table:formula="of:=MIN([.H36:.J36])" office:value-type="float" office:value="0.111111111111111" calcext:value-type="float">
            <text:p>0.111</text:p>
          </table:table-cell>
          <table:table-cell/>
          <table:table-cell table:formula="of:=IF([.H36]=[.L36];MOD(([.I36]-[.J36])/([.L36]-[.M36]);[.X$4]);IF([.I36]=[.L36];[.X$5]+(([.J36]-[.H36])/([.L36]-[.M36]));IF([.J36]=[.L36];[.X$6]+(([.H36]-[.I36])/([.L36]-[.M36]));&quot;&quot;)))" office:value-type="float" office:value="5.18367346938776" calcext:value-type="float">
            <text:p>5.184</text:p>
          </table:table-cell>
          <table:table-cell table:style-name="ce1"/>
          <table:table-cell table:formula="of:=[.O36]*[.X$3]" office:value-type="float" office:value="311.020408163265" calcext:value-type="float">
            <text:p>311</text:p>
          </table:table-cell>
          <table:table-cell table:formula="of:=[.Q36]/5.625" office:value-type="float" office:value="55.2925170068027" calcext:value-type="float">
            <text:p>55</text:p>
          </table:table-cell>
          <table:table-cell table:style-name="ce1"/>
          <table:table-cell table:style-name="ce10" table:formula="of:=[.A36]*4" office:value-type="float" office:value="224" calcext:value-type="float">
            <text:p>224</text:p>
          </table:table-cell>
          <table:table-cell table:style-name="ce10" table:formula="of:=[.B36]*4" office:value-type="float" office:value="28" calcext:value-type="float">
            <text:p>28</text:p>
          </table:table-cell>
          <table:table-cell table:style-name="ce10" table:formula="of:=[.C36]*4" office:value-type="float" office:value="188" calcext:value-type="float">
            <text:p>18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MAX([.A37:.C37])" office:value-type="float" office:value="63" calcext:value-type="float">
            <text:p>63</text:p>
          </table:table-cell>
          <table:table-cell table:style-name="ce1" table:formula="of:=MIN([.A37:.C37])" office:value-type="float" office:value="0" calcext:value-type="float">
            <text:p>0</text:p>
          </table:table-cell>
          <table:table-cell table:style-name="ce1"/>
          <table:table-cell table:formula="of:=[.A37]/[.X$2]" office:value-type="float" office:value="0" calcext:value-type="float">
            <text:p>0.000</text:p>
          </table:table-cell>
          <table:table-cell table:formula="of:=[.B37]/[.X$2]" office:value-type="float" office:value="0" calcext:value-type="float">
            <text:p>0.000</text:p>
          </table:table-cell>
          <table:table-cell table:formula="of:=[.C37]/[.X$2]" office:value-type="float" office:value="1" calcext:value-type="float">
            <text:p>1.000</text:p>
          </table:table-cell>
          <table:table-cell/>
          <table:table-cell table:formula="of:=MAX([.H37:.J37])" office:value-type="float" office:value="1" calcext:value-type="float">
            <text:p>1.000</text:p>
          </table:table-cell>
          <table:table-cell table:formula="of:=MIN([.H37:.J37])" office:value-type="float" office:value="0" calcext:value-type="float">
            <text:p>0.000</text:p>
          </table:table-cell>
          <table:table-cell/>
          <table:table-cell table:formula="of:=IF([.H37]=[.L37];MOD(([.I37]-[.J37])/([.L37]-[.M37]);[.X$4]);IF([.I37]=[.L37];[.X$5]+(([.J37]-[.H37])/([.L37]-[.M37]));IF([.J37]=[.L37];[.X$6]+(([.H37]-[.I37])/([.L37]-[.M37]));&quot;&quot;)))" office:value-type="float" office:value="4" calcext:value-type="float">
            <text:p>4.000</text:p>
          </table:table-cell>
          <table:table-cell table:style-name="ce1"/>
          <table:table-cell table:formula="of:=[.O37]*[.X$3]" office:value-type="float" office:value="240" calcext:value-type="float">
            <text:p>240</text:p>
          </table:table-cell>
          <table:table-cell table:formula="of:=[.Q37]/5.625" office:value-type="float" office:value="42.6666666666667" calcext:value-type="float">
            <text:p>43</text:p>
          </table:table-cell>
          <table:table-cell table:style-name="ce1"/>
          <table:table-cell table:style-name="ce10" table:formula="of:=[.A37]*4" office:value-type="float" office:value="0" calcext:value-type="float">
            <text:p>0</text:p>
          </table:table-cell>
          <table:table-cell table:style-name="ce10" table:formula="of:=[.B37]*4" office:value-type="float" office:value="0" calcext:value-type="float">
            <text:p>0</text:p>
          </table:table-cell>
          <table:table-cell table:style-name="ce10" table:formula="of:=[.C37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MAX([.A38:.C38])" office:value-type="float" office:value="47" calcext:value-type="float">
            <text:p>47</text:p>
          </table:table-cell>
          <table:table-cell table:style-name="ce1" table:formula="of:=MIN([.A38:.C38])" office:value-type="float" office:value="35" calcext:value-type="float">
            <text:p>35</text:p>
          </table:table-cell>
          <table:table-cell table:style-name="ce1"/>
          <table:table-cell table:formula="of:=[.A38]/[.X$2]" office:value-type="float" office:value="0.555555555555556" calcext:value-type="float">
            <text:p>0.556</text:p>
          </table:table-cell>
          <table:table-cell table:formula="of:=[.B38]/[.X$2]" office:value-type="float" office:value="0.746031746031746" calcext:value-type="float">
            <text:p>0.746</text:p>
          </table:table-cell>
          <table:table-cell table:formula="of:=[.C38]/[.X$2]" office:value-type="float" office:value="0.682539682539683" calcext:value-type="float">
            <text:p>0.683</text:p>
          </table:table-cell>
          <table:table-cell/>
          <table:table-cell table:formula="of:=MAX([.H38:.J38])" office:value-type="float" office:value="0.746031746031746" calcext:value-type="float">
            <text:p>0.746</text:p>
          </table:table-cell>
          <table:table-cell table:formula="of:=MIN([.H38:.J38])" office:value-type="float" office:value="0.555555555555556" calcext:value-type="float">
            <text:p>0.556</text:p>
          </table:table-cell>
          <table:table-cell/>
          <table:table-cell table:formula="of:=IF([.H38]=[.L38];MOD(([.I38]-[.J38])/([.L38]-[.M38]);[.X$4]);IF([.I38]=[.L38];[.X$5]+(([.J38]-[.H38])/([.L38]-[.M38]));IF([.J38]=[.L38];[.X$6]+(([.H38]-[.I38])/([.L38]-[.M38]));&quot;&quot;)))" office:value-type="float" office:value="2.66666666666667" calcext:value-type="float">
            <text:p>2.667</text:p>
          </table:table-cell>
          <table:table-cell table:style-name="ce1"/>
          <table:table-cell table:formula="of:=[.O38]*[.X$3]" office:value-type="float" office:value="160" calcext:value-type="float">
            <text:p>160</text:p>
          </table:table-cell>
          <table:table-cell table:formula="of:=[.Q38]/5.625" office:value-type="float" office:value="28.4444444444444" calcext:value-type="float">
            <text:p>28</text:p>
          </table:table-cell>
          <table:table-cell table:style-name="ce1"/>
          <table:table-cell table:style-name="ce10" table:formula="of:=[.A38]*4" office:value-type="float" office:value="140" calcext:value-type="float">
            <text:p>140</text:p>
          </table:table-cell>
          <table:table-cell table:style-name="ce10" table:formula="of:=[.B38]*4" office:value-type="float" office:value="188" calcext:value-type="float">
            <text:p>188</text:p>
          </table:table-cell>
          <table:table-cell table:style-name="ce10" table:formula="of:=[.C38]*4" office:value-type="float" office:value="172" calcext:value-type="float">
            <text:p>17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5" table:formula="of:=MAX([.A39:.C39])" office:value-type="float" office:value="48" calcext:value-type="float">
            <text:p>48</text:p>
          </table:table-cell>
          <table:table-cell table:style-name="ce5" table:formula="of:=MIN([.A39:.C39])" office:value-type="float" office:value="1" calcext:value-type="float">
            <text:p>1</text:p>
          </table:table-cell>
          <table:table-cell table:style-name="ce5"/>
          <table:table-cell table:style-name="ce6" table:formula="of:=[.A39]/[.X$2]" office:value-type="float" office:value="0.222222222222222" calcext:value-type="float">
            <text:p>0.222</text:p>
          </table:table-cell>
          <table:table-cell table:style-name="ce6" table:formula="of:=[.B39]/[.X$2]" office:value-type="float" office:value="0.0158730158730159" calcext:value-type="float">
            <text:p>0.016</text:p>
          </table:table-cell>
          <table:table-cell table:style-name="ce6" table:formula="of:=[.C39]/[.X$2]" office:value-type="float" office:value="0.761904761904762" calcext:value-type="float">
            <text:p>0.762</text:p>
          </table:table-cell>
          <table:table-cell table:style-name="ce6"/>
          <table:table-cell table:style-name="ce6" table:formula="of:=MAX([.H39:.J39])" office:value-type="float" office:value="0.761904761904762" calcext:value-type="float">
            <text:p>0.762</text:p>
          </table:table-cell>
          <table:table-cell table:style-name="ce6" table:formula="of:=MIN([.H39:.J39])" office:value-type="float" office:value="0.0158730158730159" calcext:value-type="float">
            <text:p>0.016</text:p>
          </table:table-cell>
          <table:table-cell table:style-name="ce6"/>
          <table:table-cell table:style-name="ce6" table:formula="of:=IF([.H39]=[.L39];MOD(([.I39]-[.J39])/([.L39]-[.M39]);[.X$4]);IF([.I39]=[.L39];[.X$5]+(([.J39]-[.H39])/([.L39]-[.M39]));IF([.J39]=[.L39];[.X$6]+(([.H39]-[.I39])/([.L39]-[.M39]));&quot;&quot;)))" office:value-type="float" office:value="4.27659574468085" calcext:value-type="float">
            <text:p>4.277</text:p>
          </table:table-cell>
          <table:table-cell table:style-name="ce5"/>
          <table:table-cell table:style-name="ce9" table:formula="of:=[.O39]*[.X$3]" office:value-type="float" office:value="256.595744680851" calcext:value-type="float">
            <text:p>257</text:p>
          </table:table-cell>
          <table:table-cell table:style-name="ce9" table:formula="of:=[.Q39]/5.625" office:value-type="float" office:value="45.6170212765957" calcext:value-type="float">
            <text:p>46</text:p>
          </table:table-cell>
          <table:table-cell table:style-name="ce5"/>
          <table:table-cell table:style-name="ce4" table:formula="of:=[.A39]*4" office:value-type="float" office:value="56" calcext:value-type="float">
            <text:p>56</text:p>
          </table:table-cell>
          <table:table-cell table:style-name="ce4" table:formula="of:=[.B39]*4" office:value-type="float" office:value="4" calcext:value-type="float">
            <text:p>4</text:p>
          </table:table-cell>
          <table:table-cell table:style-name="ce4" table:formula="of:=[.C39]*4" office:value-type="float" office:value="192" calcext:value-type="float">
            <text:p>192</text:p>
          </table:table-cell>
          <table:table-cell table:style-name="ce4" table:number-columns-repeated="1636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MAX([.A40:.C40])" office:value-type="float" office:value="63" calcext:value-type="float">
            <text:p>63</text:p>
          </table:table-cell>
          <table:table-cell table:style-name="ce1" table:formula="of:=MIN([.A40:.C40])" office:value-type="float" office:value="61" calcext:value-type="float">
            <text:p>61</text:p>
          </table:table-cell>
          <table:table-cell table:style-name="ce1"/>
          <table:table-cell table:formula="of:=[.A40]/[.X$2]" office:value-type="float" office:value="1" calcext:value-type="float">
            <text:p>1.000</text:p>
          </table:table-cell>
          <table:table-cell table:formula="of:=[.B40]/[.X$2]" office:value-type="float" office:value="0.984126984126984" calcext:value-type="float">
            <text:p>0.984</text:p>
          </table:table-cell>
          <table:table-cell table:formula="of:=[.C40]/[.X$2]" office:value-type="float" office:value="0.968253968253968" calcext:value-type="float">
            <text:p>0.968</text:p>
          </table:table-cell>
          <table:table-cell/>
          <table:table-cell table:formula="of:=MAX([.H40:.J40])" office:value-type="float" office:value="1" calcext:value-type="float">
            <text:p>1.000</text:p>
          </table:table-cell>
          <table:table-cell table:formula="of:=MIN([.H40:.J40])" office:value-type="float" office:value="0.968253968253968" calcext:value-type="float">
            <text:p>0.968</text:p>
          </table:table-cell>
          <table:table-cell/>
          <table:table-cell table:formula="of:=IF([.H40]=[.L40];MOD(([.I40]-[.J40])/([.L40]-[.M40]);[.X$4]);IF([.I40]=[.L40];[.X$5]+(([.J40]-[.H40])/([.L40]-[.M40]));IF([.J40]=[.L40];[.X$6]+(([.H40]-[.I40])/([.L40]-[.M40]));&quot;&quot;)))" office:value-type="float" office:value="0.499999999999998" calcext:value-type="float">
            <text:p>0.500</text:p>
          </table:table-cell>
          <table:table-cell table:style-name="ce1"/>
          <table:table-cell table:formula="of:=[.O40]*[.X$3]" office:value-type="float" office:value="29.9999999999999" calcext:value-type="float">
            <text:p>30</text:p>
          </table:table-cell>
          <table:table-cell table:formula="of:=[.Q40]/5.625" office:value-type="float" office:value="5.33333333333331" calcext:value-type="float">
            <text:p>5</text:p>
          </table:table-cell>
          <table:table-cell table:style-name="ce1"/>
          <table:table-cell table:style-name="ce10" table:formula="of:=[.A40]*4" office:value-type="float" office:value="252" calcext:value-type="float">
            <text:p>252</text:p>
          </table:table-cell>
          <table:table-cell table:style-name="ce10" table:formula="of:=[.B40]*4" office:value-type="float" office:value="248" calcext:value-type="float">
            <text:p>248</text:p>
          </table:table-cell>
          <table:table-cell table:style-name="ce10" table:formula="of:=[.C40]*4" office:value-type="float" office:value="244" calcext:value-type="float">
            <text:p>24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41:.C41])" office:value-type="float" office:value="30" calcext:value-type="float">
            <text:p>30</text:p>
          </table:table-cell>
          <table:table-cell table:style-name="ce1" table:formula="of:=MIN([.A41:.C41])" office:value-type="float" office:value="0" calcext:value-type="float">
            <text:p>0</text:p>
          </table:table-cell>
          <table:table-cell table:style-name="ce1"/>
          <table:table-cell table:formula="of:=[.A41]/[.X$2]" office:value-type="float" office:value="0.0476190476190476" calcext:value-type="float">
            <text:p>0.048</text:p>
          </table:table-cell>
          <table:table-cell table:formula="of:=[.B41]/[.X$2]" office:value-type="float" office:value="0.476190476190476" calcext:value-type="float">
            <text:p>0.476</text:p>
          </table:table-cell>
          <table:table-cell table:formula="of:=[.C41]/[.X$2]" office:value-type="float" office:value="0" calcext:value-type="float">
            <text:p>0.000</text:p>
          </table:table-cell>
          <table:table-cell/>
          <table:table-cell table:formula="of:=MAX([.H41:.J41])" office:value-type="float" office:value="0.476190476190476" calcext:value-type="float">
            <text:p>0.476</text:p>
          </table:table-cell>
          <table:table-cell table:formula="of:=MIN([.H41:.J41])" office:value-type="float" office:value="0" calcext:value-type="float">
            <text:p>0.000</text:p>
          </table:table-cell>
          <table:table-cell/>
          <table:table-cell table:formula="of:=IF([.H41]=[.L41];MOD(([.I41]-[.J41])/([.L41]-[.M41]);[.X$4]);IF([.I41]=[.L41];[.X$5]+(([.J41]-[.H41])/([.L41]-[.M41]));IF([.J41]=[.L41];[.X$6]+(([.H41]-[.I41])/([.L41]-[.M41]));&quot;&quot;)))" office:value-type="float" office:value="1.9" calcext:value-type="float">
            <text:p>1.900</text:p>
          </table:table-cell>
          <table:table-cell table:style-name="ce1"/>
          <table:table-cell table:formula="of:=[.O41]*[.X$3]" office:value-type="float" office:value="114" calcext:value-type="float">
            <text:p>114</text:p>
          </table:table-cell>
          <table:table-cell table:formula="of:=[.Q41]/5.625" office:value-type="float" office:value="20.2666666666667" calcext:value-type="float">
            <text:p>20</text:p>
          </table:table-cell>
          <table:table-cell table:style-name="ce1"/>
          <table:table-cell table:style-name="ce10" table:formula="of:=[.A41]*4" office:value-type="float" office:value="12" calcext:value-type="float">
            <text:p>12</text:p>
          </table:table-cell>
          <table:table-cell table:style-name="ce10" table:formula="of:=[.B41]*4" office:value-type="float" office:value="120" calcext:value-type="float">
            <text:p>120</text:p>
          </table:table-cell>
          <table:table-cell table:style-name="ce10" table:formula="of:=[.C41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MAX([.A42:.C42])" office:value-type="float" office:value="54" calcext:value-type="float">
            <text:p>54</text:p>
          </table:table-cell>
          <table:table-cell table:style-name="ce1" table:formula="of:=MIN([.A42:.C42])" office:value-type="float" office:value="10" calcext:value-type="float">
            <text:p>10</text:p>
          </table:table-cell>
          <table:table-cell table:style-name="ce1"/>
          <table:table-cell table:formula="of:=[.A42]/[.X$2]" office:value-type="float" office:value="0.158730158730159" calcext:value-type="float">
            <text:p>0.159</text:p>
          </table:table-cell>
          <table:table-cell table:formula="of:=[.B42]/[.X$2]" office:value-type="float" office:value="0.619047619047619" calcext:value-type="float">
            <text:p>0.619</text:p>
          </table:table-cell>
          <table:table-cell table:formula="of:=[.C42]/[.X$2]" office:value-type="float" office:value="0.857142857142857" calcext:value-type="float">
            <text:p>0.857</text:p>
          </table:table-cell>
          <table:table-cell/>
          <table:table-cell table:formula="of:=MAX([.H42:.J42])" office:value-type="float" office:value="0.857142857142857" calcext:value-type="float">
            <text:p>0.857</text:p>
          </table:table-cell>
          <table:table-cell table:formula="of:=MIN([.H42:.J42])" office:value-type="float" office:value="0.158730158730159" calcext:value-type="float">
            <text:p>0.159</text:p>
          </table:table-cell>
          <table:table-cell/>
          <table:table-cell table:formula="of:=IF([.H42]=[.L42];MOD(([.I42]-[.J42])/([.L42]-[.M42]);[.X$4]);IF([.I42]=[.L42];[.X$5]+(([.J42]-[.H42])/([.L42]-[.M42]));IF([.J42]=[.L42];[.X$6]+(([.H42]-[.I42])/([.L42]-[.M42]));&quot;&quot;)))" office:value-type="float" office:value="3.34090909090909" calcext:value-type="float">
            <text:p>3.341</text:p>
          </table:table-cell>
          <table:table-cell table:style-name="ce1"/>
          <table:table-cell table:formula="of:=[.O42]*[.X$3]" office:value-type="float" office:value="200.454545454545" calcext:value-type="float">
            <text:p>200</text:p>
          </table:table-cell>
          <table:table-cell table:formula="of:=[.Q42]/5.625" office:value-type="float" office:value="35.6363636363636" calcext:value-type="float">
            <text:p>36</text:p>
          </table:table-cell>
          <table:table-cell table:style-name="ce1"/>
          <table:table-cell table:style-name="ce10" table:formula="of:=[.A42]*4" office:value-type="float" office:value="40" calcext:value-type="float">
            <text:p>40</text:p>
          </table:table-cell>
          <table:table-cell table:style-name="ce10" table:formula="of:=[.B42]*4" office:value-type="float" office:value="156" calcext:value-type="float">
            <text:p>156</text:p>
          </table:table-cell>
          <table:table-cell table:style-name="ce10" table:formula="of:=[.C42]*4" office:value-type="float" office:value="216" calcext:value-type="float">
            <text:p>21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5" table:formula="of:=MAX([.A43:.C43])" office:value-type="float" office:value="63" calcext:value-type="float">
            <text:p>63</text:p>
          </table:table-cell>
          <table:table-cell table:style-name="ce5" table:formula="of:=MIN([.A43:.C43])" office:value-type="float" office:value="0" calcext:value-type="float">
            <text:p>0</text:p>
          </table:table-cell>
          <table:table-cell table:style-name="ce5"/>
          <table:table-cell table:style-name="ce6" table:formula="of:=[.A43]/[.X$2]" office:value-type="float" office:value="1" calcext:value-type="float">
            <text:p>1.000</text:p>
          </table:table-cell>
          <table:table-cell table:style-name="ce6" table:formula="of:=[.B43]/[.X$2]" office:value-type="float" office:value="0.0158730158730159" calcext:value-type="float">
            <text:p>0.016</text:p>
          </table:table-cell>
          <table:table-cell table:style-name="ce6" table:formula="of:=[.C43]/[.X$2]" office:value-type="float" office:value="0" calcext:value-type="float">
            <text:p>0.000</text:p>
          </table:table-cell>
          <table:table-cell table:style-name="ce6"/>
          <table:table-cell table:style-name="ce6" table:formula="of:=MAX([.H43:.J43])" office:value-type="float" office:value="1" calcext:value-type="float">
            <text:p>1.000</text:p>
          </table:table-cell>
          <table:table-cell table:style-name="ce6" table:formula="of:=MIN([.H43:.J43])" office:value-type="float" office:value="0" calcext:value-type="float">
            <text:p>0.000</text:p>
          </table:table-cell>
          <table:table-cell table:style-name="ce6"/>
          <table:table-cell table:style-name="ce6" table:formula="of:=IF([.H43]=[.L43];MOD(([.I43]-[.J43])/([.L43]-[.M43]);[.X$4]);IF([.I43]=[.L43];[.X$5]+(([.J43]-[.H43])/([.L43]-[.M43]));IF([.J43]=[.L43];[.X$6]+(([.H43]-[.I43])/([.L43]-[.M43]));&quot;&quot;)))" office:value-type="float" office:value="0.0158730158730159" calcext:value-type="float">
            <text:p>0.016</text:p>
          </table:table-cell>
          <table:table-cell table:style-name="ce5"/>
          <table:table-cell table:style-name="ce9" table:formula="of:=[.O43]*[.X$3]" office:value-type="float" office:value="0.952380952380952" calcext:value-type="float">
            <text:p>1</text:p>
          </table:table-cell>
          <table:table-cell table:style-name="ce9" table:formula="of:=[.Q43]/5.625" office:value-type="float" office:value="0.169312169312169" calcext:value-type="float">
            <text:p>0</text:p>
          </table:table-cell>
          <table:table-cell table:style-name="ce5"/>
          <table:table-cell table:style-name="ce4" table:formula="of:=[.A43]*4" office:value-type="float" office:value="252" calcext:value-type="float">
            <text:p>252</text:p>
          </table:table-cell>
          <table:table-cell table:style-name="ce4" table:formula="of:=[.B43]*4" office:value-type="float" office:value="4" calcext:value-type="float">
            <text:p>4</text:p>
          </table:table-cell>
          <table:table-cell table:style-name="ce4" table:formula="of:=[.C43]*4" office:value-type="float" office:value="0" calcext:value-type="float">
            <text:p>0</text:p>
          </table:table-cell>
          <table:table-cell table:style-name="ce4" table:number-columns-repeated="1636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MAX([.A44:.C44])" office:value-type="float" office:value="59" calcext:value-type="float">
            <text:p>59</text:p>
          </table:table-cell>
          <table:table-cell table:style-name="ce1" table:formula="of:=MIN([.A44:.C44])" office:value-type="float" office:value="19" calcext:value-type="float">
            <text:p>19</text:p>
          </table:table-cell>
          <table:table-cell table:style-name="ce1"/>
          <table:table-cell table:formula="of:=[.A44]/[.X$2]" office:value-type="float" office:value="0.301587301587302" calcext:value-type="float">
            <text:p>0.302</text:p>
          </table:table-cell>
          <table:table-cell table:formula="of:=[.B44]/[.X$2]" office:value-type="float" office:value="0.936507936507937" calcext:value-type="float">
            <text:p>0.937</text:p>
          </table:table-cell>
          <table:table-cell table:formula="of:=[.C44]/[.X$2]" office:value-type="float" office:value="0.476190476190476" calcext:value-type="float">
            <text:p>0.476</text:p>
          </table:table-cell>
          <table:table-cell/>
          <table:table-cell table:formula="of:=MAX([.H44:.J44])" office:value-type="float" office:value="0.936507936507937" calcext:value-type="float">
            <text:p>0.937</text:p>
          </table:table-cell>
          <table:table-cell table:formula="of:=MIN([.H44:.J44])" office:value-type="float" office:value="0.301587301587302" calcext:value-type="float">
            <text:p>0.302</text:p>
          </table:table-cell>
          <table:table-cell/>
          <table:table-cell table:formula="of:=IF([.H44]=[.L44];MOD(([.I44]-[.J44])/([.L44]-[.M44]);[.X$4]);IF([.I44]=[.L44];[.X$5]+(([.J44]-[.H44])/([.L44]-[.M44]));IF([.J44]=[.L44];[.X$6]+(([.H44]-[.I44])/([.L44]-[.M44]));&quot;&quot;)))" office:value-type="float" office:value="2.275" calcext:value-type="float">
            <text:p>2.275</text:p>
          </table:table-cell>
          <table:table-cell table:style-name="ce1"/>
          <table:table-cell table:formula="of:=[.O44]*[.X$3]" office:value-type="float" office:value="136.5" calcext:value-type="float">
            <text:p>137</text:p>
          </table:table-cell>
          <table:table-cell table:formula="of:=[.Q44]/5.625" office:value-type="float" office:value="24.2666666666667" calcext:value-type="float">
            <text:p>24</text:p>
          </table:table-cell>
          <table:table-cell table:style-name="ce1"/>
          <table:table-cell table:style-name="ce10" table:formula="of:=[.A44]*4" office:value-type="float" office:value="76" calcext:value-type="float">
            <text:p>76</text:p>
          </table:table-cell>
          <table:table-cell table:style-name="ce10" table:formula="of:=[.B44]*4" office:value-type="float" office:value="236" calcext:value-type="float">
            <text:p>236</text:p>
          </table:table-cell>
          <table:table-cell table:style-name="ce10" table:formula="of:=[.C44]*4" office:value-type="float" office:value="120" calcext:value-type="float">
            <text:p>1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MAX([.A45:.C45])" office:value-type="float" office:value="60" calcext:value-type="float">
            <text:p>60</text:p>
          </table:table-cell>
          <table:table-cell table:style-name="ce1" table:formula="of:=MIN([.A45:.C45])" office:value-type="float" office:value="4" calcext:value-type="float">
            <text:p>4</text:p>
          </table:table-cell>
          <table:table-cell table:style-name="ce1"/>
          <table:table-cell table:formula="of:=[.A45]/[.X$2]" office:value-type="float" office:value="0.952380952380952" calcext:value-type="float">
            <text:p>0.952</text:p>
          </table:table-cell>
          <table:table-cell table:formula="of:=[.B45]/[.X$2]" office:value-type="float" office:value="0.0634920634920635" calcext:value-type="float">
            <text:p>0.063</text:p>
          </table:table-cell>
          <table:table-cell table:formula="of:=[.C45]/[.X$2]" office:value-type="float" office:value="0.111111111111111" calcext:value-type="float">
            <text:p>0.111</text:p>
          </table:table-cell>
          <table:table-cell/>
          <table:table-cell table:formula="of:=MAX([.H45:.J45])" office:value-type="float" office:value="0.952380952380952" calcext:value-type="float">
            <text:p>0.952</text:p>
          </table:table-cell>
          <table:table-cell table:formula="of:=MIN([.H45:.J45])" office:value-type="float" office:value="0.0634920634920635" calcext:value-type="float">
            <text:p>0.063</text:p>
          </table:table-cell>
          <table:table-cell/>
          <table:table-cell table:formula="of:=IF([.H45]=[.L45];MOD(([.I45]-[.J45])/([.L45]-[.M45]);[.X$4]);IF([.I45]=[.L45];[.X$5]+(([.J45]-[.H45])/([.L45]-[.M45]));IF([.J45]=[.L45];[.X$6]+(([.H45]-[.I45])/([.L45]-[.M45]));&quot;&quot;)))" office:value-type="float" office:value="5.94642857142857" calcext:value-type="float">
            <text:p>5.946</text:p>
          </table:table-cell>
          <table:table-cell table:style-name="ce1"/>
          <table:table-cell table:formula="of:=[.O45]*[.X$3]" office:value-type="float" office:value="356.785714285714" calcext:value-type="float">
            <text:p>357</text:p>
          </table:table-cell>
          <table:table-cell table:formula="of:=[.Q45]/5.625" office:value-type="float" office:value="63.4285714285714" calcext:value-type="float">
            <text:p>63</text:p>
          </table:table-cell>
          <table:table-cell table:style-name="ce1"/>
          <table:table-cell table:style-name="ce10" table:formula="of:=[.A45]*4" office:value-type="float" office:value="240" calcext:value-type="float">
            <text:p>240</text:p>
          </table:table-cell>
          <table:table-cell table:style-name="ce10" table:formula="of:=[.B45]*4" office:value-type="float" office:value="16" calcext:value-type="float">
            <text:p>16</text:p>
          </table:table-cell>
          <table:table-cell table:style-name="ce10" table:formula="of:=[.C45]*4"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46:.C46])" office:value-type="float" office:value="50" calcext:value-type="float">
            <text:p>50</text:p>
          </table:table-cell>
          <table:table-cell table:style-name="ce1" table:formula="of:=MIN([.A46:.C46])" office:value-type="float" office:value="25" calcext:value-type="float">
            <text:p>25</text:p>
          </table:table-cell>
          <table:table-cell table:style-name="ce1"/>
          <table:table-cell table:formula="of:=[.A46]/[.X$2]" office:value-type="float" office:value="0.793650793650794" calcext:value-type="float">
            <text:p>0.794</text:p>
          </table:table-cell>
          <table:table-cell table:formula="of:=[.B46]/[.X$2]" office:value-type="float" office:value="0.396825396825397" calcext:value-type="float">
            <text:p>0.397</text:p>
          </table:table-cell>
          <table:table-cell table:formula="of:=[.C46]/[.X$2]" office:value-type="float" office:value="0.444444444444444" calcext:value-type="float">
            <text:p>0.444</text:p>
          </table:table-cell>
          <table:table-cell/>
          <table:table-cell table:formula="of:=MAX([.H46:.J46])" office:value-type="float" office:value="0.793650793650794" calcext:value-type="float">
            <text:p>0.794</text:p>
          </table:table-cell>
          <table:table-cell table:formula="of:=MIN([.H46:.J46])" office:value-type="float" office:value="0.396825396825397" calcext:value-type="float">
            <text:p>0.397</text:p>
          </table:table-cell>
          <table:table-cell/>
          <table:table-cell table:formula="of:=IF([.H46]=[.L46];MOD(([.I46]-[.J46])/([.L46]-[.M46]);[.X$4]);IF([.I46]=[.L46];[.X$5]+(([.J46]-[.H46])/([.L46]-[.M46]));IF([.J46]=[.L46];[.X$6]+(([.H46]-[.I46])/([.L46]-[.M46]));&quot;&quot;)))" office:value-type="float" office:value="5.88" calcext:value-type="float">
            <text:p>5.880</text:p>
          </table:table-cell>
          <table:table-cell table:style-name="ce1"/>
          <table:table-cell table:formula="of:=[.O46]*[.X$3]" office:value-type="float" office:value="352.8" calcext:value-type="float">
            <text:p>353</text:p>
          </table:table-cell>
          <table:table-cell table:formula="of:=[.Q46]/5.625" office:value-type="float" office:value="62.72" calcext:value-type="float">
            <text:p>63</text:p>
          </table:table-cell>
          <table:table-cell table:style-name="ce1"/>
          <table:table-cell table:style-name="ce10" table:formula="of:=[.A46]*4" office:value-type="float" office:value="200" calcext:value-type="float">
            <text:p>200</text:p>
          </table:table-cell>
          <table:table-cell table:style-name="ce10" table:formula="of:=[.B46]*4" office:value-type="float" office:value="100" calcext:value-type="float">
            <text:p>100</text:p>
          </table:table-cell>
          <table:table-cell table:style-name="ce10" table:formula="of:=[.C46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MAX([.A47:.C47])" office:value-type="float" office:value="49" calcext:value-type="float">
            <text:p>49</text:p>
          </table:table-cell>
          <table:table-cell table:style-name="ce1" table:formula="of:=MIN([.A47:.C47])" office:value-type="float" office:value="9" calcext:value-type="float">
            <text:p>9</text:p>
          </table:table-cell>
          <table:table-cell table:style-name="ce1"/>
          <table:table-cell table:formula="of:=[.A47]/[.X$2]" office:value-type="float" office:value="0.142857142857143" calcext:value-type="float">
            <text:p>0.143</text:p>
          </table:table-cell>
          <table:table-cell table:formula="of:=[.B47]/[.X$2]" office:value-type="float" office:value="0.333333333333333" calcext:value-type="float">
            <text:p>0.333</text:p>
          </table:table-cell>
          <table:table-cell table:formula="of:=[.C47]/[.X$2]" office:value-type="float" office:value="0.777777777777778" calcext:value-type="float">
            <text:p>0.778</text:p>
          </table:table-cell>
          <table:table-cell/>
          <table:table-cell table:formula="of:=MAX([.H47:.J47])" office:value-type="float" office:value="0.777777777777778" calcext:value-type="float">
            <text:p>0.778</text:p>
          </table:table-cell>
          <table:table-cell table:formula="of:=MIN([.H47:.J47])" office:value-type="float" office:value="0.142857142857143" calcext:value-type="float">
            <text:p>0.143</text:p>
          </table:table-cell>
          <table:table-cell/>
          <table:table-cell table:formula="of:=IF([.H47]=[.L47];MOD(([.I47]-[.J47])/([.L47]-[.M47]);[.X$4]);IF([.I47]=[.L47];[.X$5]+(([.J47]-[.H47])/([.L47]-[.M47]));IF([.J47]=[.L47];[.X$6]+(([.H47]-[.I47])/([.L47]-[.M47]));&quot;&quot;)))" office:value-type="float" office:value="3.7" calcext:value-type="float">
            <text:p>3.700</text:p>
          </table:table-cell>
          <table:table-cell table:style-name="ce1"/>
          <table:table-cell table:formula="of:=[.O47]*[.X$3]" office:value-type="float" office:value="222" calcext:value-type="float">
            <text:p>222</text:p>
          </table:table-cell>
          <table:table-cell table:formula="of:=[.Q47]/5.625" office:value-type="float" office:value="39.4666666666667" calcext:value-type="float">
            <text:p>39</text:p>
          </table:table-cell>
          <table:table-cell table:style-name="ce1"/>
          <table:table-cell table:style-name="ce10" table:formula="of:=[.A47]*4" office:value-type="float" office:value="36" calcext:value-type="float">
            <text:p>36</text:p>
          </table:table-cell>
          <table:table-cell table:style-name="ce10" table:formula="of:=[.B47]*4" office:value-type="float" office:value="84" calcext:value-type="float">
            <text:p>84</text:p>
          </table:table-cell>
          <table:table-cell table:style-name="ce10" table:formula="of:=[.C47]*4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table:formula="of:=MAX([.A48:.C48])" office:value-type="float" office:value="56" calcext:value-type="float">
            <text:p>56</text:p>
          </table:table-cell>
          <table:table-cell table:style-name="ce1" table:formula="of:=MIN([.A48:.C48])" office:value-type="float" office:value="0" calcext:value-type="float">
            <text:p>0</text:p>
          </table:table-cell>
          <table:table-cell table:style-name="ce1"/>
          <table:table-cell table:formula="of:=[.A48]/[.X$2]" office:value-type="float" office:value="0.0476190476190476" calcext:value-type="float">
            <text:p>0.048</text:p>
          </table:table-cell>
          <table:table-cell table:formula="of:=[.B48]/[.X$2]" office:value-type="float" office:value="0" calcext:value-type="float">
            <text:p>0.000</text:p>
          </table:table-cell>
          <table:table-cell table:formula="of:=[.C48]/[.X$2]" office:value-type="float" office:value="0.888888888888889" calcext:value-type="float">
            <text:p>0.889</text:p>
          </table:table-cell>
          <table:table-cell/>
          <table:table-cell table:formula="of:=MAX([.H48:.J48])" office:value-type="float" office:value="0.888888888888889" calcext:value-type="float">
            <text:p>0.889</text:p>
          </table:table-cell>
          <table:table-cell table:formula="of:=MIN([.H48:.J48])" office:value-type="float" office:value="0" calcext:value-type="float">
            <text:p>0.000</text:p>
          </table:table-cell>
          <table:table-cell/>
          <table:table-cell table:formula="of:=IF([.H48]=[.L48];MOD(([.I48]-[.J48])/([.L48]-[.M48]);[.X$4]);IF([.I48]=[.L48];[.X$5]+(([.J48]-[.H48])/([.L48]-[.M48]));IF([.J48]=[.L48];[.X$6]+(([.H48]-[.I48])/([.L48]-[.M48]));&quot;&quot;)))" office:value-type="float" office:value="4.05357142857143" calcext:value-type="float">
            <text:p>4.054</text:p>
          </table:table-cell>
          <table:table-cell table:style-name="ce1"/>
          <table:table-cell table:formula="of:=[.O48]*[.X$3]" office:value-type="float" office:value="243.214285714286" calcext:value-type="float">
            <text:p>243</text:p>
          </table:table-cell>
          <table:table-cell table:formula="of:=[.Q48]/5.625" office:value-type="float" office:value="43.2380952380952" calcext:value-type="float">
            <text:p>43</text:p>
          </table:table-cell>
          <table:table-cell table:style-name="ce1"/>
          <table:table-cell table:style-name="ce10" table:formula="of:=[.A48]*4" office:value-type="float" office:value="12" calcext:value-type="float">
            <text:p>12</text:p>
          </table:table-cell>
          <table:table-cell table:style-name="ce10" table:formula="of:=[.B48]*4" office:value-type="float" office:value="0" calcext:value-type="float">
            <text:p>0</text:p>
          </table:table-cell>
          <table:table-cell table:style-name="ce10" table:formula="of:=[.C48]*4" office:value-type="float" office:value="224" calcext:value-type="float">
            <text:p>22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table:formula="of:=MAX([.A49:.C49])" office:value-type="float" office:value="44" calcext:value-type="float">
            <text:p>44</text:p>
          </table:table-cell>
          <table:table-cell table:style-name="ce1" table:formula="of:=MIN([.A49:.C49])" office:value-type="float" office:value="26" calcext:value-type="float">
            <text:p>26</text:p>
          </table:table-cell>
          <table:table-cell table:style-name="ce1"/>
          <table:table-cell table:formula="of:=[.A49]/[.X$2]" office:value-type="float" office:value="0.698412698412698" calcext:value-type="float">
            <text:p>0.698</text:p>
          </table:table-cell>
          <table:table-cell table:formula="of:=[.B49]/[.X$2]" office:value-type="float" office:value="0.412698412698413" calcext:value-type="float">
            <text:p>0.413</text:p>
          </table:table-cell>
          <table:table-cell table:formula="of:=[.C49]/[.X$2]" office:value-type="float" office:value="0.507936507936508" calcext:value-type="float">
            <text:p>0.508</text:p>
          </table:table-cell>
          <table:table-cell/>
          <table:table-cell table:formula="of:=MAX([.H49:.J49])" office:value-type="float" office:value="0.698412698412698" calcext:value-type="float">
            <text:p>0.698</text:p>
          </table:table-cell>
          <table:table-cell table:formula="of:=MIN([.H49:.J49])" office:value-type="float" office:value="0.412698412698413" calcext:value-type="float">
            <text:p>0.413</text:p>
          </table:table-cell>
          <table:table-cell/>
          <table:table-cell table:formula="of:=IF([.H49]=[.L49];MOD(([.I49]-[.J49])/([.L49]-[.M49]);[.X$4]);IF([.I49]=[.L49];[.X$5]+(([.J49]-[.H49])/([.L49]-[.M49]));IF([.J49]=[.L49];[.X$6]+(([.H49]-[.I49])/([.L49]-[.M49]));&quot;&quot;)))" office:value-type="float" office:value="5.66666666666667" calcext:value-type="float">
            <text:p>5.667</text:p>
          </table:table-cell>
          <table:table-cell table:style-name="ce1"/>
          <table:table-cell table:formula="of:=[.O49]*[.X$3]" office:value-type="float" office:value="340" calcext:value-type="float">
            <text:p>340</text:p>
          </table:table-cell>
          <table:table-cell table:formula="of:=[.Q49]/5.625" office:value-type="float" office:value="60.4444444444444" calcext:value-type="float">
            <text:p>60</text:p>
          </table:table-cell>
          <table:table-cell table:style-name="ce1"/>
          <table:table-cell table:style-name="ce10" table:formula="of:=[.A49]*4" office:value-type="float" office:value="176" calcext:value-type="float">
            <text:p>176</text:p>
          </table:table-cell>
          <table:table-cell table:style-name="ce10" table:formula="of:=[.B49]*4" office:value-type="float" office:value="104" calcext:value-type="float">
            <text:p>104</text:p>
          </table:table-cell>
          <table:table-cell table:style-name="ce10" table:formula="of:=[.C49]*4" office:value-type="float" office:value="128" calcext:value-type="float">
            <text:p>12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MAX([.A50:.C50])" office:value-type="float" office:value="63" calcext:value-type="float">
            <text:p>63</text:p>
          </table:table-cell>
          <table:table-cell table:style-name="ce1" table:formula="of:=MIN([.A50:.C50])" office:value-type="float" office:value="1" calcext:value-type="float">
            <text:p>1</text:p>
          </table:table-cell>
          <table:table-cell table:style-name="ce1"/>
          <table:table-cell table:formula="of:=[.A50]/[.X$2]" office:value-type="float" office:value="1" calcext:value-type="float">
            <text:p>1.000</text:p>
          </table:table-cell>
          <table:table-cell table:formula="of:=[.B50]/[.X$2]" office:value-type="float" office:value="0.0158730158730159" calcext:value-type="float">
            <text:p>0.016</text:p>
          </table:table-cell>
          <table:table-cell table:formula="of:=[.C50]/[.X$2]" office:value-type="float" office:value="0.984126984126984" calcext:value-type="float">
            <text:p>0.984</text:p>
          </table:table-cell>
          <table:table-cell/>
          <table:table-cell table:formula="of:=MAX([.H50:.J50])" office:value-type="float" office:value="1" calcext:value-type="float">
            <text:p>1.000</text:p>
          </table:table-cell>
          <table:table-cell table:formula="of:=MIN([.H50:.J50])" office:value-type="float" office:value="0.0158730158730159" calcext:value-type="float">
            <text:p>0.016</text:p>
          </table:table-cell>
          <table:table-cell/>
          <table:table-cell table:formula="of:=IF([.H50]=[.L50];MOD(([.I50]-[.J50])/([.L50]-[.M50]);[.X$4]);IF([.I50]=[.L50];[.X$5]+(([.J50]-[.H50])/([.L50]-[.M50]));IF([.J50]=[.L50];[.X$6]+(([.H50]-[.I50])/([.L50]-[.M50]));&quot;&quot;)))" office:value-type="float" office:value="5.01612903225807" calcext:value-type="float">
            <text:p>5.016</text:p>
          </table:table-cell>
          <table:table-cell table:style-name="ce1"/>
          <table:table-cell table:formula="of:=[.O50]*[.X$3]" office:value-type="float" office:value="300.967741935484" calcext:value-type="float">
            <text:p>301</text:p>
          </table:table-cell>
          <table:table-cell table:formula="of:=[.Q50]/5.625" office:value-type="float" office:value="53.505376344086" calcext:value-type="float">
            <text:p>54</text:p>
          </table:table-cell>
          <table:table-cell table:style-name="ce1"/>
          <table:table-cell table:style-name="ce10" table:formula="of:=[.A50]*4" office:value-type="float" office:value="252" calcext:value-type="float">
            <text:p>252</text:p>
          </table:table-cell>
          <table:table-cell table:style-name="ce10" table:formula="of:=[.B50]*4" office:value-type="float" office:value="4" calcext:value-type="float">
            <text:p>4</text:p>
          </table:table-cell>
          <table:table-cell table:style-name="ce10" table:formula="of:=[.C50]*4" office:value-type="float" office:value="248" calcext:value-type="float">
            <text:p>2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MAX([.A51:.C51])" office:value-type="float" office:value="52" calcext:value-type="float">
            <text:p>52</text:p>
          </table:table-cell>
          <table:table-cell table:style-name="ce1" table:formula="of:=MIN([.A51:.C51])" office:value-type="float" office:value="45" calcext:value-type="float">
            <text:p>45</text:p>
          </table:table-cell>
          <table:table-cell table:style-name="ce1"/>
          <table:table-cell table:formula="of:=[.A51]/[.X$2]" office:value-type="float" office:value="0.714285714285714" calcext:value-type="float">
            <text:p>0.714</text:p>
          </table:table-cell>
          <table:table-cell table:formula="of:=[.B51]/[.X$2]" office:value-type="float" office:value="0.761904761904762" calcext:value-type="float">
            <text:p>0.762</text:p>
          </table:table-cell>
          <table:table-cell table:formula="of:=[.C51]/[.X$2]" office:value-type="float" office:value="0.825396825396825" calcext:value-type="float">
            <text:p>0.825</text:p>
          </table:table-cell>
          <table:table-cell/>
          <table:table-cell table:formula="of:=MAX([.H51:.J51])" office:value-type="float" office:value="0.825396825396825" calcext:value-type="float">
            <text:p>0.825</text:p>
          </table:table-cell>
          <table:table-cell table:formula="of:=MIN([.H51:.J51])" office:value-type="float" office:value="0.714285714285714" calcext:value-type="float">
            <text:p>0.714</text:p>
          </table:table-cell>
          <table:table-cell/>
          <table:table-cell table:formula="of:=IF([.H51]=[.L51];MOD(([.I51]-[.J51])/([.L51]-[.M51]);[.X$4]);IF([.I51]=[.L51];[.X$5]+(([.J51]-[.H51])/([.L51]-[.M51]));IF([.J51]=[.L51];[.X$6]+(([.H51]-[.I51])/([.L51]-[.M51]));&quot;&quot;)))" office:value-type="float" office:value="3.57142857142857" calcext:value-type="float">
            <text:p>3.571</text:p>
          </table:table-cell>
          <table:table-cell table:style-name="ce1"/>
          <table:table-cell table:formula="of:=[.O51]*[.X$3]" office:value-type="float" office:value="214.285714285714" calcext:value-type="float">
            <text:p>214</text:p>
          </table:table-cell>
          <table:table-cell table:formula="of:=[.Q51]/5.625" office:value-type="float" office:value="38.0952380952381" calcext:value-type="float">
            <text:p>38</text:p>
          </table:table-cell>
          <table:table-cell table:style-name="ce1"/>
          <table:table-cell table:style-name="ce10" table:formula="of:=[.A51]*4" office:value-type="float" office:value="180" calcext:value-type="float">
            <text:p>180</text:p>
          </table:table-cell>
          <table:table-cell table:style-name="ce10" table:formula="of:=[.B51]*4" office:value-type="float" office:value="192" calcext:value-type="float">
            <text:p>192</text:p>
          </table:table-cell>
          <table:table-cell table:style-name="ce10" table:formula="of:=[.C51]*4" office:value-type="float" office:value="208" calcext:value-type="float">
            <text:p>20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MAX([.A52:.C52])" office:value-type="float" office:value="32" calcext:value-type="float">
            <text:p>32</text:p>
          </table:table-cell>
          <table:table-cell table:style-name="ce1" table:formula="of:=MIN([.A52:.C52])" office:value-type="float" office:value="3" calcext:value-type="float">
            <text:p>3</text:p>
          </table:table-cell>
          <table:table-cell table:style-name="ce1"/>
          <table:table-cell table:formula="of:=[.A52]/[.X$2]" office:value-type="float" office:value="0.507936507936508" calcext:value-type="float">
            <text:p>0.508</text:p>
          </table:table-cell>
          <table:table-cell table:formula="of:=[.B52]/[.X$2]" office:value-type="float" office:value="0.412698412698413" calcext:value-type="float">
            <text:p>0.413</text:p>
          </table:table-cell>
          <table:table-cell table:formula="of:=[.C52]/[.X$2]" office:value-type="float" office:value="0.0476190476190476" calcext:value-type="float">
            <text:p>0.048</text:p>
          </table:table-cell>
          <table:table-cell/>
          <table:table-cell table:formula="of:=MAX([.H52:.J52])" office:value-type="float" office:value="0.507936507936508" calcext:value-type="float">
            <text:p>0.508</text:p>
          </table:table-cell>
          <table:table-cell table:formula="of:=MIN([.H52:.J52])" office:value-type="float" office:value="0.0476190476190476" calcext:value-type="float">
            <text:p>0.048</text:p>
          </table:table-cell>
          <table:table-cell/>
          <table:table-cell table:formula="of:=IF([.H52]=[.L52];MOD(([.I52]-[.J52])/([.L52]-[.M52]);[.X$4]);IF([.I52]=[.L52];[.X$5]+(([.J52]-[.H52])/([.L52]-[.M52]));IF([.J52]=[.L52];[.X$6]+(([.H52]-[.I52])/([.L52]-[.M52]));&quot;&quot;)))" office:value-type="float" office:value="0.793103448275862" calcext:value-type="float">
            <text:p>0.793</text:p>
          </table:table-cell>
          <table:table-cell table:style-name="ce1"/>
          <table:table-cell table:formula="of:=[.O52]*[.X$3]" office:value-type="float" office:value="47.5862068965517" calcext:value-type="float">
            <text:p>48</text:p>
          </table:table-cell>
          <table:table-cell table:formula="of:=[.Q52]/5.625" office:value-type="float" office:value="8.45977011494253" calcext:value-type="float">
            <text:p>8</text:p>
          </table:table-cell>
          <table:table-cell table:style-name="ce1"/>
          <table:table-cell table:style-name="ce10" table:formula="of:=[.A52]*4" office:value-type="float" office:value="128" calcext:value-type="float">
            <text:p>128</text:p>
          </table:table-cell>
          <table:table-cell table:style-name="ce10" table:formula="of:=[.B52]*4" office:value-type="float" office:value="104" calcext:value-type="float">
            <text:p>104</text:p>
          </table:table-cell>
          <table:table-cell table:style-name="ce10" table:formula="of:=[.C52]*4"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5" table:formula="of:=MAX([.A53:.C53])" office:value-type="float" office:value="15" calcext:value-type="float">
            <text:p>15</text:p>
          </table:table-cell>
          <table:table-cell table:style-name="ce5" table:formula="of:=MIN([.A53:.C53])" office:value-type="float" office:value="0" calcext:value-type="float">
            <text:p>0</text:p>
          </table:table-cell>
          <table:table-cell table:style-name="ce5"/>
          <table:table-cell table:style-name="ce6" table:formula="of:=[.A53]/[.X$2]" office:value-type="float" office:value="0.222222222222222" calcext:value-type="float">
            <text:p>0.222</text:p>
          </table:table-cell>
          <table:table-cell table:style-name="ce6" table:formula="of:=[.B53]/[.X$2]" office:value-type="float" office:value="0" calcext:value-type="float">
            <text:p>0.000</text:p>
          </table:table-cell>
          <table:table-cell table:style-name="ce6" table:formula="of:=[.C53]/[.X$2]" office:value-type="float" office:value="0.238095238095238" calcext:value-type="float">
            <text:p>0.238</text:p>
          </table:table-cell>
          <table:table-cell table:style-name="ce6"/>
          <table:table-cell table:style-name="ce6" table:formula="of:=MAX([.H53:.J53])" office:value-type="float" office:value="0.238095238095238" calcext:value-type="float">
            <text:p>0.238</text:p>
          </table:table-cell>
          <table:table-cell table:style-name="ce6" table:formula="of:=MIN([.H53:.J53])" office:value-type="float" office:value="0" calcext:value-type="float">
            <text:p>0.000</text:p>
          </table:table-cell>
          <table:table-cell table:style-name="ce6"/>
          <table:table-cell table:style-name="ce6" table:formula="of:=IF([.H53]=[.L53];MOD(([.I53]-[.J53])/([.L53]-[.M53]);[.X$4]);IF([.I53]=[.L53];[.X$5]+(([.J53]-[.H53])/([.L53]-[.M53]));IF([.J53]=[.L53];[.X$6]+(([.H53]-[.I53])/([.L53]-[.M53]));&quot;&quot;)))" office:value-type="float" office:value="4.93333333333333" calcext:value-type="float">
            <text:p>4.933</text:p>
          </table:table-cell>
          <table:table-cell table:style-name="ce5"/>
          <table:table-cell table:style-name="ce9" table:formula="of:=[.O53]*[.X$3]" office:value-type="float" office:value="296" calcext:value-type="float">
            <text:p>296</text:p>
          </table:table-cell>
          <table:table-cell table:style-name="ce9" table:formula="of:=[.Q53]/5.625" office:value-type="float" office:value="52.6222222222222" calcext:value-type="float">
            <text:p>53</text:p>
          </table:table-cell>
          <table:table-cell table:style-name="ce5"/>
          <table:table-cell table:style-name="ce4" table:formula="of:=[.A53]*4" office:value-type="float" office:value="56" calcext:value-type="float">
            <text:p>56</text:p>
          </table:table-cell>
          <table:table-cell table:style-name="ce4" table:formula="of:=[.B53]*4" office:value-type="float" office:value="0" calcext:value-type="float">
            <text:p>0</text:p>
          </table:table-cell>
          <table:table-cell table:style-name="ce4" table:formula="of:=[.C53]*4" office:value-type="float" office:value="60" calcext:value-type="float">
            <text:p>60</text:p>
          </table:table-cell>
          <table:table-cell table:style-name="ce4" table:number-columns-repeated="1636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table:formula="of:=MAX([.A54:.C54])" office:value-type="float" office:value="57" calcext:value-type="float">
            <text:p>57</text:p>
          </table:table-cell>
          <table:table-cell table:style-name="ce1" table:formula="of:=MIN([.A54:.C54])" office:value-type="float" office:value="3" calcext:value-type="float">
            <text:p>3</text:p>
          </table:table-cell>
          <table:table-cell table:style-name="ce1"/>
          <table:table-cell table:formula="of:=[.A54]/[.X$2]" office:value-type="float" office:value="0.158730158730159" calcext:value-type="float">
            <text:p>0.159</text:p>
          </table:table-cell>
          <table:table-cell table:formula="of:=[.B54]/[.X$2]" office:value-type="float" office:value="0.0476190476190476" calcext:value-type="float">
            <text:p>0.048</text:p>
          </table:table-cell>
          <table:table-cell table:formula="of:=[.C54]/[.X$2]" office:value-type="float" office:value="0.904761904761905" calcext:value-type="float">
            <text:p>0.905</text:p>
          </table:table-cell>
          <table:table-cell/>
          <table:table-cell table:formula="of:=MAX([.H54:.J54])" office:value-type="float" office:value="0.904761904761905" calcext:value-type="float">
            <text:p>0.905</text:p>
          </table:table-cell>
          <table:table-cell table:formula="of:=MIN([.H54:.J54])" office:value-type="float" office:value="0.0476190476190476" calcext:value-type="float">
            <text:p>0.048</text:p>
          </table:table-cell>
          <table:table-cell/>
          <table:table-cell table:formula="of:=IF([.H54]=[.L54];MOD(([.I54]-[.J54])/([.L54]-[.M54]);[.X$4]);IF([.I54]=[.L54];[.X$5]+(([.J54]-[.H54])/([.L54]-[.M54]));IF([.J54]=[.L54];[.X$6]+(([.H54]-[.I54])/([.L54]-[.M54]));&quot;&quot;)))" office:value-type="float" office:value="4.12962962962963" calcext:value-type="float">
            <text:p>4.130</text:p>
          </table:table-cell>
          <table:table-cell table:style-name="ce1"/>
          <table:table-cell table:formula="of:=[.O54]*[.X$3]" office:value-type="float" office:value="247.777777777778" calcext:value-type="float">
            <text:p>248</text:p>
          </table:table-cell>
          <table:table-cell table:formula="of:=[.Q54]/5.625" office:value-type="float" office:value="44.0493827160494" calcext:value-type="float">
            <text:p>44</text:p>
          </table:table-cell>
          <table:table-cell table:style-name="ce1"/>
          <table:table-cell table:style-name="ce10" table:formula="of:=[.A54]*4" office:value-type="float" office:value="40" calcext:value-type="float">
            <text:p>40</text:p>
          </table:table-cell>
          <table:table-cell table:style-name="ce10" table:formula="of:=[.B54]*4" office:value-type="float" office:value="12" calcext:value-type="float">
            <text:p>12</text:p>
          </table:table-cell>
          <table:table-cell table:style-name="ce10" table:formula="of:=[.C54]*4" office:value-type="float" office:value="228" calcext:value-type="float">
            <text:p>22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MAX([.A55:.C55])" office:value-type="float" office:value="48" calcext:value-type="float">
            <text:p>48</text:p>
          </table:table-cell>
          <table:table-cell table:style-name="ce1" table:formula="of:=MIN([.A55:.C55])" office:value-type="float" office:value="30" calcext:value-type="float">
            <text:p>30</text:p>
          </table:table-cell>
          <table:table-cell table:style-name="ce1"/>
          <table:table-cell table:formula="of:=[.A55]/[.X$2]" office:value-type="float" office:value="0.746031746031746" calcext:value-type="float">
            <text:p>0.746</text:p>
          </table:table-cell>
          <table:table-cell table:formula="of:=[.B55]/[.X$2]" office:value-type="float" office:value="0.761904761904762" calcext:value-type="float">
            <text:p>0.762</text:p>
          </table:table-cell>
          <table:table-cell table:formula="of:=[.C55]/[.X$2]" office:value-type="float" office:value="0.476190476190476" calcext:value-type="float">
            <text:p>0.476</text:p>
          </table:table-cell>
          <table:table-cell/>
          <table:table-cell table:formula="of:=MAX([.H55:.J55])" office:value-type="float" office:value="0.761904761904762" calcext:value-type="float">
            <text:p>0.762</text:p>
          </table:table-cell>
          <table:table-cell table:formula="of:=MIN([.H55:.J55])" office:value-type="float" office:value="0.476190476190476" calcext:value-type="float">
            <text:p>0.476</text:p>
          </table:table-cell>
          <table:table-cell/>
          <table:table-cell table:formula="of:=IF([.H55]=[.L55];MOD(([.I55]-[.J55])/([.L55]-[.M55]);[.X$4]);IF([.I55]=[.L55];[.X$5]+(([.J55]-[.H55])/([.L55]-[.M55]));IF([.J55]=[.L55];[.X$6]+(([.H55]-[.I55])/([.L55]-[.M55]));&quot;&quot;)))" office:value-type="float" office:value="1.05555555555556" calcext:value-type="float">
            <text:p>1.056</text:p>
          </table:table-cell>
          <table:table-cell table:style-name="ce1"/>
          <table:table-cell table:formula="of:=[.O55]*[.X$3]" office:value-type="float" office:value="63.3333333333333" calcext:value-type="float">
            <text:p>63</text:p>
          </table:table-cell>
          <table:table-cell table:formula="of:=[.Q55]/5.625" office:value-type="float" office:value="11.2592592592593" calcext:value-type="float">
            <text:p>11</text:p>
          </table:table-cell>
          <table:table-cell table:style-name="ce1"/>
          <table:table-cell table:style-name="ce10" table:formula="of:=[.A55]*4" office:value-type="float" office:value="188" calcext:value-type="float">
            <text:p>188</text:p>
          </table:table-cell>
          <table:table-cell table:style-name="ce10" table:formula="of:=[.B55]*4" office:value-type="float" office:value="192" calcext:value-type="float">
            <text:p>192</text:p>
          </table:table-cell>
          <table:table-cell table:style-name="ce10" table:formula="of:=[.C55]*4" office:value-type="float" office:value="120" calcext:value-type="float">
            <text:p>1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" table:formula="of:=MAX([.A56:.C56])" office:value-type="float" office:value="55" calcext:value-type="float">
            <text:p>55</text:p>
          </table:table-cell>
          <table:table-cell table:style-name="ce1" table:formula="of:=MIN([.A56:.C56])" office:value-type="float" office:value="39" calcext:value-type="float">
            <text:p>39</text:p>
          </table:table-cell>
          <table:table-cell table:style-name="ce1"/>
          <table:table-cell table:formula="of:=[.A56]/[.X$2]" office:value-type="float" office:value="0.619047619047619" calcext:value-type="float">
            <text:p>0.619</text:p>
          </table:table-cell>
          <table:table-cell table:formula="of:=[.B56]/[.X$2]" office:value-type="float" office:value="0.650793650793651" calcext:value-type="float">
            <text:p>0.651</text:p>
          </table:table-cell>
          <table:table-cell table:formula="of:=[.C56]/[.X$2]" office:value-type="float" office:value="0.873015873015873" calcext:value-type="float">
            <text:p>0.873</text:p>
          </table:table-cell>
          <table:table-cell/>
          <table:table-cell table:formula="of:=MAX([.H56:.J56])" office:value-type="float" office:value="0.873015873015873" calcext:value-type="float">
            <text:p>0.873</text:p>
          </table:table-cell>
          <table:table-cell table:formula="of:=MIN([.H56:.J56])" office:value-type="float" office:value="0.619047619047619" calcext:value-type="float">
            <text:p>0.619</text:p>
          </table:table-cell>
          <table:table-cell/>
          <table:table-cell table:formula="of:=IF([.H56]=[.L56];MOD(([.I56]-[.J56])/([.L56]-[.M56]);[.X$4]);IF([.I56]=[.L56];[.X$5]+(([.J56]-[.H56])/([.L56]-[.M56]));IF([.J56]=[.L56];[.X$6]+(([.H56]-[.I56])/([.L56]-[.M56]));&quot;&quot;)))" office:value-type="float" office:value="3.875" calcext:value-type="float">
            <text:p>3.875</text:p>
          </table:table-cell>
          <table:table-cell table:style-name="ce1"/>
          <table:table-cell table:formula="of:=[.O56]*[.X$3]" office:value-type="float" office:value="232.5" calcext:value-type="float">
            <text:p>233</text:p>
          </table:table-cell>
          <table:table-cell table:formula="of:=[.Q56]/5.625" office:value-type="float" office:value="41.3333333333333" calcext:value-type="float">
            <text:p>41</text:p>
          </table:table-cell>
          <table:table-cell table:style-name="ce1"/>
          <table:table-cell table:style-name="ce10" table:formula="of:=[.A56]*4" office:value-type="float" office:value="156" calcext:value-type="float">
            <text:p>156</text:p>
          </table:table-cell>
          <table:table-cell table:style-name="ce10" table:formula="of:=[.B56]*4" office:value-type="float" office:value="164" calcext:value-type="float">
            <text:p>164</text:p>
          </table:table-cell>
          <table:table-cell table:style-name="ce10" table:formula="of:=[.C56]*4" office:value-type="float" office:value="220" calcext:value-type="float">
            <text:p>2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57:.C57])" office:value-type="float" office:value="40" calcext:value-type="float">
            <text:p>40</text:p>
          </table:table-cell>
          <table:table-cell table:style-name="ce1" table:formula="of:=MIN([.A57:.C57])" office:value-type="float" office:value="0" calcext:value-type="float">
            <text:p>0</text:p>
          </table:table-cell>
          <table:table-cell table:style-name="ce1"/>
          <table:table-cell table:formula="of:=[.A57]/[.X$2]" office:value-type="float" office:value="0.317460317460317" calcext:value-type="float">
            <text:p>0.317</text:p>
          </table:table-cell>
          <table:table-cell table:formula="of:=[.B57]/[.X$2]" office:value-type="float" office:value="0.634920634920635" calcext:value-type="float">
            <text:p>0.635</text:p>
          </table:table-cell>
          <table:table-cell table:formula="of:=[.C57]/[.X$2]" office:value-type="float" office:value="0" calcext:value-type="float">
            <text:p>0.000</text:p>
          </table:table-cell>
          <table:table-cell/>
          <table:table-cell table:formula="of:=MAX([.H57:.J57])" office:value-type="float" office:value="0.634920634920635" calcext:value-type="float">
            <text:p>0.635</text:p>
          </table:table-cell>
          <table:table-cell table:formula="of:=MIN([.H57:.J57])" office:value-type="float" office:value="0" calcext:value-type="float">
            <text:p>0.000</text:p>
          </table:table-cell>
          <table:table-cell/>
          <table:table-cell table:formula="of:=IF([.H57]=[.L57];MOD(([.I57]-[.J57])/([.L57]-[.M57]);[.X$4]);IF([.I57]=[.L57];[.X$5]+(([.J57]-[.H57])/([.L57]-[.M57]));IF([.J57]=[.L57];[.X$6]+(([.H57]-[.I57])/([.L57]-[.M57]));&quot;&quot;)))" office:value-type="float" office:value="1.5" calcext:value-type="float">
            <text:p>1.500</text:p>
          </table:table-cell>
          <table:table-cell table:style-name="ce1"/>
          <table:table-cell table:formula="of:=[.O57]*[.X$3]" office:value-type="float" office:value="90" calcext:value-type="float">
            <text:p>90</text:p>
          </table:table-cell>
          <table:table-cell table:formula="of:=[.Q57]/5.625" office:value-type="float" office:value="16" calcext:value-type="float">
            <text:p>16</text:p>
          </table:table-cell>
          <table:table-cell table:style-name="ce1"/>
          <table:table-cell table:style-name="ce10" table:formula="of:=[.A57]*4" office:value-type="float" office:value="80" calcext:value-type="float">
            <text:p>80</text:p>
          </table:table-cell>
          <table:table-cell table:style-name="ce10" table:formula="of:=[.B57]*4" office:value-type="float" office:value="160" calcext:value-type="float">
            <text:p>160</text:p>
          </table:table-cell>
          <table:table-cell table:style-name="ce10" table:formula="of:=[.C57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58:.C58])" office:value-type="float" office:value="37" calcext:value-type="float">
            <text:p>37</text:p>
          </table:table-cell>
          <table:table-cell table:style-name="ce1" table:formula="of:=MIN([.A58:.C58])" office:value-type="float" office:value="27" calcext:value-type="float">
            <text:p>27</text:p>
          </table:table-cell>
          <table:table-cell table:style-name="ce1"/>
          <table:table-cell table:formula="of:=[.A58]/[.X$2]" office:value-type="float" office:value="0.428571428571429" calcext:value-type="float">
            <text:p>0.429</text:p>
          </table:table-cell>
          <table:table-cell table:formula="of:=[.B58]/[.X$2]" office:value-type="float" office:value="0.587301587301587" calcext:value-type="float">
            <text:p>0.587</text:p>
          </table:table-cell>
          <table:table-cell table:formula="of:=[.C58]/[.X$2]" office:value-type="float" office:value="0.444444444444444" calcext:value-type="float">
            <text:p>0.444</text:p>
          </table:table-cell>
          <table:table-cell/>
          <table:table-cell table:formula="of:=MAX([.H58:.J58])" office:value-type="float" office:value="0.587301587301587" calcext:value-type="float">
            <text:p>0.587</text:p>
          </table:table-cell>
          <table:table-cell table:formula="of:=MIN([.H58:.J58])" office:value-type="float" office:value="0.428571428571429" calcext:value-type="float">
            <text:p>0.429</text:p>
          </table:table-cell>
          <table:table-cell/>
          <table:table-cell table:formula="of:=IF([.H58]=[.L58];MOD(([.I58]-[.J58])/([.L58]-[.M58]);[.X$4]);IF([.I58]=[.L58];[.X$5]+(([.J58]-[.H58])/([.L58]-[.M58]));IF([.J58]=[.L58];[.X$6]+(([.H58]-[.I58])/([.L58]-[.M58]));&quot;&quot;)))" office:value-type="float" office:value="2.1" calcext:value-type="float">
            <text:p>2.100</text:p>
          </table:table-cell>
          <table:table-cell table:style-name="ce1"/>
          <table:table-cell table:formula="of:=[.O58]*[.X$3]" office:value-type="float" office:value="126" calcext:value-type="float">
            <text:p>126</text:p>
          </table:table-cell>
          <table:table-cell table:formula="of:=[.Q58]/5.625" office:value-type="float" office:value="22.4" calcext:value-type="float">
            <text:p>22</text:p>
          </table:table-cell>
          <table:table-cell table:style-name="ce1"/>
          <table:table-cell table:style-name="ce10" table:formula="of:=[.A58]*4" office:value-type="float" office:value="108" calcext:value-type="float">
            <text:p>108</text:p>
          </table:table-cell>
          <table:table-cell table:style-name="ce10" table:formula="of:=[.B58]*4" office:value-type="float" office:value="148" calcext:value-type="float">
            <text:p>148</text:p>
          </table:table-cell>
          <table:table-cell table:style-name="ce10" table:formula="of:=[.C58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5" table:formula="of:=MAX([.A59:.C59])" office:value-type="float" office:value="63" calcext:value-type="float">
            <text:p>63</text:p>
          </table:table-cell>
          <table:table-cell table:style-name="ce5" table:formula="of:=MIN([.A59:.C59])" office:value-type="float" office:value="0" calcext:value-type="float">
            <text:p>0</text:p>
          </table:table-cell>
          <table:table-cell table:style-name="ce5"/>
          <table:table-cell table:style-name="ce6" table:formula="of:=[.A59]/[.X$2]" office:value-type="float" office:value="0.0158730158730159" calcext:value-type="float">
            <text:p>0.016</text:p>
          </table:table-cell>
          <table:table-cell table:style-name="ce6" table:formula="of:=[.B59]/[.X$2]" office:value-type="float" office:value="1" calcext:value-type="float">
            <text:p>1.000</text:p>
          </table:table-cell>
          <table:table-cell table:style-name="ce6" table:formula="of:=[.C59]/[.X$2]" office:value-type="float" office:value="0" calcext:value-type="float">
            <text:p>0.000</text:p>
          </table:table-cell>
          <table:table-cell table:style-name="ce6"/>
          <table:table-cell table:style-name="ce6" table:formula="of:=MAX([.H59:.J59])" office:value-type="float" office:value="1" calcext:value-type="float">
            <text:p>1.000</text:p>
          </table:table-cell>
          <table:table-cell table:style-name="ce6" table:formula="of:=MIN([.H59:.J59])" office:value-type="float" office:value="0" calcext:value-type="float">
            <text:p>0.000</text:p>
          </table:table-cell>
          <table:table-cell table:style-name="ce6"/>
          <table:table-cell table:style-name="ce6" table:formula="of:=IF([.H59]=[.L59];MOD(([.I59]-[.J59])/([.L59]-[.M59]);[.X$4]);IF([.I59]=[.L59];[.X$5]+(([.J59]-[.H59])/([.L59]-[.M59]));IF([.J59]=[.L59];[.X$6]+(([.H59]-[.I59])/([.L59]-[.M59]));&quot;&quot;)))" office:value-type="float" office:value="1.98412698412698" calcext:value-type="float">
            <text:p>1.984</text:p>
          </table:table-cell>
          <table:table-cell table:style-name="ce5"/>
          <table:table-cell table:style-name="ce9" table:formula="of:=[.O59]*[.X$3]" office:value-type="float" office:value="119.047619047619" calcext:value-type="float">
            <text:p>119</text:p>
          </table:table-cell>
          <table:table-cell table:style-name="ce9" table:formula="of:=[.Q59]/5.625" office:value-type="float" office:value="21.1640211640212" calcext:value-type="float">
            <text:p>21</text:p>
          </table:table-cell>
          <table:table-cell table:style-name="ce5"/>
          <table:table-cell table:style-name="ce4" table:formula="of:=[.A59]*4" office:value-type="float" office:value="4" calcext:value-type="float">
            <text:p>4</text:p>
          </table:table-cell>
          <table:table-cell table:style-name="ce4" table:formula="of:=[.B59]*4" office:value-type="float" office:value="252" calcext:value-type="float">
            <text:p>252</text:p>
          </table:table-cell>
          <table:table-cell table:style-name="ce4" table:formula="of:=[.C59]*4" office:value-type="float" office:value="0" calcext:value-type="float">
            <text:p>0</text:p>
          </table:table-cell>
          <table:table-cell table:style-name="ce4" table:number-columns-repeated="1636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table:formula="of:=MAX([.A60:.C60])" office:value-type="float" office:value="60" calcext:value-type="float">
            <text:p>60</text:p>
          </table:table-cell>
          <table:table-cell table:style-name="ce1" table:formula="of:=MIN([.A60:.C60])" office:value-type="float" office:value="41" calcext:value-type="float">
            <text:p>41</text:p>
          </table:table-cell>
          <table:table-cell table:style-name="ce1"/>
          <table:table-cell table:formula="of:=[.A60]/[.X$2]" office:value-type="float" office:value="0.952380952380952" calcext:value-type="float">
            <text:p>0.952</text:p>
          </table:table-cell>
          <table:table-cell table:formula="of:=[.B60]/[.X$2]" office:value-type="float" office:value="0.650793650793651" calcext:value-type="float">
            <text:p>0.651</text:p>
          </table:table-cell>
          <table:table-cell table:formula="of:=[.C60]/[.X$2]" office:value-type="float" office:value="0.698412698412698" calcext:value-type="float">
            <text:p>0.698</text:p>
          </table:table-cell>
          <table:table-cell/>
          <table:table-cell table:formula="of:=MAX([.H60:.J60])" office:value-type="float" office:value="0.952380952380952" calcext:value-type="float">
            <text:p>0.952</text:p>
          </table:table-cell>
          <table:table-cell table:formula="of:=MIN([.H60:.J60])" office:value-type="float" office:value="0.650793650793651" calcext:value-type="float">
            <text:p>0.651</text:p>
          </table:table-cell>
          <table:table-cell/>
          <table:table-cell table:formula="of:=IF([.H60]=[.L60];MOD(([.I60]-[.J60])/([.L60]-[.M60]);[.X$4]);IF([.I60]=[.L60];[.X$5]+(([.J60]-[.H60])/([.L60]-[.M60]));IF([.J60]=[.L60];[.X$6]+(([.H60]-[.I60])/([.L60]-[.M60]));&quot;&quot;)))" office:value-type="float" office:value="5.8421052631579" calcext:value-type="float">
            <text:p>5.842</text:p>
          </table:table-cell>
          <table:table-cell table:style-name="ce1"/>
          <table:table-cell table:formula="of:=[.O60]*[.X$3]" office:value-type="float" office:value="350.526315789474" calcext:value-type="float">
            <text:p>351</text:p>
          </table:table-cell>
          <table:table-cell table:formula="of:=[.Q60]/5.625" office:value-type="float" office:value="62.3157894736842" calcext:value-type="float">
            <text:p>62</text:p>
          </table:table-cell>
          <table:table-cell table:style-name="ce1"/>
          <table:table-cell table:style-name="ce10" table:formula="of:=[.A60]*4" office:value-type="float" office:value="240" calcext:value-type="float">
            <text:p>240</text:p>
          </table:table-cell>
          <table:table-cell table:style-name="ce10" table:formula="of:=[.B60]*4" office:value-type="float" office:value="164" calcext:value-type="float">
            <text:p>164</text:p>
          </table:table-cell>
          <table:table-cell table:style-name="ce10" table:formula="of:=[.C60]*4" office:value-type="float" office:value="176" calcext:value-type="float">
            <text:p>17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MAX([.A61:.C61])" office:value-type="float" office:value="59" calcext:value-type="float">
            <text:p>59</text:p>
          </table:table-cell>
          <table:table-cell table:style-name="ce1" table:formula="of:=MIN([.A61:.C61])" office:value-type="float" office:value="24" calcext:value-type="float">
            <text:p>24</text:p>
          </table:table-cell>
          <table:table-cell table:style-name="ce1"/>
          <table:table-cell table:formula="of:=[.A61]/[.X$2]" office:value-type="float" office:value="0.936507936507937" calcext:value-type="float">
            <text:p>0.937</text:p>
          </table:table-cell>
          <table:table-cell table:formula="of:=[.B61]/[.X$2]" office:value-type="float" office:value="0.603174603174603" calcext:value-type="float">
            <text:p>0.603</text:p>
          </table:table-cell>
          <table:table-cell table:formula="of:=[.C61]/[.X$2]" office:value-type="float" office:value="0.380952380952381" calcext:value-type="float">
            <text:p>0.381</text:p>
          </table:table-cell>
          <table:table-cell/>
          <table:table-cell table:formula="of:=MAX([.H61:.J61])" office:value-type="float" office:value="0.936507936507937" calcext:value-type="float">
            <text:p>0.937</text:p>
          </table:table-cell>
          <table:table-cell table:formula="of:=MIN([.H61:.J61])" office:value-type="float" office:value="0.380952380952381" calcext:value-type="float">
            <text:p>0.381</text:p>
          </table:table-cell>
          <table:table-cell/>
          <table:table-cell table:formula="of:=IF([.H61]=[.L61];MOD(([.I61]-[.J61])/([.L61]-[.M61]);[.X$4]);IF([.I61]=[.L61];[.X$5]+(([.J61]-[.H61])/([.L61]-[.M61]));IF([.J61]=[.L61];[.X$6]+(([.H61]-[.I61])/([.L61]-[.M61]));&quot;&quot;)))" office:value-type="float" office:value="0.4" calcext:value-type="float">
            <text:p>0.400</text:p>
          </table:table-cell>
          <table:table-cell table:style-name="ce1"/>
          <table:table-cell table:formula="of:=[.O61]*[.X$3]" office:value-type="float" office:value="24" calcext:value-type="float">
            <text:p>24</text:p>
          </table:table-cell>
          <table:table-cell table:formula="of:=[.Q61]/5.625" office:value-type="float" office:value="4.26666666666667" calcext:value-type="float">
            <text:p>4</text:p>
          </table:table-cell>
          <table:table-cell table:style-name="ce1"/>
          <table:table-cell table:style-name="ce10" table:formula="of:=[.A61]*4" office:value-type="float" office:value="236" calcext:value-type="float">
            <text:p>236</text:p>
          </table:table-cell>
          <table:table-cell table:style-name="ce10" table:formula="of:=[.B61]*4" office:value-type="float" office:value="152" calcext:value-type="float">
            <text:p>152</text:p>
          </table:table-cell>
          <table:table-cell table:style-name="ce10" table:formula="of:=[.C61]*4" office:value-type="float" office:value="96" calcext:value-type="float">
            <text:p>9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MAX([.A62:.C62])" office:value-type="float" office:value="56" calcext:value-type="float">
            <text:p>56</text:p>
          </table:table-cell>
          <table:table-cell table:style-name="ce1" table:formula="of:=MIN([.A62:.C62])" office:value-type="float" office:value="16" calcext:value-type="float">
            <text:p>16</text:p>
          </table:table-cell>
          <table:table-cell table:style-name="ce1"/>
          <table:table-cell table:formula="of:=[.A62]/[.X$2]" office:value-type="float" office:value="0.888888888888889" calcext:value-type="float">
            <text:p>0.889</text:p>
          </table:table-cell>
          <table:table-cell table:formula="of:=[.B62]/[.X$2]" office:value-type="float" office:value="0.841269841269841" calcext:value-type="float">
            <text:p>0.841</text:p>
          </table:table-cell>
          <table:table-cell table:formula="of:=[.C62]/[.X$2]" office:value-type="float" office:value="0.253968253968254" calcext:value-type="float">
            <text:p>0.254</text:p>
          </table:table-cell>
          <table:table-cell/>
          <table:table-cell table:formula="of:=MAX([.H62:.J62])" office:value-type="float" office:value="0.888888888888889" calcext:value-type="float">
            <text:p>0.889</text:p>
          </table:table-cell>
          <table:table-cell table:formula="of:=MIN([.H62:.J62])" office:value-type="float" office:value="0.253968253968254" calcext:value-type="float">
            <text:p>0.254</text:p>
          </table:table-cell>
          <table:table-cell/>
          <table:table-cell table:formula="of:=IF([.H62]=[.L62];MOD(([.I62]-[.J62])/([.L62]-[.M62]);[.X$4]);IF([.I62]=[.L62];[.X$5]+(([.J62]-[.H62])/([.L62]-[.M62]));IF([.J62]=[.L62];[.X$6]+(([.H62]-[.I62])/([.L62]-[.M62]));&quot;&quot;)))" office:value-type="float" office:value="0.925" calcext:value-type="float">
            <text:p>0.925</text:p>
          </table:table-cell>
          <table:table-cell table:style-name="ce1"/>
          <table:table-cell table:formula="of:=[.O62]*[.X$3]" office:value-type="float" office:value="55.5" calcext:value-type="float">
            <text:p>56</text:p>
          </table:table-cell>
          <table:table-cell table:formula="of:=[.Q62]/5.625" office:value-type="float" office:value="9.86666666666667" calcext:value-type="float">
            <text:p>10</text:p>
          </table:table-cell>
          <table:table-cell table:style-name="ce1"/>
          <table:table-cell table:style-name="ce10" table:formula="of:=[.A62]*4" office:value-type="float" office:value="224" calcext:value-type="float">
            <text:p>224</text:p>
          </table:table-cell>
          <table:table-cell table:style-name="ce10" table:formula="of:=[.B62]*4" office:value-type="float" office:value="212" calcext:value-type="float">
            <text:p>212</text:p>
          </table:table-cell>
          <table:table-cell table:style-name="ce10" table:formula="of:=[.C62]*4" office:value-type="float" office:value="64" calcext:value-type="float">
            <text:p>6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63:.C63])" office:value-type="float" office:value="35" calcext:value-type="float">
            <text:p>35</text:p>
          </table:table-cell>
          <table:table-cell table:style-name="ce1" table:formula="of:=MIN([.A63:.C63])" office:value-type="float" office:value="2" calcext:value-type="float">
            <text:p>2</text:p>
          </table:table-cell>
          <table:table-cell table:style-name="ce1"/>
          <table:table-cell table:formula="of:=[.A63]/[.X$2]" office:value-type="float" office:value="0.0317460317460317" calcext:value-type="float">
            <text:p>0.032</text:p>
          </table:table-cell>
          <table:table-cell table:formula="of:=[.B63]/[.X$2]" office:value-type="float" office:value="0.555555555555556" calcext:value-type="float">
            <text:p>0.556</text:p>
          </table:table-cell>
          <table:table-cell table:formula="of:=[.C63]/[.X$2]" office:value-type="float" office:value="0.444444444444444" calcext:value-type="float">
            <text:p>0.444</text:p>
          </table:table-cell>
          <table:table-cell/>
          <table:table-cell table:formula="of:=MAX([.H63:.J63])" office:value-type="float" office:value="0.555555555555556" calcext:value-type="float">
            <text:p>0.556</text:p>
          </table:table-cell>
          <table:table-cell table:formula="of:=MIN([.H63:.J63])" office:value-type="float" office:value="0.0317460317460317" calcext:value-type="float">
            <text:p>0.032</text:p>
          </table:table-cell>
          <table:table-cell/>
          <table:table-cell table:formula="of:=IF([.H63]=[.L63];MOD(([.I63]-[.J63])/([.L63]-[.M63]);[.X$4]);IF([.I63]=[.L63];[.X$5]+(([.J63]-[.H63])/([.L63]-[.M63]));IF([.J63]=[.L63];[.X$6]+(([.H63]-[.I63])/([.L63]-[.M63]));&quot;&quot;)))" office:value-type="float" office:value="2.78787878787879" calcext:value-type="float">
            <text:p>2.788</text:p>
          </table:table-cell>
          <table:table-cell table:style-name="ce1"/>
          <table:table-cell table:formula="of:=[.O63]*[.X$3]" office:value-type="float" office:value="167.272727272727" calcext:value-type="float">
            <text:p>167</text:p>
          </table:table-cell>
          <table:table-cell table:formula="of:=[.Q63]/5.625" office:value-type="float" office:value="29.7373737373737" calcext:value-type="float">
            <text:p>30</text:p>
          </table:table-cell>
          <table:table-cell table:style-name="ce1"/>
          <table:table-cell table:style-name="ce10" table:formula="of:=[.A63]*4" office:value-type="float" office:value="8" calcext:value-type="float">
            <text:p>8</text:p>
          </table:table-cell>
          <table:table-cell table:style-name="ce10" table:formula="of:=[.B63]*4" office:value-type="float" office:value="140" calcext:value-type="float">
            <text:p>140</text:p>
          </table:table-cell>
          <table:table-cell table:style-name="ce10" table:formula="of:=[.C63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table:formula="of:=MAX([.A64:.C64])" office:value-type="float" office:value="49" calcext:value-type="float">
            <text:p>49</text:p>
          </table:table-cell>
          <table:table-cell table:style-name="ce1" table:formula="of:=MIN([.A64:.C64])" office:value-type="float" office:value="12" calcext:value-type="float">
            <text:p>12</text:p>
          </table:table-cell>
          <table:table-cell table:style-name="ce1"/>
          <table:table-cell table:formula="of:=[.A64]/[.X$2]" office:value-type="float" office:value="0.777777777777778" calcext:value-type="float">
            <text:p>0.778</text:p>
          </table:table-cell>
          <table:table-cell table:formula="of:=[.B64]/[.X$2]" office:value-type="float" office:value="0.19047619047619" calcext:value-type="float">
            <text:p>0.190</text:p>
          </table:table-cell>
          <table:table-cell table:formula="of:=[.C64]/[.X$2]" office:value-type="float" office:value="0.206349206349206" calcext:value-type="float">
            <text:p>0.206</text:p>
          </table:table-cell>
          <table:table-cell/>
          <table:table-cell table:formula="of:=MAX([.H64:.J64])" office:value-type="float" office:value="0.777777777777778" calcext:value-type="float">
            <text:p>0.778</text:p>
          </table:table-cell>
          <table:table-cell table:formula="of:=MIN([.H64:.J64])" office:value-type="float" office:value="0.19047619047619" calcext:value-type="float">
            <text:p>0.190</text:p>
          </table:table-cell>
          <table:table-cell/>
          <table:table-cell table:formula="of:=IF([.H64]=[.L64];MOD(([.I64]-[.J64])/([.L64]-[.M64]);[.X$4]);IF([.I64]=[.L64];[.X$5]+(([.J64]-[.H64])/([.L64]-[.M64]));IF([.J64]=[.L64];[.X$6]+(([.H64]-[.I64])/([.L64]-[.M64]));&quot;&quot;)))" office:value-type="float" office:value="5.97297297297297" calcext:value-type="float">
            <text:p>5.973</text:p>
          </table:table-cell>
          <table:table-cell table:style-name="ce1"/>
          <table:table-cell table:formula="of:=[.O64]*[.X$3]" office:value-type="float" office:value="358.378378378378" calcext:value-type="float">
            <text:p>358</text:p>
          </table:table-cell>
          <table:table-cell table:formula="of:=[.Q64]/5.625" office:value-type="float" office:value="63.7117117117117" calcext:value-type="float">
            <text:p>64</text:p>
          </table:table-cell>
          <table:table-cell table:style-name="ce1"/>
          <table:table-cell table:style-name="ce10" table:formula="of:=[.A64]*4" office:value-type="float" office:value="196" calcext:value-type="float">
            <text:p>196</text:p>
          </table:table-cell>
          <table:table-cell table:style-name="ce10" table:formula="of:=[.B64]*4" office:value-type="float" office:value="48" calcext:value-type="float">
            <text:p>48</text:p>
          </table:table-cell>
          <table:table-cell table:style-name="ce10" table:formula="of:=[.C64]*4" office:value-type="float" office:value="52" calcext:value-type="float">
            <text:p>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MAX([.A65:.C65])" office:value-type="float" office:value="61" calcext:value-type="float">
            <text:p>61</text:p>
          </table:table-cell>
          <table:table-cell table:style-name="ce1" table:formula="of:=MIN([.A65:.C65])" office:value-type="float" office:value="2" calcext:value-type="float">
            <text:p>2</text:p>
          </table:table-cell>
          <table:table-cell table:style-name="ce1"/>
          <table:table-cell table:formula="of:=[.A65]/[.X$2]" office:value-type="float" office:value="0.968253968253968" calcext:value-type="float">
            <text:p>0.968</text:p>
          </table:table-cell>
          <table:table-cell table:formula="of:=[.B65]/[.X$2]" office:value-type="float" office:value="0.412698412698413" calcext:value-type="float">
            <text:p>0.413</text:p>
          </table:table-cell>
          <table:table-cell table:formula="of:=[.C65]/[.X$2]" office:value-type="float" office:value="0.0317460317460317" calcext:value-type="float">
            <text:p>0.032</text:p>
          </table:table-cell>
          <table:table-cell/>
          <table:table-cell table:formula="of:=MAX([.H65:.J65])" office:value-type="float" office:value="0.968253968253968" calcext:value-type="float">
            <text:p>0.968</text:p>
          </table:table-cell>
          <table:table-cell table:formula="of:=MIN([.H65:.J65])" office:value-type="float" office:value="0.0317460317460317" calcext:value-type="float">
            <text:p>0.032</text:p>
          </table:table-cell>
          <table:table-cell/>
          <table:table-cell table:formula="of:=IF([.H65]=[.L65];MOD(([.I65]-[.J65])/([.L65]-[.M65]);[.X$4]);IF([.I65]=[.L65];[.X$5]+(([.J65]-[.H65])/([.L65]-[.M65]));IF([.J65]=[.L65];[.X$6]+(([.H65]-[.I65])/([.L65]-[.M65]));&quot;&quot;)))" office:value-type="float" office:value="0.406779661016949" calcext:value-type="float">
            <text:p>0.407</text:p>
          </table:table-cell>
          <table:table-cell table:style-name="ce1"/>
          <table:table-cell table:style-name="ce21" table:formula="of:=[.O65]*[.X$3]" office:value-type="float" office:value="24.4067796610169" calcext:value-type="float">
            <text:p>24</text:p>
          </table:table-cell>
          <table:table-cell table:style-name="ce21" table:formula="of:=[.Q65]/5.625" office:value-type="float" office:value="4.33898305084746" calcext:value-type="float">
            <text:p>4</text:p>
          </table:table-cell>
          <table:table-cell table:style-name="ce1"/>
          <table:table-cell table:style-name="ce10" table:formula="of:=[.A65]*4" office:value-type="float" office:value="244" calcext:value-type="float">
            <text:p>244</text:p>
          </table:table-cell>
          <table:table-cell table:style-name="ce10" table:formula="of:=[.B65]*4" office:value-type="float" office:value="104" calcext:value-type="float">
            <text:p>104</text:p>
          </table:table-cell>
          <table:table-cell table:style-name="ce10" table:formula="of:=[.C65]*4"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11"/>
          <table:table-cell table:formula="of:=MAX([.H66:.J66])" office:value-type="float" office:value="0" calcext:value-type="float">
            <text:p>0.000</text:p>
          </table:table-cell>
          <table:table-cell table:formula="of:=MIN([.H66:.J66])" office:value-type="float" office:value="0" calcext:value-type="float">
            <text:p>0.000</text:p>
          </table:table-cell>
          <table:table-cell table:number-columns-repeated="3"/>
          <table:table-cell table:style-name="ce17" table:number-columns-repeated="2"/>
          <table:table-cell table:number-columns-repeated="8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MAX([.H67:.J67])" office:value-type="float" office:value="0.983948" calcext:value-type="float">
            <text:p>0.984</text:p>
          </table:table-cell>
          <table:table-cell table:formula="of:=MIN([.H67:.J67])" office:value-type="float" office:value="0" calcext:value-type="float">
            <text:p>0.000</text:p>
          </table:table-cell>
          <table:table-cell/>
          <table:table-cell table:formula="of:=IF([.H67]=[.L67];MOD(([.I67]-[.J67])/([.L67]-[.M67]);[.X$4]);IF([.I67]=[.L67];[.X$5]+(([.J67]-[.H67])/([.L67]-[.M67]));IF([.J67]=[.L67];[.X$6]+(([.H67]-[.I67])/([.L67]-[.M67]));&quot;&quot;)))" office:value-type="float" office:value="0" calcext:value-type="float">
            <text:p>0.000</text:p>
          </table:table-cell>
          <table:table-cell table:formula="of:=IF([.H67]=[.L67];&quot;R&quot;;IF([.I67]=[.L67];&quot;G&quot;;IF([.J67]=[.L67];&quot;B&quot;;&quot;&quot;)))" office:value-type="string" office:string-value="R" calcext:value-type="string">
            <text:p>R</text:p>
          </table:table-cell>
          <table:table-cell table:style-name="ce17" table:formula="of:=[.O67]*[.X$3]" office:value-type="float" office:value="0" calcext:value-type="float">
            <text:p>0</text:p>
          </table:table-cell>
          <table:table-cell table:style-name="ce17" table:formula="of:=[.Q67]/5.625" office:value-type="float" office:value="0" calcext:value-type="float">
            <text:p>0</text:p>
          </table:table-cell>
          <table:table-cell/>
          <table:table-cell table:style-name="ce22" office:value-type="float" office:value="10.5" calcext:value-type="float">
            <text:p>10.5</text:p>
          </table:table-cell>
          <table:table-cell/>
          <table:table-cell table:formula="of:=&quot;MOD((I67-J67)/(L67-M67),6)&quot;" office:value-type="string" office:string-value="MOD((I67-J67)/(L67-M67),6)" calcext:value-type="string">
            <text:p>MOD((I67-J67)/(L67-M67),6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68:.J68])" office:value-type="float" office:value="0.689362" calcext:value-type="float">
            <text:p>0.689</text:p>
          </table:table-cell>
          <table:table-cell table:formula="of:=MIN([.H68:.J68])" office:value-type="float" office:value="0.460541" calcext:value-type="float">
            <text:p>0.461</text:p>
          </table:table-cell>
          <table:table-cell/>
          <table:table-cell table:formula="of:=IF([.H68]=[.L68];MOD(([.I68]-[.J68])/([.L68]-[.M68]);[.X$4]);IF([.I68]=[.L68];[.X$5]+(([.J68]-[.H68])/([.L68]-[.M68]));IF([.J68]=[.L68];[.X$6]+(([.H68]-[.I68])/([.L68]-[.M68]));&quot;&quot;)))" office:value-type="float" office:value="1.93218279790753" calcext:value-type="float">
            <text:p>1.932</text:p>
          </table:table-cell>
          <table:table-cell table:formula="of:=IF([.H68]=[.L68];&quot;R&quot;;IF([.I68]=[.L68];&quot;G&quot;;IF([.J68]=[.L68];&quot;B&quot;;&quot;&quot;)))" office:value-type="string" office:string-value="G" calcext:value-type="string">
            <text:p>G</text:p>
          </table:table-cell>
          <table:table-cell table:style-name="ce17" table:formula="of:=[.O68]*[.X$3]" office:value-type="float" office:value="115.930967874452" calcext:value-type="float">
            <text:p>116</text:p>
          </table:table-cell>
          <table:table-cell table:style-name="ce17" table:formula="of:=[.Q68]/5.625" office:value-type="float" office:value="20.609949844347" calcext:value-type="float">
            <text:p>21</text:p>
          </table:table-cell>
          <table:table-cell/>
          <table:table-cell table:style-name="ce22" office:value-type="float" office:value="32.21" calcext:value-type="float">
            <text:p>32.21</text:p>
          </table:table-cell>
          <table:table-cell/>
          <table:table-cell table:formula="of:=&quot;2+((J67-H67)/(L67-M67)))&quot;" office:value-type="string" office:string-value="2+((J67-H67)/(L67-M67)))" calcext:value-type="string">
            <text:p>2+((J67-H67)/(L67-M67))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number-columns-repeated="2" table:style-name="Default" office:value-type="float" office:value="0.676468" calcext:value-type="float">
            <text:p>0.676468</text:p>
          </table:table-cell>
          <table:table-cell/>
          <table:table-cell table:formula="of:=MAX([.H69:.J69])" office:value-type="float" office:value="0.713348" calcext:value-type="float">
            <text:p>0.713</text:p>
          </table:table-cell>
          <table:table-cell table:formula="of:=MIN([.H69:.J69])" office:value-type="float" office:value="0.676468" calcext:value-type="float">
            <text:p>0.676</text:p>
          </table:table-cell>
          <table:table-cell/>
          <table:table-cell table:formula="of:=IF([.H69]=[.L69];MOD(([.I69]-[.J69])/([.L69]-[.M69]);[.X$4]);IF([.I69]=[.L69];[.X$5]+(([.J69]-[.H69])/([.L69]-[.M69]));IF([.J69]=[.L69];[.X$6]+(([.H69]-[.I69])/([.L69]-[.M69]));&quot;&quot;)))" office:value-type="float" office:value="0" calcext:value-type="float">
            <text:p>0.000</text:p>
          </table:table-cell>
          <table:table-cell table:formula="of:=IF([.H69]=[.L69];&quot;R&quot;;IF([.I69]=[.L69];&quot;G&quot;;IF([.J69]=[.L69];&quot;B&quot;;&quot;&quot;)))" office:value-type="string" office:string-value="R" calcext:value-type="string">
            <text:p>R</text:p>
          </table:table-cell>
          <table:table-cell table:style-name="ce17" table:formula="of:=[.O69]*[.X$3]" office:value-type="float" office:value="0" calcext:value-type="float">
            <text:p>0</text:p>
          </table:table-cell>
          <table:table-cell table:style-name="ce17" table:formula="of:=[.Q69]/5.625" office:value-type="float" office:value="0" calcext:value-type="float">
            <text:p>0</text:p>
          </table:table-cell>
          <table:table-cell/>
          <table:table-cell table:style-name="ce22" office:value-type="float" office:value="10.5" calcext:value-type="float">
            <text:p>10.5</text:p>
          </table:table-cell>
          <table:table-cell/>
          <table:table-cell table:formula="of:=&quot;4+((H67-I67)/(L67-M67))&quot;" office:value-type="string" office:string-value="4+((H67-I67)/(L67-M67))" calcext:value-type="string">
            <text:p>4+((H67-I67)/(L67-M67)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70:.J70])" office:value-type="float" office:value="0.720352" calcext:value-type="float">
            <text:p>0.720</text:p>
          </table:table-cell>
          <table:table-cell table:formula="of:=MIN([.H70:.J70])" office:value-type="float" office:value="0.71373" calcext:value-type="float">
            <text:p>0.714</text:p>
          </table:table-cell>
          <table:table-cell/>
          <table:table-cell table:formula="of:=IF([.H70]=[.L70];MOD(([.I70]-[.J70])/([.L70]-[.M70]);[.X$4]);IF([.I70]=[.L70];[.X$5]+(([.J70]-[.H70])/([.L70]-[.M70]));IF([.J70]=[.L70];[.X$6]+(([.H70]-[.I70])/([.L70]-[.M70]));&quot;&quot;)))" office:value-type="float" office:value="1.29266082754455" calcext:value-type="float">
            <text:p>1.293</text:p>
          </table:table-cell>
          <table:table-cell table:formula="of:=IF([.H70]=[.L70];&quot;R&quot;;IF([.I70]=[.L70];&quot;G&quot;;IF([.J70]=[.L70];&quot;B&quot;;&quot;&quot;)))" office:value-type="string" office:string-value="G" calcext:value-type="string">
            <text:p>G</text:p>
          </table:table-cell>
          <table:table-cell table:style-name="ce17" table:formula="of:=[.O70]*[.X$3]" office:value-type="float" office:value="77.5596496526728" calcext:value-type="float">
            <text:p>78</text:p>
          </table:table-cell>
          <table:table-cell table:style-name="ce17" table:formula="of:=[.Q70]/5.625" office:value-type="float" office:value="13.7883821604752" calcext:value-type="float">
            <text:p>14</text:p>
          </table:table-cell>
          <table:table-cell/>
          <table:table-cell table:style-name="ce22" office:value-type="float" office:value="38.93" calcext:value-type="float">
            <text:p>38.93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71:.J71])" office:value-type="float" office:value="0" calcext:value-type="float">
            <text:p>0.000</text:p>
          </table:table-cell>
          <table:table-cell table:formula="of:=MIN([.H71:.J71])" office:value-type="float" office:value="0" calcext:value-type="float">
            <text:p>0.000</text:p>
          </table:table-cell>
          <table:table-cell table:number-columns-repeated="3"/>
          <table:table-cell table:style-name="ce17" table:number-columns-repeated="2"/>
          <table:table-cell/>
          <table:table-cell table:style-name="ce22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MAX([.H72:.J72])" office:value-type="float" office:value="0.983948" calcext:value-type="float">
            <text:p>0.984</text:p>
          </table:table-cell>
          <table:table-cell table:formula="of:=MIN([.H72:.J72])" office:value-type="float" office:value="0" calcext:value-type="float">
            <text:p>0.000</text:p>
          </table:table-cell>
          <table:table-cell/>
          <table:table-cell table:formula="of:=IF([.H72]=[.L72];MOD(([.I72]-[.J72])/([.L72]-[.M72]);[.X$4]);IF([.I72]=[.L72];[.X$5]+(([.J72]-[.H72])/([.L72]-[.M72]));IF([.J72]=[.L72];[.X$6]+(([.H72]-[.I72])/([.L72]-[.M72]));&quot;&quot;)))" office:value-type="float" office:value="0.99937903222528" calcext:value-type="float">
            <text:p>0.999</text:p>
          </table:table-cell>
          <table:table-cell table:formula="of:=IF([.H72]=[.L72];&quot;R&quot;;IF([.I72]=[.L72];&quot;G&quot;;IF([.J72]=[.L72];&quot;B&quot;;&quot;&quot;)))" office:value-type="string" office:string-value="R" calcext:value-type="string">
            <text:p>R</text:p>
          </table:table-cell>
          <table:table-cell table:style-name="ce17" table:formula="of:=[.O72]*[.X$3]" office:value-type="float" office:value="59.9627419335168" calcext:value-type="float">
            <text:p>60</text:p>
          </table:table-cell>
          <table:table-cell table:style-name="ce17" table:formula="of:=[.Q72]/5.625" office:value-type="float" office:value="10.660043010403" calcext:value-type="float">
            <text:p>11</text:p>
          </table:table-cell>
          <table:table-cell/>
          <table:table-cell table:style-name="ce22" office:value-type="float" office:value="42.01" calcext:value-type="float">
            <text:p>42.0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73:.J73])" office:value-type="float" office:value="0.728149" calcext:value-type="float">
            <text:p>0.728</text:p>
          </table:table-cell>
          <table:table-cell table:formula="of:=MIN([.H73:.J73])" office:value-type="float" office:value="0.460541" calcext:value-type="float">
            <text:p>0.461</text:p>
          </table:table-cell>
          <table:table-cell/>
          <table:table-cell table:formula="of:=IF([.H73]=[.L73];MOD(([.I73]-[.J73])/([.L73]-[.M73]);[.X$4]);IF([.I73]=[.L73];[.X$5]+(([.J73]-[.H73])/([.L73]-[.M73]));IF([.J73]=[.L73];[.X$6]+(([.H73]-[.I73])/([.L73]-[.M73]));&quot;&quot;)))" office:value-type="float" office:value="1.94201219694478" calcext:value-type="float">
            <text:p>1.942</text:p>
          </table:table-cell>
          <table:table-cell table:formula="of:=IF([.H73]=[.L73];&quot;R&quot;;IF([.I73]=[.L73];&quot;G&quot;;IF([.J73]=[.L73];&quot;B&quot;;&quot;&quot;)))" office:value-type="string" office:string-value="G" calcext:value-type="string">
            <text:p>G</text:p>
          </table:table-cell>
          <table:table-cell table:style-name="ce17" table:formula="of:=[.O73]*[.X$3]" office:value-type="float" office:value="116.520731816687" calcext:value-type="float">
            <text:p>117</text:p>
          </table:table-cell>
          <table:table-cell table:style-name="ce17" table:formula="of:=[.Q73]/5.625" office:value-type="float" office:value="20.714796767411" calcext:value-type="float">
            <text:p>21</text:p>
          </table:table-cell>
          <table:table-cell/>
          <table:table-cell table:style-name="ce22" office:value-type="float" office:value="32.11" calcext:value-type="float">
            <text:p>32.1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style-name="Default" office:value-type="float" office:value="0.713333" calcext:value-type="float">
            <text:p>0.713333</text:p>
          </table:table-cell>
          <table:table-cell table:style-name="Default" office:value-type="float" office:value="0.676468" calcext:value-type="float">
            <text:p>0.676468</text:p>
          </table:table-cell>
          <table:table-cell/>
          <table:table-cell table:formula="of:=MAX([.H74:.J74])" office:value-type="float" office:value="0.713348" calcext:value-type="float">
            <text:p>0.713</text:p>
          </table:table-cell>
          <table:table-cell table:formula="of:=MIN([.H74:.J74])" office:value-type="float" office:value="0.676468" calcext:value-type="float">
            <text:p>0.676</text:p>
          </table:table-cell>
          <table:table-cell/>
          <table:table-cell table:formula="of:=IF([.H74]=[.L74];MOD(([.I74]-[.J74])/([.L74]-[.M74]);[.X$4]);IF([.I74]=[.L74];[.X$5]+(([.J74]-[.H74])/([.L74]-[.M74]));IF([.J74]=[.L74];[.X$6]+(([.H74]-[.I74])/([.L74]-[.M74]));&quot;&quot;)))" office:value-type="float" office:value="0.99959327548807" calcext:value-type="float">
            <text:p>1.000</text:p>
          </table:table-cell>
          <table:table-cell table:formula="of:=IF([.H74]=[.L74];&quot;R&quot;;IF([.I74]=[.L74];&quot;G&quot;;IF([.J74]=[.L74];&quot;B&quot;;&quot;&quot;)))" office:value-type="string" office:string-value="R" calcext:value-type="string">
            <text:p>R</text:p>
          </table:table-cell>
          <table:table-cell table:style-name="ce17" table:formula="of:=[.O74]*[.X$3]" office:value-type="float" office:value="59.9755965292842" calcext:value-type="float">
            <text:p>60</text:p>
          </table:table-cell>
          <table:table-cell table:style-name="ce17" table:formula="of:=[.Q74]/5.625" office:value-type="float" office:value="10.6623282718727" calcext:value-type="float">
            <text:p>11</text:p>
          </table:table-cell>
          <table:table-cell/>
          <table:table-cell table:style-name="ce22"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75:.J75])" office:value-type="float" office:value="0.721893" calcext:value-type="float">
            <text:p>0.722</text:p>
          </table:table-cell>
          <table:table-cell table:formula="of:=MIN([.H75:.J75])" office:value-type="float" office:value="0.71373" calcext:value-type="float">
            <text:p>0.714</text:p>
          </table:table-cell>
          <table:table-cell/>
          <table:table-cell table:formula="of:=IF([.H75]=[.L75];MOD(([.I75]-[.J75])/([.L75]-[.M75]);[.X$4]);IF([.I75]=[.L75];[.X$5]+(([.J75]-[.H75])/([.L75]-[.M75]));IF([.J75]=[.L75];[.X$6]+(([.H75]-[.I75])/([.L75]-[.M75]));&quot;&quot;)))" office:value-type="float" office:value="1.42619135121891" calcext:value-type="float">
            <text:p>1.426</text:p>
          </table:table-cell>
          <table:table-cell table:formula="of:=IF([.H75]=[.L75];&quot;R&quot;;IF([.I75]=[.L75];&quot;G&quot;;IF([.J75]=[.L75];&quot;B&quot;;&quot;&quot;)))" office:value-type="string" office:string-value="G" calcext:value-type="string">
            <text:p>G</text:p>
          </table:table-cell>
          <table:table-cell table:style-name="ce17" table:formula="of:=[.O75]*[.X$3]" office:value-type="float" office:value="85.5714810731349" calcext:value-type="float">
            <text:p>86</text:p>
          </table:table-cell>
          <table:table-cell table:style-name="ce17" table:formula="of:=[.Q75]/5.625" office:value-type="float" office:value="15.2127077463351" calcext:value-type="float">
            <text:p>15</text:p>
          </table:table-cell>
          <table:table-cell/>
          <table:table-cell table:style-name="ce22" office:value-type="float" office:value="37.53" calcext:value-type="float">
            <text:p>37.53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76:.J76])" office:value-type="float" office:value="0" calcext:value-type="float">
            <text:p>0.000</text:p>
          </table:table-cell>
          <table:table-cell table:formula="of:=MIN([.H76:.J76])" office:value-type="float" office:value="0" calcext:value-type="float">
            <text:p>0.000</text:p>
          </table:table-cell>
          <table:table-cell table:number-columns-repeated="3"/>
          <table:table-cell table:style-name="ce17" table:number-columns-repeated="2"/>
          <table:table-cell/>
          <table:table-cell table:style-name="ce22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MAX([.H77:.J77])" office:value-type="float" office:value="0.983337" calcext:value-type="float">
            <text:p>0.983</text:p>
          </table:table-cell>
          <table:table-cell table:formula="of:=MIN([.H77:.J77])" office:value-type="float" office:value="0" calcext:value-type="float">
            <text:p>0.000</text:p>
          </table:table-cell>
          <table:table-cell/>
          <table:table-cell table:formula="of:=IF([.H77]=[.L77];MOD(([.I77]-[.J77])/([.L77]-[.M77]);[.X$4]);IF([.I77]=[.L77];[.X$5]+(([.J77]-[.H77])/([.L77]-[.M77]));IF([.J77]=[.L77];[.X$6]+(([.H77]-[.I77])/([.L77]-[.M77]));&quot;&quot;)))" office:value-type="float" office:value="2" calcext:value-type="float">
            <text:p>2.000</text:p>
          </table:table-cell>
          <table:table-cell table:formula="of:=IF([.H77]=[.L77];&quot;R&quot;;IF([.I77]=[.L77];&quot;G&quot;;IF([.J77]=[.L77];&quot;B&quot;;&quot;&quot;)))" office:value-type="string" office:string-value="G" calcext:value-type="string">
            <text:p>G</text:p>
          </table:table-cell>
          <table:table-cell table:style-name="ce17" table:formula="of:=[.O77]*[.X$3]" office:value-type="float" office:value="120" calcext:value-type="float">
            <text:p>120</text:p>
          </table:table-cell>
          <table:table-cell table:style-name="ce17" table:formula="of:=[.Q77]/5.625" office:value-type="float" office:value="21.3333333333333" calcext:value-type="float">
            <text:p>21</text:p>
          </table:table-cell>
          <table:table-cell/>
          <table:table-cell table:style-name="ce22" office:value-type="float" office:value="10.5" calcext:value-type="float">
            <text:p>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78:.J78])" office:value-type="float" office:value="0.728149" calcext:value-type="float">
            <text:p>0.728</text:p>
          </table:table-cell>
          <table:table-cell table:formula="of:=MIN([.H78:.J78])" office:value-type="float" office:value="0.437195" calcext:value-type="float">
            <text:p>0.437</text:p>
          </table:table-cell>
          <table:table-cell/>
          <table:table-cell table:formula="of:=IF([.H78]=[.L78];MOD(([.I78]-[.J78])/([.L78]-[.M78]);[.X$4]);IF([.I78]=[.L78];[.X$5]+(([.J78]-[.H78])/([.L78]-[.M78]));IF([.J78]=[.L78];[.X$6]+(([.H78]-[.I78])/([.L78]-[.M78]));&quot;&quot;)))" office:value-type="float" office:value="2.08023948802904" calcext:value-type="float">
            <text:p>2.080</text:p>
          </table:table-cell>
          <table:table-cell table:formula="of:=IF([.H78]=[.L78];&quot;R&quot;;IF([.I78]=[.L78];&quot;G&quot;;IF([.J78]=[.L78];&quot;B&quot;;&quot;&quot;)))" office:value-type="string" office:string-value="G" calcext:value-type="string">
            <text:p>G</text:p>
          </table:table-cell>
          <table:table-cell table:style-name="ce17" table:formula="of:=[.O78]*[.X$3]" office:value-type="float" office:value="124.814369281742" calcext:value-type="float">
            <text:p>125</text:p>
          </table:table-cell>
          <table:table-cell table:style-name="ce17" table:formula="of:=[.Q78]/5.625" office:value-type="float" office:value="22.189221205643" calcext:value-type="float">
            <text:p>22</text:p>
          </table:table-cell>
          <table:table-cell/>
          <table:table-cell table:style-name="ce22" office:value-type="float" office:value="9.66" calcext:value-type="float">
            <text:p>9.66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 table:style-name="Default" office:value-type="float" office:value="0.676468" calcext:value-type="float">
            <text:p>0.676468</text:p>
          </table:table-cell>
          <table:table-cell/>
          <table:table-cell table:formula="of:=MAX([.H79:.J79])" office:value-type="float" office:value="0.713333" calcext:value-type="float">
            <text:p>0.713</text:p>
          </table:table-cell>
          <table:table-cell table:formula="of:=MIN([.H79:.J79])" office:value-type="float" office:value="0.676468" calcext:value-type="float">
            <text:p>0.676</text:p>
          </table:table-cell>
          <table:table-cell/>
          <table:table-cell table:formula="of:=IF([.H79]=[.L79];MOD(([.I79]-[.J79])/([.L79]-[.M79]);[.X$4]);IF([.I79]=[.L79];[.X$5]+(([.J79]-[.H79])/([.L79]-[.M79]));IF([.J79]=[.L79];[.X$6]+(([.H79]-[.I79])/([.L79]-[.M79]));&quot;&quot;)))" office:value-type="float" office:value="2" calcext:value-type="float">
            <text:p>2.000</text:p>
          </table:table-cell>
          <table:table-cell table:formula="of:=IF([.H79]=[.L79];&quot;R&quot;;IF([.I79]=[.L79];&quot;G&quot;;IF([.J79]=[.L79];&quot;B&quot;;&quot;&quot;)))" office:value-type="string" office:string-value="G" calcext:value-type="string">
            <text:p>G</text:p>
          </table:table-cell>
          <table:table-cell table:style-name="ce17" table:formula="of:=[.O79]*[.X$3]" office:value-type="float" office:value="120" calcext:value-type="float">
            <text:p>120</text:p>
          </table:table-cell>
          <table:table-cell table:style-name="ce17" table:formula="of:=[.Q79]/5.625" office:value-type="float" office:value="21.3333333333333" calcext:value-type="float">
            <text:p>21</text:p>
          </table:table-cell>
          <table:table-cell/>
          <table:table-cell table:style-name="ce22" office:value-type="float" office:value="10.5" calcext:value-type="float">
            <text:p>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80:.J80])" office:value-type="float" office:value="0.721893" calcext:value-type="float">
            <text:p>0.722</text:p>
          </table:table-cell>
          <table:table-cell table:formula="of:=MIN([.H80:.J80])" office:value-type="float" office:value="0.71373" calcext:value-type="float">
            <text:p>0.714</text:p>
          </table:table-cell>
          <table:table-cell/>
          <table:table-cell table:formula="of:=IF([.H80]=[.L80];MOD(([.I80]-[.J80])/([.L80]-[.M80]);[.X$4]);IF([.I80]=[.L80];[.X$5]+(([.J80]-[.H80])/([.L80]-[.M80]));IF([.J80]=[.L80];[.X$6]+(([.H80]-[.I80])/([.L80]-[.M80]));&quot;&quot;)))" office:value-type="float" office:value="1.62060516966801" calcext:value-type="float">
            <text:p>1.621</text:p>
          </table:table-cell>
          <table:table-cell table:formula="of:=IF([.H80]=[.L80];&quot;R&quot;;IF([.I80]=[.L80];&quot;G&quot;;IF([.J80]=[.L80];&quot;B&quot;;&quot;&quot;)))" office:value-type="string" office:string-value="G" calcext:value-type="string">
            <text:p>G</text:p>
          </table:table-cell>
          <table:table-cell table:style-name="ce17" table:formula="of:=[.O80]*[.X$3]" office:value-type="float" office:value="97.2363101800808" calcext:value-type="float">
            <text:p>97</text:p>
          </table:table-cell>
          <table:table-cell table:style-name="ce17" table:formula="of:=[.Q80]/5.625" office:value-type="float" office:value="17.2864551431255" calcext:value-type="float">
            <text:p>17</text:p>
          </table:table-cell>
          <table:table-cell/>
          <table:table-cell table:style-name="ce22" office:value-type="float" office:value="35.48" calcext:value-type="float">
            <text:p>35.4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81:.J81])" office:value-type="float" office:value="0" calcext:value-type="float">
            <text:p>0.000</text:p>
          </table:table-cell>
          <table:table-cell table:formula="of:=MIN([.H81:.J81])" office:value-type="float" office:value="0" calcext:value-type="float">
            <text:p>0.000</text:p>
          </table:table-cell>
          <table:table-cell table:number-columns-repeated="3"/>
          <table:table-cell table:style-name="ce17" table:number-columns-repeated="2"/>
          <table:table-cell/>
          <table:table-cell table:style-name="ce22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82:.J82])" office:value-type="float" office:value="0.983337" calcext:value-type="float">
            <text:p>0.983</text:p>
          </table:table-cell>
          <table:table-cell table:formula="of:=MIN([.H82:.J82])" office:value-type="float" office:value="0" calcext:value-type="float">
            <text:p>0.000</text:p>
          </table:table-cell>
          <table:table-cell/>
          <table:table-cell table:formula="of:=IF([.H82]=[.L82];MOD(([.I82]-[.J82])/([.L82]-[.M82]);[.X$4]);IF([.I82]=[.L82];[.X$5]+(([.J82]-[.H82])/([.L82]-[.M82]));IF([.J82]=[.L82];[.X$6]+(([.H82]-[.I82])/([.L82]-[.M82]));&quot;&quot;)))" office:value-type="float" office:value="2.99975186533203" calcext:value-type="float">
            <text:p>3.000</text:p>
          </table:table-cell>
          <table:table-cell table:formula="of:=IF([.H82]=[.L82];&quot;R&quot;;IF([.I82]=[.L82];&quot;G&quot;;IF([.J82]=[.L82];&quot;B&quot;;&quot;&quot;)))" office:value-type="string" office:string-value="G" calcext:value-type="string">
            <text:p>G</text:p>
          </table:table-cell>
          <table:table-cell table:style-name="ce17" table:formula="of:=[.O82]*[.X$3]" office:value-type="float" office:value="179.985111919922" calcext:value-type="float">
            <text:p>180</text:p>
          </table:table-cell>
          <table:table-cell table:style-name="ce17" table:formula="of:=[.Q82]/5.625" office:value-type="float" office:value="31.9973532302083" calcext:value-type="float">
            <text:p>32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83:.J83])" office:value-type="float" office:value="0.728149" calcext:value-type="float">
            <text:p>0.728</text:p>
          </table:table-cell>
          <table:table-cell table:formula="of:=MIN([.H83:.J83])" office:value-type="float" office:value="0.437195" calcext:value-type="float">
            <text:p>0.437</text:p>
          </table:table-cell>
          <table:table-cell/>
          <table:table-cell table:formula="of:=IF([.H83]=[.L83];MOD(([.I83]-[.J83])/([.L83]-[.M83]);[.X$4]);IF([.I83]=[.L83];[.X$5]+(([.J83]-[.H83])/([.L83]-[.M83]));IF([.J83]=[.L83];[.X$6]+(([.H83]-[.I83])/([.L83]-[.M83]));&quot;&quot;)))" office:value-type="float" office:value="2.21145266949415" calcext:value-type="float">
            <text:p>2.211</text:p>
          </table:table-cell>
          <table:table-cell table:formula="of:=IF([.H83]=[.L83];&quot;R&quot;;IF([.I83]=[.L83];&quot;G&quot;;IF([.J83]=[.L83];&quot;B&quot;;&quot;&quot;)))" office:value-type="string" office:string-value="G" calcext:value-type="string">
            <text:p>G</text:p>
          </table:table-cell>
          <table:table-cell table:style-name="ce17" table:formula="of:=[.O83]*[.X$3]" office:value-type="float" office:value="132.687160169649" calcext:value-type="float">
            <text:p>133</text:p>
          </table:table-cell>
          <table:table-cell table:style-name="ce17" table:formula="of:=[.Q83]/5.625" office:value-type="float" office:value="23.5888284746042" calcext:value-type="float">
            <text:p>24</text:p>
          </table:table-cell>
          <table:table-cell/>
          <table:table-cell table:style-name="ce22" office:value-type="float" office:value="8.28" calcext:value-type="float">
            <text:p>8.2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676468" calcext:value-type="float">
            <text:p>0.676468</text:p>
          </table:table-cell>
          <table:table-cell table:number-columns-repeated="2" table:style-name="Default" office:value-type="float" office:value="0.713333" calcext:value-type="float">
            <text:p>0.713333</text:p>
          </table:table-cell>
          <table:table-cell/>
          <table:table-cell table:formula="of:=MAX([.H84:.J84])" office:value-type="float" office:value="0.713333" calcext:value-type="float">
            <text:p>0.713</text:p>
          </table:table-cell>
          <table:table-cell table:formula="of:=MIN([.H84:.J84])" office:value-type="float" office:value="0.676468" calcext:value-type="float">
            <text:p>0.676</text:p>
          </table:table-cell>
          <table:table-cell/>
          <table:table-cell table:formula="of:=IF([.H84]=[.L84];MOD(([.I84]-[.J84])/([.L84]-[.M84]);[.X$4]);IF([.I84]=[.L84];[.X$5]+(([.J84]-[.H84])/([.L84]-[.M84]));IF([.J84]=[.L84];[.X$6]+(([.H84]-[.I84])/([.L84]-[.M84]));&quot;&quot;)))" office:value-type="float" office:value="3" calcext:value-type="float">
            <text:p>3.000</text:p>
          </table:table-cell>
          <table:table-cell table:formula="of:=IF([.H84]=[.L84];&quot;R&quot;;IF([.I84]=[.L84];&quot;G&quot;;IF([.J84]=[.L84];&quot;B&quot;;&quot;&quot;)))" office:value-type="string" office:string-value="G" calcext:value-type="string">
            <text:p>G</text:p>
          </table:table-cell>
          <table:table-cell table:style-name="ce17" table:formula="of:=[.O84]*[.X$3]" office:value-type="float" office:value="180" calcext:value-type="float">
            <text:p>180</text:p>
          </table:table-cell>
          <table:table-cell table:style-name="ce17" table:formula="of:=[.Q84]/5.625" office:value-type="float" office:value="32" calcext:value-type="float">
            <text:p>32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85:.J85])" office:value-type="float" office:value="0.721893" calcext:value-type="float">
            <text:p>0.722</text:p>
          </table:table-cell>
          <table:table-cell table:formula="of:=MIN([.H85:.J85])" office:value-type="float" office:value="0.715271" calcext:value-type="float">
            <text:p>0.715</text:p>
          </table:table-cell>
          <table:table-cell/>
          <table:table-cell table:formula="of:=IF([.H85]=[.L85];MOD(([.I85]-[.J85])/([.L85]-[.M85]);[.X$4]);IF([.I85]=[.L85];[.X$5]+(([.J85]-[.H85])/([.L85]-[.M85]));IF([.J85]=[.L85];[.X$6]+(([.H85]-[.I85])/([.L85]-[.M85]));&quot;&quot;)))" office:value-type="float" office:value="1.76502567200242" calcext:value-type="float">
            <text:p>1.765</text:p>
          </table:table-cell>
          <table:table-cell table:formula="of:=IF([.H85]=[.L85];&quot;R&quot;;IF([.I85]=[.L85];&quot;G&quot;;IF([.J85]=[.L85];&quot;B&quot;;&quot;&quot;)))" office:value-type="string" office:string-value="G" calcext:value-type="string">
            <text:p>G</text:p>
          </table:table-cell>
          <table:table-cell table:style-name="ce17" table:formula="of:=[.O85]*[.X$3]" office:value-type="float" office:value="105.901540320145" calcext:value-type="float">
            <text:p>106</text:p>
          </table:table-cell>
          <table:table-cell table:style-name="ce17" table:formula="of:=[.Q85]/5.625" office:value-type="float" office:value="18.8269405013591" calcext:value-type="float">
            <text:p>19</text:p>
          </table:table-cell>
          <table:table-cell/>
          <table:table-cell table:style-name="ce22" office:value-type="float" office:value="33.97" calcext:value-type="float">
            <text:p>33.97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86:.J86])" office:value-type="float" office:value="0" calcext:value-type="float">
            <text:p>0.000</text:p>
          </table:table-cell>
          <table:table-cell table:formula="of:=MIN([.H86:.J86])" office:value-type="float" office:value="0" calcext:value-type="float">
            <text:p>0.000</text:p>
          </table:table-cell>
          <table:table-cell table:number-columns-repeated="3"/>
          <table:table-cell table:style-name="ce17" table:number-columns-repeated="2"/>
          <table:table-cell/>
          <table:table-cell table:style-name="ce22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87:.J87])" office:value-type="float" office:value="0.983093" calcext:value-type="float">
            <text:p>0.983</text:p>
          </table:table-cell>
          <table:table-cell table:formula="of:=MIN([.H87:.J87])" office:value-type="float" office:value="0" calcext:value-type="float">
            <text:p>0.000</text:p>
          </table:table-cell>
          <table:table-cell/>
          <table:table-cell table:formula="of:=IF([.H87]=[.L87];MOD(([.I87]-[.J87])/([.L87]-[.M87]);[.X$4]);IF([.I87]=[.L87];[.X$5]+(([.J87]-[.H87])/([.L87]-[.M87]));IF([.J87]=[.L87];[.X$6]+(([.H87]-[.I87])/([.L87]-[.M87]));&quot;&quot;)))" office:value-type="float" office:value="4" calcext:value-type="float">
            <text:p>4.000</text:p>
          </table:table-cell>
          <table:table-cell table:formula="of:=IF([.H87]=[.L87];&quot;R&quot;;IF([.I87]=[.L87];&quot;G&quot;;IF([.J87]=[.L87];&quot;B&quot;;&quot;&quot;)))" office:value-type="string" office:string-value="B" calcext:value-type="string">
            <text:p>B</text:p>
          </table:table-cell>
          <table:table-cell table:style-name="ce17" table:formula="of:=[.O87]*[.X$3]" office:value-type="float" office:value="240" calcext:value-type="float">
            <text:p>240</text:p>
          </table:table-cell>
          <table:table-cell table:style-name="ce17" table:formula="of:=[.Q87]/5.625" office:value-type="float" office:value="42.6666666666667" calcext:value-type="float">
            <text:p>43</text:p>
          </table:table-cell>
          <table:table-cell/>
          <table:table-cell table:style-name="ce22" office:value-type="float" office:value="-10.5" calcext:value-type="float">
            <text:p>-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88:.J88])" office:value-type="float" office:value="0.689362" calcext:value-type="float">
            <text:p>0.689</text:p>
          </table:table-cell>
          <table:table-cell table:formula="of:=MIN([.H88:.J88])" office:value-type="float" office:value="0.437195" calcext:value-type="float">
            <text:p>0.437</text:p>
          </table:table-cell>
          <table:table-cell/>
          <table:table-cell table:formula="of:=IF([.H88]=[.L88];MOD(([.I88]-[.J88])/([.L88]-[.M88]);[.X$4]);IF([.I88]=[.L88];[.X$5]+(([.J88]-[.H88])/([.L88]-[.M88]));IF([.J88]=[.L88];[.X$6]+(([.H88]-[.I88])/([.L88]-[.M88]));&quot;&quot;)))" office:value-type="float" office:value="2.24397720558202" calcext:value-type="float">
            <text:p>2.244</text:p>
          </table:table-cell>
          <table:table-cell table:formula="of:=IF([.H88]=[.L88];&quot;R&quot;;IF([.I88]=[.L88];&quot;G&quot;;IF([.J88]=[.L88];&quot;B&quot;;&quot;&quot;)))" office:value-type="string" office:string-value="G" calcext:value-type="string">
            <text:p>G</text:p>
          </table:table-cell>
          <table:table-cell table:style-name="ce17" table:formula="of:=[.O88]*[.X$3]" office:value-type="float" office:value="134.638632334921" calcext:value-type="float">
            <text:p>135</text:p>
          </table:table-cell>
          <table:table-cell table:style-name="ce17" table:formula="of:=[.Q88]/5.625" office:value-type="float" office:value="23.9357568595415" calcext:value-type="float">
            <text:p>24</text:p>
          </table:table-cell>
          <table:table-cell/>
          <table:table-cell table:style-name="ce22" office:value-type="float" office:value="7.94" calcext:value-type="float">
            <text:p>7.94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number-columns-repeated="2"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/>
          <table:table-cell table:formula="of:=MAX([.H89:.J89])" office:value-type="float" office:value="0.713333" calcext:value-type="float">
            <text:p>0.713</text:p>
          </table:table-cell>
          <table:table-cell table:formula="of:=MIN([.H89:.J89])" office:value-type="float" office:value="0.676468" calcext:value-type="float">
            <text:p>0.676</text:p>
          </table:table-cell>
          <table:table-cell/>
          <table:table-cell table:formula="of:=IF([.H89]=[.L89];MOD(([.I89]-[.J89])/([.L89]-[.M89]);[.X$4]);IF([.I89]=[.L89];[.X$5]+(([.J89]-[.H89])/([.L89]-[.M89]));IF([.J89]=[.L89];[.X$6]+(([.H89]-[.I89])/([.L89]-[.M89]));&quot;&quot;)))" office:value-type="float" office:value="4" calcext:value-type="float">
            <text:p>4.000</text:p>
          </table:table-cell>
          <table:table-cell table:formula="of:=IF([.H89]=[.L89];&quot;R&quot;;IF([.I89]=[.L89];&quot;G&quot;;IF([.J89]=[.L89];&quot;B&quot;;&quot;&quot;)))" office:value-type="string" office:string-value="B" calcext:value-type="string">
            <text:p>B</text:p>
          </table:table-cell>
          <table:table-cell table:style-name="ce17" table:formula="of:=[.O89]*[.X$3]" office:value-type="float" office:value="240" calcext:value-type="float">
            <text:p>240</text:p>
          </table:table-cell>
          <table:table-cell table:style-name="ce17" table:formula="of:=[.Q89]/5.625" office:value-type="float" office:value="42.6666666666667" calcext:value-type="float">
            <text:p>43</text:p>
          </table:table-cell>
          <table:table-cell/>
          <table:table-cell table:style-name="ce22" office:value-type="float" office:value="-10.5" calcext:value-type="float">
            <text:p>-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90:.J90])" office:value-type="float" office:value="0.720352" calcext:value-type="float">
            <text:p>0.720</text:p>
          </table:table-cell>
          <table:table-cell table:formula="of:=MIN([.H90:.J90])" office:value-type="float" office:value="0.715271" calcext:value-type="float">
            <text:p>0.715</text:p>
          </table:table-cell>
          <table:table-cell/>
          <table:table-cell table:formula="of:=IF([.H90]=[.L90];MOD(([.I90]-[.J90])/([.L90]-[.M90]);[.X$4]);IF([.I90]=[.L90];[.X$5]+(([.J90]-[.H90])/([.L90]-[.M90]));IF([.J90]=[.L90];[.X$6]+(([.H90]-[.I90])/([.L90]-[.M90]));&quot;&quot;)))" office:value-type="float" office:value="1.69376107065538" calcext:value-type="float">
            <text:p>1.694</text:p>
          </table:table-cell>
          <table:table-cell table:formula="of:=IF([.H90]=[.L90];&quot;R&quot;;IF([.I90]=[.L90];&quot;G&quot;;IF([.J90]=[.L90];&quot;B&quot;;&quot;&quot;)))" office:value-type="string" office:string-value="G" calcext:value-type="string">
            <text:p>G</text:p>
          </table:table-cell>
          <table:table-cell table:style-name="ce17" table:formula="of:=[.O90]*[.X$3]" office:value-type="float" office:value="101.625664239323" calcext:value-type="float">
            <text:p>102</text:p>
          </table:table-cell>
          <table:table-cell table:style-name="ce17" table:formula="of:=[.Q90]/5.625" office:value-type="float" office:value="18.0667847536574" calcext:value-type="float">
            <text:p>18</text:p>
          </table:table-cell>
          <table:table-cell/>
          <table:table-cell table:style-name="ce22" office:value-type="float" office:value="34.72" calcext:value-type="float">
            <text:p>34.72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91:.J91])" office:value-type="float" office:value="0" calcext:value-type="float">
            <text:p>0.000</text:p>
          </table:table-cell>
          <table:table-cell table:formula="of:=MIN([.H91:.J91])" office:value-type="float" office:value="0" calcext:value-type="float">
            <text:p>0.000</text:p>
          </table:table-cell>
          <table:table-cell table:number-columns-repeated="3"/>
          <table:table-cell table:style-name="ce17" table:number-columns-repeated="2"/>
          <table:table-cell/>
          <table:table-cell table:style-name="ce22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92:.J92])" office:value-type="float" office:value="0.983948" calcext:value-type="float">
            <text:p>0.984</text:p>
          </table:table-cell>
          <table:table-cell table:formula="of:=MIN([.H92:.J92])" office:value-type="float" office:value="0" calcext:value-type="float">
            <text:p>0.000</text:p>
          </table:table-cell>
          <table:table-cell/>
          <table:table-cell table:formula="of:=IF([.H92]=[.L92];MOD(([.I92]-[.J92])/([.L92]-[.M92]);[.X$4]);IF([.I92]=[.L92];[.X$5]+(([.J92]-[.H92])/([.L92]-[.M92]));IF([.J92]=[.L92];[.X$6]+(([.H92]-[.I92])/([.L92]-[.M92]));&quot;&quot;)))" office:value-type="float" office:value="5.00086894835906" calcext:value-type="float">
            <text:p>5.001</text:p>
          </table:table-cell>
          <table:table-cell table:formula="of:=IF([.H92]=[.L92];&quot;R&quot;;IF([.I92]=[.L92];&quot;G&quot;;IF([.J92]=[.L92];&quot;B&quot;;&quot;&quot;)))" office:value-type="string" office:string-value="R" calcext:value-type="string">
            <text:p>R</text:p>
          </table:table-cell>
          <table:table-cell table:style-name="ce17" table:formula="of:=[.O92]*[.X$3]" office:value-type="float" office:value="300.052136901544" calcext:value-type="float">
            <text:p>300</text:p>
          </table:table-cell>
          <table:table-cell table:style-name="ce17" table:formula="of:=[.Q92]/5.625" office:value-type="float" office:value="53.34260211583" calcext:value-type="float">
            <text:p>53</text:p>
          </table:table-cell>
          <table:table-cell/>
          <table:table-cell table:style-name="ce22" office:value-type="float" office:value="20.99" calcext:value-type="float">
            <text:p>20.99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93:.J93])" office:value-type="float" office:value="0.689362" calcext:value-type="float">
            <text:p>0.689</text:p>
          </table:table-cell>
          <table:table-cell table:formula="of:=MIN([.H93:.J93])" office:value-type="float" office:value="0.476059" calcext:value-type="float">
            <text:p>0.476</text:p>
          </table:table-cell>
          <table:table-cell/>
          <table:table-cell table:formula="of:=IF([.H93]=[.L93];MOD(([.I93]-[.J93])/([.L93]-[.M93]);[.X$4]);IF([.I93]=[.L93];[.X$5]+(([.J93]-[.H93])/([.L93]-[.M93]));IF([.J93]=[.L93];[.X$6]+(([.H93]-[.I93])/([.L93]-[.M93]));&quot;&quot;)))" office:value-type="float" office:value="2.10622916695968" calcext:value-type="float">
            <text:p>2.106</text:p>
          </table:table-cell>
          <table:table-cell table:formula="of:=IF([.H93]=[.L93];&quot;R&quot;;IF([.I93]=[.L93];&quot;G&quot;;IF([.J93]=[.L93];&quot;B&quot;;&quot;&quot;)))" office:value-type="string" office:string-value="G" calcext:value-type="string">
            <text:p>G</text:p>
          </table:table-cell>
          <table:table-cell table:style-name="ce17" table:formula="of:=[.O93]*[.X$3]" office:value-type="float" office:value="126.373750017581" calcext:value-type="float">
            <text:p>126</text:p>
          </table:table-cell>
          <table:table-cell table:style-name="ce17" table:formula="of:=[.Q93]/5.625" office:value-type="float" office:value="22.4664444475699" calcext:value-type="float">
            <text:p>22</text:p>
          </table:table-cell>
          <table:table-cell/>
          <table:table-cell table:style-name="ce22" office:value-type="float" office:value="9.38" calcext:value-type="float">
            <text:p>9.3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/>
          <table:table-cell table:formula="of:=MAX([.H94:.J94])" office:value-type="float" office:value="0.713348" calcext:value-type="float">
            <text:p>0.713</text:p>
          </table:table-cell>
          <table:table-cell table:formula="of:=MIN([.H94:.J94])" office:value-type="float" office:value="0.676468" calcext:value-type="float">
            <text:p>0.676</text:p>
          </table:table-cell>
          <table:table-cell/>
          <table:table-cell table:formula="of:=IF([.H94]=[.L94];MOD(([.I94]-[.J94])/([.L94]-[.M94]);[.X$4]);IF([.I94]=[.L94];[.X$5]+(([.J94]-[.H94])/([.L94]-[.M94]));IF([.J94]=[.L94];[.X$6]+(([.H94]-[.I94])/([.L94]-[.M94]));&quot;&quot;)))" office:value-type="float" office:value="5.00040672451193" calcext:value-type="float">
            <text:p>5.000</text:p>
          </table:table-cell>
          <table:table-cell table:formula="of:=IF([.H94]=[.L94];&quot;R&quot;;IF([.I94]=[.L94];&quot;G&quot;;IF([.J94]=[.L94];&quot;B&quot;;&quot;&quot;)))" office:value-type="string" office:string-value="R" calcext:value-type="string">
            <text:p>R</text:p>
          </table:table-cell>
          <table:table-cell table:style-name="ce17" table:formula="of:=[.O94]*[.X$3]" office:value-type="float" office:value="300.024403470716" calcext:value-type="float">
            <text:p>300</text:p>
          </table:table-cell>
          <table:table-cell table:style-name="ce17" table:formula="of:=[.Q94]/5.625" office:value-type="float" office:value="53.3376717281273" calcext:value-type="float">
            <text:p>53</text:p>
          </table:table-cell>
          <table:table-cell/>
          <table:table-cell table:style-name="ce22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95:.J95])" office:value-type="float" office:value="0.720352" calcext:value-type="float">
            <text:p>0.720</text:p>
          </table:table-cell>
          <table:table-cell table:formula="of:=MIN([.H95:.J95])" office:value-type="float" office:value="0.715271" calcext:value-type="float">
            <text:p>0.715</text:p>
          </table:table-cell>
          <table:table-cell/>
          <table:table-cell table:formula="of:=IF([.H95]=[.L95];MOD(([.I95]-[.J95])/([.L95]-[.M95]);[.X$4]);IF([.I95]=[.L95];[.X$5]+(([.J95]-[.H95])/([.L95]-[.M95]));IF([.J95]=[.L95];[.X$6]+(([.H95]-[.I95])/([.L95]-[.M95]));&quot;&quot;)))" office:value-type="float" office:value="1.38142098012202" calcext:value-type="float">
            <text:p>1.381</text:p>
          </table:table-cell>
          <table:table-cell table:formula="of:=IF([.H95]=[.L95];&quot;R&quot;;IF([.I95]=[.L95];&quot;G&quot;;IF([.J95]=[.L95];&quot;B&quot;;&quot;&quot;)))" office:value-type="string" office:string-value="G" calcext:value-type="string">
            <text:p>G</text:p>
          </table:table-cell>
          <table:table-cell table:style-name="ce17" table:formula="of:=[.O95]*[.X$3]" office:value-type="float" office:value="82.8852588073213" calcext:value-type="float">
            <text:p>83</text:p>
          </table:table-cell>
          <table:table-cell table:style-name="ce17" table:formula="of:=[.Q95]/5.625" office:value-type="float" office:value="14.7351571213016" calcext:value-type="float">
            <text:p>15</text:p>
          </table:table-cell>
          <table:table-cell/>
          <table:table-cell table:style-name="ce22"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  <table:table-row table:style-name="ro1">
          <table:table-cell table:number-columns-repeated="11"/>
          <table:table-cell table:formula="of:=MOD(-1;6)" office:value-type="float" office:value="5" calcext:value-type="float">
            <text:p>5.000</text:p>
          </table:table-cell>
          <table:table-cell table:number-columns-repeated="2"/>
          <table:table-cell table:formula="of:=MOD(-0.98/0.98;6)" office:value-type="float" office:value="5" calcext:value-type="float">
            <text:p>5.000</text:p>
          </table:table-cell>
          <table:table-cell table:number-columns-repeated="11"/>
          <table:table-cell table:style-name="Default" table:number-columns-repeated="16358"/>
        </table:table-row>
        <table:table-row table:style-name="ro1">
          <table:table-cell table:number-columns-repeated="14"/>
          <table:table-cell table:formula="of:=-0.98/0.98" office:value-type="float" office:value="-1" calcext:value-type="float">
            <text:p>-1.000</text:p>
          </table:table-cell>
          <table:table-cell table:number-columns-repeated="11"/>
          <table:table-cell table:style-name="Default" table:number-columns-repeated="16358"/>
        </table:table-row>
        <table:table-row table:style-name="ro1" table:number-rows-repeated="1048477">
          <table:table-cell table:number-columns-repeated="26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  <calcext:conditional-formats>
          <calcext:conditional-format calcext:target-range-address="Sheet1_2.Q66:Sheet1_2.R1048576 Sheet1_2.Q1:Sheet1_2.R64">
            <calcext:condition calcext:apply-style-name="Error" calcext:value="&gt;359" calcext:base-cell-address="Sheet1_2.Q1"/>
          </calcext:conditional-format>
          <calcext:conditional-format calcext:target-range-address="Sheet1_2.Q65:Sheet1_2.R95">
            <calcext:condition calcext:apply-style-name="Error" calcext:value="&gt;359" calcext:base-cell-address="Sheet1_2.Q65"/>
          </calcext:conditional-format>
        </calcext:conditional-formats>
      </table:table>
      <table:table table:name="Sheet1_3" table:style-name="ta1">
        <table:shapes>
          <draw:frame draw:z-index="0" draw:style-name="gr1" draw:text-style-name="P1" svg:width="15.997cm" svg:height="9.005cm" svg:x="20.045cm" svg:y="3.639cm">
            <draw:object draw:notify-on-update-of-ranges="Sheet1_3.E1:Sheet1_3.E130 Sheet1_3.G1:Sheet1_3.G1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number-columns-repeated="5" table:default-cell-style-name="Default"/>
        <table:table-column table:style-name="co21" table:default-cell-style-name="ce10"/>
        <table:table-column table:style-name="co7" table:number-columns-repeated="2" table:default-cell-style-name="ce18"/>
        <table:table-column table:style-name="co7" table:number-columns-repeated="4" table:default-cell-style-name="Default"/>
        <table:table-row table:style-name="ro1">
          <table:table-cell table:formula="of:=100" office:value-type="float" office:value="100" calcext:value-type="float">
            <text:p>100</text:p>
          </table:table-cell>
          <table:table-cell table:formula="of:=[.A1]/4*3" office:value-type="float" office:value="75" calcext:value-type="float">
            <text:p>75</text:p>
          </table:table-cell>
          <table:table-cell table:formula="of:=[.A1]*[.B1]" office:value-type="float" office:value="7500" calcext:value-type="float">
            <text:p>7500</text:p>
          </table:table-cell>
          <table:table-cell table:style-name="ce3" table:formula="of:=[.C1]/1000000" office:value-type="float" office:value="0.0075" calcext:value-type="float">
            <text:p>0.008</text:p>
          </table:table-cell>
          <table:table-cell table:style-name="ce18" table:formula="of:=(([.C1]/[.J$1])^(1/3))-3" office:value-type="float" office:value="-0.445635225354823" calcext:value-type="float">
            <text:p>0</text:p>
          </table:table-cell>
          <table:table-cell table:style-name="ce20" table:formula="of:=([.C1]/100000)^[.L$1]" office:value-type="float" office:value="0.005625" calcext:value-type="float">
            <text:p>0</text:p>
          </table:table-cell>
          <table:table-cell table:formula="of:=[.C1]/2000000" office:value-type="float" office:value="0.00375" calcext:value-type="float">
            <text:p>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]+100" office:value-type="float" office:value="200" calcext:value-type="float">
            <text:p>200</text:p>
          </table:table-cell>
          <table:table-cell table:formula="of:=[.A2]/4*3" office:value-type="float" office:value="150" calcext:value-type="float">
            <text:p>150</text:p>
          </table:table-cell>
          <table:table-cell table:formula="of:=[.A2]*[.B2]" office:value-type="float" office:value="30000" calcext:value-type="float">
            <text:p>30000</text:p>
          </table:table-cell>
          <table:table-cell table:style-name="ce3" table:formula="of:=[.C2]/1000000" office:value-type="float" office:value="0.03" calcext:value-type="float">
            <text:p>0.030</text:p>
          </table:table-cell>
          <table:table-cell table:style-name="ce18" table:formula="of:=(([.C2]/[.J$1])^(1/3))-3" office:value-type="float" office:value="1.05480133038227" calcext:value-type="float">
            <text:p>1</text:p>
          </table:table-cell>
          <table:table-cell table:style-name="ce20" table:formula="of:=([.C2]/100000)^[.L$1]" office:value-type="float" office:value="0.09" calcext:value-type="float">
            <text:p>0</text:p>
          </table:table-cell>
          <table:table-cell table:formula="of:=[.C2]/2000000" office:value-type="float" office:value="0.015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]+100" office:value-type="float" office:value="300" calcext:value-type="float">
            <text:p>300</text:p>
          </table:table-cell>
          <table:table-cell table:formula="of:=[.A3]/4*3" office:value-type="float" office:value="225" calcext:value-type="float">
            <text:p>225</text:p>
          </table:table-cell>
          <table:table-cell table:formula="of:=[.A3]*[.B3]" office:value-type="float" office:value="67500" calcext:value-type="float">
            <text:p>67500</text:p>
          </table:table-cell>
          <table:table-cell table:style-name="ce3" table:formula="of:=[.C3]/1000000" office:value-type="float" office:value="0.0675" calcext:value-type="float">
            <text:p>0.068</text:p>
          </table:table-cell>
          <table:table-cell table:style-name="ce18" table:formula="of:=(([.C3]/[.J$1])^(1/3))-3" office:value-type="float" office:value="2.31329284591306" calcext:value-type="float">
            <text:p>2</text:p>
          </table:table-cell>
          <table:table-cell table:style-name="ce20" table:formula="of:=([.C3]/100000)^[.L$1]" office:value-type="float" office:value="0.455625" calcext:value-type="float">
            <text:p>0</text:p>
          </table:table-cell>
          <table:table-cell table:formula="of:=[.C3]/2000000" office:value-type="float" office:value="0.03375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]+100" office:value-type="float" office:value="400" calcext:value-type="float">
            <text:p>400</text:p>
          </table:table-cell>
          <table:table-cell table:formula="of:=[.A4]/4*3" office:value-type="float" office:value="300" calcext:value-type="float">
            <text:p>300</text:p>
          </table:table-cell>
          <table:table-cell table:formula="of:=[.A4]*[.B4]" office:value-type="float" office:value="120000" calcext:value-type="float">
            <text:p>120000</text:p>
          </table:table-cell>
          <table:table-cell table:style-name="ce3" table:formula="of:=[.C4]/1000000" office:value-type="float" office:value="0.12" calcext:value-type="float">
            <text:p>0.120</text:p>
          </table:table-cell>
          <table:table-cell table:style-name="ce18" table:formula="of:=(([.C4]/[.J$1])^(1/3))-3" office:value-type="float" office:value="3.43659589737086" calcext:value-type="float">
            <text:p>3</text:p>
          </table:table-cell>
          <table:table-cell table:style-name="ce20" table:formula="of:=([.C4]/100000)^[.L$1]" office:value-type="float" office:value="1.44" calcext:value-type="float">
            <text:p>1</text:p>
          </table:table-cell>
          <table:table-cell table:formula="of:=[.C4]/2000000" office:value-type="float" office:value="0.06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]+100" office:value-type="float" office:value="500" calcext:value-type="float">
            <text:p>500</text:p>
          </table:table-cell>
          <table:table-cell table:formula="of:=[.A5]/4*3" office:value-type="float" office:value="375" calcext:value-type="float">
            <text:p>375</text:p>
          </table:table-cell>
          <table:table-cell table:formula="of:=[.A5]*[.B5]" office:value-type="float" office:value="187500" calcext:value-type="float">
            <text:p>187500</text:p>
          </table:table-cell>
          <table:table-cell table:style-name="ce3" table:formula="of:=[.C5]/1000000" office:value-type="float" office:value="0.1875" calcext:value-type="float">
            <text:p>0.188</text:p>
          </table:table-cell>
          <table:table-cell table:style-name="ce18" table:formula="of:=(([.C5]/[.J$1])^(1/3))-3" office:value-type="float" office:value="4.46900791092861" calcext:value-type="float">
            <text:p>4</text:p>
          </table:table-cell>
          <table:table-cell table:style-name="ce20" table:formula="of:=([.C5]/100000)^[.L$1]" office:value-type="float" office:value="3.515625" calcext:value-type="float">
            <text:p>4</text:p>
          </table:table-cell>
          <table:table-cell table:formula="of:=[.C5]/2000000" office:value-type="float" office:value="0.09375" calcext:value-type="float">
            <text:p>0</text:p>
          </table:table-cell>
          <table:table-cell table:formula="of:=[.E1]" office:value-type="float" office:value="-0.445635225354823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]+100" office:value-type="float" office:value="600" calcext:value-type="float">
            <text:p>600</text:p>
          </table:table-cell>
          <table:table-cell table:formula="of:=[.A6]/4*3" office:value-type="float" office:value="450" calcext:value-type="float">
            <text:p>450</text:p>
          </table:table-cell>
          <table:table-cell table:formula="of:=[.A6]*[.B6]" office:value-type="float" office:value="270000" calcext:value-type="float">
            <text:p>270000</text:p>
          </table:table-cell>
          <table:table-cell table:style-name="ce3" table:formula="of:=[.C6]/1000000" office:value-type="float" office:value="0.27" calcext:value-type="float">
            <text:p>0.270</text:p>
          </table:table-cell>
          <table:table-cell table:style-name="ce18" table:formula="of:=(([.C6]/[.J$1])^(1/3))-3" office:value-type="float" office:value="5.43432665301749" calcext:value-type="float">
            <text:p>5</text:p>
          </table:table-cell>
          <table:table-cell table:style-name="ce20" table:formula="of:=([.C6]/100000)^[.L$1]" office:value-type="float" office:value="7.29" calcext:value-type="float">
            <text:p>7</text:p>
          </table:table-cell>
          <table:table-cell table:formula="of:=[.C6]/2000000" office:value-type="float" office:value="0.135" calcext:value-type="float">
            <text:p>0</text:p>
          </table:table-cell>
          <table:table-cell table:formula="of:=[.E92]" office:value-type="float" office:value="49.0564803798442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6]+100" office:value-type="float" office:value="700" calcext:value-type="float">
            <text:p>700</text:p>
          </table:table-cell>
          <table:table-cell table:formula="of:=[.A7]/4*3" office:value-type="float" office:value="525" calcext:value-type="float">
            <text:p>525</text:p>
          </table:table-cell>
          <table:table-cell table:formula="of:=[.A7]*[.B7]" office:value-type="float" office:value="367500" calcext:value-type="float">
            <text:p>367500</text:p>
          </table:table-cell>
          <table:table-cell table:style-name="ce3" table:formula="of:=[.C7]/1000000" office:value-type="float" office:value="0.3675" calcext:value-type="float">
            <text:p>0.368</text:p>
          </table:table-cell>
          <table:table-cell table:style-name="ce18" table:formula="of:=(([.C7]/[.J$1])^(1/3))-3" office:value-type="float" office:value="6.34720160534064" calcext:value-type="float">
            <text:p>6</text:p>
          </table:table-cell>
          <table:table-cell table:style-name="ce20" table:formula="of:=([.C7]/100000)^[.L$1]" office:value-type="float" office:value="13.505625" calcext:value-type="float">
            <text:p>14</text:p>
          </table:table-cell>
          <table:table-cell table:formula="of:=[.C7]/2000000" office:value-type="float" office:value="0.18375" calcext:value-type="float">
            <text:p>0</text:p>
          </table:table-cell>
          <table:table-cell table:formula="of:=[.E130]" office:value-type="float" office:value="62.5508737226922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7]+100" office:value-type="float" office:value="800" calcext:value-type="float">
            <text:p>800</text:p>
          </table:table-cell>
          <table:table-cell table:formula="of:=[.A8]/4*3" office:value-type="float" office:value="600" calcext:value-type="float">
            <text:p>600</text:p>
          </table:table-cell>
          <table:table-cell table:formula="of:=[.A8]*[.B8]" office:value-type="float" office:value="480000" calcext:value-type="float">
            <text:p>480000</text:p>
          </table:table-cell>
          <table:table-cell table:style-name="ce3" table:formula="of:=[.C8]/1000000" office:value-type="float" office:value="0.48" calcext:value-type="float">
            <text:p>0.480</text:p>
          </table:table-cell>
          <table:table-cell table:style-name="ce18" table:formula="of:=(([.C8]/[.J$1])^(1/3))-3" office:value-type="float" office:value="7.21745909858071" calcext:value-type="float">
            <text:p>7</text:p>
          </table:table-cell>
          <table:table-cell table:style-name="ce20" table:formula="of:=([.C8]/100000)^[.L$1]" office:value-type="float" office:value="23.04" calcext:value-type="float">
            <text:p>23</text:p>
          </table:table-cell>
          <table:table-cell table:formula="of:=[.C8]/2000000" office:value-type="float" office:value="0.24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]+100" office:value-type="float" office:value="900" calcext:value-type="float">
            <text:p>900</text:p>
          </table:table-cell>
          <table:table-cell table:formula="of:=[.A9]/4*3" office:value-type="float" office:value="675" calcext:value-type="float">
            <text:p>675</text:p>
          </table:table-cell>
          <table:table-cell table:formula="of:=[.A9]*[.B9]" office:value-type="float" office:value="607500" calcext:value-type="float">
            <text:p>607500</text:p>
          </table:table-cell>
          <table:table-cell table:style-name="ce3" table:formula="of:=[.C9]/1000000" office:value-type="float" office:value="0.6075" calcext:value-type="float">
            <text:p>0.608</text:p>
          </table:table-cell>
          <table:table-cell table:style-name="ce18" table:formula="of:=(([.C9]/[.J$1])^(1/3))-3" office:value-type="float" office:value="8.05209449592116" calcext:value-type="float">
            <text:p>8</text:p>
          </table:table-cell>
          <table:table-cell table:style-name="ce20" table:formula="of:=([.C9]/100000)^[.L$1]" office:value-type="float" office:value="36.905625" calcext:value-type="float">
            <text:p>37</text:p>
          </table:table-cell>
          <table:table-cell table:formula="of:=[.C9]/2000000" office:value-type="float" office:value="0.30375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]+100" office:value-type="float" office:value="1000" calcext:value-type="float">
            <text:p>1000</text:p>
          </table:table-cell>
          <table:table-cell table:formula="of:=[.A10]/4*3" office:value-type="float" office:value="750" calcext:value-type="float">
            <text:p>750</text:p>
          </table:table-cell>
          <table:table-cell table:formula="of:=[.A10]*[.B10]" office:value-type="float" office:value="750000" calcext:value-type="float">
            <text:p>750000</text:p>
          </table:table-cell>
          <table:table-cell table:style-name="ce3" table:formula="of:=[.C10]/1000000" office:value-type="float" office:value="0.75" calcext:value-type="float">
            <text:p>0.750</text:p>
          </table:table-cell>
          <table:table-cell table:style-name="ce18" table:formula="of:=(([.C10]/[.J$1])^(1/3))-3" office:value-type="float" office:value="8.85631101496687" calcext:value-type="float">
            <text:p>9</text:p>
          </table:table-cell>
          <table:table-cell table:style-name="ce20" table:formula="of:=([.C10]/100000)^[.L$1]" office:value-type="float" office:value="56.25" calcext:value-type="float">
            <text:p>56</text:p>
          </table:table-cell>
          <table:table-cell table:formula="of:=[.C10]/2000000" office:value-type="float" office:value="0.375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]+100" office:value-type="float" office:value="1100" calcext:value-type="float">
            <text:p>1100</text:p>
          </table:table-cell>
          <table:table-cell table:formula="of:=[.A11]/4*3" office:value-type="float" office:value="825" calcext:value-type="float">
            <text:p>825</text:p>
          </table:table-cell>
          <table:table-cell table:formula="of:=[.A11]*[.B11]" office:value-type="float" office:value="907500" calcext:value-type="float">
            <text:p>907500</text:p>
          </table:table-cell>
          <table:table-cell table:style-name="ce3" table:formula="of:=[.C11]/1000000" office:value-type="float" office:value="0.9075" calcext:value-type="float">
            <text:p>0.908</text:p>
          </table:table-cell>
          <table:table-cell table:style-name="ce18" table:formula="of:=(([.C11]/[.J$1])^(1/3))-3" office:value-type="float" office:value="9.63411153734931" calcext:value-type="float">
            <text:p>10</text:p>
          </table:table-cell>
          <table:table-cell table:style-name="ce20" table:formula="of:=([.C11]/100000)^[.L$1]" office:value-type="float" office:value="82.355625" calcext:value-type="float">
            <text:p>82</text:p>
          </table:table-cell>
          <table:table-cell table:formula="of:=[.C11]/2000000" office:value-type="float" office:value="0.45375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1]+100" office:value-type="float" office:value="1200" calcext:value-type="float">
            <text:p>1200</text:p>
          </table:table-cell>
          <table:table-cell table:formula="of:=[.A12]/4*3" office:value-type="float" office:value="900" calcext:value-type="float">
            <text:p>900</text:p>
          </table:table-cell>
          <table:table-cell table:formula="of:=[.A12]*[.B12]" office:value-type="float" office:value="1080000" calcext:value-type="float">
            <text:p>1080000</text:p>
          </table:table-cell>
          <table:table-cell table:style-name="ce3" table:formula="of:=[.C12]/1000000" office:value-type="float" office:value="1.08" calcext:value-type="float">
            <text:p>1.080</text:p>
          </table:table-cell>
          <table:table-cell table:style-name="ce18" table:formula="of:=(([.C12]/[.J$1])^(1/3))-3" office:value-type="float" office:value="10.3886590016434" calcext:value-type="float">
            <text:p>10</text:p>
          </table:table-cell>
          <table:table-cell table:style-name="ce20" table:formula="of:=([.C12]/100000)^[.L$1]" office:value-type="float" office:value="116.64" calcext:value-type="float">
            <text:p>117</text:p>
          </table:table-cell>
          <table:table-cell table:formula="of:=[.C12]/2000000" office:value-type="float" office:value="0.54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]+100" office:value-type="float" office:value="1300" calcext:value-type="float">
            <text:p>1300</text:p>
          </table:table-cell>
          <table:table-cell table:formula="of:=[.A13]/4*3" office:value-type="float" office:value="975" calcext:value-type="float">
            <text:p>975</text:p>
          </table:table-cell>
          <table:table-cell table:formula="of:=[.A13]*[.B13]" office:value-type="float" office:value="1267500" calcext:value-type="float">
            <text:p>1267500</text:p>
          </table:table-cell>
          <table:table-cell table:style-name="ce3" table:formula="of:=[.C13]/1000000" office:value-type="float" office:value="1.2675" calcext:value-type="float">
            <text:p>1.268</text:p>
          </table:table-cell>
          <table:table-cell table:style-name="ce18" table:formula="of:=(([.C13]/[.J$1])^(1/3))-3" office:value-type="float" office:value="11.1225076310068" calcext:value-type="float">
            <text:p>11</text:p>
          </table:table-cell>
          <table:table-cell table:style-name="ce20" table:formula="of:=([.C13]/100000)^[.L$1]" office:value-type="float" office:value="160.655625" calcext:value-type="float">
            <text:p>161</text:p>
          </table:table-cell>
          <table:table-cell table:formula="of:=[.C13]/2000000" office:value-type="float" office:value="0.63375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]+100" office:value-type="float" office:value="1400" calcext:value-type="float">
            <text:p>1400</text:p>
          </table:table-cell>
          <table:table-cell table:formula="of:=[.A14]/4*3" office:value-type="float" office:value="1050" calcext:value-type="float">
            <text:p>1050</text:p>
          </table:table-cell>
          <table:table-cell table:formula="of:=[.A14]*[.B14]" office:value-type="float" office:value="1470000" calcext:value-type="float">
            <text:p>1470000</text:p>
          </table:table-cell>
          <table:table-cell table:style-name="ce3" table:formula="of:=[.C14]/1000000" office:value-type="float" office:value="1.47" calcext:value-type="float">
            <text:p>1.470</text:p>
          </table:table-cell>
          <table:table-cell table:style-name="ce18" table:formula="of:=(([.C14]/[.J$1])^(1/3))-3" office:value-type="float" office:value="11.8377576612766" calcext:value-type="float">
            <text:p>12</text:p>
          </table:table-cell>
          <table:table-cell table:style-name="ce20" table:formula="of:=([.C14]/100000)^[.L$1]" office:value-type="float" office:value="216.09" calcext:value-type="float">
            <text:p>216</text:p>
          </table:table-cell>
          <table:table-cell table:formula="of:=[.C14]/2000000" office:value-type="float" office:value="0.735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]+100" office:value-type="float" office:value="1500" calcext:value-type="float">
            <text:p>1500</text:p>
          </table:table-cell>
          <table:table-cell table:formula="of:=[.A15]/4*3" office:value-type="float" office:value="1125" calcext:value-type="float">
            <text:p>1125</text:p>
          </table:table-cell>
          <table:table-cell table:formula="of:=[.A15]*[.B15]" office:value-type="float" office:value="1687500" calcext:value-type="float">
            <text:p>1687500</text:p>
          </table:table-cell>
          <table:table-cell table:style-name="ce3" table:formula="of:=[.C15]/1000000" office:value-type="float" office:value="1.6875" calcext:value-type="float">
            <text:p>1.688</text:p>
          </table:table-cell>
          <table:table-cell table:style-name="ce18" table:formula="of:=(([.C15]/[.J$1])^(1/3))-3" office:value-type="float" office:value="12.5361625297693" calcext:value-type="float">
            <text:p>13</text:p>
          </table:table-cell>
          <table:table-cell table:style-name="ce20" table:formula="of:=([.C15]/100000)^[.L$1]" office:value-type="float" office:value="284.765625" calcext:value-type="float">
            <text:p>285</text:p>
          </table:table-cell>
          <table:table-cell table:formula="of:=[.C15]/2000000" office:value-type="float" office:value="0.84375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]+100" office:value-type="float" office:value="1600" calcext:value-type="float">
            <text:p>1600</text:p>
          </table:table-cell>
          <table:table-cell table:formula="of:=[.A16]/4*3" office:value-type="float" office:value="1200" calcext:value-type="float">
            <text:p>1200</text:p>
          </table:table-cell>
          <table:table-cell table:formula="of:=[.A16]*[.B16]" office:value-type="float" office:value="1920000" calcext:value-type="float">
            <text:p>1920000</text:p>
          </table:table-cell>
          <table:table-cell table:style-name="ce3" table:formula="of:=[.C16]/1000000" office:value-type="float" office:value="1.92" calcext:value-type="float">
            <text:p>1.920</text:p>
          </table:table-cell>
          <table:table-cell table:style-name="ce18" table:formula="of:=(([.C16]/[.J$1])^(1/3))-3" office:value-type="float" office:value="13.2192053215291" calcext:value-type="float">
            <text:p>13</text:p>
          </table:table-cell>
          <table:table-cell table:style-name="ce20" table:formula="of:=([.C16]/100000)^[.L$1]" office:value-type="float" office:value="368.64" calcext:value-type="float">
            <text:p>369</text:p>
          </table:table-cell>
          <table:table-cell table:formula="of:=[.C16]/2000000" office:value-type="float" office:value="0.96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]+100" office:value-type="float" office:value="1700" calcext:value-type="float">
            <text:p>1700</text:p>
          </table:table-cell>
          <table:table-cell table:formula="of:=[.A17]/4*3" office:value-type="float" office:value="1275" calcext:value-type="float">
            <text:p>1275</text:p>
          </table:table-cell>
          <table:table-cell table:formula="of:=[.A17]*[.B17]" office:value-type="float" office:value="2167500" calcext:value-type="float">
            <text:p>2167500</text:p>
          </table:table-cell>
          <table:table-cell table:style-name="ce3" table:formula="of:=[.C17]/1000000" office:value-type="float" office:value="2.1675" calcext:value-type="float">
            <text:p>2.168</text:p>
          </table:table-cell>
          <table:table-cell table:style-name="ce18" table:formula="of:=(([.C17]/[.J$1])^(1/3))-3" office:value-type="float" office:value="13.8881546567024" calcext:value-type="float">
            <text:p>14</text:p>
          </table:table-cell>
          <table:table-cell table:style-name="ce20" table:formula="of:=([.C17]/100000)^[.L$1]" office:value-type="float" office:value="469.805625" calcext:value-type="float">
            <text:p>470</text:p>
          </table:table-cell>
          <table:table-cell table:formula="of:=[.C17]/2000000" office:value-type="float" office:value="1.08375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]+100" office:value-type="float" office:value="1800" calcext:value-type="float">
            <text:p>1800</text:p>
          </table:table-cell>
          <table:table-cell table:formula="of:=[.A18]/4*3" office:value-type="float" office:value="1350" calcext:value-type="float">
            <text:p>1350</text:p>
          </table:table-cell>
          <table:table-cell table:formula="of:=[.A18]*[.B18]" office:value-type="float" office:value="2430000" calcext:value-type="float">
            <text:p>2430000</text:p>
          </table:table-cell>
          <table:table-cell table:style-name="ce3" table:formula="of:=[.C18]/1000000" office:value-type="float" office:value="2.43" calcext:value-type="float">
            <text:p>2.430</text:p>
          </table:table-cell>
          <table:table-cell table:style-name="ce18" table:formula="of:=(([.C18]/[.J$1])^(1/3))-3" office:value-type="float" office:value="14.5441064292772" calcext:value-type="float">
            <text:p>15</text:p>
          </table:table-cell>
          <table:table-cell table:style-name="ce20" table:formula="of:=([.C18]/100000)^[.L$1]" office:value-type="float" office:value="590.49" calcext:value-type="float">
            <text:p>590</text:p>
          </table:table-cell>
          <table:table-cell table:formula="of:=[.C18]/2000000" office:value-type="float" office:value="1.215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]+100" office:value-type="float" office:value="1900" calcext:value-type="float">
            <text:p>1900</text:p>
          </table:table-cell>
          <table:table-cell table:formula="of:=[.A19]/4*3" office:value-type="float" office:value="1425" calcext:value-type="float">
            <text:p>1425</text:p>
          </table:table-cell>
          <table:table-cell table:formula="of:=[.A19]*[.B19]" office:value-type="float" office:value="2707500" calcext:value-type="float">
            <text:p>2707500</text:p>
          </table:table-cell>
          <table:table-cell table:style-name="ce3" table:formula="of:=[.C19]/1000000" office:value-type="float" office:value="2.7075" calcext:value-type="float">
            <text:p>2.708</text:p>
          </table:table-cell>
          <table:table-cell table:style-name="ce18" table:formula="of:=(([.C19]/[.J$1])^(1/3))-3" office:value-type="float" office:value="15.1880155641126" calcext:value-type="float">
            <text:p>15</text:p>
          </table:table-cell>
          <table:table-cell table:style-name="ce20" table:formula="of:=([.C19]/100000)^[.L$1]" office:value-type="float" office:value="733.055625" calcext:value-type="float">
            <text:p>733</text:p>
          </table:table-cell>
          <table:table-cell table:formula="of:=[.C19]/2000000" office:value-type="float" office:value="1.35375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]+100" office:value-type="float" office:value="2000" calcext:value-type="float">
            <text:p>2000</text:p>
          </table:table-cell>
          <table:table-cell table:formula="of:=[.A20]/4*3" office:value-type="float" office:value="1500" calcext:value-type="float">
            <text:p>1500</text:p>
          </table:table-cell>
          <table:table-cell table:formula="of:=[.A20]*[.B20]" office:value-type="float" office:value="3000000" calcext:value-type="float">
            <text:p>3000000</text:p>
          </table:table-cell>
          <table:table-cell table:style-name="ce3" table:formula="of:=[.C20]/1000000" office:value-type="float" office:value="3" calcext:value-type="float">
            <text:p>3.000</text:p>
          </table:table-cell>
          <table:table-cell table:style-name="ce18" table:formula="of:=(([.C20]/[.J$1])^(1/3))-3" office:value-type="float" office:value="15.8207205776206" calcext:value-type="float">
            <text:p>16</text:p>
          </table:table-cell>
          <table:table-cell table:style-name="ce20" table:formula="of:=([.C20]/100000)^[.L$1]" office:value-type="float" office:value="900" calcext:value-type="float">
            <text:p>900</text:p>
          </table:table-cell>
          <table:table-cell table:formula="of:=[.C20]/2000000" office:value-type="float" office:value="1.5" calcext:value-type="float">
            <text:p>2</text:p>
          </table:table-cell>
          <table:table-cell table:number-columns-repeated="5"/>
        </table:table-row>
        <table:table-row table:style-name="ro1">
          <table:table-cell table:formula="of:=[.A20]+100" office:value-type="float" office:value="2100" calcext:value-type="float">
            <text:p>2100</text:p>
          </table:table-cell>
          <table:table-cell table:formula="of:=[.A21]/4*3" office:value-type="float" office:value="1575" calcext:value-type="float">
            <text:p>1575</text:p>
          </table:table-cell>
          <table:table-cell table:formula="of:=[.A21]*[.B21]" office:value-type="float" office:value="3307500" calcext:value-type="float">
            <text:p>3307500</text:p>
          </table:table-cell>
          <table:table-cell table:style-name="ce3" table:formula="of:=[.C21]/1000000" office:value-type="float" office:value="3.3075" calcext:value-type="float">
            <text:p>3.308</text:p>
          </table:table-cell>
          <table:table-cell table:style-name="ce18" table:formula="of:=(([.C21]/[.J$1])^(1/3))-3" office:value-type="float" office:value="16.4429628500738" calcext:value-type="float">
            <text:p>16</text:p>
          </table:table-cell>
          <table:table-cell table:style-name="ce20" table:formula="of:=([.C21]/100000)^[.L$1]" office:value-type="float" office:value="1093.955625" calcext:value-type="float">
            <text:p>1,094</text:p>
          </table:table-cell>
          <table:table-cell table:formula="of:=[.C21]/2000000" office:value-type="float" office:value="1.65375" calcext:value-type="float">
            <text:p>2</text:p>
          </table:table-cell>
          <table:table-cell table:number-columns-repeated="5"/>
        </table:table-row>
        <table:table-row table:style-name="ro1">
          <table:table-cell table:formula="of:=[.A21]+100" office:value-type="float" office:value="2200" calcext:value-type="float">
            <text:p>2200</text:p>
          </table:table-cell>
          <table:table-cell table:formula="of:=[.A22]/4*3" office:value-type="float" office:value="1650" calcext:value-type="float">
            <text:p>1650</text:p>
          </table:table-cell>
          <table:table-cell table:formula="of:=[.A22]*[.B22]" office:value-type="float" office:value="3630000" calcext:value-type="float">
            <text:p>3630000</text:p>
          </table:table-cell>
          <table:table-cell table:style-name="ce3" table:formula="of:=[.C22]/1000000" office:value-type="float" office:value="3.63" calcext:value-type="float">
            <text:p>3.630</text:p>
          </table:table-cell>
          <table:table-cell table:style-name="ce18" table:formula="of:=(([.C22]/[.J$1])^(1/3))-3" office:value-type="float" office:value="17.0554019450719" calcext:value-type="float">
            <text:p>17</text:p>
          </table:table-cell>
          <table:table-cell table:style-name="ce20" table:formula="of:=([.C22]/100000)^[.L$1]" office:value-type="float" office:value="1317.69" calcext:value-type="float">
            <text:p>1,318</text:p>
          </table:table-cell>
          <table:table-cell table:formula="of:=[.C22]/2000000" office:value-type="float" office:value="1.815" calcext:value-type="float">
            <text:p>2</text:p>
          </table:table-cell>
          <table:table-cell table:number-columns-repeated="5"/>
        </table:table-row>
        <table:table-row table:style-name="ro1">
          <table:table-cell table:formula="of:=[.A22]+100" office:value-type="float" office:value="2300" calcext:value-type="float">
            <text:p>2300</text:p>
          </table:table-cell>
          <table:table-cell table:formula="of:=[.A23]/4*3" office:value-type="float" office:value="1725" calcext:value-type="float">
            <text:p>1725</text:p>
          </table:table-cell>
          <table:table-cell table:formula="of:=[.A23]*[.B23]" office:value-type="float" office:value="3967500" calcext:value-type="float">
            <text:p>3967500</text:p>
          </table:table-cell>
          <table:table-cell table:style-name="ce3" table:formula="of:=[.C23]/1000000" office:value-type="float" office:value="3.9675" calcext:value-type="float">
            <text:p>3.968</text:p>
          </table:table-cell>
          <table:table-cell table:style-name="ce18" table:formula="of:=(([.C23]/[.J$1])^(1/3))-3" office:value-type="float" office:value="17.6586279291817" calcext:value-type="float">
            <text:p>18</text:p>
          </table:table-cell>
          <table:table-cell table:style-name="ce20" table:formula="of:=([.C23]/100000)^[.L$1]" office:value-type="float" office:value="1574.105625" calcext:value-type="float">
            <text:p>1,574</text:p>
          </table:table-cell>
          <table:table-cell table:formula="of:=[.C23]/2000000" office:value-type="float" office:value="1.98375" calcext:value-type="float">
            <text:p>2</text:p>
          </table:table-cell>
          <table:table-cell table:number-columns-repeated="5"/>
        </table:table-row>
        <table:table-row table:style-name="ro1">
          <table:table-cell table:formula="of:=[.A23]+100" office:value-type="float" office:value="2400" calcext:value-type="float">
            <text:p>2400</text:p>
          </table:table-cell>
          <table:table-cell table:formula="of:=[.A24]/4*3" office:value-type="float" office:value="1800" calcext:value-type="float">
            <text:p>1800</text:p>
          </table:table-cell>
          <table:table-cell table:formula="of:=[.A24]*[.B24]" office:value-type="float" office:value="4320000" calcext:value-type="float">
            <text:p>4320000</text:p>
          </table:table-cell>
          <table:table-cell table:style-name="ce3" table:formula="of:=[.C24]/1000000" office:value-type="float" office:value="4.32" calcext:value-type="float">
            <text:p>4.320</text:p>
          </table:table-cell>
          <table:table-cell table:style-name="ce18" table:formula="of:=(([.C24]/[.J$1])^(1/3))-3" office:value-type="float" office:value="18.2531713836522" calcext:value-type="float">
            <text:p>18</text:p>
          </table:table-cell>
          <table:table-cell table:style-name="ce20" table:formula="of:=([.C24]/100000)^[.L$1]" office:value-type="float" office:value="1866.24" calcext:value-type="float">
            <text:p>1,866</text:p>
          </table:table-cell>
          <table:table-cell table:formula="of:=[.C24]/2000000" office:value-type="float" office:value="2.16" calcext:value-type="float">
            <text:p>2</text:p>
          </table:table-cell>
          <table:table-cell table:number-columns-repeated="5"/>
        </table:table-row>
        <table:table-row table:style-name="ro1">
          <table:table-cell table:formula="of:=[.A24]+100" office:value-type="float" office:value="2500" calcext:value-type="float">
            <text:p>2500</text:p>
          </table:table-cell>
          <table:table-cell table:formula="of:=[.A25]/4*3" office:value-type="float" office:value="1875" calcext:value-type="float">
            <text:p>1875</text:p>
          </table:table-cell>
          <table:table-cell table:formula="of:=[.A25]*[.B25]" office:value-type="float" office:value="4687500" calcext:value-type="float">
            <text:p>4687500</text:p>
          </table:table-cell>
          <table:table-cell table:style-name="ce3" table:formula="of:=[.C25]/1000000" office:value-type="float" office:value="4.6875" calcext:value-type="float">
            <text:p>4.688</text:p>
          </table:table-cell>
          <table:table-cell table:style-name="ce18" table:formula="of:=(([.C25]/[.J$1])^(1/3))-3" office:value-type="float" office:value="18.8395116184075" calcext:value-type="float">
            <text:p>19</text:p>
          </table:table-cell>
          <table:table-cell table:style-name="ce20" table:formula="of:=([.C25]/100000)^[.L$1]" office:value-type="float" office:value="2197.265625" calcext:value-type="float">
            <text:p>2,197</text:p>
          </table:table-cell>
          <table:table-cell table:formula="of:=[.C25]/2000000" office:value-type="float" office:value="2.34375" calcext:value-type="float">
            <text:p>2</text:p>
          </table:table-cell>
          <table:table-cell table:number-columns-repeated="5"/>
        </table:table-row>
        <table:table-row table:style-name="ro1">
          <table:table-cell table:formula="of:=[.A25]+100" office:value-type="float" office:value="2600" calcext:value-type="float">
            <text:p>2600</text:p>
          </table:table-cell>
          <table:table-cell table:formula="of:=[.A26]/4*3" office:value-type="float" office:value="1950" calcext:value-type="float">
            <text:p>1950</text:p>
          </table:table-cell>
          <table:table-cell table:formula="of:=[.A26]*[.B26]" office:value-type="float" office:value="5070000" calcext:value-type="float">
            <text:p>5070000</text:p>
          </table:table-cell>
          <table:table-cell table:style-name="ce3" table:formula="of:=[.C26]/1000000" office:value-type="float" office:value="5.07" calcext:value-type="float">
            <text:p>5.070</text:p>
          </table:table-cell>
          <table:table-cell table:style-name="ce19" table:formula="of:=(([.C26]/[.J$1])^(1/3))-3" office:value-type="float" office:value="19.4180834698891" calcext:value-type="float">
            <text:p>19</text:p>
          </table:table-cell>
          <table:table-cell table:style-name="ce20" table:formula="of:=([.C26]/100000)^[.L$1]" office:value-type="float" office:value="2570.49" calcext:value-type="float">
            <text:p>2,570</text:p>
          </table:table-cell>
          <table:table-cell table:formula="of:=[.C26]/2000000" office:value-type="float" office:value="2.535" calcext:value-type="float">
            <text:p>3</text:p>
          </table:table-cell>
          <table:table-cell table:number-columns-repeated="5"/>
        </table:table-row>
        <table:table-row table:style-name="ro1">
          <table:table-cell table:formula="of:=[.A26]+100" office:value-type="float" office:value="2700" calcext:value-type="float">
            <text:p>2700</text:p>
          </table:table-cell>
          <table:table-cell table:formula="of:=[.A27]/4*3" office:value-type="float" office:value="2025" calcext:value-type="float">
            <text:p>2025</text:p>
          </table:table-cell>
          <table:table-cell table:formula="of:=[.A27]*[.B27]" office:value-type="float" office:value="5467500" calcext:value-type="float">
            <text:p>5467500</text:p>
          </table:table-cell>
          <table:table-cell table:style-name="ce3" table:formula="of:=[.C27]/1000000" office:value-type="float" office:value="5.4675" calcext:value-type="float">
            <text:p>5.468</text:p>
          </table:table-cell>
          <table:table-cell table:style-name="ce18" table:formula="of:=(([.C27]/[.J$1])^(1/3))-3" office:value-type="float" office:value="19.9892829718066" calcext:value-type="float">
            <text:p>20</text:p>
          </table:table-cell>
          <table:table-cell table:style-name="ce20" table:formula="of:=([.C27]/100000)^[.L$1]" office:value-type="float" office:value="2989.355625" calcext:value-type="float">
            <text:p>2,989</text:p>
          </table:table-cell>
          <table:table-cell table:formula="of:=[.C27]/2000000" office:value-type="float" office:value="2.73375" calcext:value-type="float">
            <text:p>3</text:p>
          </table:table-cell>
          <table:table-cell table:number-columns-repeated="5"/>
        </table:table-row>
        <table:table-row table:style-name="ro1">
          <table:table-cell table:formula="of:=[.A27]+100" office:value-type="float" office:value="2800" calcext:value-type="float">
            <text:p>2800</text:p>
          </table:table-cell>
          <table:table-cell table:formula="of:=[.A28]/4*3" office:value-type="float" office:value="2100" calcext:value-type="float">
            <text:p>2100</text:p>
          </table:table-cell>
          <table:table-cell table:formula="of:=[.A28]*[.B28]" office:value-type="float" office:value="5880000" calcext:value-type="float">
            <text:p>5880000</text:p>
          </table:table-cell>
          <table:table-cell table:style-name="ce3" table:formula="of:=[.C28]/1000000" office:value-type="float" office:value="5.88" calcext:value-type="float">
            <text:p>5.880</text:p>
          </table:table-cell>
          <table:table-cell table:style-name="ce18" table:formula="of:=(([.C28]/[.J$1])^(1/3))-3" office:value-type="float" office:value="20.5534721203596" calcext:value-type="float">
            <text:p>21</text:p>
          </table:table-cell>
          <table:table-cell table:style-name="ce20" table:formula="of:=([.C28]/100000)^[.L$1]" office:value-type="float" office:value="3457.44" calcext:value-type="float">
            <text:p>3,457</text:p>
          </table:table-cell>
          <table:table-cell table:formula="of:=[.C28]/2000000" office:value-type="float" office:value="2.94" calcext:value-type="float">
            <text:p>3</text:p>
          </table:table-cell>
          <table:table-cell table:number-columns-repeated="5"/>
        </table:table-row>
        <table:table-row table:style-name="ro1">
          <table:table-cell table:formula="of:=[.A28]+100" office:value-type="float" office:value="2900" calcext:value-type="float">
            <text:p>2900</text:p>
          </table:table-cell>
          <table:table-cell table:formula="of:=[.A29]/4*3" office:value-type="float" office:value="2175" calcext:value-type="float">
            <text:p>2175</text:p>
          </table:table-cell>
          <table:table-cell table:formula="of:=[.A29]*[.B29]" office:value-type="float" office:value="6307500" calcext:value-type="float">
            <text:p>6307500</text:p>
          </table:table-cell>
          <table:table-cell table:style-name="ce3" table:formula="of:=[.C29]/1000000" office:value-type="float" office:value="6.3075" calcext:value-type="float">
            <text:p>6.308</text:p>
          </table:table-cell>
          <table:table-cell table:style-name="ce18" table:formula="of:=(([.C29]/[.J$1])^(1/3))-3" office:value-type="float" office:value="21.1109829056037" calcext:value-type="float">
            <text:p>21</text:p>
          </table:table-cell>
          <table:table-cell table:style-name="ce20" table:formula="of:=([.C29]/100000)^[.L$1]" office:value-type="float" office:value="3978.455625" calcext:value-type="float">
            <text:p>3,978</text:p>
          </table:table-cell>
          <table:table-cell table:formula="of:=[.C29]/2000000" office:value-type="float" office:value="3.15375" calcext:value-type="float">
            <text:p>3</text:p>
          </table:table-cell>
          <table:table-cell table:number-columns-repeated="5"/>
        </table:table-row>
        <table:table-row table:style-name="ro1">
          <table:table-cell table:formula="of:=[.A29]+100" office:value-type="float" office:value="3000" calcext:value-type="float">
            <text:p>3000</text:p>
          </table:table-cell>
          <table:table-cell table:formula="of:=[.A30]/4*3" office:value-type="float" office:value="2250" calcext:value-type="float">
            <text:p>2250</text:p>
          </table:table-cell>
          <table:table-cell table:formula="of:=[.A30]*[.B30]" office:value-type="float" office:value="6750000" calcext:value-type="float">
            <text:p>6750000</text:p>
          </table:table-cell>
          <table:table-cell table:style-name="ce3" table:formula="of:=[.C30]/1000000" office:value-type="float" office:value="6.75" calcext:value-type="float">
            <text:p>6.750</text:p>
          </table:table-cell>
          <table:table-cell table:style-name="ce18" table:formula="of:=(([.C30]/[.J$1])^(1/3))-3" office:value-type="float" office:value="21.6621207433047" calcext:value-type="float">
            <text:p>22</text:p>
          </table:table-cell>
          <table:table-cell table:style-name="ce20" table:formula="of:=([.C30]/100000)^[.L$1]" office:value-type="float" office:value="4556.25" calcext:value-type="float">
            <text:p>4,556</text:p>
          </table:table-cell>
          <table:table-cell table:formula="of:=[.C30]/2000000" office:value-type="float" office:value="3.375" calcext:value-type="float">
            <text:p>3</text:p>
          </table:table-cell>
          <table:table-cell table:number-columns-repeated="5"/>
        </table:table-row>
        <table:table-row table:style-name="ro1">
          <table:table-cell table:formula="of:=[.A30]+100" office:value-type="float" office:value="3100" calcext:value-type="float">
            <text:p>3100</text:p>
          </table:table-cell>
          <table:table-cell table:formula="of:=[.A31]/4*3" office:value-type="float" office:value="2325" calcext:value-type="float">
            <text:p>2325</text:p>
          </table:table-cell>
          <table:table-cell table:formula="of:=[.A31]*[.B31]" office:value-type="float" office:value="7207500" calcext:value-type="float">
            <text:p>7207500</text:p>
          </table:table-cell>
          <table:table-cell table:style-name="ce3" table:formula="of:=[.C31]/1000000" office:value-type="float" office:value="7.2075" calcext:value-type="float">
            <text:p>7.208</text:p>
          </table:table-cell>
          <table:table-cell table:style-name="ce18" table:formula="of:=(([.C31]/[.J$1])^(1/3))-3" office:value-type="float" office:value="22.2071674133856" calcext:value-type="float">
            <text:p>22</text:p>
          </table:table-cell>
          <table:table-cell table:style-name="ce20" table:formula="of:=([.C31]/100000)^[.L$1]" office:value-type="float" office:value="5194.805625" calcext:value-type="float">
            <text:p>5,195</text:p>
          </table:table-cell>
          <table:table-cell table:formula="of:=[.C31]/2000000" office:value-type="float" office:value="3.60375" calcext:value-type="float">
            <text:p>4</text:p>
          </table:table-cell>
          <table:table-cell table:number-columns-repeated="5"/>
        </table:table-row>
        <table:table-row table:style-name="ro1">
          <table:table-cell table:formula="of:=[.A31]+100" office:value-type="float" office:value="3200" calcext:value-type="float">
            <text:p>3200</text:p>
          </table:table-cell>
          <table:table-cell table:formula="of:=[.A32]/4*3" office:value-type="float" office:value="2400" calcext:value-type="float">
            <text:p>2400</text:p>
          </table:table-cell>
          <table:table-cell table:formula="of:=[.A32]*[.B32]" office:value-type="float" office:value="7680000" calcext:value-type="float">
            <text:p>7680000</text:p>
          </table:table-cell>
          <table:table-cell table:style-name="ce3" table:formula="of:=[.C32]/1000000" office:value-type="float" office:value="7.68" calcext:value-type="float">
            <text:p>7.680</text:p>
          </table:table-cell>
          <table:table-cell table:style-name="ce18" table:formula="of:=(([.C32]/[.J$1])^(1/3))-3" office:value-type="float" office:value="22.7463835894835" calcext:value-type="float">
            <text:p>23</text:p>
          </table:table-cell>
          <table:table-cell table:style-name="ce20" table:formula="of:=([.C32]/100000)^[.L$1]" office:value-type="float" office:value="5898.24" calcext:value-type="float">
            <text:p>5,898</text:p>
          </table:table-cell>
          <table:table-cell table:formula="of:=[.C32]/2000000" office:value-type="float" office:value="3.84" calcext:value-type="float">
            <text:p>4</text:p>
          </table:table-cell>
          <table:table-cell table:number-columns-repeated="5"/>
        </table:table-row>
        <table:table-row table:style-name="ro1">
          <table:table-cell table:formula="of:=[.A32]+100" office:value-type="float" office:value="3300" calcext:value-type="float">
            <text:p>3300</text:p>
          </table:table-cell>
          <table:table-cell table:formula="of:=[.A33]/4*3" office:value-type="float" office:value="2475" calcext:value-type="float">
            <text:p>2475</text:p>
          </table:table-cell>
          <table:table-cell table:formula="of:=[.A33]*[.B33]" office:value-type="float" office:value="8167500" calcext:value-type="float">
            <text:p>8167500</text:p>
          </table:table-cell>
          <table:table-cell table:style-name="ce3" table:formula="of:=[.C33]/1000000" office:value-type="float" office:value="8.1675" calcext:value-type="float">
            <text:p>8.168</text:p>
          </table:table-cell>
          <table:table-cell table:style-name="ce18" table:formula="of:=(([.C33]/[.J$1])^(1/3))-3" office:value-type="float" office:value="23.2800110274737" calcext:value-type="float">
            <text:p>23</text:p>
          </table:table-cell>
          <table:table-cell table:style-name="ce20" table:formula="of:=([.C33]/100000)^[.L$1]" office:value-type="float" office:value="6670.805625" calcext:value-type="float">
            <text:p>6,671</text:p>
          </table:table-cell>
          <table:table-cell table:formula="of:=[.C33]/2000000" office:value-type="float" office:value="4.08375" calcext:value-type="float">
            <text:p>4</text:p>
          </table:table-cell>
          <table:table-cell table:number-columns-repeated="5"/>
        </table:table-row>
        <table:table-row table:style-name="ro1">
          <table:table-cell table:formula="of:=[.A33]+100" office:value-type="float" office:value="3400" calcext:value-type="float">
            <text:p>3400</text:p>
          </table:table-cell>
          <table:table-cell table:formula="of:=[.A34]/4*3" office:value-type="float" office:value="2550" calcext:value-type="float">
            <text:p>2550</text:p>
          </table:table-cell>
          <table:table-cell table:formula="of:=[.A34]*[.B34]" office:value-type="float" office:value="8670000" calcext:value-type="float">
            <text:p>8670000</text:p>
          </table:table-cell>
          <table:table-cell table:style-name="ce3" table:formula="of:=[.C34]/1000000" office:value-type="float" office:value="8.67" calcext:value-type="float">
            <text:p>8.670</text:p>
          </table:table-cell>
          <table:table-cell table:style-name="ce18" table:formula="of:=(([.C34]/[.J$1])^(1/3))-3" office:value-type="float" office:value="23.808274467851" calcext:value-type="float">
            <text:p>24</text:p>
          </table:table-cell>
          <table:table-cell table:style-name="ce20" table:formula="of:=([.C34]/100000)^[.L$1]" office:value-type="float" office:value="7516.89" calcext:value-type="float">
            <text:p>7,517</text:p>
          </table:table-cell>
          <table:table-cell table:formula="of:=[.C34]/2000000" office:value-type="float" office:value="4.335" calcext:value-type="float">
            <text:p>4</text:p>
          </table:table-cell>
          <table:table-cell table:number-columns-repeated="5"/>
        </table:table-row>
        <table:table-row table:style-name="ro1">
          <table:table-cell table:formula="of:=[.A34]+100" office:value-type="float" office:value="3500" calcext:value-type="float">
            <text:p>3500</text:p>
          </table:table-cell>
          <table:table-cell table:formula="of:=[.A35]/4*3" office:value-type="float" office:value="2625" calcext:value-type="float">
            <text:p>2625</text:p>
          </table:table-cell>
          <table:table-cell table:formula="of:=[.A35]*[.B35]" office:value-type="float" office:value="9187500" calcext:value-type="float">
            <text:p>9187500</text:p>
          </table:table-cell>
          <table:table-cell table:style-name="ce3" table:formula="of:=[.C35]/1000000" office:value-type="float" office:value="9.1875" calcext:value-type="float">
            <text:p>9.188</text:p>
          </table:table-cell>
          <table:table-cell table:style-name="ce18" table:formula="of:=(([.C35]/[.J$1])^(1/3))-3" office:value-type="float" office:value="24.3313832966678" calcext:value-type="float">
            <text:p>24</text:p>
          </table:table-cell>
          <table:table-cell table:style-name="ce20" table:formula="of:=([.C35]/([.C35]-10))^[.L$1]" office:value-type="float" office:value="1.0000021768743" calcext:value-type="float">
            <text:p>1</text:p>
          </table:table-cell>
          <table:table-cell table:formula="of:=[.C35]/2000000" office:value-type="float" office:value="4.5937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35]+100" office:value-type="float" office:value="3600" calcext:value-type="float">
            <text:p>3600</text:p>
          </table:table-cell>
          <table:table-cell table:formula="of:=[.A36]/4*3" office:value-type="float" office:value="2700" calcext:value-type="float">
            <text:p>2700</text:p>
          </table:table-cell>
          <table:table-cell table:formula="of:=[.A36]*[.B36]" office:value-type="float" office:value="9720000" calcext:value-type="float">
            <text:p>9720000</text:p>
          </table:table-cell>
          <table:table-cell table:style-name="ce3" table:formula="of:=[.C36]/1000000" office:value-type="float" office:value="9.72" calcext:value-type="float">
            <text:p>9.720</text:p>
          </table:table-cell>
          <table:table-cell table:style-name="ce18" table:formula="of:=(([.C36]/[.J$1])^(1/3))-3" office:value-type="float" office:value="24.8495330016767" calcext:value-type="float">
            <text:p>25</text:p>
          </table:table-cell>
          <table:table-cell table:style-name="ce20" table:formula="of:=([.C36]/([.C36]-2))^[.L$1]" office:value-type="float" office:value="1.00000041152276" calcext:value-type="float">
            <text:p>1</text:p>
          </table:table-cell>
          <table:table-cell table:formula="of:=[.C36]/2000000" office:value-type="float" office:value="4.86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36]+100" office:value-type="float" office:value="3700" calcext:value-type="float">
            <text:p>3700</text:p>
          </table:table-cell>
          <table:table-cell table:formula="of:=[.A37]/4*3" office:value-type="float" office:value="2775" calcext:value-type="float">
            <text:p>2775</text:p>
          </table:table-cell>
          <table:table-cell table:formula="of:=[.A37]*[.B37]" office:value-type="float" office:value="10267500" calcext:value-type="float">
            <text:p>10267500</text:p>
          </table:table-cell>
          <table:table-cell table:style-name="ce3" table:formula="of:=[.C37]/1000000" office:value-type="float" office:value="10.2675" calcext:value-type="float">
            <text:p>10.268</text:p>
          </table:table-cell>
          <table:table-cell table:style-name="ce19" table:formula="of:=(([.C37]/[.J$1])^(1/3))-3" office:value-type="float" office:value="25.3629064538988" calcext:value-type="float">
            <text:p>25</text:p>
          </table:table-cell>
          <table:table-cell table:style-name="ce20" table:formula="of:=([.C37]/([.C37]-2))^[.L$1]" office:value-type="float" office:value="1.00000038957888" calcext:value-type="float">
            <text:p>1</text:p>
          </table:table-cell>
          <table:table-cell table:formula="of:=[.C37]/2000000" office:value-type="float" office:value="5.1337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37]+100" office:value-type="float" office:value="3800" calcext:value-type="float">
            <text:p>3800</text:p>
          </table:table-cell>
          <table:table-cell table:formula="of:=[.A38]/4*3" office:value-type="float" office:value="2850" calcext:value-type="float">
            <text:p>2850</text:p>
          </table:table-cell>
          <table:table-cell table:formula="of:=[.A38]*[.B38]" office:value-type="float" office:value="10830000" calcext:value-type="float">
            <text:p>10830000</text:p>
          </table:table-cell>
          <table:table-cell table:style-name="ce3" table:formula="of:=[.C38]/1000000" office:value-type="float" office:value="10.83" calcext:value-type="float">
            <text:p>10.830</text:p>
          </table:table-cell>
          <table:table-cell table:style-name="ce18" table:formula="of:=(([.C38]/[.J$1])^(1/3))-3" office:value-type="float" office:value="25.8716750396863" calcext:value-type="float">
            <text:p>26</text:p>
          </table:table-cell>
          <table:table-cell table:style-name="ce20" table:formula="of:=([.C38]/([.C38]-2))^[.L$1]" office:value-type="float" office:value="1.00000036934452" calcext:value-type="float">
            <text:p>1</text:p>
          </table:table-cell>
          <table:table-cell table:formula="of:=[.C38]/2000000" office:value-type="float" office:value="5.41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38]+100" office:value-type="float" office:value="3900" calcext:value-type="float">
            <text:p>3900</text:p>
          </table:table-cell>
          <table:table-cell table:formula="of:=[.A39]/4*3" office:value-type="float" office:value="2925" calcext:value-type="float">
            <text:p>2925</text:p>
          </table:table-cell>
          <table:table-cell table:formula="of:=[.A39]*[.B39]" office:value-type="float" office:value="11407500" calcext:value-type="float">
            <text:p>11407500</text:p>
          </table:table-cell>
          <table:table-cell table:style-name="ce3" table:formula="of:=[.C39]/1000000" office:value-type="float" office:value="11.4075" calcext:value-type="float">
            <text:p>11.408</text:p>
          </table:table-cell>
          <table:table-cell table:style-name="ce18" table:formula="of:=(([.C39]/[.J$1])^(1/3))-3" office:value-type="float" office:value="26.3759996641842" calcext:value-type="float">
            <text:p>26</text:p>
          </table:table-cell>
          <table:table-cell table:style-name="ce20" table:formula="of:=([.C39]/([.C39]-2))^[.L$1]" office:value-type="float" office:value="1.0000003506466" calcext:value-type="float">
            <text:p>1</text:p>
          </table:table-cell>
          <table:table-cell table:formula="of:=[.C39]/2000000" office:value-type="float" office:value="5.70375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39]+100" office:value-type="float" office:value="4000" calcext:value-type="float">
            <text:p>4000</text:p>
          </table:table-cell>
          <table:table-cell table:formula="of:=[.A40]/4*3" office:value-type="float" office:value="3000" calcext:value-type="float">
            <text:p>3000</text:p>
          </table:table-cell>
          <table:table-cell table:formula="of:=[.A40]*[.B40]" office:value-type="float" office:value="12000000" calcext:value-type="float">
            <text:p>12000000</text:p>
          </table:table-cell>
          <table:table-cell table:style-name="ce3" table:formula="of:=[.C40]/1000000" office:value-type="float" office:value="12" calcext:value-type="float">
            <text:p>12.000</text:p>
          </table:table-cell>
          <table:table-cell table:style-name="ce18" table:formula="of:=(([.C40]/[.J$1])^(1/3))-3" office:value-type="float" office:value="26.8760316437144" calcext:value-type="float">
            <text:p>27</text:p>
          </table:table-cell>
          <table:table-cell table:style-name="ce20" table:formula="of:=([.C40]/([.C40]-2))^[.L$1]" office:value-type="float" office:value="1.00000033333342" calcext:value-type="float">
            <text:p>1</text:p>
          </table:table-cell>
          <table:table-cell table:formula="of:=[.C40]/2000000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40]+100" office:value-type="float" office:value="4100" calcext:value-type="float">
            <text:p>4100</text:p>
          </table:table-cell>
          <table:table-cell table:formula="of:=[.A41]/4*3" office:value-type="float" office:value="3075" calcext:value-type="float">
            <text:p>3075</text:p>
          </table:table-cell>
          <table:table-cell table:formula="of:=[.A41]*[.B41]" office:value-type="float" office:value="12607500" calcext:value-type="float">
            <text:p>12607500</text:p>
          </table:table-cell>
          <table:table-cell table:style-name="ce3" table:formula="of:=[.C41]/1000000" office:value-type="float" office:value="12.6075" calcext:value-type="float">
            <text:p>12.608</text:p>
          </table:table-cell>
          <table:table-cell table:style-name="ce18" table:formula="of:=(([.C41]/[.J$1])^(1/3))-3" office:value-type="float" office:value="27.3719135018384" calcext:value-type="float">
            <text:p>27</text:p>
          </table:table-cell>
          <table:table-cell table:style-name="ce20" table:formula="of:=([.C41]/([.C41]-2))^[.L$1]" office:value-type="float" office:value="1.00000031727154" calcext:value-type="float">
            <text:p>1</text:p>
          </table:table-cell>
          <table:table-cell table:formula="of:=[.C41]/2000000" office:value-type="float" office:value="6.30375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41]+100" office:value-type="float" office:value="4200" calcext:value-type="float">
            <text:p>4200</text:p>
          </table:table-cell>
          <table:table-cell table:formula="of:=[.A42]/4*3" office:value-type="float" office:value="3150" calcext:value-type="float">
            <text:p>3150</text:p>
          </table:table-cell>
          <table:table-cell table:formula="of:=[.A42]*[.B42]" office:value-type="float" office:value="13230000" calcext:value-type="float">
            <text:p>13230000</text:p>
          </table:table-cell>
          <table:table-cell table:style-name="ce3" table:formula="of:=[.C42]/1000000" office:value-type="float" office:value="13.23" calcext:value-type="float">
            <text:p>13.230</text:p>
          </table:table-cell>
          <table:table-cell table:style-name="ce18" table:formula="of:=(([.C42]/[.J$1])^(1/3))-3" office:value-type="float" office:value="27.8637796815858" calcext:value-type="float">
            <text:p>28</text:p>
          </table:table-cell>
          <table:table-cell table:style-name="ce20" table:formula="of:=([.C42]/([.C42]-2))^[.L$1]" office:value-type="float" office:value="1.00000030234323" calcext:value-type="float">
            <text:p>1</text:p>
          </table:table-cell>
          <table:table-cell table:formula="of:=[.C42]/2000000" office:value-type="float" office:value="6.615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42]+100" office:value-type="float" office:value="4300" calcext:value-type="float">
            <text:p>4300</text:p>
          </table:table-cell>
          <table:table-cell table:formula="of:=[.A43]/4*3" office:value-type="float" office:value="3225" calcext:value-type="float">
            <text:p>3225</text:p>
          </table:table-cell>
          <table:table-cell table:formula="of:=[.A43]*[.B43]" office:value-type="float" office:value="13867500" calcext:value-type="float">
            <text:p>13867500</text:p>
          </table:table-cell>
          <table:table-cell table:style-name="ce3" table:formula="of:=[.C43]/1000000" office:value-type="float" office:value="13.8675" calcext:value-type="float">
            <text:p>13.868</text:p>
          </table:table-cell>
          <table:table-cell table:style-name="ce18" table:formula="of:=(([.C43]/[.J$1])^(1/3))-3" office:value-type="float" office:value="28.3517571844571" calcext:value-type="float">
            <text:p>28</text:p>
          </table:table-cell>
          <table:table-cell table:style-name="ce20" table:formula="of:=([.C43]/([.C43]-2))^[.L$1]" office:value-type="float" office:value="1.00000028844427" calcext:value-type="float">
            <text:p>1</text:p>
          </table:table-cell>
          <table:table-cell table:formula="of:=[.C43]/2000000" office:value-type="float" office:value="6.93375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43]+100" office:value-type="float" office:value="4400" calcext:value-type="float">
            <text:p>4400</text:p>
          </table:table-cell>
          <table:table-cell table:formula="of:=[.A44]/4*3" office:value-type="float" office:value="3300" calcext:value-type="float">
            <text:p>3300</text:p>
          </table:table-cell>
          <table:table-cell table:formula="of:=[.A44]*[.B44]" office:value-type="float" office:value="14520000" calcext:value-type="float">
            <text:p>14520000</text:p>
          </table:table-cell>
          <table:table-cell table:style-name="ce3" table:formula="of:=[.C44]/1000000" office:value-type="float" office:value="14.52" calcext:value-type="float">
            <text:p>14.520</text:p>
          </table:table-cell>
          <table:table-cell table:style-name="ce18" table:formula="of:=(([.C44]/[.J$1])^(1/3))-3" office:value-type="float" office:value="28.8359661452521" calcext:value-type="float">
            <text:p>29</text:p>
          </table:table-cell>
          <table:table-cell table:style-name="ce20" table:formula="of:=([.C44]/([.C44]-2))^[.L$1]" office:value-type="float" office:value="1.00000027548215" calcext:value-type="float">
            <text:p>1</text:p>
          </table:table-cell>
          <table:table-cell table:formula="of:=[.C44]/2000000" office:value-type="float" office:value="7.26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44]+100" office:value-type="float" office:value="4500" calcext:value-type="float">
            <text:p>4500</text:p>
          </table:table-cell>
          <table:table-cell table:formula="of:=[.A45]/4*3" office:value-type="float" office:value="3375" calcext:value-type="float">
            <text:p>3375</text:p>
          </table:table-cell>
          <table:table-cell table:formula="of:=[.A45]*[.B45]" office:value-type="float" office:value="15187500" calcext:value-type="float">
            <text:p>15187500</text:p>
          </table:table-cell>
          <table:table-cell table:style-name="ce3" table:formula="of:=[.C45]/1000000" office:value-type="float" office:value="15.1875" calcext:value-type="float">
            <text:p>15.188</text:p>
          </table:table-cell>
          <table:table-cell table:style-name="ce18" table:formula="of:=(([.C45]/[.J$1])^(1/3))-3" office:value-type="float" office:value="29.3165203504783" calcext:value-type="float">
            <text:p>29</text:p>
          </table:table-cell>
          <table:table-cell table:style-name="ce20" table:formula="of:=([.C45]/([.C45]-2))^[.L$1]" office:value-type="float" office:value="1.00000026337454" calcext:value-type="float">
            <text:p>1</text:p>
          </table:table-cell>
          <table:table-cell table:formula="of:=[.C45]/2000000" office:value-type="float" office:value="7.59375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45]+100" office:value-type="float" office:value="4600" calcext:value-type="float">
            <text:p>4600</text:p>
          </table:table-cell>
          <table:table-cell table:formula="of:=[.A46]/4*3" office:value-type="float" office:value="3450" calcext:value-type="float">
            <text:p>3450</text:p>
          </table:table-cell>
          <table:table-cell table:formula="of:=[.A46]*[.B46]" office:value-type="float" office:value="15870000" calcext:value-type="float">
            <text:p>15870000</text:p>
          </table:table-cell>
          <table:table-cell table:style-name="ce3" table:formula="of:=[.C46]/1000000" office:value-type="float" office:value="15.87" calcext:value-type="float">
            <text:p>15.870</text:p>
          </table:table-cell>
          <table:table-cell table:style-name="ce18" table:formula="of:=(([.C46]/[.J$1])^(1/3))-3" office:value-type="float" office:value="29.7935277070026" calcext:value-type="float">
            <text:p>30</text:p>
          </table:table-cell>
          <table:table-cell table:style-name="ce20"/>
          <table:table-cell table:formula="of:=[.C46]/2000000" office:value-type="float" office:value="7.935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46]+100" office:value-type="float" office:value="4700" calcext:value-type="float">
            <text:p>4700</text:p>
          </table:table-cell>
          <table:table-cell table:formula="of:=[.A47]/4*3" office:value-type="float" office:value="3525" calcext:value-type="float">
            <text:p>3525</text:p>
          </table:table-cell>
          <table:table-cell table:formula="of:=[.A47]*[.B47]" office:value-type="float" office:value="16567500" calcext:value-type="float">
            <text:p>16567500</text:p>
          </table:table-cell>
          <table:table-cell table:style-name="ce3" table:formula="of:=[.C47]/1000000" office:value-type="float" office:value="16.5675" calcext:value-type="float">
            <text:p>16.568</text:p>
          </table:table-cell>
          <table:table-cell table:style-name="ce18" table:formula="of:=(([.C47]/[.J$1])^(1/3))-3" office:value-type="float" office:value="30.2670906666994" calcext:value-type="float">
            <text:p>30</text:p>
          </table:table-cell>
          <table:table-cell table:style-name="ce20"/>
          <table:table-cell table:formula="of:=[.C47]/2000000" office:value-type="float" office:value="8.28375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47]+100" office:value-type="float" office:value="4800" calcext:value-type="float">
            <text:p>4800</text:p>
          </table:table-cell>
          <table:table-cell table:formula="of:=[.A48]/4*3" office:value-type="float" office:value="3600" calcext:value-type="float">
            <text:p>3600</text:p>
          </table:table-cell>
          <table:table-cell table:formula="of:=[.A48]*[.B48]" office:value-type="float" office:value="17280000" calcext:value-type="float">
            <text:p>17280000</text:p>
          </table:table-cell>
          <table:table-cell table:style-name="ce3" table:formula="of:=[.C48]/1000000" office:value-type="float" office:value="17.28" calcext:value-type="float">
            <text:p>17.280</text:p>
          </table:table-cell>
          <table:table-cell table:style-name="ce18" table:formula="of:=(([.C48]/[.J$1])^(1/3))-3" office:value-type="float" office:value="30.73730661207" calcext:value-type="float">
            <text:p>31</text:p>
          </table:table-cell>
          <table:table-cell table:style-name="ce20"/>
          <table:table-cell table:formula="of:=[.C48]/2000000" office:value-type="float" office:value="8.64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48]+100" office:value-type="float" office:value="4900" calcext:value-type="float">
            <text:p>4900</text:p>
          </table:table-cell>
          <table:table-cell table:formula="of:=[.A49]/4*3" office:value-type="float" office:value="3675" calcext:value-type="float">
            <text:p>3675</text:p>
          </table:table-cell>
          <table:table-cell table:formula="of:=[.A49]*[.B49]" office:value-type="float" office:value="18007500" calcext:value-type="float">
            <text:p>18007500</text:p>
          </table:table-cell>
          <table:table-cell table:style-name="ce3" table:formula="of:=[.C49]/1000000" office:value-type="float" office:value="18.0075" calcext:value-type="float">
            <text:p>18.008</text:p>
          </table:table-cell>
          <table:table-cell table:style-name="ce18" table:formula="of:=(([.C49]/[.J$1])^(1/3))-3" office:value-type="float" office:value="31.2042682071589" calcext:value-type="float">
            <text:p>31</text:p>
          </table:table-cell>
          <table:table-cell table:style-name="ce20"/>
          <table:table-cell table:formula="of:=[.C49]/2000000" office:value-type="float" office:value="9.00375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49]+100" office:value-type="float" office:value="5000" calcext:value-type="float">
            <text:p>5000</text:p>
          </table:table-cell>
          <table:table-cell table:formula="of:=[.A50]/4*3" office:value-type="float" office:value="3750" calcext:value-type="float">
            <text:p>3750</text:p>
          </table:table-cell>
          <table:table-cell table:formula="of:=[.A50]*[.B50]" office:value-type="float" office:value="18750000" calcext:value-type="float">
            <text:p>18750000</text:p>
          </table:table-cell>
          <table:table-cell table:style-name="ce3" table:formula="of:=[.C50]/1000000" office:value-type="float" office:value="18.75" calcext:value-type="float">
            <text:p>18.750</text:p>
          </table:table-cell>
          <table:table-cell table:style-name="ce18" table:formula="of:=(([.C50]/[.J$1])^(1/3))-3" office:value-type="float" office:value="31.6680637175317" calcext:value-type="float">
            <text:p>32</text:p>
          </table:table-cell>
          <table:table-cell table:style-name="ce20"/>
          <table:table-cell table:formula="of:=[.C50]/2000000" office:value-type="float" office:value="9.375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50]+100" office:value-type="float" office:value="5100" calcext:value-type="float">
            <text:p>5100</text:p>
          </table:table-cell>
          <table:table-cell table:formula="of:=[.A51]/4*3" office:value-type="float" office:value="3825" calcext:value-type="float">
            <text:p>3825</text:p>
          </table:table-cell>
          <table:table-cell table:formula="of:=[.A51]*[.B51]" office:value-type="float" office:value="19507500" calcext:value-type="float">
            <text:p>19507500</text:p>
          </table:table-cell>
          <table:table-cell table:style-name="ce3" table:formula="of:=[.C51]/1000000" office:value-type="float" office:value="19.5075" calcext:value-type="float">
            <text:p>19.508</text:p>
          </table:table-cell>
          <table:table-cell table:style-name="ce18" table:formula="of:=(([.C51]/[.J$1])^(1/3))-3" office:value-type="float" office:value="32.1287773026053" calcext:value-type="float">
            <text:p>32</text:p>
          </table:table-cell>
          <table:table-cell table:style-name="ce20"/>
          <table:table-cell table:formula="of:=[.C51]/2000000" office:value-type="float" office:value="9.75375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51]+100" office:value-type="float" office:value="5200" calcext:value-type="float">
            <text:p>5200</text:p>
          </table:table-cell>
          <table:table-cell table:formula="of:=[.A52]/4*3" office:value-type="float" office:value="3900" calcext:value-type="float">
            <text:p>3900</text:p>
          </table:table-cell>
          <table:table-cell table:formula="of:=[.A52]*[.B52]" office:value-type="float" office:value="20280000" calcext:value-type="float">
            <text:p>20280000</text:p>
          </table:table-cell>
          <table:table-cell table:style-name="ce3" table:formula="of:=[.C52]/1000000" office:value-type="float" office:value="20.28" calcext:value-type="float">
            <text:p>20.280</text:p>
          </table:table-cell>
          <table:table-cell table:style-name="ce19" table:formula="of:=(([.C52]/[.J$1])^(1/3))-3" office:value-type="float" office:value="32.5864892832128" calcext:value-type="float">
            <text:p>33</text:p>
          </table:table-cell>
          <table:table-cell table:style-name="ce20"/>
          <table:table-cell table:formula="of:=[.C52]/2000000" office:value-type="float" office:value="10.14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52]+100" office:value-type="float" office:value="5300" calcext:value-type="float">
            <text:p>5300</text:p>
          </table:table-cell>
          <table:table-cell table:formula="of:=[.A53]/4*3" office:value-type="float" office:value="3975" calcext:value-type="float">
            <text:p>3975</text:p>
          </table:table-cell>
          <table:table-cell table:formula="of:=[.A53]*[.B53]" office:value-type="float" office:value="21067500" calcext:value-type="float">
            <text:p>21067500</text:p>
          </table:table-cell>
          <table:table-cell table:style-name="ce3" table:formula="of:=[.C53]/1000000" office:value-type="float" office:value="21.0675" calcext:value-type="float">
            <text:p>21.068</text:p>
          </table:table-cell>
          <table:table-cell table:style-name="ce18" table:formula="of:=(([.C53]/[.J$1])^(1/3))-3" office:value-type="float" office:value="33.0412763869366" calcext:value-type="float">
            <text:p>33</text:p>
          </table:table-cell>
          <table:table-cell table:style-name="ce20"/>
          <table:table-cell table:formula="of:=[.C53]/2000000" office:value-type="float" office:value="10.53375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53]+100" office:value-type="float" office:value="5400" calcext:value-type="float">
            <text:p>5400</text:p>
          </table:table-cell>
          <table:table-cell table:formula="of:=[.A54]/4*3" office:value-type="float" office:value="4050" calcext:value-type="float">
            <text:p>4050</text:p>
          </table:table-cell>
          <table:table-cell table:formula="of:=[.A54]*[.B54]" office:value-type="float" office:value="21870000" calcext:value-type="float">
            <text:p>21870000</text:p>
          </table:table-cell>
          <table:table-cell table:style-name="ce3" table:formula="of:=[.C54]/1000000" office:value-type="float" office:value="21.87" calcext:value-type="float">
            <text:p>21.870</text:p>
          </table:table-cell>
          <table:table-cell table:style-name="ce18" table:formula="of:=(([.C54]/[.J$1])^(1/3))-3" office:value-type="float" office:value="33.4932119734404" calcext:value-type="float">
            <text:p>33</text:p>
          </table:table-cell>
          <table:table-cell table:style-name="ce20"/>
          <table:table-cell table:formula="of:=[.C54]/2000000" office:value-type="float" office:value="10.935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54]+100" office:value-type="float" office:value="5500" calcext:value-type="float">
            <text:p>5500</text:p>
          </table:table-cell>
          <table:table-cell table:formula="of:=[.A55]/4*3" office:value-type="float" office:value="4125" calcext:value-type="float">
            <text:p>4125</text:p>
          </table:table-cell>
          <table:table-cell table:formula="of:=[.A55]*[.B55]" office:value-type="float" office:value="22687500" calcext:value-type="float">
            <text:p>22687500</text:p>
          </table:table-cell>
          <table:table-cell table:style-name="ce3" table:formula="of:=[.C55]/1000000" office:value-type="float" office:value="22.6875" calcext:value-type="float">
            <text:p>22.688</text:p>
          </table:table-cell>
          <table:table-cell table:style-name="ce18" table:formula="of:=(([.C55]/[.J$1])^(1/3))-3" office:value-type="float" office:value="33.9423662417692" calcext:value-type="float">
            <text:p>34</text:p>
          </table:table-cell>
          <table:table-cell table:style-name="ce20"/>
          <table:table-cell table:formula="of:=[.C55]/2000000" office:value-type="float" office:value="11.34375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55]+100" office:value-type="float" office:value="5600" calcext:value-type="float">
            <text:p>5600</text:p>
          </table:table-cell>
          <table:table-cell table:formula="of:=[.A56]/4*3" office:value-type="float" office:value="4200" calcext:value-type="float">
            <text:p>4200</text:p>
          </table:table-cell>
          <table:table-cell table:formula="of:=[.A56]*[.B56]" office:value-type="float" office:value="23520000" calcext:value-type="float">
            <text:p>23520000</text:p>
          </table:table-cell>
          <table:table-cell table:style-name="ce3" table:formula="of:=[.C56]/1000000" office:value-type="float" office:value="23.52" calcext:value-type="float">
            <text:p>23.520</text:p>
          </table:table-cell>
          <table:table-cell table:style-name="ce18" table:formula="of:=(([.C56]/[.J$1])^(1/3))-3" office:value-type="float" office:value="34.3888064213625" calcext:value-type="float">
            <text:p>34</text:p>
          </table:table-cell>
          <table:table-cell table:style-name="ce20"/>
          <table:table-cell table:formula="of:=[.C56]/2000000" office:value-type="float" office:value="11.76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56]+100" office:value-type="float" office:value="5700" calcext:value-type="float">
            <text:p>5700</text:p>
          </table:table-cell>
          <table:table-cell table:formula="of:=[.A57]/4*3" office:value-type="float" office:value="4275" calcext:value-type="float">
            <text:p>4275</text:p>
          </table:table-cell>
          <table:table-cell table:formula="of:=[.A57]*[.B57]" office:value-type="float" office:value="24367500" calcext:value-type="float">
            <text:p>24367500</text:p>
          </table:table-cell>
          <table:table-cell table:style-name="ce3" table:formula="of:=[.C57]/1000000" office:value-type="float" office:value="24.3675" calcext:value-type="float">
            <text:p>24.368</text:p>
          </table:table-cell>
          <table:table-cell table:style-name="ce18" table:formula="of:=(([.C57]/[.J$1])^(1/3))-3" office:value-type="float" office:value="34.8325969483268" calcext:value-type="float">
            <text:p>35</text:p>
          </table:table-cell>
          <table:table-cell table:style-name="ce20"/>
          <table:table-cell table:formula="of:=[.C57]/2000000" office:value-type="float" office:value="12.18375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57]+100" office:value-type="float" office:value="5800" calcext:value-type="float">
            <text:p>5800</text:p>
          </table:table-cell>
          <table:table-cell table:formula="of:=[.A58]/4*3" office:value-type="float" office:value="4350" calcext:value-type="float">
            <text:p>4350</text:p>
          </table:table-cell>
          <table:table-cell table:formula="of:=[.A58]*[.B58]" office:value-type="float" office:value="25230000" calcext:value-type="float">
            <text:p>25230000</text:p>
          </table:table-cell>
          <table:table-cell table:style-name="ce3" table:formula="of:=[.C58]/1000000" office:value-type="float" office:value="25.23" calcext:value-type="float">
            <text:p>25.230</text:p>
          </table:table-cell>
          <table:table-cell table:style-name="ce18" table:formula="of:=(([.C58]/[.J$1])^(1/3))-3" office:value-type="float" office:value="35.2737996283426" calcext:value-type="float">
            <text:p>35</text:p>
          </table:table-cell>
          <table:table-cell table:style-name="ce20"/>
          <table:table-cell table:formula="of:=[.C58]/2000000" office:value-type="float" office:value="12.615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58]+100" office:value-type="float" office:value="5900" calcext:value-type="float">
            <text:p>5900</text:p>
          </table:table-cell>
          <table:table-cell table:formula="of:=[.A59]/4*3" office:value-type="float" office:value="4425" calcext:value-type="float">
            <text:p>4425</text:p>
          </table:table-cell>
          <table:table-cell table:formula="of:=[.A59]*[.B59]" office:value-type="float" office:value="26107500" calcext:value-type="float">
            <text:p>26107500</text:p>
          </table:table-cell>
          <table:table-cell table:style-name="ce3" table:formula="of:=[.C59]/1000000" office:value-type="float" office:value="26.1075" calcext:value-type="float">
            <text:p>26.108</text:p>
          </table:table-cell>
          <table:table-cell table:style-name="ce18" table:formula="of:=(([.C59]/[.J$1])^(1/3))-3" office:value-type="float" office:value="35.7124737874333" calcext:value-type="float">
            <text:p>36</text:p>
          </table:table-cell>
          <table:table-cell table:style-name="ce20"/>
          <table:table-cell table:formula="of:=[.C59]/2000000" office:value-type="float" office:value="13.05375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59]+100" office:value-type="float" office:value="6000" calcext:value-type="float">
            <text:p>6000</text:p>
          </table:table-cell>
          <table:table-cell table:formula="of:=[.A60]/4*3" office:value-type="float" office:value="4500" calcext:value-type="float">
            <text:p>4500</text:p>
          </table:table-cell>
          <table:table-cell table:formula="of:=[.A60]*[.B60]" office:value-type="float" office:value="27000000" calcext:value-type="float">
            <text:p>27000000</text:p>
          </table:table-cell>
          <table:table-cell table:style-name="ce3" table:formula="of:=[.C60]/1000000" office:value-type="float" office:value="27" calcext:value-type="float">
            <text:p>27.000</text:p>
          </table:table-cell>
          <table:table-cell table:style-name="ce18" table:formula="of:=(([.C60]/[.J$1])^(1/3))-3" office:value-type="float" office:value="36.1486764116886" calcext:value-type="float">
            <text:p>36</text:p>
          </table:table-cell>
          <table:table-cell table:style-name="ce20"/>
          <table:table-cell table:formula="of:=[.C60]/2000000" office:value-type="float" office:value="13.5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60]+100" office:value-type="float" office:value="6100" calcext:value-type="float">
            <text:p>6100</text:p>
          </table:table-cell>
          <table:table-cell table:formula="of:=[.A61]/4*3" office:value-type="float" office:value="4575" calcext:value-type="float">
            <text:p>4575</text:p>
          </table:table-cell>
          <table:table-cell table:formula="of:=[.A61]*[.B61]" office:value-type="float" office:value="27907500" calcext:value-type="float">
            <text:p>27907500</text:p>
          </table:table-cell>
          <table:table-cell table:style-name="ce3" table:formula="of:=[.C61]/1000000" office:value-type="float" office:value="27.9075" calcext:value-type="float">
            <text:p>27.908</text:p>
          </table:table-cell>
          <table:table-cell table:style-name="ce18" table:formula="of:=(([.C61]/[.J$1])^(1/3))-3" office:value-type="float" office:value="36.5824622769231" calcext:value-type="float">
            <text:p>37</text:p>
          </table:table-cell>
          <table:table-cell table:style-name="ce20"/>
          <table:table-cell table:formula="of:=[.C61]/2000000" office:value-type="float" office:value="13.95375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61]+100" office:value-type="float" office:value="6200" calcext:value-type="float">
            <text:p>6200</text:p>
          </table:table-cell>
          <table:table-cell table:formula="of:=[.A62]/4*3" office:value-type="float" office:value="4650" calcext:value-type="float">
            <text:p>4650</text:p>
          </table:table-cell>
          <table:table-cell table:formula="of:=[.A62]*[.B62]" office:value-type="float" office:value="28830000" calcext:value-type="float">
            <text:p>28830000</text:p>
          </table:table-cell>
          <table:table-cell table:style-name="ce3" table:formula="of:=[.C62]/1000000" office:value-type="float" office:value="28.83" calcext:value-type="float">
            <text:p>28.830</text:p>
          </table:table-cell>
          <table:table-cell table:style-name="ce18" table:formula="of:=(([.C62]/[.J$1])^(1/3))-3" office:value-type="float" office:value="37.0138840691469" calcext:value-type="float">
            <text:p>37</text:p>
          </table:table-cell>
          <table:table-cell table:style-name="ce20"/>
          <table:table-cell table:formula="of:=[.C62]/2000000" office:value-type="float" office:value="14.415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62]+100" office:value-type="float" office:value="6300" calcext:value-type="float">
            <text:p>6300</text:p>
          </table:table-cell>
          <table:table-cell table:formula="of:=[.A63]/4*3" office:value-type="float" office:value="4725" calcext:value-type="float">
            <text:p>4725</text:p>
          </table:table-cell>
          <table:table-cell table:formula="of:=[.A63]*[.B63]" office:value-type="float" office:value="29767500" calcext:value-type="float">
            <text:p>29767500</text:p>
          </table:table-cell>
          <table:table-cell table:style-name="ce3" table:formula="of:=[.C63]/1000000" office:value-type="float" office:value="29.7675" calcext:value-type="float">
            <text:p>29.768</text:p>
          </table:table-cell>
          <table:table-cell table:style-name="ce18" table:formula="of:=(([.C63]/[.J$1])^(1/3))-3" office:value-type="float" office:value="37.4429924966378" calcext:value-type="float">
            <text:p>37</text:p>
          </table:table-cell>
          <table:table-cell table:style-name="ce20"/>
          <table:table-cell table:formula="of:=[.C63]/2000000" office:value-type="float" office:value="14.8837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63]+100" office:value-type="float" office:value="6400" calcext:value-type="float">
            <text:p>6400</text:p>
          </table:table-cell>
          <table:table-cell table:formula="of:=[.A64]/4*3" office:value-type="float" office:value="4800" calcext:value-type="float">
            <text:p>4800</text:p>
          </table:table-cell>
          <table:table-cell table:formula="of:=[.A64]*[.B64]" office:value-type="float" office:value="30720000" calcext:value-type="float">
            <text:p>30720000</text:p>
          </table:table-cell>
          <table:table-cell table:style-name="ce3" table:formula="of:=[.C64]/1000000" office:value-type="float" office:value="30.72" calcext:value-type="float">
            <text:p>30.720</text:p>
          </table:table-cell>
          <table:table-cell table:style-name="ce19" table:formula="of:=(([.C64]/[.J$1])^(1/3))-3" office:value-type="float" office:value="37.8698363943228" calcext:value-type="float">
            <text:p>38</text:p>
          </table:table-cell>
          <table:table-cell table:style-name="ce20"/>
          <table:table-cell table:formula="of:=[.C64]/2000000" office:value-type="float" office:value="15.36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64]+100" office:value-type="float" office:value="6500" calcext:value-type="float">
            <text:p>6500</text:p>
          </table:table-cell>
          <table:table-cell table:formula="of:=[.A65]/4*3" office:value-type="float" office:value="4875" calcext:value-type="float">
            <text:p>4875</text:p>
          </table:table-cell>
          <table:table-cell table:formula="of:=[.A65]*[.B65]" office:value-type="float" office:value="31687500" calcext:value-type="float">
            <text:p>31687500</text:p>
          </table:table-cell>
          <table:table-cell table:style-name="ce3" table:formula="of:=[.C65]/1000000" office:value-type="float" office:value="31.6875" calcext:value-type="float">
            <text:p>31.688</text:p>
          </table:table-cell>
          <table:table-cell table:style-name="ce18" table:formula="of:=(([.C65]/[.J$1])^(1/3))-3" office:value-type="float" office:value="38.2944628211103" calcext:value-type="float">
            <text:p>38</text:p>
          </table:table-cell>
          <table:table-cell table:style-name="ce20"/>
          <table:table-cell table:formula="of:=[.C65]/2000000" office:value-type="float" office:value="15.84375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65]+100" office:value-type="float" office:value="6600" calcext:value-type="float">
            <text:p>6600</text:p>
          </table:table-cell>
          <table:table-cell table:formula="of:=[.A66]/4*3" office:value-type="float" office:value="4950" calcext:value-type="float">
            <text:p>4950</text:p>
          </table:table-cell>
          <table:table-cell table:formula="of:=[.A66]*[.B66]" office:value-type="float" office:value="32670000" calcext:value-type="float">
            <text:p>32670000</text:p>
          </table:table-cell>
          <table:table-cell table:style-name="ce3" table:formula="of:=[.C66]/1000000" office:value-type="float" office:value="32.67" calcext:value-type="float">
            <text:p>32.670</text:p>
          </table:table-cell>
          <table:table-cell table:style-name="ce18" table:formula="of:=(([.C66]/[.J$1])^(1/3))-3" office:value-type="float" office:value="38.7169171507477" calcext:value-type="float">
            <text:p>39</text:p>
          </table:table-cell>
          <table:table-cell table:style-name="ce20"/>
          <table:table-cell table:formula="of:=[.C66]/2000000" office:value-type="float" office:value="16.335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66]+100" office:value-type="float" office:value="6700" calcext:value-type="float">
            <text:p>6700</text:p>
          </table:table-cell>
          <table:table-cell table:formula="of:=[.A67]/4*3" office:value-type="float" office:value="5025" calcext:value-type="float">
            <text:p>5025</text:p>
          </table:table-cell>
          <table:table-cell table:formula="of:=[.A67]*[.B67]" office:value-type="float" office:value="33667500" calcext:value-type="float">
            <text:p>33667500</text:p>
          </table:table-cell>
          <table:table-cell table:style-name="ce3" table:formula="of:=[.C67]/1000000" office:value-type="float" office:value="33.6675" calcext:value-type="float">
            <text:p>33.668</text:p>
          </table:table-cell>
          <table:table-cell table:style-name="ce18" table:formula="of:=(([.C67]/[.J$1])^(1/3))-3" office:value-type="float" office:value="39.1372431567281" calcext:value-type="float">
            <text:p>39</text:p>
          </table:table-cell>
          <table:table-cell table:style-name="ce20"/>
          <table:table-cell table:formula="of:=[.C67]/2000000" office:value-type="float" office:value="16.83375" calcext:value-type="float">
            <text:p>17</text:p>
          </table:table-cell>
          <table:table-cell table:number-columns-repeated="5"/>
        </table:table-row>
        <table:table-row table:style-name="ro1">
          <table:table-cell table:formula="of:=[.A67]+100" office:value-type="float" office:value="6800" calcext:value-type="float">
            <text:p>6800</text:p>
          </table:table-cell>
          <table:table-cell table:formula="of:=[.A68]/4*3" office:value-type="float" office:value="5100" calcext:value-type="float">
            <text:p>5100</text:p>
          </table:table-cell>
          <table:table-cell table:formula="of:=[.A68]*[.B68]" office:value-type="float" office:value="34680000" calcext:value-type="float">
            <text:p>34680000</text:p>
          </table:table-cell>
          <table:table-cell table:style-name="ce3" table:formula="of:=[.C68]/1000000" office:value-type="float" office:value="34.68" calcext:value-type="float">
            <text:p>34.680</text:p>
          </table:table-cell>
          <table:table-cell table:style-name="ce18" table:formula="of:=(([.C68]/[.J$1])^(1/3))-3" office:value-type="float" office:value="39.5554830917189" calcext:value-type="float">
            <text:p>40</text:p>
          </table:table-cell>
          <table:table-cell table:style-name="ce20"/>
          <table:table-cell table:formula="of:=[.C68]/2000000" office:value-type="float" office:value="17.34" calcext:value-type="float">
            <text:p>17</text:p>
          </table:table-cell>
          <table:table-cell table:number-columns-repeated="5"/>
        </table:table-row>
        <table:table-row table:style-name="ro1">
          <table:table-cell table:formula="of:=[.A68]+100" office:value-type="float" office:value="6900" calcext:value-type="float">
            <text:p>6900</text:p>
          </table:table-cell>
          <table:table-cell table:formula="of:=[.A69]/4*3" office:value-type="float" office:value="5175" calcext:value-type="float">
            <text:p>5175</text:p>
          </table:table-cell>
          <table:table-cell table:formula="of:=[.A69]*[.B69]" office:value-type="float" office:value="35707500" calcext:value-type="float">
            <text:p>35707500</text:p>
          </table:table-cell>
          <table:table-cell table:style-name="ce3" table:formula="of:=[.C69]/1000000" office:value-type="float" office:value="35.7075" calcext:value-type="float">
            <text:p>35.708</text:p>
          </table:table-cell>
          <table:table-cell table:style-name="ce18" table:formula="of:=(([.C69]/[.J$1])^(1/3))-3" office:value-type="float" office:value="39.971677761939" calcext:value-type="float">
            <text:p>40</text:p>
          </table:table-cell>
          <table:table-cell table:style-name="ce20"/>
          <table:table-cell table:formula="of:=[.C69]/2000000" office:value-type="float" office:value="17.85375" calcext:value-type="float">
            <text:p>18</text:p>
          </table:table-cell>
          <table:table-cell table:number-columns-repeated="5"/>
        </table:table-row>
        <table:table-row table:style-name="ro1">
          <table:table-cell table:formula="of:=[.A69]+100" office:value-type="float" office:value="7000" calcext:value-type="float">
            <text:p>7000</text:p>
          </table:table-cell>
          <table:table-cell table:formula="of:=[.A70]/4*3" office:value-type="float" office:value="5250" calcext:value-type="float">
            <text:p>5250</text:p>
          </table:table-cell>
          <table:table-cell table:formula="of:=[.A70]*[.B70]" office:value-type="float" office:value="36750000" calcext:value-type="float">
            <text:p>36750000</text:p>
          </table:table-cell>
          <table:table-cell table:style-name="ce3" table:formula="of:=[.C70]/1000000" office:value-type="float" office:value="36.75" calcext:value-type="float">
            <text:p>36.750</text:p>
          </table:table-cell>
          <table:table-cell table:style-name="ce18" table:formula="of:=(([.C70]/[.J$1])^(1/3))-3" office:value-type="float" office:value="40.3858665968765" calcext:value-type="float">
            <text:p>40</text:p>
          </table:table-cell>
          <table:table-cell table:style-name="ce20"/>
          <table:table-cell table:formula="of:=[.C70]/2000000" office:value-type="float" office:value="18.375" calcext:value-type="float">
            <text:p>18</text:p>
          </table:table-cell>
          <table:table-cell table:number-columns-repeated="5"/>
        </table:table-row>
        <table:table-row table:style-name="ro1">
          <table:table-cell table:formula="of:=[.A70]+100" office:value-type="float" office:value="7100" calcext:value-type="float">
            <text:p>7100</text:p>
          </table:table-cell>
          <table:table-cell table:formula="of:=[.A71]/4*3" office:value-type="float" office:value="5325" calcext:value-type="float">
            <text:p>5325</text:p>
          </table:table-cell>
          <table:table-cell table:formula="of:=[.A71]*[.B71]" office:value-type="float" office:value="37807500" calcext:value-type="float">
            <text:p>37807500</text:p>
          </table:table-cell>
          <table:table-cell table:style-name="ce3" table:formula="of:=[.C71]/1000000" office:value-type="float" office:value="37.8075" calcext:value-type="float">
            <text:p>37.808</text:p>
          </table:table-cell>
          <table:table-cell table:style-name="ce18" table:formula="of:=(([.C71]/[.J$1])^(1/3))-3" office:value-type="float" office:value="40.7980877146997" calcext:value-type="float">
            <text:p>41</text:p>
          </table:table-cell>
          <table:table-cell table:style-name="ce20"/>
          <table:table-cell table:formula="of:=[.C71]/2000000" office:value-type="float" office:value="18.90375" calcext:value-type="float">
            <text:p>19</text:p>
          </table:table-cell>
          <table:table-cell table:number-columns-repeated="5"/>
        </table:table-row>
        <table:table-row table:style-name="ro1">
          <table:table-cell table:formula="of:=[.A71]+100" office:value-type="float" office:value="7200" calcext:value-type="float">
            <text:p>7200</text:p>
          </table:table-cell>
          <table:table-cell table:formula="of:=[.A72]/4*3" office:value-type="float" office:value="5400" calcext:value-type="float">
            <text:p>5400</text:p>
          </table:table-cell>
          <table:table-cell table:formula="of:=[.A72]*[.B72]" office:value-type="float" office:value="38880000" calcext:value-type="float">
            <text:p>38880000</text:p>
          </table:table-cell>
          <table:table-cell table:style-name="ce3" table:formula="of:=[.C72]/1000000" office:value-type="float" office:value="38.88" calcext:value-type="float">
            <text:p>38.880</text:p>
          </table:table-cell>
          <table:table-cell table:style-name="ce18" table:formula="of:=(([.C72]/[.J$1])^(1/3))-3" office:value-type="float" office:value="41.2083779836846" calcext:value-type="float">
            <text:p>41</text:p>
          </table:table-cell>
          <table:table-cell table:style-name="ce20"/>
          <table:table-cell table:formula="of:=[.C72]/2000000" office:value-type="float" office:value="19.44" calcext:value-type="float">
            <text:p>19</text:p>
          </table:table-cell>
          <table:table-cell table:number-columns-repeated="5"/>
        </table:table-row>
        <table:table-row table:style-name="ro1">
          <table:table-cell table:formula="of:=[.A72]+100" office:value-type="float" office:value="7300" calcext:value-type="float">
            <text:p>7300</text:p>
          </table:table-cell>
          <table:table-cell table:formula="of:=[.A73]/4*3" office:value-type="float" office:value="5475" calcext:value-type="float">
            <text:p>5475</text:p>
          </table:table-cell>
          <table:table-cell table:formula="of:=[.A73]*[.B73]" office:value-type="float" office:value="39967500" calcext:value-type="float">
            <text:p>39967500</text:p>
          </table:table-cell>
          <table:table-cell table:style-name="ce3" table:formula="of:=[.C73]/1000000" office:value-type="float" office:value="39.9675" calcext:value-type="float">
            <text:p>39.968</text:p>
          </table:table-cell>
          <table:table-cell table:style-name="ce19" table:formula="of:=(([.C73]/[.J$1])^(1/3))-3" office:value-type="float" office:value="41.6167730799538" calcext:value-type="float">
            <text:p>42</text:p>
          </table:table-cell>
          <table:table-cell table:style-name="ce20"/>
          <table:table-cell table:formula="of:=[.C73]/2000000" office:value-type="float" office:value="19.98375" calcext:value-type="float">
            <text:p>20</text:p>
          </table:table-cell>
          <table:table-cell table:number-columns-repeated="5"/>
        </table:table-row>
        <table:table-row table:style-name="ro1">
          <table:table-cell table:formula="of:=[.A73]+100" office:value-type="float" office:value="7400" calcext:value-type="float">
            <text:p>7400</text:p>
          </table:table-cell>
          <table:table-cell table:formula="of:=[.A74]/4*3" office:value-type="float" office:value="5550" calcext:value-type="float">
            <text:p>5550</text:p>
          </table:table-cell>
          <table:table-cell table:formula="of:=[.A74]*[.B74]" office:value-type="float" office:value="41070000" calcext:value-type="float">
            <text:p>41070000</text:p>
          </table:table-cell>
          <table:table-cell table:style-name="ce3" table:formula="of:=[.C74]/1000000" office:value-type="float" office:value="41.07" calcext:value-type="float">
            <text:p>41.070</text:p>
          </table:table-cell>
          <table:table-cell table:style-name="ce18" table:formula="of:=(([.C74]/[.J$1])^(1/3))-3" office:value-type="float" office:value="42.0233075417946" calcext:value-type="float">
            <text:p>42</text:p>
          </table:table-cell>
          <table:table-cell table:style-name="ce20"/>
          <table:table-cell table:formula="of:=[.C74]/2000000" office:value-type="float" office:value="20.535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74]+100" office:value-type="float" office:value="7500" calcext:value-type="float">
            <text:p>7500</text:p>
          </table:table-cell>
          <table:table-cell table:formula="of:=[.A75]/4*3" office:value-type="float" office:value="5625" calcext:value-type="float">
            <text:p>5625</text:p>
          </table:table-cell>
          <table:table-cell table:formula="of:=[.A75]*[.B75]" office:value-type="float" office:value="42187500" calcext:value-type="float">
            <text:p>42187500</text:p>
          </table:table-cell>
          <table:table-cell table:style-name="ce3" table:formula="of:=[.C75]/1000000" office:value-type="float" office:value="42.1875" calcext:value-type="float">
            <text:p>42.188</text:p>
          </table:table-cell>
          <table:table-cell table:style-name="ce18" table:formula="of:=(([.C75]/[.J$1])^(1/3))-3" office:value-type="float" office:value="42.4280148208035" calcext:value-type="float">
            <text:p>42</text:p>
          </table:table-cell>
          <table:table-cell table:style-name="ce20"/>
          <table:table-cell table:formula="of:=[.C75]/2000000" office:value-type="float" office:value="21.09375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75]+100" office:value-type="float" office:value="7600" calcext:value-type="float">
            <text:p>7600</text:p>
          </table:table-cell>
          <table:table-cell table:formula="of:=[.A76]/4*3" office:value-type="float" office:value="5700" calcext:value-type="float">
            <text:p>5700</text:p>
          </table:table-cell>
          <table:table-cell table:formula="of:=[.A76]*[.B76]" office:value-type="float" office:value="43320000" calcext:value-type="float">
            <text:p>43320000</text:p>
          </table:table-cell>
          <table:table-cell table:style-name="ce3" table:formula="of:=[.C76]/1000000" office:value-type="float" office:value="43.32" calcext:value-type="float">
            <text:p>43.320</text:p>
          </table:table-cell>
          <table:table-cell table:style-name="ce18" table:formula="of:=(([.C76]/[.J$1])^(1/3))-3" office:value-type="float" office:value="42.830927330082" calcext:value-type="float">
            <text:p>43</text:p>
          </table:table-cell>
          <table:table-cell table:style-name="ce20"/>
          <table:table-cell table:formula="of:=[.C76]/2000000" office:value-type="float" office:value="21.66" calcext:value-type="float">
            <text:p>22</text:p>
          </table:table-cell>
          <table:table-cell table:number-columns-repeated="5"/>
        </table:table-row>
        <table:table-row table:style-name="ro1">
          <table:table-cell table:formula="of:=[.A76]+100" office:value-type="float" office:value="7700" calcext:value-type="float">
            <text:p>7700</text:p>
          </table:table-cell>
          <table:table-cell table:formula="of:=[.A77]/4*3" office:value-type="float" office:value="5775" calcext:value-type="float">
            <text:p>5775</text:p>
          </table:table-cell>
          <table:table-cell table:formula="of:=[.A77]*[.B77]" office:value-type="float" office:value="44467500" calcext:value-type="float">
            <text:p>44467500</text:p>
          </table:table-cell>
          <table:table-cell table:style-name="ce3" table:formula="of:=[.C77]/1000000" office:value-type="float" office:value="44.4675" calcext:value-type="float">
            <text:p>44.468</text:p>
          </table:table-cell>
          <table:table-cell table:style-name="ce18" table:formula="of:=(([.C77]/[.J$1])^(1/3))-3" office:value-type="float" office:value="43.2320764896894" calcext:value-type="float">
            <text:p>43</text:p>
          </table:table-cell>
          <table:table-cell table:style-name="ce20"/>
          <table:table-cell table:formula="of:=[.C77]/2000000" office:value-type="float" office:value="22.23375" calcext:value-type="float">
            <text:p>22</text:p>
          </table:table-cell>
          <table:table-cell table:number-columns-repeated="5"/>
        </table:table-row>
        <table:table-row table:style-name="ro1">
          <table:table-cell table:formula="of:=[.A77]+100" office:value-type="float" office:value="7800" calcext:value-type="float">
            <text:p>7800</text:p>
          </table:table-cell>
          <table:table-cell table:formula="of:=[.A78]/4*3" office:value-type="float" office:value="5850" calcext:value-type="float">
            <text:p>5850</text:p>
          </table:table-cell>
          <table:table-cell table:formula="of:=[.A78]*[.B78]" office:value-type="float" office:value="45630000" calcext:value-type="float">
            <text:p>45630000</text:p>
          </table:table-cell>
          <table:table-cell table:style-name="ce3" table:formula="of:=[.C78]/1000000" office:value-type="float" office:value="45.63" calcext:value-type="float">
            <text:p>45.630</text:p>
          </table:table-cell>
          <table:table-cell table:style-name="ce18" table:formula="of:=(([.C78]/[.J$1])^(1/3))-3" office:value-type="float" office:value="43.6314927695435" calcext:value-type="float">
            <text:p>44</text:p>
          </table:table-cell>
          <table:table-cell table:style-name="ce20"/>
          <table:table-cell table:formula="of:=[.C78]/2000000" office:value-type="float" office:value="22.815" calcext:value-type="float">
            <text:p>23</text:p>
          </table:table-cell>
          <table:table-cell table:number-columns-repeated="5"/>
        </table:table-row>
        <table:table-row table:style-name="ro1">
          <table:table-cell table:formula="of:=[.A78]+100" office:value-type="float" office:value="7900" calcext:value-type="float">
            <text:p>7900</text:p>
          </table:table-cell>
          <table:table-cell table:formula="of:=[.A79]/4*3" office:value-type="float" office:value="5925" calcext:value-type="float">
            <text:p>5925</text:p>
          </table:table-cell>
          <table:table-cell table:formula="of:=[.A79]*[.B79]" office:value-type="float" office:value="46807500" calcext:value-type="float">
            <text:p>46807500</text:p>
          </table:table-cell>
          <table:table-cell table:style-name="ce3" table:formula="of:=[.C79]/1000000" office:value-type="float" office:value="46.8075" calcext:value-type="float">
            <text:p>46.808</text:p>
          </table:table-cell>
          <table:table-cell table:style-name="ce18" table:formula="of:=(([.C79]/[.J$1])^(1/3))-3" office:value-type="float" office:value="44.0292057299423" calcext:value-type="float">
            <text:p>44</text:p>
          </table:table-cell>
          <table:table-cell table:style-name="ce20"/>
          <table:table-cell table:formula="of:=[.C79]/2000000" office:value-type="float" office:value="23.40375" calcext:value-type="float">
            <text:p>23</text:p>
          </table:table-cell>
          <table:table-cell table:number-columns-repeated="5"/>
        </table:table-row>
        <table:table-row table:style-name="ro1">
          <table:table-cell table:formula="of:=[.A79]+100" office:value-type="float" office:value="8000" calcext:value-type="float">
            <text:p>8000</text:p>
          </table:table-cell>
          <table:table-cell table:formula="of:=[.A80]/4*3" office:value-type="float" office:value="6000" calcext:value-type="float">
            <text:p>6000</text:p>
          </table:table-cell>
          <table:table-cell table:formula="of:=[.A80]*[.B80]" office:value-type="float" office:value="48000000" calcext:value-type="float">
            <text:p>48000000</text:p>
          </table:table-cell>
          <table:table-cell table:style-name="ce3" table:formula="of:=[.C80]/1000000" office:value-type="float" office:value="48" calcext:value-type="float">
            <text:p>48.000</text:p>
          </table:table-cell>
          <table:table-cell table:style-name="ce18" table:formula="of:=(([.C80]/[.J$1])^(1/3))-3" office:value-type="float" office:value="44.4252440598675" calcext:value-type="float">
            <text:p>44</text:p>
          </table:table-cell>
          <table:table-cell table:style-name="ce20"/>
          <table:table-cell table:formula="of:=[.C80]/2000000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formula="of:=[.A80]+100" office:value-type="float" office:value="8100" calcext:value-type="float">
            <text:p>8100</text:p>
          </table:table-cell>
          <table:table-cell table:formula="of:=[.A81]/4*3" office:value-type="float" office:value="6075" calcext:value-type="float">
            <text:p>6075</text:p>
          </table:table-cell>
          <table:table-cell table:formula="of:=[.A81]*[.B81]" office:value-type="float" office:value="49207500" calcext:value-type="float">
            <text:p>49207500</text:p>
          </table:table-cell>
          <table:table-cell table:style-name="ce3" table:formula="of:=[.C81]/1000000" office:value-type="float" office:value="49.2075" calcext:value-type="float">
            <text:p>49.208</text:p>
          </table:table-cell>
          <table:table-cell table:style-name="ce19" table:formula="of:=(([.C81]/[.J$1])^(1/3))-3" office:value-type="float" office:value="44.8196356132175" calcext:value-type="float">
            <text:p>45</text:p>
          </table:table-cell>
          <table:table-cell table:style-name="ce20"/>
          <table:table-cell table:formula="of:=[.C81]/2000000" office:value-type="float" office:value="24.60375" calcext:value-type="float">
            <text:p>25</text:p>
          </table:table-cell>
          <table:table-cell table:number-columns-repeated="5"/>
        </table:table-row>
        <table:table-row table:style-name="ro1">
          <table:table-cell table:formula="of:=[.A81]+100" office:value-type="float" office:value="8200" calcext:value-type="float">
            <text:p>8200</text:p>
          </table:table-cell>
          <table:table-cell table:formula="of:=[.A82]/4*3" office:value-type="float" office:value="6150" calcext:value-type="float">
            <text:p>6150</text:p>
          </table:table-cell>
          <table:table-cell table:formula="of:=[.A82]*[.B82]" office:value-type="float" office:value="50430000" calcext:value-type="float">
            <text:p>50430000</text:p>
          </table:table-cell>
          <table:table-cell table:style-name="ce3" table:formula="of:=[.C82]/1000000" office:value-type="float" office:value="50.43" calcext:value-type="float">
            <text:p>50.430</text:p>
          </table:table-cell>
          <table:table-cell table:style-name="ce18" table:formula="of:=(([.C82]/[.J$1])^(1/3))-3" office:value-type="float" office:value="45.2124074431055" calcext:value-type="float">
            <text:p>45</text:p>
          </table:table-cell>
          <table:table-cell table:style-name="ce20"/>
          <table:table-cell table:formula="of:=[.C82]/2000000" office:value-type="float" office:value="25.215" calcext:value-type="float">
            <text:p>25</text:p>
          </table:table-cell>
          <table:table-cell table:number-columns-repeated="5"/>
        </table:table-row>
        <table:table-row table:style-name="ro1">
          <table:table-cell table:formula="of:=[.A82]+100" office:value-type="float" office:value="8300" calcext:value-type="float">
            <text:p>8300</text:p>
          </table:table-cell>
          <table:table-cell table:formula="of:=[.A83]/4*3" office:value-type="float" office:value="6225" calcext:value-type="float">
            <text:p>6225</text:p>
          </table:table-cell>
          <table:table-cell table:formula="of:=[.A83]*[.B83]" office:value-type="float" office:value="51667500" calcext:value-type="float">
            <text:p>51667500</text:p>
          </table:table-cell>
          <table:table-cell table:style-name="ce3" table:formula="of:=[.C83]/1000000" office:value-type="float" office:value="51.6675" calcext:value-type="float">
            <text:p>51.668</text:p>
          </table:table-cell>
          <table:table-cell table:style-name="ce18" table:formula="of:=(([.C83]/[.J$1])^(1/3))-3" office:value-type="float" office:value="45.6035858343486" calcext:value-type="float">
            <text:p>46</text:p>
          </table:table-cell>
          <table:table-cell table:style-name="ce20"/>
          <table:table-cell table:formula="of:=[.C83]/2000000" office:value-type="float" office:value="25.83375" calcext:value-type="float">
            <text:p>26</text:p>
          </table:table-cell>
          <table:table-cell table:number-columns-repeated="5"/>
        </table:table-row>
        <table:table-row table:style-name="ro1">
          <table:table-cell table:formula="of:=[.A83]+100" office:value-type="float" office:value="8400" calcext:value-type="float">
            <text:p>8400</text:p>
          </table:table-cell>
          <table:table-cell table:formula="of:=[.A84]/4*3" office:value-type="float" office:value="6300" calcext:value-type="float">
            <text:p>6300</text:p>
          </table:table-cell>
          <table:table-cell table:formula="of:=[.A84]*[.B84]" office:value-type="float" office:value="52920000" calcext:value-type="float">
            <text:p>52920000</text:p>
          </table:table-cell>
          <table:table-cell table:style-name="ce3" table:formula="of:=[.C84]/1000000" office:value-type="float" office:value="52.92" calcext:value-type="float">
            <text:p>52.920</text:p>
          </table:table-cell>
          <table:table-cell table:style-name="ce18" table:formula="of:=(([.C84]/[.J$1])^(1/3))-3" office:value-type="float" office:value="45.9931963342641" calcext:value-type="float">
            <text:p>46</text:p>
          </table:table-cell>
          <table:table-cell table:style-name="ce20"/>
          <table:table-cell table:formula="of:=[.C84]/2000000" office:value-type="float" office:value="26.46" calcext:value-type="float">
            <text:p>26</text:p>
          </table:table-cell>
          <table:table-cell table:number-columns-repeated="5"/>
        </table:table-row>
        <table:table-row table:style-name="ro1">
          <table:table-cell table:formula="of:=[.A84]+100" office:value-type="float" office:value="8500" calcext:value-type="float">
            <text:p>8500</text:p>
          </table:table-cell>
          <table:table-cell table:formula="of:=[.A85]/4*3" office:value-type="float" office:value="6375" calcext:value-type="float">
            <text:p>6375</text:p>
          </table:table-cell>
          <table:table-cell table:formula="of:=[.A85]*[.B85]" office:value-type="float" office:value="54187500" calcext:value-type="float">
            <text:p>54187500</text:p>
          </table:table-cell>
          <table:table-cell table:style-name="ce3" table:formula="of:=[.C85]/1000000" office:value-type="float" office:value="54.1875" calcext:value-type="float">
            <text:p>54.188</text:p>
          </table:table-cell>
          <table:table-cell table:style-name="ce18" table:formula="of:=(([.C85]/[.J$1])^(1/3))-3" office:value-type="float" office:value="46.38126378188" calcext:value-type="float">
            <text:p>46</text:p>
          </table:table-cell>
          <table:table-cell table:style-name="ce20"/>
          <table:table-cell table:formula="of:=[.C85]/2000000" office:value-type="float" office:value="27.09375" calcext:value-type="float">
            <text:p>27</text:p>
          </table:table-cell>
          <table:table-cell table:number-columns-repeated="5"/>
        </table:table-row>
        <table:table-row table:style-name="ro1">
          <table:table-cell table:formula="of:=[.A85]+100" office:value-type="float" office:value="8600" calcext:value-type="float">
            <text:p>8600</text:p>
          </table:table-cell>
          <table:table-cell table:formula="of:=[.A86]/4*3" office:value-type="float" office:value="6450" calcext:value-type="float">
            <text:p>6450</text:p>
          </table:table-cell>
          <table:table-cell table:formula="of:=[.A86]*[.B86]" office:value-type="float" office:value="55470000" calcext:value-type="float">
            <text:p>55470000</text:p>
          </table:table-cell>
          <table:table-cell table:style-name="ce3" table:formula="of:=[.C86]/1000000" office:value-type="float" office:value="55.47" calcext:value-type="float">
            <text:p>55.470</text:p>
          </table:table-cell>
          <table:table-cell table:style-name="ce18" table:formula="of:=(([.C86]/[.J$1])^(1/3))-3" office:value-type="float" office:value="46.7678123356588" calcext:value-type="float">
            <text:p>47</text:p>
          </table:table-cell>
          <table:table-cell table:style-name="ce20"/>
          <table:table-cell table:formula="of:=[.C86]/2000000" office:value-type="float" office:value="27.735" calcext:value-type="float">
            <text:p>28</text:p>
          </table:table-cell>
          <table:table-cell table:number-columns-repeated="5"/>
        </table:table-row>
        <table:table-row table:style-name="ro1">
          <table:table-cell table:formula="of:=[.A86]+100" office:value-type="float" office:value="8700" calcext:value-type="float">
            <text:p>8700</text:p>
          </table:table-cell>
          <table:table-cell table:formula="of:=[.A87]/4*3" office:value-type="float" office:value="6525" calcext:value-type="float">
            <text:p>6525</text:p>
          </table:table-cell>
          <table:table-cell table:formula="of:=[.A87]*[.B87]" office:value-type="float" office:value="56767500" calcext:value-type="float">
            <text:p>56767500</text:p>
          </table:table-cell>
          <table:table-cell table:style-name="ce3" table:formula="of:=[.C87]/1000000" office:value-type="float" office:value="56.7675" calcext:value-type="float">
            <text:p>56.768</text:p>
          </table:table-cell>
          <table:table-cell table:style-name="ce18" table:formula="of:=(([.C87]/[.J$1])^(1/3))-3" office:value-type="float" office:value="47.1528654998273" calcext:value-type="float">
            <text:p>47</text:p>
          </table:table-cell>
          <table:table-cell table:style-name="ce20"/>
          <table:table-cell table:formula="of:=[.C87]/2000000" office:value-type="float" office:value="28.38375" calcext:value-type="float">
            <text:p>28</text:p>
          </table:table-cell>
          <table:table-cell table:number-columns-repeated="5"/>
        </table:table-row>
        <table:table-row table:style-name="ro1">
          <table:table-cell table:formula="of:=[.A87]+100" office:value-type="float" office:value="8800" calcext:value-type="float">
            <text:p>8800</text:p>
          </table:table-cell>
          <table:table-cell table:formula="of:=[.A88]/4*3" office:value-type="float" office:value="6600" calcext:value-type="float">
            <text:p>6600</text:p>
          </table:table-cell>
          <table:table-cell table:formula="of:=[.A88]*[.B88]" office:value-type="float" office:value="58080000" calcext:value-type="float">
            <text:p>58080000</text:p>
          </table:table-cell>
          <table:table-cell table:style-name="ce3" table:formula="of:=[.C88]/1000000" office:value-type="float" office:value="58.08" calcext:value-type="float">
            <text:p>58.080</text:p>
          </table:table-cell>
          <table:table-cell table:style-name="ce18" table:formula="of:=(([.C88]/[.J$1])^(1/3))-3" office:value-type="float" office:value="47.5364461493972" calcext:value-type="float">
            <text:p>48</text:p>
          </table:table-cell>
          <table:table-cell table:style-name="ce20"/>
          <table:table-cell table:formula="of:=[.C88]/2000000" office:value-type="float" office:value="29.04" calcext:value-type="float">
            <text:p>29</text:p>
          </table:table-cell>
          <table:table-cell table:number-columns-repeated="5"/>
        </table:table-row>
        <table:table-row table:style-name="ro1">
          <table:table-cell table:formula="of:=[.A88]+100" office:value-type="float" office:value="8900" calcext:value-type="float">
            <text:p>8900</text:p>
          </table:table-cell>
          <table:table-cell table:formula="of:=[.A89]/4*3" office:value-type="float" office:value="6675" calcext:value-type="float">
            <text:p>6675</text:p>
          </table:table-cell>
          <table:table-cell table:formula="of:=[.A89]*[.B89]" office:value-type="float" office:value="59407500" calcext:value-type="float">
            <text:p>59407500</text:p>
          </table:table-cell>
          <table:table-cell table:style-name="ce3" table:formula="of:=[.C89]/1000000" office:value-type="float" office:value="59.4075" calcext:value-type="float">
            <text:p>59.408</text:p>
          </table:table-cell>
          <table:table-cell table:style-name="ce19" table:formula="of:=(([.C89]/[.J$1])^(1/3))-3" office:value-type="float" office:value="47.918576553956" calcext:value-type="float">
            <text:p>48</text:p>
          </table:table-cell>
          <table:table-cell table:style-name="ce20"/>
          <table:table-cell table:formula="of:=[.C89]/2000000" office:value-type="float" office:value="29.70375" calcext:value-type="float">
            <text:p>30</text:p>
          </table:table-cell>
          <table:table-cell table:number-columns-repeated="5"/>
        </table:table-row>
        <table:table-row table:style-name="ro1">
          <table:table-cell table:formula="of:=[.A89]+100" office:value-type="float" office:value="9000" calcext:value-type="float">
            <text:p>9000</text:p>
          </table:table-cell>
          <table:table-cell table:formula="of:=[.A90]/4*3" office:value-type="float" office:value="6750" calcext:value-type="float">
            <text:p>6750</text:p>
          </table:table-cell>
          <table:table-cell table:formula="of:=[.A90]*[.B90]" office:value-type="float" office:value="60750000" calcext:value-type="float">
            <text:p>60750000</text:p>
          </table:table-cell>
          <table:table-cell table:style-name="ce3" table:formula="of:=[.C90]/1000000" office:value-type="float" office:value="60.75" calcext:value-type="float">
            <text:p>60.750</text:p>
          </table:table-cell>
          <table:table-cell table:style-name="ce18" table:formula="of:=(([.C90]/[.J$1])^(1/3))-3" office:value-type="float" office:value="48.2992784003009" calcext:value-type="float">
            <text:p>48</text:p>
          </table:table-cell>
          <table:table-cell table:style-name="ce20"/>
          <table:table-cell table:formula="of:=[.C90]/2000000" office:value-type="float" office:value="30.375" calcext:value-type="float">
            <text:p>30</text:p>
          </table:table-cell>
          <table:table-cell table:number-columns-repeated="5"/>
        </table:table-row>
        <table:table-row table:style-name="ro1">
          <table:table-cell table:formula="of:=[.A90]+100" office:value-type="float" office:value="9100" calcext:value-type="float">
            <text:p>9100</text:p>
          </table:table-cell>
          <table:table-cell table:formula="of:=[.A91]/4*3" office:value-type="float" office:value="6825" calcext:value-type="float">
            <text:p>6825</text:p>
          </table:table-cell>
          <table:table-cell table:formula="of:=[.A91]*[.B91]" office:value-type="float" office:value="62107500" calcext:value-type="float">
            <text:p>62107500</text:p>
          </table:table-cell>
          <table:table-cell table:style-name="ce3" table:formula="of:=[.C91]/1000000" office:value-type="float" office:value="62.1075" calcext:value-type="float">
            <text:p>62.108</text:p>
          </table:table-cell>
          <table:table-cell table:style-name="ce18" table:formula="of:=(([.C91]/[.J$1])^(1/3))-3" office:value-type="float" office:value="48.678572813986" calcext:value-type="float">
            <text:p>49</text:p>
          </table:table-cell>
          <table:table-cell table:style-name="ce20"/>
          <table:table-cell table:formula="of:=[.C91]/2000000" office:value-type="float" office:value="31.05375" calcext:value-type="float">
            <text:p>31</text:p>
          </table:table-cell>
          <table:table-cell table:number-columns-repeated="5"/>
        </table:table-row>
        <table:table-row table:style-name="ro1">
          <table:table-cell table:formula="of:=[.A91]+100" office:value-type="float" office:value="9200" calcext:value-type="float">
            <text:p>9200</text:p>
          </table:table-cell>
          <table:table-cell table:formula="of:=[.A92]/4*3" office:value-type="float" office:value="6900" calcext:value-type="float">
            <text:p>6900</text:p>
          </table:table-cell>
          <table:table-cell table:formula="of:=[.A92]*[.B92]" office:value-type="float" office:value="63480000" calcext:value-type="float">
            <text:p>63480000</text:p>
          </table:table-cell>
          <table:table-cell table:style-name="ce3" table:formula="of:=[.C92]/1000000" office:value-type="float" office:value="63.48" calcext:value-type="float">
            <text:p>63.480</text:p>
          </table:table-cell>
          <table:table-cell table:style-name="ce18" table:formula="of:=(([.C92]/[.J$1])^(1/3))-3" office:value-type="float" office:value="49.0564803798442" calcext:value-type="float">
            <text:p>49</text:p>
          </table:table-cell>
          <table:table-cell table:style-name="ce20"/>
          <table:table-cell table:formula="of:=[.C92]/2000000" office:value-type="float" office:value="31.74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92]+100" office:value-type="float" office:value="9300" calcext:value-type="float">
            <text:p>9300</text:p>
          </table:table-cell>
          <table:table-cell table:formula="of:=[.A93]/4*3" office:value-type="float" office:value="6975" calcext:value-type="float">
            <text:p>6975</text:p>
          </table:table-cell>
          <table:table-cell table:formula="of:=[.A93]*[.B93]" office:value-type="float" office:value="64867500" calcext:value-type="float">
            <text:p>64867500</text:p>
          </table:table-cell>
          <table:table-cell table:style-name="ce3" table:formula="of:=[.C93]/1000000" office:value-type="float" office:value="64.8675" calcext:value-type="float">
            <text:p>64.868</text:p>
          </table:table-cell>
          <table:table-cell table:style-name="ce18" table:formula="of:=(([.C93]/[.J$1])^(1/3))-3" office:value-type="float" office:value="49.4330211615446" calcext:value-type="float">
            <text:p>49</text:p>
          </table:table-cell>
          <table:table-cell table:style-name="ce20"/>
          <table:table-cell table:formula="of:=[.C93]/2000000" office:value-type="float" office:value="32.43375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93]+100" office:value-type="float" office:value="9400" calcext:value-type="float">
            <text:p>9400</text:p>
          </table:table-cell>
          <table:table-cell table:formula="of:=[.A94]/4*3" office:value-type="float" office:value="7050" calcext:value-type="float">
            <text:p>7050</text:p>
          </table:table-cell>
          <table:table-cell table:formula="of:=[.A94]*[.B94]" office:value-type="float" office:value="66270000" calcext:value-type="float">
            <text:p>66270000</text:p>
          </table:table-cell>
          <table:table-cell table:style-name="ce3" table:formula="of:=[.C94]/1000000" office:value-type="float" office:value="66.27" calcext:value-type="float">
            <text:p>66.270</text:p>
          </table:table-cell>
          <table:table-cell table:style-name="ce18" table:formula="of:=(([.C94]/[.J$1])^(1/3))-3" office:value-type="float" office:value="49.8082147202401" calcext:value-type="float">
            <text:p>50</text:p>
          </table:table-cell>
          <table:table-cell table:style-name="ce20"/>
          <table:table-cell table:formula="of:=[.C94]/2000000" office:value-type="float" office:value="33.135" calcext:value-type="float">
            <text:p>33</text:p>
          </table:table-cell>
          <table:table-cell table:number-columns-repeated="5"/>
        </table:table-row>
        <table:table-row table:style-name="ro1">
          <table:table-cell table:formula="of:=[.A94]+100" office:value-type="float" office:value="9500" calcext:value-type="float">
            <text:p>9500</text:p>
          </table:table-cell>
          <table:table-cell table:formula="of:=[.A95]/4*3" office:value-type="float" office:value="7125" calcext:value-type="float">
            <text:p>7125</text:p>
          </table:table-cell>
          <table:table-cell table:formula="of:=[.A95]*[.B95]" office:value-type="float" office:value="67687500" calcext:value-type="float">
            <text:p>67687500</text:p>
          </table:table-cell>
          <table:table-cell table:style-name="ce3" table:formula="of:=[.C95]/1000000" office:value-type="float" office:value="67.6875" calcext:value-type="float">
            <text:p>67.688</text:p>
          </table:table-cell>
          <table:table-cell table:style-name="ce18" table:formula="of:=(([.C95]/[.J$1])^(1/3))-3" office:value-type="float" office:value="50.1820801323568" calcext:value-type="float">
            <text:p>50</text:p>
          </table:table-cell>
          <table:table-cell table:style-name="ce20"/>
          <table:table-cell table:formula="of:=[.C95]/2000000" office:value-type="float" office:value="33.84375" calcext:value-type="float">
            <text:p>34</text:p>
          </table:table-cell>
          <table:table-cell table:number-columns-repeated="5"/>
        </table:table-row>
        <table:table-row table:style-name="ro1">
          <table:table-cell table:formula="of:=[.A95]+100" office:value-type="float" office:value="9600" calcext:value-type="float">
            <text:p>9600</text:p>
          </table:table-cell>
          <table:table-cell table:formula="of:=[.A96]/4*3" office:value-type="float" office:value="7200" calcext:value-type="float">
            <text:p>7200</text:p>
          </table:table-cell>
          <table:table-cell table:formula="of:=[.A96]*[.B96]" office:value-type="float" office:value="69120000" calcext:value-type="float">
            <text:p>69120000</text:p>
          </table:table-cell>
          <table:table-cell table:style-name="ce3" table:formula="of:=[.C96]/1000000" office:value-type="float" office:value="69.12" calcext:value-type="float">
            <text:p>69.120</text:p>
          </table:table-cell>
          <table:table-cell table:style-name="ce19" table:formula="of:=(([.C96]/[.J$1])^(1/3))-3" office:value-type="float" office:value="50.5546360065736" calcext:value-type="float">
            <text:p>51</text:p>
          </table:table-cell>
          <table:table-cell table:style-name="ce20"/>
          <table:table-cell table:formula="of:=[.C96]/2000000" office:value-type="float" office:value="34.56" calcext:value-type="float">
            <text:p>35</text:p>
          </table:table-cell>
          <table:table-cell table:number-columns-repeated="5"/>
        </table:table-row>
        <table:table-row table:style-name="ro1">
          <table:table-cell table:formula="of:=[.A96]+100" office:value-type="float" office:value="9700" calcext:value-type="float">
            <text:p>9700</text:p>
          </table:table-cell>
          <table:table-cell table:formula="of:=[.A97]/4*3" office:value-type="float" office:value="7275" calcext:value-type="float">
            <text:p>7275</text:p>
          </table:table-cell>
          <table:table-cell table:formula="of:=[.A97]*[.B97]" office:value-type="float" office:value="70567500" calcext:value-type="float">
            <text:p>70567500</text:p>
          </table:table-cell>
          <table:table-cell table:style-name="ce3" table:formula="of:=[.C97]/1000000" office:value-type="float" office:value="70.5675" calcext:value-type="float">
            <text:p>70.568</text:p>
          </table:table-cell>
          <table:table-cell table:style-name="ce18" table:formula="of:=(([.C97]/[.J$1])^(1/3))-3" office:value-type="float" office:value="50.9259005000357" calcext:value-type="float">
            <text:p>51</text:p>
          </table:table-cell>
          <table:table-cell table:style-name="ce20"/>
          <table:table-cell table:formula="of:=[.C97]/2000000" office:value-type="float" office:value="35.28375" calcext:value-type="float">
            <text:p>35</text:p>
          </table:table-cell>
          <table:table-cell table:number-columns-repeated="5"/>
        </table:table-row>
        <table:table-row table:style-name="ro1">
          <table:table-cell table:formula="of:=[.A97]+100" office:value-type="float" office:value="9800" calcext:value-type="float">
            <text:p>9800</text:p>
          </table:table-cell>
          <table:table-cell table:formula="of:=[.A98]/4*3" office:value-type="float" office:value="7350" calcext:value-type="float">
            <text:p>7350</text:p>
          </table:table-cell>
          <table:table-cell table:formula="of:=[.A98]*[.B98]" office:value-type="float" office:value="72030000" calcext:value-type="float">
            <text:p>72030000</text:p>
          </table:table-cell>
          <table:table-cell table:style-name="ce3" table:formula="of:=[.C98]/1000000" office:value-type="float" office:value="72.03" calcext:value-type="float">
            <text:p>72.030</text:p>
          </table:table-cell>
          <table:table-cell table:style-name="ce18" table:formula="of:=(([.C98]/[.J$1])^(1/3))-3" office:value-type="float" office:value="51.2958913338464" calcext:value-type="float">
            <text:p>51</text:p>
          </table:table-cell>
          <table:table-cell table:style-name="ce20"/>
          <table:table-cell table:formula="of:=[.C98]/2000000" office:value-type="float" office:value="36.015" calcext:value-type="float">
            <text:p>36</text:p>
          </table:table-cell>
          <table:table-cell table:number-columns-repeated="5"/>
        </table:table-row>
        <table:table-row table:style-name="ro1">
          <table:table-cell table:formula="of:=[.A98]+100" office:value-type="float" office:value="9900" calcext:value-type="float">
            <text:p>9900</text:p>
          </table:table-cell>
          <table:table-cell table:formula="of:=[.A99]/4*3" office:value-type="float" office:value="7425" calcext:value-type="float">
            <text:p>7425</text:p>
          </table:table-cell>
          <table:table-cell table:formula="of:=[.A99]*[.B99]" office:value-type="float" office:value="73507500" calcext:value-type="float">
            <text:p>73507500</text:p>
          </table:table-cell>
          <table:table-cell table:style-name="ce3" table:formula="of:=[.C99]/1000000" office:value-type="float" office:value="73.5075" calcext:value-type="float">
            <text:p>73.508</text:p>
          </table:table-cell>
          <table:table-cell table:style-name="ce18" table:formula="of:=(([.C99]/[.J$1])^(1/3))-3" office:value-type="float" office:value="51.6646258078737" calcext:value-type="float">
            <text:p>52</text:p>
          </table:table-cell>
          <table:table-cell table:style-name="ce20"/>
          <table:table-cell table:formula="of:=[.C99]/2000000" office:value-type="float" office:value="36.75375" calcext:value-type="float">
            <text:p>37</text:p>
          </table:table-cell>
          <table:table-cell table:number-columns-repeated="5"/>
        </table:table-row>
        <table:table-row table:style-name="ro1">
          <table:table-cell table:formula="of:=[.A99]+100" office:value-type="float" office:value="10000" calcext:value-type="float">
            <text:p>10000</text:p>
          </table:table-cell>
          <table:table-cell table:formula="of:=[.A100]/4*3" office:value-type="float" office:value="7500" calcext:value-type="float">
            <text:p>7500</text:p>
          </table:table-cell>
          <table:table-cell table:formula="of:=[.A100]*[.B100]" office:value-type="float" office:value="75000000" calcext:value-type="float">
            <text:p>75000000</text:p>
          </table:table-cell>
          <table:table-cell table:style-name="ce3" table:formula="of:=[.C100]/1000000" office:value-type="float" office:value="75" calcext:value-type="float">
            <text:p>75.000</text:p>
          </table:table-cell>
          <table:table-cell table:style-name="ce18" table:formula="of:=(([.C100]/[.J$1])^(1/3))-3" office:value-type="float" office:value="52.0321208149104" calcext:value-type="float">
            <text:p>52</text:p>
          </table:table-cell>
          <table:table-cell table:style-name="ce20"/>
          <table:table-cell table:formula="of:=[.C100]/2000000" office:value-type="float" office:value="37.5" calcext:value-type="float">
            <text:p>38</text:p>
          </table:table-cell>
          <table:table-cell table:number-columns-repeated="5"/>
        </table:table-row>
        <table:table-row table:style-name="ro1">
          <table:table-cell table:formula="of:=[.A100]+100" office:value-type="float" office:value="10100" calcext:value-type="float">
            <text:p>10100</text:p>
          </table:table-cell>
          <table:table-cell table:formula="of:=[.A101]/4*3" office:value-type="float" office:value="7575" calcext:value-type="float">
            <text:p>7575</text:p>
          </table:table-cell>
          <table:table-cell table:formula="of:=[.A101]*[.B101]" office:value-type="float" office:value="76507500" calcext:value-type="float">
            <text:p>76507500</text:p>
          </table:table-cell>
          <table:table-cell table:style-name="ce3" table:formula="of:=[.C101]/1000000" office:value-type="float" office:value="76.5075" calcext:value-type="float">
            <text:p>76.508</text:p>
          </table:table-cell>
          <table:table-cell table:style-name="ce18" table:formula="of:=(([.C101]/[.J$1])^(1/3))-3" office:value-type="float" office:value="52.3983928542218" calcext:value-type="float">
            <text:p>52</text:p>
          </table:table-cell>
          <table:table-cell table:style-name="ce20"/>
          <table:table-cell table:formula="of:=[.C101]/2000000" office:value-type="float" office:value="38.25375" calcext:value-type="float">
            <text:p>38</text:p>
          </table:table-cell>
          <table:table-cell table:number-columns-repeated="5"/>
        </table:table-row>
        <table:table-row table:style-name="ro1">
          <table:table-cell table:formula="of:=[.A101]+100" office:value-type="float" office:value="10200" calcext:value-type="float">
            <text:p>10200</text:p>
          </table:table-cell>
          <table:table-cell table:formula="of:=[.A102]/4*3" office:value-type="float" office:value="7650" calcext:value-type="float">
            <text:p>7650</text:p>
          </table:table-cell>
          <table:table-cell table:formula="of:=[.A102]*[.B102]" office:value-type="float" office:value="78030000" calcext:value-type="float">
            <text:p>78030000</text:p>
          </table:table-cell>
          <table:table-cell table:style-name="ce3" table:formula="of:=[.C102]/1000000" office:value-type="float" office:value="78.03" calcext:value-type="float">
            <text:p>78.030</text:p>
          </table:table-cell>
          <table:table-cell table:style-name="ce18" table:formula="of:=(([.C102]/[.J$1])^(1/3))-3" office:value-type="float" office:value="52.7634580445123" calcext:value-type="float">
            <text:p>53</text:p>
          </table:table-cell>
          <table:table-cell table:style-name="ce20"/>
          <table:table-cell table:formula="of:=[.C102]/2000000" office:value-type="float" office:value="39.015" calcext:value-type="float">
            <text:p>39</text:p>
          </table:table-cell>
          <table:table-cell table:number-columns-repeated="5"/>
        </table:table-row>
        <table:table-row table:style-name="ro1">
          <table:table-cell table:formula="of:=[.A102]+100" office:value-type="float" office:value="10300" calcext:value-type="float">
            <text:p>10300</text:p>
          </table:table-cell>
          <table:table-cell table:formula="of:=[.A103]/4*3" office:value-type="float" office:value="7725" calcext:value-type="float">
            <text:p>7725</text:p>
          </table:table-cell>
          <table:table-cell table:formula="of:=[.A103]*[.B103]" office:value-type="float" office:value="79567500" calcext:value-type="float">
            <text:p>79567500</text:p>
          </table:table-cell>
          <table:table-cell table:style-name="ce3" table:formula="of:=[.C103]/1000000" office:value-type="float" office:value="79.5675" calcext:value-type="float">
            <text:p>79.568</text:p>
          </table:table-cell>
          <table:table-cell table:style-name="ce19" table:formula="of:=(([.C103]/[.J$1])^(1/3))-3" office:value-type="float" office:value="53.1273321363431" calcext:value-type="float">
            <text:p>53</text:p>
          </table:table-cell>
          <table:table-cell table:style-name="ce20"/>
          <table:table-cell table:formula="of:=[.C103]/2000000" office:value-type="float" office:value="39.78375" calcext:value-type="float">
            <text:p>40</text:p>
          </table:table-cell>
          <table:table-cell table:number-columns-repeated="5"/>
        </table:table-row>
        <table:table-row table:style-name="ro1">
          <table:table-cell table:formula="of:=[.A103]+100" office:value-type="float" office:value="10400" calcext:value-type="float">
            <text:p>10400</text:p>
          </table:table-cell>
          <table:table-cell table:formula="of:=[.A104]/4*3" office:value-type="float" office:value="7800" calcext:value-type="float">
            <text:p>7800</text:p>
          </table:table-cell>
          <table:table-cell table:formula="of:=[.A104]*[.B104]" office:value-type="float" office:value="81120000" calcext:value-type="float">
            <text:p>81120000</text:p>
          </table:table-cell>
          <table:table-cell table:style-name="ce3" table:formula="of:=[.C104]/1000000" office:value-type="float" office:value="81.12" calcext:value-type="float">
            <text:p>81.120</text:p>
          </table:table-cell>
          <table:table-cell table:style-name="ce18" table:formula="of:=(([.C104]/[.J$1])^(1/3))-3" office:value-type="float" office:value="53.490030524027" calcext:value-type="float">
            <text:p>53</text:p>
          </table:table-cell>
          <table:table-cell table:style-name="ce20"/>
          <table:table-cell table:formula="of:=[.C104]/2000000" office:value-type="float" office:value="40.56" calcext:value-type="float">
            <text:p>41</text:p>
          </table:table-cell>
          <table:table-cell table:number-columns-repeated="5"/>
        </table:table-row>
        <table:table-row table:style-name="ro1">
          <table:table-cell table:formula="of:=[.A104]+100" office:value-type="float" office:value="10500" calcext:value-type="float">
            <text:p>10500</text:p>
          </table:table-cell>
          <table:table-cell table:formula="of:=[.A105]/4*3" office:value-type="float" office:value="7875" calcext:value-type="float">
            <text:p>7875</text:p>
          </table:table-cell>
          <table:table-cell table:formula="of:=[.A105]*[.B105]" office:value-type="float" office:value="82687500" calcext:value-type="float">
            <text:p>82687500</text:p>
          </table:table-cell>
          <table:table-cell table:style-name="ce3" table:formula="of:=[.C105]/1000000" office:value-type="float" office:value="82.6875" calcext:value-type="float">
            <text:p>82.688</text:p>
          </table:table-cell>
          <table:table-cell table:style-name="ce18" table:formula="of:=(([.C105]/[.J$1])^(1/3))-3" office:value-type="float" office:value="53.8515682570297" calcext:value-type="float">
            <text:p>54</text:p>
          </table:table-cell>
          <table:table-cell table:style-name="ce20"/>
          <table:table-cell table:formula="of:=[.C105]/2000000" office:value-type="float" office:value="41.34375" calcext:value-type="float">
            <text:p>41</text:p>
          </table:table-cell>
          <table:table-cell table:number-columns-repeated="5"/>
        </table:table-row>
        <table:table-row table:style-name="ro1">
          <table:table-cell table:formula="of:=[.A105]+100" office:value-type="float" office:value="10600" calcext:value-type="float">
            <text:p>10600</text:p>
          </table:table-cell>
          <table:table-cell table:formula="of:=[.A106]/4*3" office:value-type="float" office:value="7950" calcext:value-type="float">
            <text:p>7950</text:p>
          </table:table-cell>
          <table:table-cell table:formula="of:=[.A106]*[.B106]" office:value-type="float" office:value="84270000" calcext:value-type="float">
            <text:p>84270000</text:p>
          </table:table-cell>
          <table:table-cell table:style-name="ce3" table:formula="of:=[.C106]/1000000" office:value-type="float" office:value="84.27" calcext:value-type="float">
            <text:p>84.270</text:p>
          </table:table-cell>
          <table:table-cell table:style-name="ce18" table:formula="of:=(([.C106]/[.J$1])^(1/3))-3" office:value-type="float" office:value="54.2119600508998" calcext:value-type="float">
            <text:p>54</text:p>
          </table:table-cell>
          <table:table-cell table:style-name="ce20"/>
          <table:table-cell table:formula="of:=[.C106]/2000000" office:value-type="float" office:value="42.135" calcext:value-type="float">
            <text:p>42</text:p>
          </table:table-cell>
          <table:table-cell table:number-columns-repeated="5"/>
        </table:table-row>
        <table:table-row table:style-name="ro1">
          <table:table-cell table:formula="of:=[.A106]+100" office:value-type="float" office:value="10700" calcext:value-type="float">
            <text:p>10700</text:p>
          </table:table-cell>
          <table:table-cell table:formula="of:=[.A107]/4*3" office:value-type="float" office:value="8025" calcext:value-type="float">
            <text:p>8025</text:p>
          </table:table-cell>
          <table:table-cell table:formula="of:=[.A107]*[.B107]" office:value-type="float" office:value="85867500" calcext:value-type="float">
            <text:p>85867500</text:p>
          </table:table-cell>
          <table:table-cell table:style-name="ce3" table:formula="of:=[.C107]/1000000" office:value-type="float" office:value="85.8675" calcext:value-type="float">
            <text:p>85.868</text:p>
          </table:table-cell>
          <table:table-cell table:style-name="ce18" table:formula="of:=(([.C107]/[.J$1])^(1/3))-3" office:value-type="float" office:value="54.5712202977541" calcext:value-type="float">
            <text:p>55</text:p>
          </table:table-cell>
          <table:table-cell table:style-name="ce20"/>
          <table:table-cell table:formula="of:=[.C107]/2000000" office:value-type="float" office:value="42.93375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107]+100" office:value-type="float" office:value="10800" calcext:value-type="float">
            <text:p>10800</text:p>
          </table:table-cell>
          <table:table-cell table:formula="of:=[.A108]/4*3" office:value-type="float" office:value="8100" calcext:value-type="float">
            <text:p>8100</text:p>
          </table:table-cell>
          <table:table-cell table:formula="of:=[.A108]*[.B108]" office:value-type="float" office:value="87480000" calcext:value-type="float">
            <text:p>87480000</text:p>
          </table:table-cell>
          <table:table-cell table:style-name="ce3" table:formula="of:=[.C108]/1000000" office:value-type="float" office:value="87.48" calcext:value-type="float">
            <text:p>87.480</text:p>
          </table:table-cell>
          <table:table-cell table:style-name="ce18" table:formula="of:=(([.C108]/[.J$1])^(1/3))-3" office:value-type="float" office:value="54.9293630763378" calcext:value-type="float">
            <text:p>55</text:p>
          </table:table-cell>
          <table:table-cell table:style-name="ce20"/>
          <table:table-cell table:formula="of:=[.C108]/2000000" office:value-type="float" office:value="43.74" calcext:value-type="float">
            <text:p>44</text:p>
          </table:table-cell>
          <table:table-cell table:number-columns-repeated="5"/>
        </table:table-row>
        <table:table-row table:style-name="ro1">
          <table:table-cell table:formula="of:=[.A108]+100" office:value-type="float" office:value="10900" calcext:value-type="float">
            <text:p>10900</text:p>
          </table:table-cell>
          <table:table-cell table:formula="of:=[.A109]/4*3" office:value-type="float" office:value="8175" calcext:value-type="float">
            <text:p>8175</text:p>
          </table:table-cell>
          <table:table-cell table:formula="of:=[.A109]*[.B109]" office:value-type="float" office:value="89107500" calcext:value-type="float">
            <text:p>89107500</text:p>
          </table:table-cell>
          <table:table-cell table:style-name="ce3" table:formula="of:=[.C109]/1000000" office:value-type="float" office:value="89.1075" calcext:value-type="float">
            <text:p>89.108</text:p>
          </table:table-cell>
          <table:table-cell table:style-name="ce19" table:formula="of:=(([.C109]/[.J$1])^(1/3))-3" office:value-type="float" office:value="55.2864021616822" calcext:value-type="float">
            <text:p>55</text:p>
          </table:table-cell>
          <table:table-cell table:style-name="ce20"/>
          <table:table-cell table:formula="of:=[.C109]/2000000" office:value-type="float" office:value="44.55375" calcext:value-type="float">
            <text:p>45</text:p>
          </table:table-cell>
          <table:table-cell table:number-columns-repeated="5"/>
        </table:table-row>
        <table:table-row table:style-name="ro1">
          <table:table-cell table:formula="of:=[.A109]+100" office:value-type="float" office:value="11000" calcext:value-type="float">
            <text:p>11000</text:p>
          </table:table-cell>
          <table:table-cell table:formula="of:=[.A110]/4*3" office:value-type="float" office:value="8250" calcext:value-type="float">
            <text:p>8250</text:p>
          </table:table-cell>
          <table:table-cell table:formula="of:=[.A110]*[.B110]" office:value-type="float" office:value="90750000" calcext:value-type="float">
            <text:p>90750000</text:p>
          </table:table-cell>
          <table:table-cell table:style-name="ce3" table:formula="of:=[.C110]/1000000" office:value-type="float" office:value="90.75" calcext:value-type="float">
            <text:p>90.750</text:p>
          </table:table-cell>
          <table:table-cell table:style-name="ce18" table:formula="of:=(([.C110]/[.J$1])^(1/3))-3" office:value-type="float" office:value="55.6423510343789" calcext:value-type="float">
            <text:p>56</text:p>
          </table:table-cell>
          <table:table-cell table:style-name="ce20"/>
          <table:table-cell table:formula="of:=[.C110]/2000000" office:value-type="float" office:value="45.375" calcext:value-type="float">
            <text:p>45</text:p>
          </table:table-cell>
          <table:table-cell table:number-columns-repeated="5"/>
        </table:table-row>
        <table:table-row table:style-name="ro1">
          <table:table-cell table:formula="of:=[.A110]+100" office:value-type="float" office:value="11100" calcext:value-type="float">
            <text:p>11100</text:p>
          </table:table-cell>
          <table:table-cell table:formula="of:=[.A111]/4*3" office:value-type="float" office:value="8325" calcext:value-type="float">
            <text:p>8325</text:p>
          </table:table-cell>
          <table:table-cell table:formula="of:=[.A111]*[.B111]" office:value-type="float" office:value="92407500" calcext:value-type="float">
            <text:p>92407500</text:p>
          </table:table-cell>
          <table:table-cell table:style-name="ce3" table:formula="of:=[.C111]/1000000" office:value-type="float" office:value="92.4075" calcext:value-type="float">
            <text:p>92.408</text:p>
          </table:table-cell>
          <table:table-cell table:style-name="ce18" table:formula="of:=(([.C111]/[.J$1])^(1/3))-3" office:value-type="float" office:value="55.9972228894893" calcext:value-type="float">
            <text:p>56</text:p>
          </table:table-cell>
          <table:table-cell table:style-name="ce20"/>
          <table:table-cell table:formula="of:=[.C111]/2000000" office:value-type="float" office:value="46.20375" calcext:value-type="float">
            <text:p>46</text:p>
          </table:table-cell>
          <table:table-cell table:number-columns-repeated="5"/>
        </table:table-row>
        <table:table-row table:style-name="ro1">
          <table:table-cell table:formula="of:=[.A111]+100" office:value-type="float" office:value="11200" calcext:value-type="float">
            <text:p>11200</text:p>
          </table:table-cell>
          <table:table-cell table:formula="of:=[.A112]/4*3" office:value-type="float" office:value="8400" calcext:value-type="float">
            <text:p>8400</text:p>
          </table:table-cell>
          <table:table-cell table:formula="of:=[.A112]*[.B112]" office:value-type="float" office:value="94080000" calcext:value-type="float">
            <text:p>94080000</text:p>
          </table:table-cell>
          <table:table-cell table:style-name="ce3" table:formula="of:=[.C112]/1000000" office:value-type="float" office:value="94.08" calcext:value-type="float">
            <text:p>94.080</text:p>
          </table:table-cell>
          <table:table-cell table:style-name="ce18" table:formula="of:=(([.C112]/[.J$1])^(1/3))-3" office:value-type="float" office:value="56.3510306451063" calcext:value-type="float">
            <text:p>56</text:p>
          </table:table-cell>
          <table:table-cell table:style-name="ce20"/>
          <table:table-cell table:formula="of:=[.C112]/2000000" office:value-type="float" office:value="47.04" calcext:value-type="float">
            <text:p>47</text:p>
          </table:table-cell>
          <table:table-cell table:number-columns-repeated="5"/>
        </table:table-row>
        <table:table-row table:style-name="ro1">
          <table:table-cell table:formula="of:=[.A112]+100" office:value-type="float" office:value="11300" calcext:value-type="float">
            <text:p>11300</text:p>
          </table:table-cell>
          <table:table-cell table:formula="of:=[.A113]/4*3" office:value-type="float" office:value="8475" calcext:value-type="float">
            <text:p>8475</text:p>
          </table:table-cell>
          <table:table-cell table:formula="of:=[.A113]*[.B113]" office:value-type="float" office:value="95767500" calcext:value-type="float">
            <text:p>95767500</text:p>
          </table:table-cell>
          <table:table-cell table:style-name="ce3" table:formula="of:=[.C113]/1000000" office:value-type="float" office:value="95.7675" calcext:value-type="float">
            <text:p>95.768</text:p>
          </table:table-cell>
          <table:table-cell table:style-name="ce18" table:formula="of:=(([.C113]/[.J$1])^(1/3))-3" office:value-type="float" office:value="56.7037869505858" calcext:value-type="float">
            <text:p>57</text:p>
          </table:table-cell>
          <table:table-cell table:style-name="ce20"/>
          <table:table-cell table:formula="of:=[.C113]/2000000" office:value-type="float" office:value="47.88375" calcext:value-type="float">
            <text:p>48</text:p>
          </table:table-cell>
          <table:table-cell table:number-columns-repeated="5"/>
        </table:table-row>
        <table:table-row table:style-name="ro1">
          <table:table-cell table:formula="of:=[.A113]+100" office:value-type="float" office:value="11400" calcext:value-type="float">
            <text:p>11400</text:p>
          </table:table-cell>
          <table:table-cell table:formula="of:=[.A114]/4*3" office:value-type="float" office:value="8550" calcext:value-type="float">
            <text:p>8550</text:p>
          </table:table-cell>
          <table:table-cell table:formula="of:=[.A114]*[.B114]" office:value-type="float" office:value="97470000" calcext:value-type="float">
            <text:p>97470000</text:p>
          </table:table-cell>
          <table:table-cell table:style-name="ce3" table:formula="of:=[.C114]/1000000" office:value-type="float" office:value="97.47" calcext:value-type="float">
            <text:p>97.470</text:p>
          </table:table-cell>
          <table:table-cell table:style-name="ce18" table:formula="of:=(([.C114]/[.J$1])^(1/3))-3" office:value-type="float" office:value="57.0555041944628" calcext:value-type="float">
            <text:p>57</text:p>
          </table:table-cell>
          <table:table-cell table:style-name="ce20"/>
          <table:table-cell table:formula="of:=[.C114]/2000000" office:value-type="float" office:value="48.735" calcext:value-type="float">
            <text:p>49</text:p>
          </table:table-cell>
          <table:table-cell table:number-columns-repeated="5"/>
        </table:table-row>
        <table:table-row table:style-name="ro1">
          <table:table-cell table:formula="of:=[.A114]+100" office:value-type="float" office:value="11500" calcext:value-type="float">
            <text:p>11500</text:p>
          </table:table-cell>
          <table:table-cell table:formula="of:=[.A115]/4*3" office:value-type="float" office:value="8625" calcext:value-type="float">
            <text:p>8625</text:p>
          </table:table-cell>
          <table:table-cell table:formula="of:=[.A115]*[.B115]" office:value-type="float" office:value="99187500" calcext:value-type="float">
            <text:p>99187500</text:p>
          </table:table-cell>
          <table:table-cell table:style-name="ce3" table:formula="of:=[.C115]/1000000" office:value-type="float" office:value="99.1875" calcext:value-type="float">
            <text:p>99.188</text:p>
          </table:table-cell>
          <table:table-cell table:style-name="ce19" table:formula="of:=(([.C115]/[.J$1])^(1/3))-3" office:value-type="float" office:value="57.4061945120669" calcext:value-type="float">
            <text:p>57</text:p>
          </table:table-cell>
          <table:table-cell table:style-name="ce20"/>
          <table:table-cell table:formula="of:=[.C115]/2000000" office:value-type="float" office:value="49.59375" calcext:value-type="float">
            <text:p>50</text:p>
          </table:table-cell>
          <table:table-cell table:number-columns-repeated="5"/>
        </table:table-row>
        <table:table-row table:style-name="ro1">
          <table:table-cell table:formula="of:=[.A115]+100" office:value-type="float" office:value="11600" calcext:value-type="float">
            <text:p>11600</text:p>
          </table:table-cell>
          <table:table-cell table:formula="of:=[.A116]/4*3" office:value-type="float" office:value="8700" calcext:value-type="float">
            <text:p>8700</text:p>
          </table:table-cell>
          <table:table-cell table:formula="of:=[.A116]*[.B116]" office:value-type="float" office:value="100920000" calcext:value-type="float">
            <text:p>100920000</text:p>
          </table:table-cell>
          <table:table-cell table:style-name="ce3" table:formula="of:=[.C116]/1000000" office:value-type="float" office:value="100.92" calcext:value-type="float">
            <text:p>100.920</text:p>
          </table:table-cell>
          <table:table-cell table:style-name="ce18" table:formula="of:=(([.C116]/[.J$1])^(1/3))-3" office:value-type="float" office:value="57.7558697928511" calcext:value-type="float">
            <text:p>58</text:p>
          </table:table-cell>
          <table:table-cell table:style-name="ce20"/>
          <table:table-cell table:formula="of:=[.C116]/2000000" office:value-type="float" office:value="50.46" calcext:value-type="float">
            <text:p>50</text:p>
          </table:table-cell>
          <table:table-cell table:number-columns-repeated="5"/>
        </table:table-row>
        <table:table-row table:style-name="ro1">
          <table:table-cell table:formula="of:=[.A116]+100" office:value-type="float" office:value="11700" calcext:value-type="float">
            <text:p>11700</text:p>
          </table:table-cell>
          <table:table-cell table:formula="of:=[.A117]/4*3" office:value-type="float" office:value="8775" calcext:value-type="float">
            <text:p>8775</text:p>
          </table:table-cell>
          <table:table-cell table:formula="of:=[.A117]*[.B117]" office:value-type="float" office:value="102667500" calcext:value-type="float">
            <text:p>102667500</text:p>
          </table:table-cell>
          <table:table-cell table:style-name="ce3" table:formula="of:=[.C117]/1000000" office:value-type="float" office:value="102.6675" calcext:value-type="float">
            <text:p>102.668</text:p>
          </table:table-cell>
          <table:table-cell table:style-name="ce18" table:formula="of:=(([.C117]/[.J$1])^(1/3))-3" office:value-type="float" office:value="58.1045416874478" calcext:value-type="float">
            <text:p>58</text:p>
          </table:table-cell>
          <table:table-cell table:style-name="ce20"/>
          <table:table-cell table:formula="of:=[.C117]/2000000" office:value-type="float" office:value="51.33375" calcext:value-type="float">
            <text:p>51</text:p>
          </table:table-cell>
          <table:table-cell table:number-columns-repeated="5"/>
        </table:table-row>
        <table:table-row table:style-name="ro1">
          <table:table-cell table:formula="of:=[.A117]+100" office:value-type="float" office:value="11800" calcext:value-type="float">
            <text:p>11800</text:p>
          </table:table-cell>
          <table:table-cell table:formula="of:=[.A118]/4*3" office:value-type="float" office:value="8850" calcext:value-type="float">
            <text:p>8850</text:p>
          </table:table-cell>
          <table:table-cell table:formula="of:=[.A118]*[.B118]" office:value-type="float" office:value="104430000" calcext:value-type="float">
            <text:p>104430000</text:p>
          </table:table-cell>
          <table:table-cell table:style-name="ce3" table:formula="of:=[.C118]/1000000" office:value-type="float" office:value="104.43" calcext:value-type="float">
            <text:p>104.430</text:p>
          </table:table-cell>
          <table:table-cell table:style-name="ce18" table:formula="of:=(([.C118]/[.J$1])^(1/3))-3" office:value-type="float" office:value="58.452221614463" calcext:value-type="float">
            <text:p>58</text:p>
          </table:table-cell>
          <table:table-cell table:style-name="ce20"/>
          <table:table-cell table:formula="of:=[.C118]/2000000" office:value-type="float" office:value="52.215" calcext:value-type="float">
            <text:p>52</text:p>
          </table:table-cell>
          <table:table-cell table:number-columns-repeated="5"/>
        </table:table-row>
        <table:table-row table:style-name="ro1">
          <table:table-cell table:formula="of:=[.A118]+100" office:value-type="float" office:value="11900" calcext:value-type="float">
            <text:p>11900</text:p>
          </table:table-cell>
          <table:table-cell table:formula="of:=[.A119]/4*3" office:value-type="float" office:value="8925" calcext:value-type="float">
            <text:p>8925</text:p>
          </table:table-cell>
          <table:table-cell table:formula="of:=[.A119]*[.B119]" office:value-type="float" office:value="106207500" calcext:value-type="float">
            <text:p>106207500</text:p>
          </table:table-cell>
          <table:table-cell table:style-name="ce3" table:formula="of:=[.C119]/1000000" office:value-type="float" office:value="106.2075" calcext:value-type="float">
            <text:p>106.208</text:p>
          </table:table-cell>
          <table:table-cell table:style-name="ce18" table:formula="of:=(([.C119]/[.J$1])^(1/3))-3" office:value-type="float" office:value="58.7989207670221" calcext:value-type="float">
            <text:p>59</text:p>
          </table:table-cell>
          <table:table-cell table:style-name="ce20"/>
          <table:table-cell table:formula="of:=[.C119]/2000000" office:value-type="float" office:value="53.10375" calcext:value-type="float">
            <text:p>53</text:p>
          </table:table-cell>
          <table:table-cell table:number-columns-repeated="5"/>
        </table:table-row>
        <table:table-row table:style-name="ro1">
          <table:table-cell table:formula="of:=[.A119]+100" office:value-type="float" office:value="12000" calcext:value-type="float">
            <text:p>12000</text:p>
          </table:table-cell>
          <table:table-cell table:formula="of:=[.A120]/4*3" office:value-type="float" office:value="9000" calcext:value-type="float">
            <text:p>9000</text:p>
          </table:table-cell>
          <table:table-cell table:formula="of:=[.A120]*[.B120]" office:value-type="float" office:value="108000000" calcext:value-type="float">
            <text:p>108000000</text:p>
          </table:table-cell>
          <table:table-cell table:style-name="ce3" table:formula="of:=[.C120]/1000000" office:value-type="float" office:value="108" calcext:value-type="float">
            <text:p>108.000</text:p>
          </table:table-cell>
          <table:table-cell table:style-name="ce18" table:formula="of:=(([.C120]/[.J$1])^(1/3))-3" office:value-type="float" office:value="59.1446501190772" calcext:value-type="float">
            <text:p>59</text:p>
          </table:table-cell>
          <table:table-cell table:style-name="ce20"/>
          <table:table-cell table:formula="of:=[.C120]/2000000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120]+100" office:value-type="float" office:value="12100" calcext:value-type="float">
            <text:p>12100</text:p>
          </table:table-cell>
          <table:table-cell table:formula="of:=[.A121]/4*3" office:value-type="float" office:value="9075" calcext:value-type="float">
            <text:p>9075</text:p>
          </table:table-cell>
          <table:table-cell table:formula="of:=[.A121]*[.B121]" office:value-type="float" office:value="109807500" calcext:value-type="float">
            <text:p>109807500</text:p>
          </table:table-cell>
          <table:table-cell table:style-name="ce3" table:formula="of:=[.C121]/1000000" office:value-type="float" office:value="109.8075" calcext:value-type="float">
            <text:p>109.808</text:p>
          </table:table-cell>
          <table:table-cell table:style-name="ce18" table:formula="of:=(([.C121]/[.J$1])^(1/3))-3" office:value-type="float" office:value="59.4894204314869" calcext:value-type="float">
            <text:p>59</text:p>
          </table:table-cell>
          <table:table-cell table:style-name="ce20"/>
          <table:table-cell table:formula="of:=[.C121]/2000000" office:value-type="float" office:value="54.90375" calcext:value-type="float">
            <text:p>55</text:p>
          </table:table-cell>
          <table:table-cell table:number-columns-repeated="5"/>
        </table:table-row>
        <table:table-row table:style-name="ro1">
          <table:table-cell table:formula="of:=[.A121]+100" office:value-type="float" office:value="12200" calcext:value-type="float">
            <text:p>12200</text:p>
          </table:table-cell>
          <table:table-cell table:formula="of:=[.A122]/4*3" office:value-type="float" office:value="9150" calcext:value-type="float">
            <text:p>9150</text:p>
          </table:table-cell>
          <table:table-cell table:formula="of:=[.A122]*[.B122]" office:value-type="float" office:value="111630000" calcext:value-type="float">
            <text:p>111630000</text:p>
          </table:table-cell>
          <table:table-cell table:style-name="ce3" table:formula="of:=[.C122]/1000000" office:value-type="float" office:value="111.63" calcext:value-type="float">
            <text:p>111.630</text:p>
          </table:table-cell>
          <table:table-cell table:style-name="ce18" table:formula="of:=(([.C122]/[.J$1])^(1/3))-3" office:value-type="float" office:value="59.8332422578793" calcext:value-type="float">
            <text:p>60</text:p>
          </table:table-cell>
          <table:table-cell table:style-name="ce20"/>
          <table:table-cell table:formula="of:=[.C122]/2000000" office:value-type="float" office:value="55.815" calcext:value-type="float">
            <text:p>56</text:p>
          </table:table-cell>
          <table:table-cell table:number-columns-repeated="5"/>
        </table:table-row>
        <table:table-row table:style-name="ro1">
          <table:table-cell table:formula="of:=[.A122]+100" office:value-type="float" office:value="12300" calcext:value-type="float">
            <text:p>12300</text:p>
          </table:table-cell>
          <table:table-cell table:formula="of:=[.A123]/4*3" office:value-type="float" office:value="9225" calcext:value-type="float">
            <text:p>9225</text:p>
          </table:table-cell>
          <table:table-cell table:formula="of:=[.A123]*[.B123]" office:value-type="float" office:value="113467500" calcext:value-type="float">
            <text:p>113467500</text:p>
          </table:table-cell>
          <table:table-cell table:style-name="ce3" table:formula="of:=[.C123]/1000000" office:value-type="float" office:value="113.4675" calcext:value-type="float">
            <text:p>113.468</text:p>
          </table:table-cell>
          <table:table-cell table:style-name="ce18" table:formula="of:=(([.C123]/[.J$1])^(1/3))-3" office:value-type="float" office:value="60.1761259503058" calcext:value-type="float">
            <text:p>60</text:p>
          </table:table-cell>
          <table:table-cell table:style-name="ce20"/>
          <table:table-cell table:formula="of:=[.C123]/2000000" office:value-type="float" office:value="56.73375" calcext:value-type="float">
            <text:p>57</text:p>
          </table:table-cell>
          <table:table-cell table:number-columns-repeated="5"/>
        </table:table-row>
        <table:table-row table:style-name="ro1">
          <table:table-cell table:formula="of:=[.A123]+100" office:value-type="float" office:value="12400" calcext:value-type="float">
            <text:p>12400</text:p>
          </table:table-cell>
          <table:table-cell table:formula="of:=[.A124]/4*3" office:value-type="float" office:value="9300" calcext:value-type="float">
            <text:p>9300</text:p>
          </table:table-cell>
          <table:table-cell table:formula="of:=[.A124]*[.B124]" office:value-type="float" office:value="115320000" calcext:value-type="float">
            <text:p>115320000</text:p>
          </table:table-cell>
          <table:table-cell table:style-name="ce3" table:formula="of:=[.C124]/1000000" office:value-type="float" office:value="115.32" calcext:value-type="float">
            <text:p>115.320</text:p>
          </table:table-cell>
          <table:table-cell table:style-name="ce18" table:formula="of:=(([.C124]/[.J$1])^(1/3))-3" office:value-type="float" office:value="60.5180816646974" calcext:value-type="float">
            <text:p>61</text:p>
          </table:table-cell>
          <table:table-cell table:style-name="ce20"/>
          <table:table-cell table:formula="of:=[.C124]/2000000" office:value-type="float" office:value="57.66" calcext:value-type="float">
            <text:p>58</text:p>
          </table:table-cell>
          <table:table-cell table:number-columns-repeated="5"/>
        </table:table-row>
        <table:table-row table:style-name="ro1">
          <table:table-cell table:formula="of:=[.A124]+100" office:value-type="float" office:value="12500" calcext:value-type="float">
            <text:p>12500</text:p>
          </table:table-cell>
          <table:table-cell table:formula="of:=[.A125]/4*3" office:value-type="float" office:value="9375" calcext:value-type="float">
            <text:p>9375</text:p>
          </table:table-cell>
          <table:table-cell table:formula="of:=[.A125]*[.B125]" office:value-type="float" office:value="117187500" calcext:value-type="float">
            <text:p>117187500</text:p>
          </table:table-cell>
          <table:table-cell table:style-name="ce3" table:formula="of:=[.C125]/1000000" office:value-type="float" office:value="117.1875" calcext:value-type="float">
            <text:p>117.188</text:p>
          </table:table-cell>
          <table:table-cell table:style-name="ce18" table:formula="of:=(([.C125]/[.J$1])^(1/3))-3" office:value-type="float" office:value="60.8591193661294" calcext:value-type="float">
            <text:p>61</text:p>
          </table:table-cell>
          <table:table-cell table:style-name="ce20"/>
          <table:table-cell table:formula="of:=[.C125]/2000000" office:value-type="float" office:value="58.59375" calcext:value-type="float">
            <text:p>59</text:p>
          </table:table-cell>
          <table:table-cell table:number-columns-repeated="5"/>
        </table:table-row>
        <table:table-row table:style-name="ro1">
          <table:table-cell table:formula="of:=[.A125]+100" office:value-type="float" office:value="12600" calcext:value-type="float">
            <text:p>12600</text:p>
          </table:table-cell>
          <table:table-cell table:formula="of:=[.A126]/4*3" office:value-type="float" office:value="9450" calcext:value-type="float">
            <text:p>9450</text:p>
          </table:table-cell>
          <table:table-cell table:formula="of:=[.A126]*[.B126]" office:value-type="float" office:value="119070000" calcext:value-type="float">
            <text:p>119070000</text:p>
          </table:table-cell>
          <table:table-cell table:style-name="ce3" table:formula="of:=[.C126]/1000000" office:value-type="float" office:value="119.07" calcext:value-type="float">
            <text:p>119.070</text:p>
          </table:table-cell>
          <table:table-cell table:style-name="ce18" table:formula="of:=(([.C126]/[.J$1])^(1/3))-3" office:value-type="float" office:value="61.1992488339048" calcext:value-type="float">
            <text:p>61</text:p>
          </table:table-cell>
          <table:table-cell table:style-name="ce20"/>
          <table:table-cell table:formula="of:=[.C126]/2000000" office:value-type="float" office:value="59.535" calcext:value-type="float">
            <text:p>60</text:p>
          </table:table-cell>
          <table:table-cell table:number-columns-repeated="5"/>
        </table:table-row>
        <table:table-row table:style-name="ro1">
          <table:table-cell table:formula="of:=[.A126]+100" office:value-type="float" office:value="12700" calcext:value-type="float">
            <text:p>12700</text:p>
          </table:table-cell>
          <table:table-cell table:formula="of:=[.A127]/4*3" office:value-type="float" office:value="9525" calcext:value-type="float">
            <text:p>9525</text:p>
          </table:table-cell>
          <table:table-cell table:formula="of:=[.A127]*[.B127]" office:value-type="float" office:value="120967500" calcext:value-type="float">
            <text:p>120967500</text:p>
          </table:table-cell>
          <table:table-cell table:style-name="ce3" table:formula="of:=[.C127]/1000000" office:value-type="float" office:value="120.9675" calcext:value-type="float">
            <text:p>120.968</text:p>
          </table:table-cell>
          <table:table-cell table:style-name="ce18" table:formula="of:=(([.C127]/[.J$1])^(1/3))-3" office:value-type="float" office:value="61.5384796664619" calcext:value-type="float">
            <text:p>62</text:p>
          </table:table-cell>
          <table:table-cell table:style-name="ce20"/>
          <table:table-cell table:formula="of:=[.C127]/2000000" office:value-type="float" office:value="60.48375" calcext:value-type="float">
            <text:p>60</text:p>
          </table:table-cell>
          <table:table-cell table:number-columns-repeated="5"/>
        </table:table-row>
        <table:table-row table:style-name="ro1">
          <table:table-cell table:formula="of:=[.A127]+100" office:value-type="float" office:value="12800" calcext:value-type="float">
            <text:p>12800</text:p>
          </table:table-cell>
          <table:table-cell table:formula="of:=[.A128]/4*3" office:value-type="float" office:value="9600" calcext:value-type="float">
            <text:p>9600</text:p>
          </table:table-cell>
          <table:table-cell table:formula="of:=[.A128]*[.B128]" office:value-type="float" office:value="122880000" calcext:value-type="float">
            <text:p>122880000</text:p>
          </table:table-cell>
          <table:table-cell table:style-name="ce3" table:formula="of:=[.C128]/1000000" office:value-type="float" office:value="122.88" calcext:value-type="float">
            <text:p>122.880</text:p>
          </table:table-cell>
          <table:table-cell table:style-name="ce18" table:formula="of:=(([.C128]/[.J$1])^(1/3))-3" office:value-type="float" office:value="61.8768212861163" calcext:value-type="float">
            <text:p>62</text:p>
          </table:table-cell>
          <table:table-cell table:style-name="ce20"/>
          <table:table-cell table:formula="of:=[.C128]/2000000" office:value-type="float" office:value="61.44" calcext:value-type="float">
            <text:p>61</text:p>
          </table:table-cell>
          <table:table-cell table:number-columns-repeated="5"/>
        </table:table-row>
        <table:table-row table:style-name="ro1">
          <table:table-cell table:formula="of:=[.A128]+100" office:value-type="float" office:value="12900" calcext:value-type="float">
            <text:p>12900</text:p>
          </table:table-cell>
          <table:table-cell table:formula="of:=[.A129]/4*3" office:value-type="float" office:value="9675" calcext:value-type="float">
            <text:p>9675</text:p>
          </table:table-cell>
          <table:table-cell table:formula="of:=[.A129]*[.B129]" office:value-type="float" office:value="124807500" calcext:value-type="float">
            <text:p>124807500</text:p>
          </table:table-cell>
          <table:table-cell table:style-name="ce3" table:formula="of:=[.C129]/1000000" office:value-type="float" office:value="124.8075" calcext:value-type="float">
            <text:p>124.808</text:p>
          </table:table-cell>
          <table:table-cell table:style-name="ce18" table:formula="of:=(([.C129]/[.J$1])^(1/3))-3" office:value-type="float" office:value="62.2142829436406" calcext:value-type="float">
            <text:p>62</text:p>
          </table:table-cell>
          <table:table-cell table:style-name="ce20"/>
          <table:table-cell table:formula="of:=[.C129]/2000000" office:value-type="float" office:value="62.40375" calcext:value-type="float">
            <text:p>62</text:p>
          </table:table-cell>
          <table:table-cell table:number-columns-repeated="5"/>
        </table:table-row>
        <table:table-row table:style-name="ro1">
          <table:table-cell table:formula="of:=[.A129]+100" office:value-type="float" office:value="13000" calcext:value-type="float">
            <text:p>13000</text:p>
          </table:table-cell>
          <table:table-cell table:formula="of:=[.A130]/4*3" office:value-type="float" office:value="9750" calcext:value-type="float">
            <text:p>9750</text:p>
          </table:table-cell>
          <table:table-cell table:formula="of:=[.A130]*[.B130]" office:value-type="float" office:value="126750000" calcext:value-type="float">
            <text:p>126750000</text:p>
          </table:table-cell>
          <table:table-cell table:style-name="ce3" table:formula="of:=[.C130]/1000000" office:value-type="float" office:value="126.75" calcext:value-type="float">
            <text:p>126.750</text:p>
          </table:table-cell>
          <table:table-cell table:style-name="ce18" table:formula="of:=(([.C130]/[.J$1])^(1/3))-3" office:value-type="float" office:value="62.5508737226922" calcext:value-type="float">
            <text:p>63</text:p>
          </table:table-cell>
          <table:table-cell table:style-name="ce20"/>
          <table:table-cell table:formula="of:=[.C130]/2000000" office:value-type="float" office:value="63.375" calcext:value-type="float">
            <text:p>63</text:p>
          </table:table-cell>
          <table:table-cell table:number-columns-repeated="5"/>
        </table:table-row>
        <table:table-row table:style-name="ro1" table:number-rows-repeated="4">
          <table:table-cell table:number-columns-repeated="4"/>
          <table:table-cell table:style-name="ce18"/>
          <table:table-cell table:style-name="ce20"/>
          <table:table-cell table:number-columns-repeated="6"/>
        </table:table-row>
        <table:table-row table:style-name="ro1" table:number-rows-repeated="104844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UT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3" table:default-cell-style-name="ce26"/>
        <table:table-column table:style-name="co1" table:default-cell-style-name="Default"/>
        <table:table-column table:style-name="co23" table:default-cell-style-name="ce26"/>
        <table:table-column table:style-name="co28" table:default-cell-style-name="Default"/>
        <table:table-column table:style-name="co23" table:default-cell-style-name="ce26"/>
        <table:table-column table:style-name="co29" table:default-cell-style-name="Default"/>
        <table:table-column table:style-name="co8" table:default-cell-style-name="ce27"/>
        <table:table-column table:style-name="co24" table:default-cell-style-name="Default"/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.44" calcext:value-type="float">
            <text:p>2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10.49" calcext:value-type="float">
            <text:p>10.4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.86" calcext:value-type="float">
            <text:p>2.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21" calcext:value-type="float">
            <text:p>21.0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21" calcext:value-type="float">
            <text:p>21.0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20.97" calcext:value-type="float">
            <text:p>20.97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31.5" calcext:value-type="float">
            <text:p>31.5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21.39" calcext:value-type="float">
            <text:p>21.3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20.98" calcext:value-type="float">
            <text:p>20.98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42" calcext:value-type="float">
            <text:p>42.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39.31" calcext:value-type="float">
            <text:p>39.3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42" calcext:value-type="float">
            <text:p>42.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41.96" calcext:value-type="float">
            <text:p>41.9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-10.49" calcext:value-type="float">
            <text:p>-10.49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-0.39" calcext:value-type="float">
            <text:p>-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4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number:number-style style:name="N122">
      <number:number number:decimal-places="5" number:min-decimal-places="5" number:min-integer-digits="1" number:grouping="true"/>
    </number:number-style>
    <number:number-style style:name="N123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02:36:56.7517525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19:22:26.787046860</meta:creation-date>
    <dc:date>2025-10-08T04:39:47.639693741</dc:date>
    <meta:editing-duration>PT2H8M33S</meta:editing-duration>
    <meta:editing-cycles>12</meta:editing-cycles>
    <meta:generator>LibreOffice/25.2.5.2$Linux_X86_64 LibreOffice_project/520$Build-2</meta:generator>
    <meta:document-statistic meta:table-count="4" meta:cell-count="36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06cm" svg:y="3.955cm" style:legend-expansion="high" chart:style-name="ch2"/>
        <chart:plot-area chart:style-name="ch3" svg:x="0.319cm" svg:y="0.18cm" svg:width="12.468cm" svg:height="8.646cm">
          <chart:coordinate-region svg:x="1.067cm" svg:y="0.379cm" svg:width="11.72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_3.E1:Sheet1_3.E130" chart:class="chart:line">
            <chart:data-point chart:repeated="130"/>
          </chart:series>
          <chart:series chart:style-name="ch8" chart:values-cell-range-address="Sheet1_3.G1:Sheet1_3.G130" chart:class="chart:line">
            <chart:data-point chart:repeated="1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45635225354823">
                <text:p>-0.445635225354823</text:p>
                <draw:g>
                  <svg:desc>Sheet1_3.E1:Sheet1_3.E130</svg:desc>
                </draw:g>
              </table:table-cell>
              <table:table-cell office:value-type="float" office:value="0.00375">
                <text:p>0.00375</text:p>
                <draw:g>
                  <svg:desc>Sheet1_3.G1:Sheet1_3.G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480133038227">
                <text:p>1.0548013303822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1329284591306">
                <text:p>2.31329284591306</text:p>
              </table:table-cell>
              <table:table-cell office:value-type="float" office:value="0.03375">
                <text:p>0.03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3659589737086">
                <text:p>3.436595897370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6900791092861">
                <text:p>4.46900791092861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3432665301749">
                <text:p>5.43432665301749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4720160534064">
                <text:p>6.34720160534064</text:p>
              </table:table-cell>
              <table:table-cell office:value-type="float" office:value="0.18375">
                <text:p>0.18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1745909858071">
                <text:p>7.2174590985807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5209449592116">
                <text:p>8.05209449592116</text:p>
              </table:table-cell>
              <table:table-cell office:value-type="float" office:value="0.30375">
                <text:p>0.30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5631101496687">
                <text:p>8.8563110149668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63411153734931">
                <text:p>9.63411153734931</text:p>
              </table:table-cell>
              <table:table-cell office:value-type="float" office:value="0.45375">
                <text:p>0.45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3886590016434">
                <text:p>10.388659001643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1225076310068">
                <text:p>11.1225076310068</text:p>
              </table:table-cell>
              <table:table-cell office:value-type="float" office:value="0.63375">
                <text:p>0.63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8377576612766">
                <text:p>11.8377576612766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5361625297693">
                <text:p>12.5361625297693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2192053215291">
                <text:p>13.219205321529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8881546567024">
                <text:p>13.8881546567024</text:p>
              </table:table-cell>
              <table:table-cell office:value-type="float" office:value="1.08375">
                <text:p>1.08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5441064292772">
                <text:p>14.5441064292772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1880155641126">
                <text:p>15.1880155641126</text:p>
              </table:table-cell>
              <table:table-cell office:value-type="float" office:value="1.35375">
                <text:p>1.35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8207205776206">
                <text:p>15.820720577620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4429628500738">
                <text:p>16.4429628500738</text:p>
              </table:table-cell>
              <table:table-cell office:value-type="float" office:value="1.65375">
                <text:p>1.65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0554019450719">
                <text:p>17.0554019450719</text:p>
              </table:table-cell>
              <table:table-cell office:value-type="float" office:value="1.815">
                <text:p>1.8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6586279291817">
                <text:p>17.6586279291817</text:p>
              </table:table-cell>
              <table:table-cell office:value-type="float" office:value="1.98375">
                <text:p>1.98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2531713836522">
                <text:p>18.253171383652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8395116184075">
                <text:p>18.8395116184075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0834698891">
                <text:p>19.4180834698891</text:p>
              </table:table-cell>
              <table:table-cell office:value-type="float" office:value="2.535">
                <text:p>2.5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9892829718066">
                <text:p>19.9892829718066</text:p>
              </table:table-cell>
              <table:table-cell office:value-type="float" office:value="2.73375">
                <text:p>2.73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5534721203596">
                <text:p>20.553472120359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1109829056037">
                <text:p>21.1109829056037</text:p>
              </table:table-cell>
              <table:table-cell office:value-type="float" office:value="3.15375">
                <text:p>3.15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6621207433047">
                <text:p>21.6621207433047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2071674133856">
                <text:p>22.2071674133856</text:p>
              </table:table-cell>
              <table:table-cell office:value-type="float" office:value="3.60375">
                <text:p>3.60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7463835894835">
                <text:p>22.7463835894835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2800110274737">
                <text:p>23.2800110274737</text:p>
              </table:table-cell>
              <table:table-cell office:value-type="float" office:value="4.08375">
                <text:p>4.08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808274467851">
                <text:p>23.808274467851</text:p>
              </table:table-cell>
              <table:table-cell office:value-type="float" office:value="4.335">
                <text:p>4.3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.3313832966678">
                <text:p>24.3313832966678</text:p>
              </table:table-cell>
              <table:table-cell office:value-type="float" office:value="4.59375">
                <text:p>4.59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8495330016767">
                <text:p>24.8495330016767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3629064538988">
                <text:p>25.3629064538988</text:p>
              </table:table-cell>
              <table:table-cell office:value-type="float" office:value="5.13375">
                <text:p>5.13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8716750396863">
                <text:p>25.8716750396863</text:p>
              </table:table-cell>
              <table:table-cell office:value-type="float" office:value="5.415">
                <text:p>5.4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759996641842">
                <text:p>26.3759996641842</text:p>
              </table:table-cell>
              <table:table-cell office:value-type="float" office:value="5.70375">
                <text:p>5.70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8760316437144">
                <text:p>26.87603164371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.3719135018384">
                <text:p>27.3719135018384</text:p>
              </table:table-cell>
              <table:table-cell office:value-type="float" office:value="6.30375">
                <text:p>6.30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.8637796815858">
                <text:p>27.8637796815858</text:p>
              </table:table-cell>
              <table:table-cell office:value-type="float" office:value="6.615">
                <text:p>6.6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.3517571844571">
                <text:p>28.3517571844571</text:p>
              </table:table-cell>
              <table:table-cell office:value-type="float" office:value="6.93375">
                <text:p>6.93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.8359661452521">
                <text:p>28.8359661452521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.3165203504783">
                <text:p>29.3165203504783</text:p>
              </table:table-cell>
              <table:table-cell office:value-type="float" office:value="7.59375">
                <text:p>7.59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.7935277070026">
                <text:p>29.7935277070026</text:p>
              </table:table-cell>
              <table:table-cell office:value-type="float" office:value="7.935">
                <text:p>7.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.2670906666994">
                <text:p>30.2670906666994</text:p>
              </table:table-cell>
              <table:table-cell office:value-type="float" office:value="8.28375">
                <text:p>8.28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.73730661207">
                <text:p>30.73730661207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.2042682071589">
                <text:p>31.2042682071589</text:p>
              </table:table-cell>
              <table:table-cell office:value-type="float" office:value="9.00375">
                <text:p>9.00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.6680637175317">
                <text:p>31.6680637175317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.1287773026053">
                <text:p>32.1287773026053</text:p>
              </table:table-cell>
              <table:table-cell office:value-type="float" office:value="9.75375">
                <text:p>9.75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.5864892832128">
                <text:p>32.5864892832128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0412763869366">
                <text:p>33.0412763869366</text:p>
              </table:table-cell>
              <table:table-cell office:value-type="float" office:value="10.53375">
                <text:p>10.53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.4932119734404">
                <text:p>33.4932119734404</text:p>
              </table:table-cell>
              <table:table-cell office:value-type="float" office:value="10.935">
                <text:p>10.9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.9423662417692">
                <text:p>33.9423662417692</text:p>
              </table:table-cell>
              <table:table-cell office:value-type="float" office:value="11.34375">
                <text:p>11.34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3888064213625">
                <text:p>34.3888064213625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8325969483268">
                <text:p>34.8325969483268</text:p>
              </table:table-cell>
              <table:table-cell office:value-type="float" office:value="12.18375">
                <text:p>12.18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.2737996283426">
                <text:p>35.2737996283426</text:p>
              </table:table-cell>
              <table:table-cell office:value-type="float" office:value="12.615">
                <text:p>12.6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.7124737874333">
                <text:p>35.7124737874333</text:p>
              </table:table-cell>
              <table:table-cell office:value-type="float" office:value="13.05375">
                <text:p>13.05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1486764116886">
                <text:p>36.1486764116886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.5824622769231">
                <text:p>36.5824622769231</text:p>
              </table:table-cell>
              <table:table-cell office:value-type="float" office:value="13.95375">
                <text:p>13.95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.0138840691469">
                <text:p>37.0138840691469</text:p>
              </table:table-cell>
              <table:table-cell office:value-type="float" office:value="14.415">
                <text:p>14.4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.4429924966378">
                <text:p>37.4429924966378</text:p>
              </table:table-cell>
              <table:table-cell office:value-type="float" office:value="14.88375">
                <text:p>14.88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8698363943228">
                <text:p>37.8698363943228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.2944628211103">
                <text:p>38.2944628211103</text:p>
              </table:table-cell>
              <table:table-cell office:value-type="float" office:value="15.84375">
                <text:p>15.84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.7169171507477">
                <text:p>38.7169171507477</text:p>
              </table:table-cell>
              <table:table-cell office:value-type="float" office:value="16.335">
                <text:p>16.3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1372431567281">
                <text:p>39.1372431567281</text:p>
              </table:table-cell>
              <table:table-cell office:value-type="float" office:value="16.83375">
                <text:p>16.83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.5554830917189">
                <text:p>39.5554830917189</text:p>
              </table:table-cell>
              <table:table-cell office:value-type="float" office:value="17.34">
                <text:p>17.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.971677761939">
                <text:p>39.971677761939</text:p>
              </table:table-cell>
              <table:table-cell office:value-type="float" office:value="17.85375">
                <text:p>17.85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.3858665968765">
                <text:p>40.3858665968765</text:p>
              </table:table-cell>
              <table:table-cell office:value-type="float" office:value="18.375">
                <text:p>18.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.7980877146997">
                <text:p>40.7980877146997</text:p>
              </table:table-cell>
              <table:table-cell office:value-type="float" office:value="18.90375">
                <text:p>18.90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.2083779836846">
                <text:p>41.2083779836846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.6167730799538">
                <text:p>41.6167730799538</text:p>
              </table:table-cell>
              <table:table-cell office:value-type="float" office:value="19.98375">
                <text:p>19.98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.0233075417946">
                <text:p>42.0233075417946</text:p>
              </table:table-cell>
              <table:table-cell office:value-type="float" office:value="20.535">
                <text:p>20.5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.4280148208035">
                <text:p>42.4280148208035</text:p>
              </table:table-cell>
              <table:table-cell office:value-type="float" office:value="21.09375">
                <text:p>21.09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.830927330082">
                <text:p>42.830927330082</text:p>
              </table:table-cell>
              <table:table-cell office:value-type="float" office:value="21.66">
                <text:p>21.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.2320764896894">
                <text:p>43.2320764896894</text:p>
              </table:table-cell>
              <table:table-cell office:value-type="float" office:value="22.23375">
                <text:p>22.23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.6314927695435">
                <text:p>43.6314927695435</text:p>
              </table:table-cell>
              <table:table-cell office:value-type="float" office:value="22.815">
                <text:p>22.8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.0292057299423">
                <text:p>44.0292057299423</text:p>
              </table:table-cell>
              <table:table-cell office:value-type="float" office:value="23.40375">
                <text:p>23.40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4252440598675">
                <text:p>44.42524405986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.8196356132175">
                <text:p>44.8196356132175</text:p>
              </table:table-cell>
              <table:table-cell office:value-type="float" office:value="24.60375">
                <text:p>24.60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.2124074431055">
                <text:p>45.2124074431055</text:p>
              </table:table-cell>
              <table:table-cell office:value-type="float" office:value="25.215">
                <text:p>25.2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.6035858343486">
                <text:p>45.6035858343486</text:p>
              </table:table-cell>
              <table:table-cell office:value-type="float" office:value="25.83375">
                <text:p>25.83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9931963342641">
                <text:p>45.9931963342641</text:p>
              </table:table-cell>
              <table:table-cell office:value-type="float" office:value="26.46">
                <text:p>26.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.38126378188">
                <text:p>46.38126378188</text:p>
              </table:table-cell>
              <table:table-cell office:value-type="float" office:value="27.09375">
                <text:p>27.09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7678123356588">
                <text:p>46.7678123356588</text:p>
              </table:table-cell>
              <table:table-cell office:value-type="float" office:value="27.735">
                <text:p>27.7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1528654998273">
                <text:p>47.1528654998273</text:p>
              </table:table-cell>
              <table:table-cell office:value-type="float" office:value="28.38375">
                <text:p>28.38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.5364461493972">
                <text:p>47.5364461493972</text:p>
              </table:table-cell>
              <table:table-cell office:value-type="float" office:value="29.04">
                <text:p>29.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.918576553956">
                <text:p>47.918576553956</text:p>
              </table:table-cell>
              <table:table-cell office:value-type="float" office:value="29.70375">
                <text:p>29.70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.2992784003009">
                <text:p>48.2992784003009</text:p>
              </table:table-cell>
              <table:table-cell office:value-type="float" office:value="30.375">
                <text:p>30.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.678572813986">
                <text:p>48.678572813986</text:p>
              </table:table-cell>
              <table:table-cell office:value-type="float" office:value="31.05375">
                <text:p>31.05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.0564803798442">
                <text:p>49.0564803798442</text:p>
              </table:table-cell>
              <table:table-cell office:value-type="float" office:value="31.74">
                <text:p>31.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.4330211615446">
                <text:p>49.4330211615446</text:p>
              </table:table-cell>
              <table:table-cell office:value-type="float" office:value="32.43375">
                <text:p>32.43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.8082147202401">
                <text:p>49.8082147202401</text:p>
              </table:table-cell>
              <table:table-cell office:value-type="float" office:value="33.135">
                <text:p>33.1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.1820801323568">
                <text:p>50.1820801323568</text:p>
              </table:table-cell>
              <table:table-cell office:value-type="float" office:value="33.84375">
                <text:p>33.84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.5546360065736">
                <text:p>50.5546360065736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.9259005000357">
                <text:p>50.9259005000357</text:p>
              </table:table-cell>
              <table:table-cell office:value-type="float" office:value="35.28375">
                <text:p>35.28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.2958913338464">
                <text:p>51.2958913338464</text:p>
              </table:table-cell>
              <table:table-cell office:value-type="float" office:value="36.015">
                <text:p>36.0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.6646258078737">
                <text:p>51.6646258078737</text:p>
              </table:table-cell>
              <table:table-cell office:value-type="float" office:value="36.75375">
                <text:p>36.75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.0321208149104">
                <text:p>52.0321208149104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3983928542218">
                <text:p>52.3983928542218</text:p>
              </table:table-cell>
              <table:table-cell office:value-type="float" office:value="38.25375">
                <text:p>38.25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.7634580445123">
                <text:p>52.7634580445123</text:p>
              </table:table-cell>
              <table:table-cell office:value-type="float" office:value="39.015">
                <text:p>39.0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.1273321363431">
                <text:p>53.1273321363431</text:p>
              </table:table-cell>
              <table:table-cell office:value-type="float" office:value="39.78375">
                <text:p>39.783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.490030524027">
                <text:p>53.490030524027</text:p>
              </table:table-cell>
              <table:table-cell office:value-type="float" office:value="40.56">
                <text:p>40.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.8515682570297">
                <text:p>53.8515682570297</text:p>
              </table:table-cell>
              <table:table-cell office:value-type="float" office:value="41.34375">
                <text:p>41.343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.2119600508998">
                <text:p>54.2119600508998</text:p>
              </table:table-cell>
              <table:table-cell office:value-type="float" office:value="42.135">
                <text:p>42.1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.5712202977541">
                <text:p>54.5712202977541</text:p>
              </table:table-cell>
              <table:table-cell office:value-type="float" office:value="42.93375">
                <text:p>42.93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.9293630763378">
                <text:p>54.9293630763378</text:p>
              </table:table-cell>
              <table:table-cell office:value-type="float" office:value="43.74">
                <text:p>43.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.2864021616822">
                <text:p>55.2864021616822</text:p>
              </table:table-cell>
              <table:table-cell office:value-type="float" office:value="44.55375">
                <text:p>44.55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.6423510343789">
                <text:p>55.6423510343789</text:p>
              </table:table-cell>
              <table:table-cell office:value-type="float" office:value="45.375">
                <text:p>45.3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.9972228894893">
                <text:p>55.9972228894893</text:p>
              </table:table-cell>
              <table:table-cell office:value-type="float" office:value="46.20375">
                <text:p>46.203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.3510306451063">
                <text:p>56.3510306451063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.7037869505858">
                <text:p>56.7037869505858</text:p>
              </table:table-cell>
              <table:table-cell office:value-type="float" office:value="47.88375">
                <text:p>47.88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.0555041944628">
                <text:p>57.0555041944628</text:p>
              </table:table-cell>
              <table:table-cell office:value-type="float" office:value="48.735">
                <text:p>48.7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4061945120669">
                <text:p>57.4061945120669</text:p>
              </table:table-cell>
              <table:table-cell office:value-type="float" office:value="49.59375">
                <text:p>49.59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7558697928511">
                <text:p>57.7558697928511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.1045416874478">
                <text:p>58.1045416874478</text:p>
              </table:table-cell>
              <table:table-cell office:value-type="float" office:value="51.33375">
                <text:p>51.33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.452221614463">
                <text:p>58.452221614463</text:p>
              </table:table-cell>
              <table:table-cell office:value-type="float" office:value="52.215">
                <text:p>52.2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.7989207670221">
                <text:p>58.7989207670221</text:p>
              </table:table-cell>
              <table:table-cell office:value-type="float" office:value="53.10375">
                <text:p>53.103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1446501190772">
                <text:p>59.14465011907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.4894204314869">
                <text:p>59.4894204314869</text:p>
              </table:table-cell>
              <table:table-cell office:value-type="float" office:value="54.90375">
                <text:p>54.90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.8332422578793">
                <text:p>59.8332422578793</text:p>
              </table:table-cell>
              <table:table-cell office:value-type="float" office:value="55.815">
                <text:p>55.8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.1761259503058">
                <text:p>60.1761259503058</text:p>
              </table:table-cell>
              <table:table-cell office:value-type="float" office:value="56.73375">
                <text:p>56.73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.5180816646974">
                <text:p>60.5180816646974</text:p>
              </table:table-cell>
              <table:table-cell office:value-type="float" office:value="57.66">
                <text:p>57.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.8591193661294">
                <text:p>60.8591193661294</text:p>
              </table:table-cell>
              <table:table-cell office:value-type="float" office:value="58.59375">
                <text:p>58.59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.1992488339048">
                <text:p>61.1992488339048</text:p>
              </table:table-cell>
              <table:table-cell office:value-type="float" office:value="59.535">
                <text:p>59.5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.5384796664619">
                <text:p>61.5384796664619</text:p>
              </table:table-cell>
              <table:table-cell office:value-type="float" office:value="60.48375">
                <text:p>60.48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.8768212861163">
                <text:p>61.8768212861163</text:p>
              </table:table-cell>
              <table:table-cell office:value-type="float" office:value="61.44">
                <text:p>61.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2.2142829436406">
                <text:p>62.2142829436406</text:p>
              </table:table-cell>
              <table:table-cell office:value-type="float" office:value="62.40375">
                <text:p>62.40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.5508737226922">
                <text:p>62.5508737226922</text:p>
              </table:table-cell>
              <table:table-cell office:value-type="float" office:value="63.375">
                <text:p>63.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